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3.6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739cm"/>
    </style:style>
    <style:style style:name="co5" style:family="table-column">
      <style:table-column-properties fo:break-before="auto" style:column-width="1.402cm"/>
    </style:style>
    <style:style style:name="co6" style:family="table-column">
      <style:table-column-properties fo:break-before="auto" style:column-width="4.63cm"/>
    </style:style>
    <style:style style:name="co7" style:family="table-column">
      <style:table-column-properties fo:break-before="auto" style:column-width="5.126cm"/>
    </style:style>
    <style:style style:name="co8" style:family="table-column">
      <style:table-column-properties fo:break-before="auto" style:column-width="1.44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658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ta2" style:family="table" style:master-page-name="PageStyle_5f_Copy_20_of_20_Hoja_20_1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PageStyle_5f_Sheet3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PageStyle_5f_Sheet4">
      <style:table-properties table:display="true" style:writing-mode="lr-tb"/>
    </style:style>
    <style:style style:name="ta7" style:family="table" style:master-page-name="PageStyle_5f_Sheet5">
      <style:table-properties table:display="true" style:writing-mode="lr-tb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ext-properties style:text-underline-style="none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1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15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f3f3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racterizacion U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" table:number-columns-repeated="3" table:default-cell-style-name="Default"/>
        <table:table-column table:style-name="co1" table:number-columns-repeated="1013" table:default-cell-style-name="Default"/>
        <table:table-row table:style-name="ro1">
          <table:table-cell table:style-name="ce12" office:value-type="string" calcext:value-type="string">
            <text:p>$V_2$ [kV]</text:p>
          </table:table-cell>
          <table:table-cell table:style-name="ce12" office:value-type="string" calcext:value-type="string">
            <text:p>$U_2$ <text:s/>[V]</text:p>
          </table:table-cell>
          <table:table-cell table:style-name="ce12" office:value-type="string" calcext:value-type="string">
            <text:p>$V_1$ <text:s/>[kV]</text:p>
          </table:table-cell>
          <table:table-cell table:style-name="ce12" office:value-type="string" calcext:value-type="string">
            <text:p>$U_1$ <text:s/>[V]</text:p>
          </table:table-cell>
          <table:table-cell table:style-name="ce12" office:value-type="string" calcext:value-type="string">
            <text:p>$N_1$ </text:p>
          </table:table-cell>
          <table:table-cell table:style-name="ce12" office:value-type="string" calcext:value-type="string">
            <text:p>$N_2$</text:p>
          </table:table-cell>
          <table:table-cell table:style-name="ce12" office:value-type="string" calcext:value-type="string">
            <text:p>$N_{12}$</text:p>
          </table:table-cell>
          <table:table-cell table:style-name="ce12" office:value-type="string" calcext:value-type="string">
            <text:p>$t$ [s]</text:p>
          </table:table-cell>
          <table:table-cell table:style-name="ce12" office:value-type="string" calcext:value-type="string">
            <text:p>$n_1$ [s$^{-1}$]</text:p>
          </table:table-cell>
          <table:table-cell table:style-name="ce12" office:value-type="string" calcext:value-type="string">
            <text:p>$n_2$ <text:s/>[s$^{-1}$]</text:p>
          </table:table-cell>
          <table:table-cell table:style-name="ce12" office:value-type="string" calcext:value-type="string">
            <text:p>$n_{12}$ <text:s/>[s$^{-1}$]</text:p>
          </table:table-cell>
          <table:table-cell table:number-columns-repeated="2"/>
          <table:table-cell table:style-name="ce12"/>
          <table:table-cell table:number-columns-repeated="1010"/>
        </table:table-row>
        <table:table-row table:style-name="ro1">
          <table:table-cell table:style-name="ce13" office:value-type="float" office:value="1.888" calcext:value-type="float">
            <text:p>1,888</text:p>
          </table:table-cell>
          <table:table-cell table:style-name="ce12" office:value-type="float" office:value="-0.101" calcext:value-type="float">
            <text:p>-0,101</text:p>
          </table:table-cell>
          <table:table-cell table:style-name="ce12" office:value-type="float" office:value="1.899" calcext:value-type="float">
            <text:p>1,899</text:p>
          </table:table-cell>
          <table:table-cell table:style-name="ce12" office:value-type="float" office:value="-0.059" calcext:value-type="float">
            <text:p>-0,059</text:p>
          </table:table-cell>
          <table:table-cell table:style-name="ce12" office:value-type="float" office:value="1822" calcext:value-type="float">
            <text:p>1822</text:p>
          </table:table-cell>
          <table:table-cell table:style-name="ce12" office:value-type="float" office:value="40815" calcext:value-type="float">
            <text:p>40815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15.5" calcext:value-type="float">
            <text:p>15,5</text:p>
          </table:table-cell>
          <table:table-cell table:style-name="ce14" table:formula="of:=[.E2]/[.H2]" office:value-type="float" office:value="117.548387096774" calcext:value-type="float">
            <text:p>117,548387096774</text:p>
          </table:table-cell>
          <table:table-cell table:style-name="ce14" table:formula="of:=[.F2]/[.H2]" office:value-type="float" office:value="2633.22580645161" calcext:value-type="float">
            <text:p>2633,22580645161</text:p>
          </table:table-cell>
          <table:table-cell table:style-name="ce14" table:formula="of:=[.G2]/[.H2]" office:value-type="float" office:value="22.5806451612903" calcext:value-type="float">
            <text:p>22,5806451612903</text:p>
          </table:table-cell>
          <table:table-cell table:number-columns-repeated="1013"/>
        </table:table-row>
        <table:table-row table:style-name="ro1">
          <table:table-cell table:style-name="ce13" office:value-type="float" office:value="1.888" calcext:value-type="float">
            <text:p>1,888</text:p>
          </table:table-cell>
          <table:table-cell table:style-name="ce12" office:value-type="float" office:value="-0.101" calcext:value-type="float">
            <text:p>-0,101</text:p>
          </table:table-cell>
          <table:table-cell table:style-name="ce12" office:value-type="float" office:value="1.899" calcext:value-type="float">
            <text:p>1,899</text:p>
          </table:table-cell>
          <table:table-cell table:style-name="ce12" office:value-type="float" office:value="-0.1" calcext:value-type="float">
            <text:p>-0,1</text:p>
          </table:table-cell>
          <table:table-cell table:style-name="ce12" office:value-type="float" office:value="9944" calcext:value-type="float">
            <text:p>9944</text:p>
          </table:table-cell>
          <table:table-cell table:style-name="ce12" office:value-type="float" office:value="3040" calcext:value-type="float">
            <text:p>3040</text:p>
          </table:table-cell>
          <table:table-cell table:style-name="ce12" office:value-type="float" office:value="223" calcext:value-type="float">
            <text:p>223</text:p>
          </table:table-cell>
          <table:table-cell table:style-name="ce12" office:value-type="float" office:value="29.72" calcext:value-type="float">
            <text:p>29,72</text:p>
          </table:table-cell>
          <table:table-cell table:style-name="ce14" table:formula="of:=[.E3]/[.H3]" office:value-type="float" office:value="334.589502018843" calcext:value-type="float">
            <text:p>334,589502018843</text:p>
          </table:table-cell>
          <table:table-cell table:style-name="ce14" table:formula="of:=[.F3]/[.H3]" office:value-type="float" office:value="102.28802153432" calcext:value-type="float">
            <text:p>102,28802153432</text:p>
          </table:table-cell>
          <table:table-cell table:style-name="ce14" table:formula="of:=[.G3]/[.H3]" office:value-type="float" office:value="7.50336473755047" calcext:value-type="float">
            <text:p>7,50336473755047</text:p>
          </table:table-cell>
          <table:table-cell table:number-columns-repeated="1013"/>
        </table:table-row>
        <table:table-row table:style-name="ro1">
          <table:table-cell table:style-name="ce13" office:value-type="float" office:value="1.888" calcext:value-type="float">
            <text:p>1,888</text:p>
          </table:table-cell>
          <table:table-cell table:style-name="ce12" office:value-type="float" office:value="-0.101" calcext:value-type="float">
            <text:p>-0,101</text:p>
          </table:table-cell>
          <table:table-cell table:style-name="ce12" office:value-type="float" office:value="1.899" calcext:value-type="float">
            <text:p>1,899</text:p>
          </table:table-cell>
          <table:table-cell table:style-name="ce12" office:value-type="float" office:value="-0.209" calcext:value-type="float">
            <text:p>-0,209</text:p>
          </table:table-cell>
          <table:table-cell table:style-name="ce12" office:value-type="float" office:value="6250" calcext:value-type="float">
            <text:p>6250</text:p>
          </table:table-cell>
          <table:table-cell table:style-name="ce12" office:value-type="float" office:value="5667" calcext:value-type="float">
            <text:p>5667</text:p>
          </table:table-cell>
          <table:table-cell table:style-name="ce12" office:value-type="float" office:value="323" calcext:value-type="float">
            <text:p>323</text:p>
          </table:table-cell>
          <table:table-cell table:style-name="ce12" office:value-type="float" office:value="47.52" calcext:value-type="float">
            <text:p>47,52</text:p>
          </table:table-cell>
          <table:table-cell table:style-name="ce14" table:formula="of:=[.E4]/[.H4]" office:value-type="float" office:value="131.523569023569" calcext:value-type="float">
            <text:p>131,523569023569</text:p>
          </table:table-cell>
          <table:table-cell table:style-name="ce14" table:formula="of:=[.F4]/[.H4]" office:value-type="float" office:value="119.25505050505" calcext:value-type="float">
            <text:p>119,25505050505</text:p>
          </table:table-cell>
          <table:table-cell table:style-name="ce14" table:formula="of:=[.G4]/[.H4]" office:value-type="float" office:value="6.79713804713805" calcext:value-type="float">
            <text:p>6,79713804713805</text:p>
          </table:table-cell>
          <table:table-cell table:number-columns-repeated="1013"/>
        </table:table-row>
        <table:table-row table:style-name="ro1">
          <table:table-cell table:style-name="ce13" office:value-type="float" office:value="1.888" calcext:value-type="float">
            <text:p>1,888</text:p>
          </table:table-cell>
          <table:table-cell table:style-name="ce12" office:value-type="float" office:value="-0.101" calcext:value-type="float">
            <text:p>-0,101</text:p>
          </table:table-cell>
          <table:table-cell table:style-name="ce12" office:value-type="float" office:value="1.899" calcext:value-type="float">
            <text:p>1,899</text:p>
          </table:table-cell>
          <table:table-cell table:style-name="ce12" office:value-type="float" office:value="-0.314" calcext:value-type="float">
            <text:p>-0,314</text:p>
          </table:table-cell>
          <table:table-cell table:style-name="ce12" office:value-type="float" office:value="3764" calcext:value-type="float">
            <text:p>3764</text:p>
          </table:table-cell>
          <table:table-cell table:style-name="ce12" office:value-type="float" office:value="6482" calcext:value-type="float">
            <text:p>6482</text:p>
          </table:table-cell>
          <table:table-cell table:style-name="ce12" office:value-type="float" office:value="318" calcext:value-type="float">
            <text:p>318</text:p>
          </table:table-cell>
          <table:table-cell table:style-name="ce12" office:value-type="float" office:value="51.45" calcext:value-type="float">
            <text:p>51,45</text:p>
          </table:table-cell>
          <table:table-cell table:style-name="ce14" table:formula="of:=[.E5]/[.H5]" office:value-type="float" office:value="73.1584062196307" calcext:value-type="float">
            <text:p>73,1584062196307</text:p>
          </table:table-cell>
          <table:table-cell table:style-name="ce14" table:formula="of:=[.F5]/[.H5]" office:value-type="float" office:value="125.986394557823" calcext:value-type="float">
            <text:p>125,986394557823</text:p>
          </table:table-cell>
          <table:table-cell table:style-name="ce14" table:formula="of:=[.G5]/[.H5]" office:value-type="float" office:value="6.18075801749271" calcext:value-type="float">
            <text:p>6,18075801749271</text:p>
          </table:table-cell>
          <table:table-cell table:number-columns-repeated="1013"/>
        </table:table-row>
        <table:table-row table:style-name="ro1">
          <table:table-cell table:style-name="ce13" office:value-type="float" office:value="1.888" calcext:value-type="float">
            <text:p>1,888</text:p>
          </table:table-cell>
          <table:table-cell table:style-name="ce12" office:value-type="float" office:value="-0.101" calcext:value-type="float">
            <text:p>-0,101</text:p>
          </table:table-cell>
          <table:table-cell table:style-name="ce12" office:value-type="float" office:value="1.899" calcext:value-type="float">
            <text:p>1,899</text:p>
          </table:table-cell>
          <table:table-cell table:style-name="ce12" office:value-type="float" office:value="-0.406" calcext:value-type="float">
            <text:p>-0,406</text:p>
          </table:table-cell>
          <table:table-cell table:style-name="ce12" office:value-type="float" office:value="8208" calcext:value-type="float">
            <text:p>8208</text:p>
          </table:table-cell>
          <table:table-cell table:style-name="ce12" office:value-type="float" office:value="3060" calcext:value-type="float">
            <text:p>306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66.51" calcext:value-type="float">
            <text:p>66,51</text:p>
          </table:table-cell>
          <table:table-cell table:style-name="ce14" table:formula="of:=[.E6]/[.H6]" office:value-type="float" office:value="123.4100135318" calcext:value-type="float">
            <text:p>123,4100135318</text:p>
          </table:table-cell>
          <table:table-cell table:style-name="ce14" table:formula="of:=[.F6]/[.H6]" office:value-type="float" office:value="46.0081190798376" calcext:value-type="float">
            <text:p>46,0081190798376</text:p>
          </table:table-cell>
          <table:table-cell table:style-name="ce14" table:formula="of:=[.G6]/[.H6]" office:value-type="float" office:value="4.81130657044054" calcext:value-type="float">
            <text:p>4,81130657044054</text:p>
          </table:table-cell>
          <table:table-cell table:number-columns-repeated="1013"/>
        </table:table-row>
        <table:table-row table:style-name="ro1">
          <table:table-cell table:style-name="ce13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style-name="ce13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ce3"/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racterizacion V" table:style-name="ta2">
        <office:forms form:automatic-focus="false" form:apply-design-mode="false"/>
        <table:table-column table:style-name="co1" table:number-columns-repeated="8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" table:number-columns-repeated="1013" table:default-cell-style-name="Default"/>
        <table:table-row table:style-name="ro1">
          <table:table-cell table:style-name="ce12" office:value-type="string" calcext:value-type="string">
            <text:p>$V_2$ [kV]</text:p>
          </table:table-cell>
          <table:table-cell table:style-name="ce12" office:value-type="string" calcext:value-type="string">
            <text:p>$U_2$ <text:s/>[V]</text:p>
          </table:table-cell>
          <table:table-cell table:style-name="ce12" office:value-type="string" calcext:value-type="string">
            <text:p>$V_1$ <text:s/>[kV]</text:p>
          </table:table-cell>
          <table:table-cell table:style-name="ce12" office:value-type="string" calcext:value-type="string">
            <text:p>$U_1$ <text:s/>[V]</text:p>
          </table:table-cell>
          <table:table-cell table:style-name="ce12" office:value-type="string" calcext:value-type="string">
            <text:p>$N_1$ </text:p>
          </table:table-cell>
          <table:table-cell table:style-name="ce12" office:value-type="string" calcext:value-type="string">
            <text:p>$N_2$</text:p>
          </table:table-cell>
          <table:table-cell table:style-name="ce12" office:value-type="string" calcext:value-type="string">
            <text:p>$N_{12}$</text:p>
          </table:table-cell>
          <table:table-cell table:style-name="ce12" office:value-type="string" calcext:value-type="string">
            <text:p>$t$ [s]</text:p>
          </table:table-cell>
          <table:table-cell table:style-name="ce12" office:value-type="string" calcext:value-type="string">
            <text:p>$n_1$ [s$^{-1}$]</text:p>
          </table:table-cell>
          <table:table-cell table:style-name="ce12" office:value-type="string" calcext:value-type="string">
            <text:p>$n_2$ <text:s/>[s$^{-1}$]</text:p>
          </table:table-cell>
          <table:table-cell table:style-name="ce12" office:value-type="string" calcext:value-type="string">
            <text:p>$n_{12}$ <text:s/>[s$^{-1}$]</text:p>
          </table:table-cell>
          <table:table-cell table:number-columns-repeated="2"/>
          <table:table-cell table:style-name="ce12"/>
          <table:table-cell table:number-columns-repeated="1010"/>
        </table:table-row>
        <table:table-row table:style-name="ro1">
          <table:table-cell table:style-name="ce22" office:value-type="float" office:value="1.888" calcext:value-type="float">
            <text:p>1,888</text:p>
          </table:table-cell>
          <table:table-cell table:style-name="ce12" office:value-type="float" office:value="-0.101" calcext:value-type="float">
            <text:p>-0,101</text:p>
          </table:table-cell>
          <table:table-cell table:style-name="ce12" office:value-type="float" office:value="1.495" calcext:value-type="float">
            <text:p>1,495</text:p>
          </table:table-cell>
          <table:table-cell table:style-name="ce12" office:value-type="float" office:value="-0.1" calcext:value-type="float">
            <text:p>-0,1</text:p>
          </table:table-cell>
          <table:table-cell table:style-name="ce12" office:value-type="float" office:value="1026" calcext:value-type="float">
            <text:p>1026</text:p>
          </table:table-cell>
          <table:table-cell table:style-name="ce12" office:value-type="float" office:value="7436" calcext:value-type="float">
            <text:p>743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65.29" calcext:value-type="float">
            <text:p>65,29</text:p>
          </table:table-cell>
          <table:table-cell table:style-name="ce14" table:formula="of:=[.E2]/[.H2]" office:value-type="float" office:value="15.714504518303" calcext:value-type="float">
            <text:p>15,714504518303</text:p>
          </table:table-cell>
          <table:table-cell table:style-name="ce14" table:formula="of:=[.F2]/[.H2]" office:value-type="float" office:value="113.891867054679" calcext:value-type="float">
            <text:p>113,891867054679</text:p>
          </table:table-cell>
          <table:table-cell table:style-name="ce14" table:formula="of:=[.G2]/[.H2]" office:value-type="float" office:value="4.59488436207689" calcext:value-type="float">
            <text:p>4,59488436207689</text:p>
          </table:table-cell>
          <table:table-cell table:number-columns-repeated="1013"/>
        </table:table-row>
        <table:table-row table:style-name="ro1">
          <table:table-cell table:style-name="ce13" office:value-type="float" office:value="1.888" calcext:value-type="float">
            <text:p>1,888</text:p>
          </table:table-cell>
          <table:table-cell table:style-name="ce12" office:value-type="float" office:value="-0.101" calcext:value-type="float">
            <text:p>-0,101</text:p>
          </table:table-cell>
          <table:table-cell table:style-name="ce12" office:value-type="float" office:value="1.722" calcext:value-type="float">
            <text:p>1,722</text:p>
          </table:table-cell>
          <table:table-cell table:style-name="ce12" office:value-type="float" office:value="-0.1" calcext:value-type="float">
            <text:p>-0,1</text:p>
          </table:table-cell>
          <table:table-cell table:style-name="ce12" office:value-type="float" office:value="4737" calcext:value-type="float">
            <text:p>4737</text:p>
          </table:table-cell>
          <table:table-cell table:style-name="ce12" office:value-type="float" office:value="5695" calcext:value-type="float">
            <text:p>5695</text:p>
          </table:table-cell>
          <table:table-cell table:style-name="ce12" office:value-type="float" office:value="308" calcext:value-type="float">
            <text:p>308</text:p>
          </table:table-cell>
          <table:table-cell table:style-name="ce12" office:value-type="float" office:value="48.92" calcext:value-type="float">
            <text:p>48,92</text:p>
          </table:table-cell>
          <table:table-cell table:style-name="ce14" table:formula="of:=[.E3]/[.H3]" office:value-type="float" office:value="96.8315617334424" calcext:value-type="float">
            <text:p>96,8315617334424</text:p>
          </table:table-cell>
          <table:table-cell table:style-name="ce14" table:formula="of:=[.F3]/[.H3]" office:value-type="float" office:value="116.414554374489" calcext:value-type="float">
            <text:p>116,414554374489</text:p>
          </table:table-cell>
          <table:table-cell table:style-name="ce14" table:formula="of:=[.G3]/[.H3]" office:value-type="float" office:value="6.2959934587081" calcext:value-type="float">
            <text:p>6,2959934587081</text:p>
          </table:table-cell>
          <table:table-cell table:number-columns-repeated="1013"/>
        </table:table-row>
        <table:table-row table:style-name="ro1">
          <table:table-cell table:style-name="ce13" office:value-type="float" office:value="1.888" calcext:value-type="float">
            <text:p>1,888</text:p>
          </table:table-cell>
          <table:table-cell table:style-name="ce12" office:value-type="float" office:value="-0.101" calcext:value-type="float">
            <text:p>-0,101</text:p>
          </table:table-cell>
          <table:table-cell table:style-name="ce12" office:value-type="float" office:value="1.899" calcext:value-type="float">
            <text:p>1,899</text:p>
          </table:table-cell>
          <table:table-cell table:style-name="ce12" office:value-type="float" office:value="-0.1" calcext:value-type="float">
            <text:p>-0,1</text:p>
          </table:table-cell>
          <table:table-cell table:style-name="ce12" office:value-type="float" office:value="9944" calcext:value-type="float">
            <text:p>9944</text:p>
          </table:table-cell>
          <table:table-cell table:style-name="ce12" office:value-type="float" office:value="3040" calcext:value-type="float">
            <text:p>3040</text:p>
          </table:table-cell>
          <table:table-cell table:style-name="ce12" office:value-type="float" office:value="223" calcext:value-type="float">
            <text:p>223</text:p>
          </table:table-cell>
          <table:table-cell table:style-name="ce12" office:value-type="float" office:value="29.72" calcext:value-type="float">
            <text:p>29,72</text:p>
          </table:table-cell>
          <table:table-cell table:style-name="ce14" table:formula="of:=[.E4]/[.H4]" office:value-type="float" office:value="334.589502018843" calcext:value-type="float">
            <text:p>334,589502018843</text:p>
          </table:table-cell>
          <table:table-cell table:style-name="ce14" table:formula="of:=[.F4]/[.H4]" office:value-type="float" office:value="102.28802153432" calcext:value-type="float">
            <text:p>102,28802153432</text:p>
          </table:table-cell>
          <table:table-cell table:style-name="ce14" table:formula="of:=[.G4]/[.H4]" office:value-type="float" office:value="7.50336473755047" calcext:value-type="float">
            <text:p>7,50336473755047</text:p>
          </table:table-cell>
          <table:table-cell table:number-columns-repeated="1013"/>
        </table:table-row>
        <table:table-row table:style-name="ro1">
          <table:table-cell table:style-name="ce13" office:value-type="float" office:value="1.888" calcext:value-type="float">
            <text:p>1,888</text:p>
          </table:table-cell>
          <table:table-cell table:style-name="ce12" office:value-type="float" office:value="-0.101" calcext:value-type="float">
            <text:p>-0,101</text:p>
          </table:table-cell>
          <table:table-cell table:style-name="ce12" office:value-type="float" office:value="1.997" calcext:value-type="float">
            <text:p>1,997</text:p>
          </table:table-cell>
          <table:table-cell table:style-name="ce12" office:value-type="float" office:value="-0.1" calcext:value-type="float">
            <text:p>-0,1</text:p>
          </table:table-cell>
          <table:table-cell table:style-name="ce12" office:value-type="float" office:value="24917" calcext:value-type="float">
            <text:p>24917</text:p>
          </table:table-cell>
          <table:table-cell table:style-name="ce12" office:value-type="float" office:value="3904" calcext:value-type="float">
            <text:p>3904</text:p>
          </table:table-cell>
          <table:table-cell table:style-name="ce12" office:value-type="float" office:value="338" calcext:value-type="float">
            <text:p>338</text:p>
          </table:table-cell>
          <table:table-cell table:style-name="ce12" office:value-type="float" office:value="33.79" calcext:value-type="float">
            <text:p>33,79</text:p>
          </table:table-cell>
          <table:table-cell table:style-name="ce14" table:formula="of:=[.E5]/[.H5]" office:value-type="float" office:value="737.407517016869" calcext:value-type="float">
            <text:p>737,407517016869</text:p>
          </table:table-cell>
          <table:table-cell table:style-name="ce14" table:formula="of:=[.F5]/[.H5]" office:value-type="float" office:value="115.537141166025" calcext:value-type="float">
            <text:p>115,537141166025</text:p>
          </table:table-cell>
          <table:table-cell table:style-name="ce14" table:formula="of:=[.G5]/[.H5]" office:value-type="float" office:value="10.0029594554602" calcext:value-type="float">
            <text:p>10,0029594554602</text:p>
          </table:table-cell>
          <table:table-cell table:number-columns-repeated="1013"/>
        </table:table-row>
        <table:table-row table:style-name="ro1">
          <table:table-cell table:style-name="ce13"/>
          <table:table-cell table:style-name="ce12"/>
          <table:table-cell/>
          <table:table-cell table:style-name="ce12"/>
          <table:table-cell table:number-columns-repeated="4"/>
          <table:table-cell table:style-name="ce14" table:number-columns-repeated="3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 table:number-rows-repeated="4">
          <table:table-cell table:style-name="ce13"/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entana de Coincidencias" table:style-name="ta3">
        <table:table-column table:style-name="co1" table:number-columns-repeated="8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" table:number-columns-repeated="1013" table:default-cell-style-name="Default"/>
        <table:table-row table:style-name="ro1">
          <table:table-cell table:style-name="ce12" office:value-type="string" calcext:value-type="string">
            <text:p>$V_2$ [kV]</text:p>
          </table:table-cell>
          <table:table-cell table:style-name="ce12" office:value-type="string" calcext:value-type="string">
            <text:p>$U_2$ <text:s/>[V]</text:p>
          </table:table-cell>
          <table:table-cell table:style-name="ce12" office:value-type="string" calcext:value-type="string">
            <text:p>$V_1$ <text:s/>[kV]</text:p>
          </table:table-cell>
          <table:table-cell table:style-name="ce12" office:value-type="string" calcext:value-type="string">
            <text:p>$U_1$ <text:s/>[V]</text:p>
          </table:table-cell>
          <table:table-cell table:style-name="ce12" office:value-type="string" calcext:value-type="string">
            <text:p>$N_1$ </text:p>
          </table:table-cell>
          <table:table-cell table:style-name="ce12" office:value-type="string" calcext:value-type="string">
            <text:p>$N_2$</text:p>
          </table:table-cell>
          <table:table-cell table:style-name="ce12" office:value-type="string" calcext:value-type="string">
            <text:p>$N_{12}$</text:p>
          </table:table-cell>
          <table:table-cell table:style-name="ce12" office:value-type="string" calcext:value-type="string">
            <text:p>$t$ [s]</text:p>
          </table:table-cell>
          <table:table-cell table:style-name="ce12" office:value-type="string" calcext:value-type="string">
            <text:p>$n_1$ [s$^{-1}$]</text:p>
          </table:table-cell>
          <table:table-cell table:style-name="ce12" office:value-type="string" calcext:value-type="string">
            <text:p>$n_2$ <text:s/>[s$^{-1}$]</text:p>
          </table:table-cell>
          <table:table-cell table:style-name="ce12" office:value-type="string" calcext:value-type="string">
            <text:p>$n_{r}$ <text:s/>[s$^{-1}$]</text:p>
          </table:table-cell>
          <table:table-cell table:style-name="ce12" office:value-type="string" calcext:value-type="string">
            <text:p>$\tau$ <text:span text:style-name="T1">[$\</text:span>mu$s]</text:p>
          </table:table-cell>
          <table:table-cell table:number-columns-repeated="1012"/>
        </table:table-row>
        <table:table-row table:style-name="ro1"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45323" calcext:value-type="float">
            <text:p>45323</text:p>
          </table:table-cell>
          <table:table-cell table:style-name="ce12" office:value-type="float" office:value="10854" calcext:value-type="float">
            <text:p>10854</text:p>
          </table:table-cell>
          <table:table-cell table:style-name="ce12" office:value-type="float" office:value="154" calcext:value-type="float">
            <text:p>154</text:p>
          </table:table-cell>
          <table:table-cell table:style-name="ce14" table:formula="of:=60+34.21" office:value-type="float" office:value="94.21" calcext:value-type="float">
            <text:p>94,21</text:p>
          </table:table-cell>
          <table:table-cell table:style-name="ce14" table:formula="of:=[.E2]/[.H2]" office:value-type="float" office:value="481.084810529668" calcext:value-type="float">
            <text:p>481,084810529668</text:p>
          </table:table-cell>
          <table:table-cell table:style-name="ce14" table:formula="of:=[.F2]/[.H2]" office:value-type="float" office:value="115.210699501115" calcext:value-type="float">
            <text:p>115,210699501115</text:p>
          </table:table-cell>
          <table:table-cell table:style-name="ce14" table:formula="of:=[.G2]/[.H2]" office:value-type="float" office:value="1.63464600360896" calcext:value-type="float">
            <text:p>1,63464600360896</text:p>
          </table:table-cell>
          <table:table-cell table:style-name="ce26" table:formula="of:=(10^6)*[.K2]/(2*[.I2]*[.J2])" office:value-type="float" office:value="14.7461709041318" calcext:value-type="float">
            <text:p>14,7461709041318</text:p>
          </table:table-cell>
          <table:table-cell table:number-columns-repeated="1012"/>
        </table:table-row>
        <table:table-row table:style-name="ro1"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84902" calcext:value-type="float">
            <text:p>84902</text:p>
          </table:table-cell>
          <table:table-cell table:style-name="ce12" office:value-type="float" office:value="21458" calcext:value-type="float">
            <text:p>21458</text:p>
          </table:table-cell>
          <table:table-cell table:style-name="ce12" office:value-type="float" office:value="268" calcext:value-type="float">
            <text:p>268</text:p>
          </table:table-cell>
          <table:table-cell table:style-name="ce14" table:formula="of:=3*60+4.68" office:value-type="float" office:value="184.68" calcext:value-type="float">
            <text:p>184,68</text:p>
          </table:table-cell>
          <table:table-cell table:style-name="ce14" table:formula="of:=[.E3]/[.H3]" office:value-type="float" office:value="459.724929607971" calcext:value-type="float">
            <text:p>459,724929607971</text:p>
          </table:table-cell>
          <table:table-cell table:style-name="ce14" table:formula="of:=[.F3]/[.H3]" office:value-type="float" office:value="116.190166774962" calcext:value-type="float">
            <text:p>116,190166774962</text:p>
          </table:table-cell>
          <table:table-cell table:style-name="ce14" table:formula="of:=[.G3]/[.H3]" office:value-type="float" office:value="1.45115876110028" calcext:value-type="float">
            <text:p>1,45115876110028</text:p>
          </table:table-cell>
          <table:table-cell table:style-name="ce14" table:formula="of:=(10^6)*[.K3]/(2*[.I3]*[.J3])" office:value-type="float" office:value="13.5836818887265" calcext:value-type="float">
            <text:p>13,5836818887265</text:p>
          </table:table-cell>
          <table:table-cell table:number-columns-repeated="1012"/>
        </table:table-row>
        <table:table-row table:style-name="ro1"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075" calcext:value-type="float">
            <text:p>-0,075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075" calcext:value-type="float">
            <text:p>-0,075</text:p>
          </table:table-cell>
          <table:table-cell table:style-name="ce12" office:value-type="float" office:value="43165" calcext:value-type="float">
            <text:p>43165</text:p>
          </table:table-cell>
          <table:table-cell table:style-name="ce12" office:value-type="float" office:value="16088" calcext:value-type="float">
            <text:p>16088</text:p>
          </table:table-cell>
          <table:table-cell table:style-name="ce12" office:value-type="float" office:value="181" calcext:value-type="float">
            <text:p>181</text:p>
          </table:table-cell>
          <table:table-cell table:style-name="ce14" table:formula="of:=60+41.74" office:value-type="float" office:value="101.74" calcext:value-type="float">
            <text:p>101,74</text:p>
          </table:table-cell>
          <table:table-cell table:style-name="ce14" table:formula="of:=[.E4]/[.H4]" office:value-type="float" office:value="424.267741301356" calcext:value-type="float">
            <text:p>424,267741301356</text:p>
          </table:table-cell>
          <table:table-cell table:style-name="ce14" table:formula="of:=[.F4]/[.H4]" office:value-type="float" office:value="158.128563003735" calcext:value-type="float">
            <text:p>158,128563003735</text:p>
          </table:table-cell>
          <table:table-cell table:style-name="ce14" table:formula="of:=[.G4]/[.H4]" office:value-type="float" office:value="1.77904462355023" calcext:value-type="float">
            <text:p>1,77904462355023</text:p>
          </table:table-cell>
          <table:table-cell table:style-name="ce14" table:formula="of:=(10^6)*[.K4]/(2*[.I4]*[.J4])" office:value-type="float" office:value="13.258869914071" calcext:value-type="float">
            <text:p>13,258869914071</text:p>
          </table:table-cell>
          <table:table-cell table:style-name="ce4" table:number-columns-spanned="1" table:number-rows-spanned="2"/>
          <table:table-cell table:number-columns-repeated="1011"/>
        </table:table-row>
        <table:table-row table:style-name="ro2">
          <table:table-cell table:number-columns-repeated="12"/>
          <table:covered-table-cell/>
          <table:table-cell table:number-columns-repeated="1011"/>
        </table:table-row>
        <table:table-row table:style-name="ro1">
          <table:table-cell table:number-columns-repeated="12"/>
          <table:table-cell table:style-name="ce12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 table:number-rows-repeated="2">
          <table:table-cell table:style-name="ce12"/>
          <table:table-cell table:number-columns-repeated="1023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enuacion" table:style-name="ta4">
        <table:table-column table:style-name="co3" table:default-cell-style-name="Default"/>
        <table:table-column table:style-name="co5" table:default-cell-style-name="Default"/>
        <table:table-column table:style-name="co1" table:number-columns-repeated="1020" table:default-cell-style-name="Default"/>
        <table:table-row table:style-name="ro1">
          <table:table-cell table:style-name="ce12" office:value-type="string" calcext:value-type="string">
            <text:p>Plomo</text:p>
          </table:table-cell>
          <table:table-cell table:style-name="ce12" office:value-type="string" calcext:value-type="string">
            <text:p>Hierro</text:p>
          </table:table-cell>
          <table:table-cell table:style-name="ce12" office:value-type="string" calcext:value-type="string">
            <text:p>$V_2$</text:p>
          </table:table-cell>
          <table:table-cell table:style-name="ce12" office:value-type="string" calcext:value-type="string">
            <text:p>$U_2$ <text:s/>[V]</text:p>
          </table:table-cell>
          <table:table-cell table:style-name="ce12" office:value-type="string" calcext:value-type="string">
            <text:p>$V_1$ <text:s/>[kV]</text:p>
          </table:table-cell>
          <table:table-cell table:style-name="ce12" office:value-type="string" calcext:value-type="string">
            <text:p>$U_1$ <text:s/>[V]</text:p>
          </table:table-cell>
          <table:table-cell table:style-name="ce12" office:value-type="string" calcext:value-type="string">
            <text:p>$N_1$ </text:p>
          </table:table-cell>
          <table:table-cell table:style-name="ce12" office:value-type="string" calcext:value-type="string">
            <text:p>$N_2$</text:p>
          </table:table-cell>
          <table:table-cell table:style-name="ce12" office:value-type="string" calcext:value-type="string">
            <text:p>$N_{12}$</text:p>
          </table:table-cell>
          <table:table-cell table:style-name="ce12" office:value-type="string" calcext:value-type="string">
            <text:p>$t$ [s]</text:p>
          </table:table-cell>
          <table:table-cell table:style-name="ce12" office:value-type="string" calcext:value-type="string">
            <text:p>$n_1$ [s$^{-1}$]</text:p>
          </table:table-cell>
          <table:table-cell table:style-name="ce12" office:value-type="string" calcext:value-type="string">
            <text:p>$n_2$ <text:s/>[s$^{-1}$]</text:p>
          </table:table-cell>
          <table:table-cell table:style-name="ce12" office:value-type="string" calcext:value-type="string">
            <text:p>$n_{12}$ <text:s/>[s$^{-1}$]</text:p>
          </table:table-cell>
          <table:table-cell table:number-columns-repeated="1009"/>
        </table:table-row>
        <table:table-row table:style-name="ro1"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26" calcext:value-type="float">
            <text:p>10326</text:p>
          </table:table-cell>
          <table:table-cell table:style-name="ce12" office:value-type="float" office:value="3988" calcext:value-type="float">
            <text:p>3988</text:p>
          </table:table-cell>
          <table:table-cell table:style-name="ce12" office:value-type="float" office:value="313" calcext:value-type="float">
            <text:p>313</text:p>
          </table:table-cell>
          <table:table-cell table:style-name="ce12" office:value-type="float" office:value="36.6" calcext:value-type="float">
            <text:p>36,6</text:p>
          </table:table-cell>
          <table:table-cell table:style-name="ce14" table:formula="of:=[.G2]/[.J2]" office:value-type="float" office:value="282.131147540984" calcext:value-type="float">
            <text:p>282,131147540984</text:p>
          </table:table-cell>
          <table:table-cell table:style-name="ce14" table:formula="of:=[.H2]/[.J2]" office:value-type="float" office:value="108.96174863388" calcext:value-type="float">
            <text:p>108,96174863388</text:p>
          </table:table-cell>
          <table:table-cell table:style-name="ce14" table:formula="of:=[.I2]/[.J2]" office:value-type="float" office:value="8.55191256830601" calcext:value-type="float">
            <text:p>8,55191256830601</text:p>
          </table:table-cell>
          <table:table-cell table:number-columns-repeated="1009"/>
        </table:table-row>
        <table:table-row table:style-name="ro1"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7115" calcext:value-type="float">
            <text:p>17115</text:p>
          </table:table-cell>
          <table:table-cell table:style-name="ce12" office:value-type="float" office:value="6221" calcext:value-type="float">
            <text:p>6221</text:p>
          </table:table-cell>
          <table:table-cell table:style-name="ce12" office:value-type="float" office:value="462" calcext:value-type="float">
            <text:p>462</text:p>
          </table:table-cell>
          <table:table-cell table:style-name="ce12" office:value-type="float" office:value="52.5" calcext:value-type="float">
            <text:p>52,5</text:p>
          </table:table-cell>
          <table:table-cell table:style-name="ce14" table:formula="of:=[.G3]/[.J3]" office:value-type="float" office:value="326" calcext:value-type="float">
            <text:p>326</text:p>
          </table:table-cell>
          <table:table-cell table:style-name="ce14" table:formula="of:=[.H3]/[.J3]" office:value-type="float" office:value="118.495238095238" calcext:value-type="float">
            <text:p>118,495238095238</text:p>
          </table:table-cell>
          <table:table-cell table:style-name="ce14" table:formula="of:=[.I3]/[.J3]" office:value-type="float" office:value="8.8" calcext:value-type="float">
            <text:p>8,8</text:p>
          </table:table-cell>
          <table:table-cell table:number-columns-repeated="1009"/>
        </table:table-row>
        <table:table-row table:style-name="ro3"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1183" calcext:value-type="float">
            <text:p>11183</text:p>
          </table:table-cell>
          <table:table-cell table:style-name="ce12" office:value-type="float" office:value="3966" calcext:value-type="float">
            <text:p>3966</text:p>
          </table:table-cell>
          <table:table-cell table:style-name="ce12" office:value-type="float" office:value="341" calcext:value-type="float">
            <text:p>341</text:p>
          </table:table-cell>
          <table:table-cell table:style-name="ce12" office:value-type="float" office:value="39.07" calcext:value-type="float">
            <text:p>39,07</text:p>
          </table:table-cell>
          <table:table-cell table:style-name="ce14" table:formula="of:=[.G4]/[.J4]" office:value-type="float" office:value="286.229843869977" calcext:value-type="float">
            <text:p>286,229843869977</text:p>
          </table:table-cell>
          <table:table-cell table:style-name="ce14" table:formula="of:=[.H4]/[.J4]" office:value-type="float" office:value="101.510110058869" calcext:value-type="float">
            <text:p>101,510110058869</text:p>
          </table:table-cell>
          <table:table-cell table:style-name="ce14" table:formula="of:=[.I4]/[.J4]" office:value-type="float" office:value="8.7279242385462" calcext:value-type="float">
            <text:p>8,7279242385462</text:p>
          </table:table-cell>
          <table:table-cell table:number-columns-repeated="1009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6251" calcext:value-type="float">
            <text:p>16251</text:p>
          </table:table-cell>
          <table:table-cell table:style-name="ce12" office:value-type="float" office:value="5668" calcext:value-type="float">
            <text:p>5668</text:p>
          </table:table-cell>
          <table:table-cell table:style-name="ce12" office:value-type="float" office:value="406" calcext:value-type="float">
            <text:p>406</text:p>
          </table:table-cell>
          <table:table-cell table:style-name="ce12" office:value-type="float" office:value="51.41" calcext:value-type="float">
            <text:p>51,41</text:p>
          </table:table-cell>
          <table:table-cell table:style-name="ce14" table:formula="of:=[.G5]/[.J5]" office:value-type="float" office:value="316.105815989107" calcext:value-type="float">
            <text:p>316,105815989107</text:p>
          </table:table-cell>
          <table:table-cell table:style-name="ce14" table:formula="of:=[.H5]/[.J5]" office:value-type="float" office:value="110.250923944758" calcext:value-type="float">
            <text:p>110,250923944758</text:p>
          </table:table-cell>
          <table:table-cell table:style-name="ce14" table:formula="of:=[.I5]/[.J5]" office:value-type="float" office:value="7.89729624586656" calcext:value-type="float">
            <text:p>7,89729624586656</text:p>
          </table:table-cell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1621" calcext:value-type="float">
            <text:p>11621</text:p>
          </table:table-cell>
          <table:table-cell table:style-name="ce12" office:value-type="float" office:value="4059" calcext:value-type="float">
            <text:p>4059</text:p>
          </table:table-cell>
          <table:table-cell table:style-name="ce12" office:value-type="float" office:value="325" calcext:value-type="float">
            <text:p>325</text:p>
          </table:table-cell>
          <table:table-cell table:style-name="ce12" office:value-type="float" office:value="41.48" calcext:value-type="float">
            <text:p>41,48</text:p>
          </table:table-cell>
          <table:table-cell table:style-name="ce14" table:formula="of:=[.G6]/[.J6]" office:value-type="float" office:value="280.159112825458" calcext:value-type="float">
            <text:p>280,159112825458</text:p>
          </table:table-cell>
          <table:table-cell table:style-name="ce14" table:formula="of:=[.H6]/[.J6]" office:value-type="float" office:value="97.854387656702" calcext:value-type="float">
            <text:p>97,854387656702</text:p>
          </table:table-cell>
          <table:table-cell table:style-name="ce14" table:formula="of:=[.I6]/[.J6]" office:value-type="float" office:value="7.8351012536162" calcext:value-type="float">
            <text:p>7,8351012536162</text:p>
          </table:table-cell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7252" calcext:value-type="float">
            <text:p>17252</text:p>
          </table:table-cell>
          <table:table-cell table:style-name="ce12" office:value-type="float" office:value="6003" calcext:value-type="float">
            <text:p>6003</text:p>
          </table:table-cell>
          <table:table-cell table:style-name="ce12" office:value-type="float" office:value="461" calcext:value-type="float">
            <text:p>461</text:p>
          </table:table-cell>
          <table:table-cell table:style-name="ce12" office:value-type="float" office:value="54.53" calcext:value-type="float">
            <text:p>54,53</text:p>
          </table:table-cell>
          <table:table-cell table:style-name="ce14" table:formula="of:=[.G7]/[.J7]" office:value-type="float" office:value="316.376306620209" calcext:value-type="float">
            <text:p>316,376306620209</text:p>
          </table:table-cell>
          <table:table-cell table:style-name="ce14" table:formula="of:=[.H7]/[.J7]" office:value-type="float" office:value="110.086191087475" calcext:value-type="float">
            <text:p>110,086191087475</text:p>
          </table:table-cell>
          <table:table-cell table:style-name="ce14" table:formula="of:=[.I7]/[.J7]" office:value-type="float" office:value="8.45406198422887" calcext:value-type="float">
            <text:p>8,45406198422887</text:p>
          </table:table-cell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19" office:value-type="float" office:value="1.909" calcext:value-type="float">
            <text:p>1,909</text:p>
          </table:table-cell>
          <table:table-cell table:style-name="ce18" office:value-type="float" office:value="-0.111" calcext:value-type="float">
            <text:p>-0,111</text:p>
          </table:table-cell>
          <table:table-cell table:style-name="ce18" office:value-type="float" office:value="1.911" calcext:value-type="float">
            <text:p>1,911</text:p>
          </table:table-cell>
          <table:table-cell table:style-name="ce18" office:value-type="float" office:value="-0.11" calcext:value-type="float">
            <text:p>-0,11</text:p>
          </table:table-cell>
          <table:table-cell table:style-name="ce18" office:value-type="float" office:value="10886" calcext:value-type="float">
            <text:p>10886</text:p>
          </table:table-cell>
          <table:table-cell table:style-name="ce18" office:value-type="float" office:value="4153" calcext:value-type="float">
            <text:p>4153</text:p>
          </table:table-cell>
          <table:table-cell table:style-name="ce18" office:value-type="float" office:value="323" calcext:value-type="float">
            <text:p>323</text:p>
          </table:table-cell>
          <table:table-cell table:style-name="ce18" office:value-type="float" office:value="45.53" calcext:value-type="float">
            <text:p>45,53</text:p>
          </table:table-cell>
          <table:table-cell table:style-name="ce14" table:formula="of:=[.G8]/[.J8]" office:value-type="float" office:value="239.095102130463" calcext:value-type="float">
            <text:p>239,095102130463</text:p>
          </table:table-cell>
          <table:table-cell table:style-name="ce14" table:formula="of:=[.H8]/[.J8]" office:value-type="float" office:value="91.2145837909071" calcext:value-type="float">
            <text:p>91,2145837909071</text:p>
          </table:table-cell>
          <table:table-cell table:style-name="ce14" table:formula="of:=[.I8]/[.J8]" office:value-type="float" office:value="7.09422358884252" calcext:value-type="float">
            <text:p>7,09422358884252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9617" calcext:value-type="float">
            <text:p>9617</text:p>
          </table:table-cell>
          <table:table-cell table:style-name="ce12" office:value-type="float" office:value="4161" calcext:value-type="float">
            <text:p>4161</text:p>
          </table:table-cell>
          <table:table-cell table:style-name="ce12" office:value-type="float" office:value="314" calcext:value-type="float">
            <text:p>314</text:p>
          </table:table-cell>
          <table:table-cell table:style-name="ce12" office:value-type="float" office:value="39.8" calcext:value-type="float">
            <text:p>39,8</text:p>
          </table:table-cell>
          <table:table-cell table:style-name="ce14" table:formula="of:=[.G9]/[.J9]" office:value-type="float" office:value="241.633165829146" calcext:value-type="float">
            <text:p>241,633165829146</text:p>
          </table:table-cell>
          <table:table-cell table:style-name="ce14" table:formula="of:=[.H9]/[.J9]" office:value-type="float" office:value="104.547738693467" calcext:value-type="float">
            <text:p>104,547738693467</text:p>
          </table:table-cell>
          <table:table-cell table:style-name="ce14" table:formula="of:=[.I9]/[.J9]" office:value-type="float" office:value="7.88944723618091" calcext:value-type="float">
            <text:p>7,88944723618091</text:p>
          </table:table-cell>
          <table:table-cell table:number-columns-repeated="1009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4495" calcext:value-type="float">
            <text:p>14495</text:p>
          </table:table-cell>
          <table:table-cell table:style-name="ce12" office:value-type="float" office:value="3481" calcext:value-type="float">
            <text:p>3481</text:p>
          </table:table-cell>
          <table:table-cell table:style-name="ce12" office:value-type="float" office:value="314" calcext:value-type="float">
            <text:p>314</text:p>
          </table:table-cell>
          <table:table-cell table:style-name="ce12" office:value-type="float" office:value="37.49" calcext:value-type="float">
            <text:p>37,49</text:p>
          </table:table-cell>
          <table:table-cell table:style-name="ce14" table:formula="of:=[.G10]/[.J10]" office:value-type="float" office:value="386.636436383035" calcext:value-type="float">
            <text:p>386,636436383035</text:p>
          </table:table-cell>
          <table:table-cell table:style-name="ce14" table:formula="of:=[.H10]/[.J10]" office:value-type="float" office:value="92.8514270472126" calcext:value-type="float">
            <text:p>92,8514270472126</text:p>
          </table:table-cell>
          <table:table-cell table:style-name="ce14" table:formula="of:=[.I10]/[.J10]" office:value-type="float" office:value="8.37556681781808" calcext:value-type="float">
            <text:p>8,37556681781808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5148" calcext:value-type="float">
            <text:p>15148</text:p>
          </table:table-cell>
          <table:table-cell table:style-name="ce12" office:value-type="float" office:value="5310" calcext:value-type="float">
            <text:p>5310</text:p>
          </table:table-cell>
          <table:table-cell table:style-name="ce12" office:value-type="float" office:value="408" calcext:value-type="float">
            <text:p>408</text:p>
          </table:table-cell>
          <table:table-cell table:style-name="ce12" office:value-type="float" office:value="53.38" calcext:value-type="float">
            <text:p>53,38</text:p>
          </table:table-cell>
          <table:table-cell table:style-name="ce14" table:formula="of:=[.G11]/[.J11]" office:value-type="float" office:value="283.776695391532" calcext:value-type="float">
            <text:p>283,776695391532</text:p>
          </table:table-cell>
          <table:table-cell table:style-name="ce14" table:formula="of:=[.H11]/[.J11]" office:value-type="float" office:value="99.4754589733983" calcext:value-type="float">
            <text:p>99,4754589733983</text:p>
          </table:table-cell>
          <table:table-cell table:style-name="ce14" table:formula="of:=[.I11]/[.J11]" office:value-type="float" office:value="7.64331210191083" calcext:value-type="float">
            <text:p>7,64331210191083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2982" calcext:value-type="float">
            <text:p>12982</text:p>
          </table:table-cell>
          <table:table-cell table:style-name="ce12" office:value-type="float" office:value="4297" calcext:value-type="float">
            <text:p>4297</text:p>
          </table:table-cell>
          <table:table-cell table:style-name="ce12" office:value-type="float" office:value="333" calcext:value-type="float">
            <text:p>333</text:p>
          </table:table-cell>
          <table:table-cell table:style-name="ce12" office:value-type="float" office:value="46.18" calcext:value-type="float">
            <text:p>46,18</text:p>
          </table:table-cell>
          <table:table-cell table:style-name="ce14" table:formula="of:=[.G12]/[.J12]" office:value-type="float" office:value="281.117366825466" calcext:value-type="float">
            <text:p>281,117366825466</text:p>
          </table:table-cell>
          <table:table-cell table:style-name="ce14" table:formula="of:=[.H12]/[.J12]" office:value-type="float" office:value="93.0489389346037" calcext:value-type="float">
            <text:p>93,0489389346037</text:p>
          </table:table-cell>
          <table:table-cell table:style-name="ce14" table:formula="of:=[.I12]/[.J12]" office:value-type="float" office:value="7.21091381550455" calcext:value-type="float">
            <text:p>7,21091381550455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4880" calcext:value-type="float">
            <text:p>14880</text:p>
          </table:table-cell>
          <table:table-cell table:style-name="ce12" office:value-type="float" office:value="5181" calcext:value-type="float">
            <text:p>5181</text:p>
          </table:table-cell>
          <table:table-cell table:style-name="ce12" office:value-type="float" office:value="421" calcext:value-type="float">
            <text:p>421</text:p>
          </table:table-cell>
          <table:table-cell table:style-name="ce12" office:value-type="float" office:value="54.36" calcext:value-type="float">
            <text:p>54,36</text:p>
          </table:table-cell>
          <table:table-cell table:style-name="ce14" table:formula="of:=[.G13]/[.J13]" office:value-type="float" office:value="273.730684326711" calcext:value-type="float">
            <text:p>273,730684326711</text:p>
          </table:table-cell>
          <table:table-cell table:style-name="ce14" table:formula="of:=[.H13]/[.J13]" office:value-type="float" office:value="95.3090507726269" calcext:value-type="float">
            <text:p>95,3090507726269</text:p>
          </table:table-cell>
          <table:table-cell table:style-name="ce14" table:formula="of:=[.I13]/[.J13]" office:value-type="float" office:value="7.74466519499632" calcext:value-type="float">
            <text:p>7,74466519499632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12" calcext:value-type="float">
            <text:p>12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7022" calcext:value-type="float">
            <text:p>17022</text:p>
          </table:table-cell>
          <table:table-cell table:style-name="ce12" office:value-type="float" office:value="5593" calcext:value-type="float">
            <text:p>5593</text:p>
          </table:table-cell>
          <table:table-cell table:style-name="ce12" office:value-type="float" office:value="415" calcext:value-type="float">
            <text:p>415</text:p>
          </table:table-cell>
          <table:table-cell table:style-name="ce12" office:value-type="float" office:value="55.71" calcext:value-type="float">
            <text:p>55,71</text:p>
          </table:table-cell>
          <table:table-cell table:style-name="ce14" table:formula="of:=[.G14]/[.J14]" office:value-type="float" office:value="305.546580506193" calcext:value-type="float">
            <text:p>305,546580506193</text:p>
          </table:table-cell>
          <table:table-cell table:style-name="ce14" table:formula="of:=[.H14]/[.J14]" office:value-type="float" office:value="100.394902171962" calcext:value-type="float">
            <text:p>100,394902171962</text:p>
          </table:table-cell>
          <table:table-cell table:style-name="ce14" table:formula="of:=[.I14]/[.J14]" office:value-type="float" office:value="7.44929097110034" calcext:value-type="float">
            <text:p>7,44929097110034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14" calcext:value-type="float">
            <text:p>14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4875" calcext:value-type="float">
            <text:p>14875</text:p>
          </table:table-cell>
          <table:table-cell table:style-name="ce12" office:value-type="float" office:value="5291" calcext:value-type="float">
            <text:p>5291</text:p>
          </table:table-cell>
          <table:table-cell table:style-name="ce12" office:value-type="float" office:value="426" calcext:value-type="float">
            <text:p>426</text:p>
          </table:table-cell>
          <table:table-cell table:style-name="ce12" office:value-type="float" office:value="54.03" calcext:value-type="float">
            <text:p>54,03</text:p>
          </table:table-cell>
          <table:table-cell table:style-name="ce14" table:formula="of:=[.G15]/[.J15]" office:value-type="float" office:value="275.310012955765" calcext:value-type="float">
            <text:p>275,310012955765</text:p>
          </table:table-cell>
          <table:table-cell table:style-name="ce14" table:formula="of:=[.H15]/[.J15]" office:value-type="float" office:value="97.9270775495095" calcext:value-type="float">
            <text:p>97,9270775495095</text:p>
          </table:table-cell>
          <table:table-cell table:style-name="ce14" table:formula="of:=[.I15]/[.J15]" office:value-type="float" office:value="7.88450860632982" calcext:value-type="float">
            <text:p>7,88450860632982</text:p>
          </table:table-cell>
          <table:table-cell table:style-name="ce3"/>
          <table:table-cell table:number-columns-repeated="3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14" calcext:value-type="float">
            <text:p>14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7365" calcext:value-type="float">
            <text:p>17365</text:p>
          </table:table-cell>
          <table:table-cell table:style-name="ce12" office:value-type="float" office:value="5844" calcext:value-type="float">
            <text:p>5844</text:p>
          </table:table-cell>
          <table:table-cell table:style-name="ce12" office:value-type="float" office:value="411" calcext:value-type="float">
            <text:p>411</text:p>
          </table:table-cell>
          <table:table-cell table:style-name="ce12" office:value-type="float" office:value="58.06" calcext:value-type="float">
            <text:p>58,06</text:p>
          </table:table-cell>
          <table:table-cell table:style-name="ce14" table:formula="of:=[.G16]/[.J16]" office:value-type="float" office:value="299.087151222873" calcext:value-type="float">
            <text:p>299,087151222873</text:p>
          </table:table-cell>
          <table:table-cell table:style-name="ce14" table:formula="of:=[.H16]/[.J16]" office:value-type="float" office:value="100.654495349638" calcext:value-type="float">
            <text:p>100,654495349638</text:p>
          </table:table-cell>
          <table:table-cell table:style-name="ce14" table:formula="of:=[.I16]/[.J16]" office:value-type="float" office:value="7.07888391319325" calcext:value-type="float">
            <text:p>7,07888391319325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16" calcext:value-type="float">
            <text:p>16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5848" calcext:value-type="float">
            <text:p>15848</text:p>
          </table:table-cell>
          <table:table-cell table:style-name="ce12" office:value-type="float" office:value="5617" calcext:value-type="float">
            <text:p>5617</text:p>
          </table:table-cell>
          <table:table-cell table:style-name="ce12" office:value-type="float" office:value="417" calcext:value-type="float">
            <text:p>417</text:p>
          </table:table-cell>
          <table:table-cell table:style-name="ce12" office:value-type="float" office:value="57.88" calcext:value-type="float">
            <text:p>57,88</text:p>
          </table:table-cell>
          <table:table-cell table:style-name="ce14" table:formula="of:=[.G17]/[.J17]" office:value-type="float" office:value="273.807878369039" calcext:value-type="float">
            <text:p>273,807878369039</text:p>
          </table:table-cell>
          <table:table-cell table:style-name="ce14" table:formula="of:=[.H17]/[.J17]" office:value-type="float" office:value="97.0456116102281" calcext:value-type="float">
            <text:p>97,0456116102281</text:p>
          </table:table-cell>
          <table:table-cell table:style-name="ce14" table:formula="of:=[.I17]/[.J17]" office:value-type="float" office:value="7.20456116102281" calcext:value-type="float">
            <text:p>7,20456116102281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18" calcext:value-type="float">
            <text:p>18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4736" calcext:value-type="float">
            <text:p>14736</text:p>
          </table:table-cell>
          <table:table-cell table:style-name="ce12" office:value-type="float" office:value="5358" calcext:value-type="float">
            <text:p>5358</text:p>
          </table:table-cell>
          <table:table-cell table:style-name="ce12" office:value-type="float" office:value="417" calcext:value-type="float">
            <text:p>417</text:p>
          </table:table-cell>
          <table:table-cell table:style-name="ce12" office:value-type="float" office:value="53.93" calcext:value-type="float">
            <text:p>53,93</text:p>
          </table:table-cell>
          <table:table-cell table:style-name="ce14" table:formula="of:=[.G18]/[.J18]" office:value-type="float" office:value="273.243092898201" calcext:value-type="float">
            <text:p>273,243092898201</text:p>
          </table:table-cell>
          <table:table-cell table:style-name="ce14" table:formula="of:=[.H18]/[.J18]" office:value-type="float" office:value="99.3510105692565" calcext:value-type="float">
            <text:p>99,3510105692565</text:p>
          </table:table-cell>
          <table:table-cell table:style-name="ce14" table:formula="of:=[.I18]/[.J18]" office:value-type="float" office:value="7.73224550343037" calcext:value-type="float">
            <text:p>7,73224550343037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18" calcext:value-type="float">
            <text:p>18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7707" calcext:value-type="float">
            <text:p>17707</text:p>
          </table:table-cell>
          <table:table-cell table:style-name="ce12" office:value-type="float" office:value="5842" calcext:value-type="float">
            <text:p>5842</text:p>
          </table:table-cell>
          <table:table-cell table:style-name="ce12" office:value-type="float" office:value="413" calcext:value-type="float">
            <text:p>413</text:p>
          </table:table-cell>
          <table:table-cell table:style-name="ce12" office:value-type="float" office:value="61.26" calcext:value-type="float">
            <text:p>61,26</text:p>
          </table:table-cell>
          <table:table-cell table:style-name="ce14" table:formula="of:=[.G19]/[.J19]" office:value-type="float" office:value="289.046686255305" calcext:value-type="float">
            <text:p>289,046686255305</text:p>
          </table:table-cell>
          <table:table-cell table:style-name="ce14" table:formula="of:=[.H19]/[.J19]" office:value-type="float" office:value="95.3640222004571" calcext:value-type="float">
            <text:p>95,3640222004571</text:p>
          </table:table-cell>
          <table:table-cell table:style-name="ce14" table:formula="of:=[.I19]/[.J19]" office:value-type="float" office:value="6.74175644792687" calcext:value-type="float">
            <text:p>6,74175644792687</text:p>
          </table:table-cell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6089" calcext:value-type="float">
            <text:p>16089</text:p>
          </table:table-cell>
          <table:table-cell table:style-name="ce12" office:value-type="float" office:value="5557" calcext:value-type="float">
            <text:p>5557</text:p>
          </table:table-cell>
          <table:table-cell table:style-name="ce12" office:value-type="float" office:value="415" calcext:value-type="float">
            <text:p>415</text:p>
          </table:table-cell>
          <table:table-cell table:style-name="ce12" office:value-type="float" office:value="58.84" calcext:value-type="float">
            <text:p>58,84</text:p>
          </table:table-cell>
          <table:table-cell table:style-name="ce14" table:formula="of:=[.G20]/[.J20]" office:value-type="float" office:value="273.436437797417" calcext:value-type="float">
            <text:p>273,436437797417</text:p>
          </table:table-cell>
          <table:table-cell table:style-name="ce14" table:formula="of:=[.H20]/[.J20]" office:value-type="float" office:value="94.4425560842964" calcext:value-type="float">
            <text:p>94,4425560842964</text:p>
          </table:table-cell>
          <table:table-cell table:style-name="ce14" table:formula="of:=[.I20]/[.J20]" office:value-type="float" office:value="7.05302515295717" calcext:value-type="float">
            <text:p>7,05302515295717</text:p>
          </table:table-cell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6089" calcext:value-type="float">
            <text:p>16089</text:p>
          </table:table-cell>
          <table:table-cell table:style-name="ce12" office:value-type="float" office:value="5557" calcext:value-type="float">
            <text:p>5557</text:p>
          </table:table-cell>
          <table:table-cell table:style-name="ce12" office:value-type="float" office:value="415" calcext:value-type="float">
            <text:p>415</text:p>
          </table:table-cell>
          <table:table-cell table:style-name="ce12" office:value-type="float" office:value="58.84" calcext:value-type="float">
            <text:p>58,84</text:p>
          </table:table-cell>
          <table:table-cell table:style-name="ce14" table:formula="of:=[.G21]/[.J21]" office:value-type="float" office:value="273.436437797417" calcext:value-type="float">
            <text:p>273,436437797417</text:p>
          </table:table-cell>
          <table:table-cell table:style-name="ce14" table:formula="of:=[.H21]/[.J21]" office:value-type="float" office:value="94.4425560842964" calcext:value-type="float">
            <text:p>94,4425560842964</text:p>
          </table:table-cell>
          <table:table-cell table:style-name="ce14" table:formula="of:=[.I21]/[.J21]" office:value-type="float" office:value="7.05302515295717" calcext:value-type="float">
            <text:p>7,05302515295717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 table:number-rows-repeated="3">
          <table:table-cell table:style-name="ce12" table:number-columns-repeated="2"/>
          <table:table-cell table:style-name="ce13"/>
          <table:table-cell table:style-name="ce12" table:number-columns-repeated="7"/>
          <table:table-cell table:style-name="ce14" table:number-columns-repeated="3"/>
          <table:table-cell table:number-columns-repeated="4"/>
          <table:table-cell table:style-name="ce13"/>
          <table:table-cell table:number-columns-repeated="1004"/>
        </table:table-row>
        <table:table-row table:style-name="ro1" table:number-rows-repeated="4">
          <table:table-cell table:style-name="ce12" table:number-columns-repeated="2"/>
          <table:table-cell table:style-name="ce13"/>
          <table:table-cell table:style-name="ce12" table:number-columns-repeated="7"/>
          <table:table-cell table:style-name="ce14" table:number-columns-repeated="3"/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>
          <table:table-cell table:style-name="ce12" table:number-columns-repeated="2"/>
          <table:table-cell table:style-name="ce13"/>
          <table:table-cell table:style-name="ce12" table:number-columns-repeated="7"/>
          <table:table-cell table:style-name="ce14" table:number-columns-repeated="3"/>
          <table:table-cell table:number-columns-repeated="4"/>
          <table:table-cell table:style-name="ce13"/>
          <table:table-cell table:number-columns-repeated="1004"/>
        </table:table-row>
        <table:table-row table:style-name="ro1" table:number-rows-repeated="2">
          <table:table-cell table:style-name="ce12" table:number-columns-repeated="2"/>
          <table:table-cell table:style-name="ce13"/>
          <table:table-cell table:style-name="ce12" table:number-columns-repeated="7"/>
          <table:table-cell table:style-name="ce14" table:number-columns-repeated="3"/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 table:number-rows-repeated="9">
          <table:table-cell table:style-name="ce12" table:number-columns-repeated="2"/>
          <table:table-cell table:style-name="ce13"/>
          <table:table-cell table:style-name="ce12" table:number-columns-repeated="7"/>
          <table:table-cell table:style-name="ce14" table:number-columns-repeated="3"/>
          <table:table-cell table:number-columns-repeated="4"/>
          <table:table-cell table:style-name="ce13"/>
          <table:table-cell table:number-columns-repeated="1004"/>
        </table:table-row>
        <table:table-row table:style-name="ro2" table:number-rows-repeated="7">
          <table:table-cell table:number-columns-repeated="1022"/>
        </table:table-row>
        <table:table-row table:style-name="ro3" table:number-rows-repeated="1048518">
          <table:table-cell table:number-columns-repeated="1022"/>
        </table:table-row>
        <table:table-row table:style-name="ro4" table:number-rows-repeated="10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Atenuacion_2" table:style-name="ta4">
        <table:table-column table:style-name="co6" table:default-cell-style-name="Default"/>
        <table:table-column table:style-name="co7" table:default-cell-style-name="Default"/>
        <table:table-column table:style-name="co1" table:number-columns-repeated="1020" table:default-cell-style-name="Default"/>
        <table:table-row table:style-name="ro1">
          <table:table-cell table:style-name="ce12" office:value-type="string" calcext:value-type="string">
            <text:p>Plomo</text:p>
          </table:table-cell>
          <table:table-cell table:style-name="ce12" office:value-type="string" calcext:value-type="string">
            <text:p>Hierro</text:p>
          </table:table-cell>
          <table:table-cell table:style-name="ce12" office:value-type="string" calcext:value-type="string">
            <text:p>$V_2$</text:p>
          </table:table-cell>
          <table:table-cell table:style-name="ce12" office:value-type="string" calcext:value-type="string">
            <text:p>$U_2$ <text:s/>[V]</text:p>
          </table:table-cell>
          <table:table-cell table:style-name="ce12" office:value-type="string" calcext:value-type="string">
            <text:p>$V_1$ <text:s/>[kV]</text:p>
          </table:table-cell>
          <table:table-cell table:style-name="ce12" office:value-type="string" calcext:value-type="string">
            <text:p>$U_1$ <text:s/>[V]</text:p>
          </table:table-cell>
          <table:table-cell table:style-name="ce12" office:value-type="string" calcext:value-type="string">
            <text:p>$N_1$ </text:p>
          </table:table-cell>
          <table:table-cell table:style-name="ce12" office:value-type="string" calcext:value-type="string">
            <text:p>$N_2$</text:p>
          </table:table-cell>
          <table:table-cell table:style-name="ce12" office:value-type="string" calcext:value-type="string">
            <text:p>$N_{12}$</text:p>
          </table:table-cell>
          <table:table-cell table:style-name="ce12" office:value-type="string" calcext:value-type="string">
            <text:p>$t$ [s]</text:p>
          </table:table-cell>
          <table:table-cell table:style-name="ce12" office:value-type="string" calcext:value-type="string">
            <text:p>$n_1$ [s$^{-1}$]</text:p>
          </table:table-cell>
          <table:table-cell table:style-name="ce12" office:value-type="string" calcext:value-type="string">
            <text:p>$n_2$ <text:s/>[s$^{-1}$]</text:p>
          </table:table-cell>
          <table:table-cell table:style-name="ce12" office:value-type="string" calcext:value-type="string">
            <text:p>$n_{12}$ <text:s/>[s$^{-1}$]</text:p>
          </table:table-cell>
          <table:table-cell table:number-columns-repeated="1009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6089" calcext:value-type="float">
            <text:p>16089</text:p>
          </table:table-cell>
          <table:table-cell table:style-name="ce12" office:value-type="float" office:value="5557" calcext:value-type="float">
            <text:p>5557</text:p>
          </table:table-cell>
          <table:table-cell table:style-name="ce12" office:value-type="float" office:value="415" calcext:value-type="float">
            <text:p>415</text:p>
          </table:table-cell>
          <table:table-cell table:style-name="ce12" office:value-type="float" office:value="58.84" calcext:value-type="float">
            <text:p>58,84</text:p>
          </table:table-cell>
          <table:table-cell table:style-name="ce14" table:formula="of:=[.G2]/[.J2]" office:value-type="float" office:value="273.436437797417" calcext:value-type="float">
            <text:p>273,436437797417</text:p>
          </table:table-cell>
          <table:table-cell table:style-name="ce14" table:formula="of:=[.H2]/[.J2]" office:value-type="float" office:value="94.4425560842964" calcext:value-type="float">
            <text:p>94,4425560842964</text:p>
          </table:table-cell>
          <table:table-cell table:style-name="ce14" table:formula="of:=[.I2]/[.J2]" office:value-type="float" office:value="7.05302515295717" calcext:value-type="float">
            <text:p>7,05302515295717</text:p>
          </table:table-cell>
          <table:table-cell table:number-columns-repeated="1009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6089" calcext:value-type="float">
            <text:p>16089</text:p>
          </table:table-cell>
          <table:table-cell table:style-name="ce12" office:value-type="float" office:value="5557" calcext:value-type="float">
            <text:p>5557</text:p>
          </table:table-cell>
          <table:table-cell table:style-name="ce12" office:value-type="float" office:value="415" calcext:value-type="float">
            <text:p>415</text:p>
          </table:table-cell>
          <table:table-cell table:style-name="ce12" office:value-type="float" office:value="58.84" calcext:value-type="float">
            <text:p>58,84</text:p>
          </table:table-cell>
          <table:table-cell table:style-name="ce14" table:formula="of:=[.G3]/[.J3]" office:value-type="float" office:value="273.436437797417" calcext:value-type="float">
            <text:p>273,436437797417</text:p>
          </table:table-cell>
          <table:table-cell table:style-name="ce14" table:formula="of:=[.H3]/[.J3]" office:value-type="float" office:value="94.4425560842964" calcext:value-type="float">
            <text:p>94,4425560842964</text:p>
          </table:table-cell>
          <table:table-cell table:style-name="ce14" table:formula="of:=[.I3]/[.J3]" office:value-type="float" office:value="7.05302515295717" calcext:value-type="float">
            <text:p>7,05302515295717</text:p>
          </table:table-cell>
          <table:table-cell table:number-columns-repeated="1009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7091" calcext:value-type="float">
            <text:p>17091</text:p>
          </table:table-cell>
          <table:table-cell table:style-name="ce12" office:value-type="float" office:value="5418" calcext:value-type="float">
            <text:p>5418</text:p>
          </table:table-cell>
          <table:table-cell table:style-name="ce12" office:value-type="float" office:value="406" calcext:value-type="float">
            <text:p>406</text:p>
          </table:table-cell>
          <table:table-cell table:style-name="ce12" office:value-type="float" office:value="62.22" calcext:value-type="float">
            <text:p>62,22</text:p>
          </table:table-cell>
          <table:table-cell table:style-name="ce14" table:formula="of:=[.G4]/[.J4]" office:value-type="float" office:value="274.686595949855" calcext:value-type="float">
            <text:p>274,686595949855</text:p>
          </table:table-cell>
          <table:table-cell table:style-name="ce14" table:formula="of:=[.H4]/[.J4]" office:value-type="float" office:value="87.0781099324976" calcext:value-type="float">
            <text:p>87,0781099324976</text:p>
          </table:table-cell>
          <table:table-cell table:style-name="ce14" table:formula="of:=[.I4]/[.J4]" office:value-type="float" office:value="6.52523304403729" calcext:value-type="float">
            <text:p>6,52523304403729</text:p>
          </table:table-cell>
          <table:table-cell table:number-columns-repeated="1009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6888" calcext:value-type="float">
            <text:p>16888</text:p>
          </table:table-cell>
          <table:table-cell table:style-name="ce12" office:value-type="float" office:value="5633" calcext:value-type="float">
            <text:p>5633</text:p>
          </table:table-cell>
          <table:table-cell table:style-name="ce12" office:value-type="float" office:value="412" calcext:value-type="float">
            <text:p>412</text:p>
          </table:table-cell>
          <table:table-cell table:style-name="ce12" office:value-type="float" office:value="60.66" calcext:value-type="float">
            <text:p>60,66</text:p>
          </table:table-cell>
          <table:table-cell table:style-name="ce14" table:formula="of:=[.G5]/[.J5]" office:value-type="float" office:value="278.404220243983" calcext:value-type="float">
            <text:p>278,404220243983</text:p>
          </table:table-cell>
          <table:table-cell table:style-name="ce14" table:formula="of:=[.H5]/[.J5]" office:value-type="float" office:value="92.8618529508737" calcext:value-type="float">
            <text:p>92,8618529508737</text:p>
          </table:table-cell>
          <table:table-cell table:style-name="ce14" table:formula="of:=[.I5]/[.J5]" office:value-type="float" office:value="6.79195515990768" calcext:value-type="float">
            <text:p>6,79195515990768</text:p>
          </table:table-cell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7940" calcext:value-type="float">
            <text:p>17940</text:p>
          </table:table-cell>
          <table:table-cell table:style-name="ce12" office:value-type="float" office:value="5424" calcext:value-type="float">
            <text:p>5424</text:p>
          </table:table-cell>
          <table:table-cell table:style-name="ce12" office:value-type="float" office:value="409" calcext:value-type="float">
            <text:p>409</text:p>
          </table:table-cell>
          <table:table-cell table:style-name="ce12" office:value-type="float" office:value="65.31" calcext:value-type="float">
            <text:p>65,31</text:p>
          </table:table-cell>
          <table:table-cell table:style-name="ce14" table:formula="of:=[.G6]/[.J6]" office:value-type="float" office:value="274.689940284796" calcext:value-type="float">
            <text:p>274,689940284796</text:p>
          </table:table-cell>
          <table:table-cell table:style-name="ce14" table:formula="of:=[.H6]/[.J6]" office:value-type="float" office:value="83.0500689021589" calcext:value-type="float">
            <text:p>83,0500689021589</text:p>
          </table:table-cell>
          <table:table-cell table:style-name="ce14" table:formula="of:=[.I6]/[.J6]" office:value-type="float" office:value="6.26244066758536" calcext:value-type="float">
            <text:p>6,26244066758536</text:p>
          </table:table-cell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8321" calcext:value-type="float">
            <text:p>18321</text:p>
          </table:table-cell>
          <table:table-cell table:style-name="ce12" office:value-type="float" office:value="6061" calcext:value-type="float">
            <text:p>6061</text:p>
          </table:table-cell>
          <table:table-cell table:style-name="ce12" office:value-type="float" office:value="415" calcext:value-type="float">
            <text:p>415</text:p>
          </table:table-cell>
          <table:table-cell table:style-name="ce12" office:value-type="float" office:value="67.13" calcext:value-type="float">
            <text:p>67,13</text:p>
          </table:table-cell>
          <table:table-cell table:style-name="ce14" table:formula="of:=[.G7]/[.J7]" office:value-type="float" office:value="272.918218382243" calcext:value-type="float">
            <text:p>272,918218382243</text:p>
          </table:table-cell>
          <table:table-cell table:style-name="ce14" table:formula="of:=[.H7]/[.J7]" office:value-type="float" office:value="90.2875018620587" calcext:value-type="float">
            <text:p>90,2875018620587</text:p>
          </table:table-cell>
          <table:table-cell table:style-name="ce14" table:formula="of:=[.I7]/[.J7]" office:value-type="float" office:value="6.18203485773872" calcext:value-type="float">
            <text:p>6,18203485773872</text:p>
          </table:table-cell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8008" calcext:value-type="float">
            <text:p>18008</text:p>
          </table:table-cell>
          <table:table-cell table:style-name="ce12" office:value-type="float" office:value="5570" calcext:value-type="float">
            <text:p>5570</text:p>
          </table:table-cell>
          <table:table-cell table:style-name="ce12" office:value-type="float" office:value="406" calcext:value-type="float">
            <text:p>406</text:p>
          </table:table-cell>
          <table:table-cell table:style-name="ce12" office:value-type="float" office:value="64.86" calcext:value-type="float">
            <text:p>64,86</text:p>
          </table:table-cell>
          <table:table-cell table:style-name="ce14" table:formula="of:=[.G8]/[.J8]" office:value-type="float" office:value="277.644156645082" calcext:value-type="float">
            <text:p>277,644156645082</text:p>
          </table:table-cell>
          <table:table-cell table:style-name="ce14" table:formula="of:=[.H8]/[.J8]" office:value-type="float" office:value="85.877274128893" calcext:value-type="float">
            <text:p>85,877274128893</text:p>
          </table:table-cell>
          <table:table-cell table:style-name="ce14" table:formula="of:=[.I8]/[.J8]" office:value-type="float" office:value="6.25963613937712" calcext:value-type="float">
            <text:p>6,25963613937712</text:p>
          </table:table-cell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6645" calcext:value-type="float">
            <text:p>16645</text:p>
          </table:table-cell>
          <table:table-cell table:style-name="ce12" office:value-type="float" office:value="5288" calcext:value-type="float">
            <text:p>5288</text:p>
          </table:table-cell>
          <table:table-cell table:style-name="ce12" office:value-type="float" office:value="414" calcext:value-type="float">
            <text:p>414</text:p>
          </table:table-cell>
          <table:table-cell table:style-name="ce12" office:value-type="float" office:value="62.5" calcext:value-type="float">
            <text:p>62,5</text:p>
          </table:table-cell>
          <table:table-cell table:style-name="ce14" table:formula="of:=[.G9]/[.J9]" office:value-type="float" office:value="266.32" calcext:value-type="float">
            <text:p>266,32</text:p>
          </table:table-cell>
          <table:table-cell table:style-name="ce14" table:formula="of:=[.H9]/[.J9]" office:value-type="float" office:value="84.608" calcext:value-type="float">
            <text:p>84,608</text:p>
          </table:table-cell>
          <table:table-cell table:style-name="ce14" table:formula="of:=[.I9]/[.J9]" office:value-type="float" office:value="6.624" calcext:value-type="float">
            <text:p>6,624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7336" calcext:value-type="float">
            <text:p>17336</text:p>
          </table:table-cell>
          <table:table-cell table:style-name="ce12" office:value-type="float" office:value="5496" calcext:value-type="float">
            <text:p>5496</text:p>
          </table:table-cell>
          <table:table-cell table:style-name="ce12" office:value-type="float" office:value="408" calcext:value-type="float">
            <text:p>408</text:p>
          </table:table-cell>
          <table:table-cell table:style-name="ce12" office:value-type="float" office:value="66" calcext:value-type="float">
            <text:p>66</text:p>
          </table:table-cell>
          <table:table-cell table:style-name="ce14" table:formula="of:=[.G10]/[.J10]" office:value-type="float" office:value="262.666666666667" calcext:value-type="float">
            <text:p>262,666666666667</text:p>
          </table:table-cell>
          <table:table-cell table:style-name="ce14" table:formula="of:=[.H10]/[.J10]" office:value-type="float" office:value="83.2727272727273" calcext:value-type="float">
            <text:p>83,2727272727273</text:p>
          </table:table-cell>
          <table:table-cell table:style-name="ce14" table:formula="of:=[.I10]/[.J10]" office:value-type="float" office:value="6.18181818181818" calcext:value-type="float">
            <text:p>6,18181818181818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7645" calcext:value-type="float">
            <text:p>17645</text:p>
          </table:table-cell>
          <table:table-cell table:style-name="ce12" office:value-type="float" office:value="5710" calcext:value-type="float">
            <text:p>5710</text:p>
          </table:table-cell>
          <table:table-cell table:style-name="ce12" office:value-type="float" office:value="405" calcext:value-type="float">
            <text:p>405</text:p>
          </table:table-cell>
          <table:table-cell table:style-name="ce12" office:value-type="float" office:value="66.66" calcext:value-type="float">
            <text:p>66,66</text:p>
          </table:table-cell>
          <table:table-cell table:style-name="ce14" table:formula="of:=[.G11]/[.J11]" office:value-type="float" office:value="264.701470147015" calcext:value-type="float">
            <text:p>264,701470147015</text:p>
          </table:table-cell>
          <table:table-cell table:style-name="ce14" table:formula="of:=[.H11]/[.J11]" office:value-type="float" office:value="85.6585658565857" calcext:value-type="float">
            <text:p>85,6585658565857</text:p>
          </table:table-cell>
          <table:table-cell table:style-name="ce14" table:formula="of:=[.I11]/[.J11]" office:value-type="float" office:value="6.07560756075608" calcext:value-type="float">
            <text:p>6,07560756075608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8037" calcext:value-type="float">
            <text:p>18037</text:p>
          </table:table-cell>
          <table:table-cell table:style-name="ce12" office:value-type="float" office:value="5662" calcext:value-type="float">
            <text:p>5662</text:p>
          </table:table-cell>
          <table:table-cell table:style-name="ce12" office:value-type="float" office:value="419" calcext:value-type="float">
            <text:p>419</text:p>
          </table:table-cell>
          <table:table-cell table:style-name="ce12" office:value-type="float" office:value="67.57" calcext:value-type="float">
            <text:p>67,57</text:p>
          </table:table-cell>
          <table:table-cell table:style-name="ce14" table:formula="of:=[.G12]/[.J12]" office:value-type="float" office:value="266.937990232352" calcext:value-type="float">
            <text:p>266,937990232352</text:p>
          </table:table-cell>
          <table:table-cell table:style-name="ce14" table:formula="of:=[.H12]/[.J12]" office:value-type="float" office:value="83.7945833949978" calcext:value-type="float">
            <text:p>83,7945833949978</text:p>
          </table:table-cell>
          <table:table-cell table:style-name="ce14" table:formula="of:=[.I12]/[.J12]" office:value-type="float" office:value="6.20097676483647" calcext:value-type="float">
            <text:p>6,20097676483647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8094" calcext:value-type="float">
            <text:p>18094</text:p>
          </table:table-cell>
          <table:table-cell table:style-name="ce12" office:value-type="float" office:value="5698" calcext:value-type="float">
            <text:p>5698</text:p>
          </table:table-cell>
          <table:table-cell table:style-name="ce12" office:value-type="float" office:value="410" calcext:value-type="float">
            <text:p>410</text:p>
          </table:table-cell>
          <table:table-cell table:style-name="ce12" office:value-type="float" office:value="67.74" calcext:value-type="float">
            <text:p>67,74</text:p>
          </table:table-cell>
          <table:table-cell table:style-name="ce14" table:formula="of:=[.G13]/[.J13]" office:value-type="float" office:value="267.109536462947" calcext:value-type="float">
            <text:p>267,109536462947</text:p>
          </table:table-cell>
          <table:table-cell table:style-name="ce14" table:formula="of:=[.H13]/[.J13]" office:value-type="float" office:value="84.1157366400945" calcext:value-type="float">
            <text:p>84,1157366400945</text:p>
          </table:table-cell>
          <table:table-cell table:style-name="ce14" table:formula="of:=[.I13]/[.J13]" office:value-type="float" office:value="6.05255388249188" calcext:value-type="float">
            <text:p>6,05255388249188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7038" calcext:value-type="float">
            <text:p>17038</text:p>
          </table:table-cell>
          <table:table-cell table:style-name="ce12" office:value-type="float" office:value="5252" calcext:value-type="float">
            <text:p>5252</text:p>
          </table:table-cell>
          <table:table-cell table:style-name="ce12" office:value-type="float" office:value="404" calcext:value-type="float">
            <text:p>404</text:p>
          </table:table-cell>
          <table:table-cell table:style-name="ce12" office:value-type="float" office:value="63.49" calcext:value-type="float">
            <text:p>63,49</text:p>
          </table:table-cell>
          <table:table-cell table:style-name="ce14" table:formula="of:=[.G14]/[.J14]" office:value-type="float" office:value="268.357221609702" calcext:value-type="float">
            <text:p>268,357221609702</text:p>
          </table:table-cell>
          <table:table-cell table:style-name="ce14" table:formula="of:=[.H14]/[.J14]" office:value-type="float" office:value="82.7216884548748" calcext:value-type="float">
            <text:p>82,7216884548748</text:p>
          </table:table-cell>
          <table:table-cell table:style-name="ce14" table:formula="of:=[.I14]/[.J14]" office:value-type="float" office:value="6.36320680422114" calcext:value-type="float">
            <text:p>6,36320680422114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8248" calcext:value-type="float">
            <text:p>18248</text:p>
          </table:table-cell>
          <table:table-cell table:style-name="ce12" office:value-type="float" office:value="5732" calcext:value-type="float">
            <text:p>5732</text:p>
          </table:table-cell>
          <table:table-cell table:style-name="ce12" office:value-type="float" office:value="416" calcext:value-type="float">
            <text:p>416</text:p>
          </table:table-cell>
          <table:table-cell table:style-name="ce12" office:value-type="float" office:value="67.06" calcext:value-type="float">
            <text:p>67,06</text:p>
          </table:table-cell>
          <table:table-cell table:style-name="ce14" table:formula="of:=[.G15]/[.J15]" office:value-type="float" office:value="272.114524306591" calcext:value-type="float">
            <text:p>272,114524306591</text:p>
          </table:table-cell>
          <table:table-cell table:style-name="ce14" table:formula="of:=[.H15]/[.J15]" office:value-type="float" office:value="85.4756934088876" calcext:value-type="float">
            <text:p>85,4756934088876</text:p>
          </table:table-cell>
          <table:table-cell table:style-name="ce14" table:formula="of:=[.I15]/[.J15]" office:value-type="float" office:value="6.20339994035192" calcext:value-type="float">
            <text:p>6,20339994035192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9374" calcext:value-type="float">
            <text:p>19374</text:p>
          </table:table-cell>
          <table:table-cell table:style-name="ce12" office:value-type="float" office:value="5953" calcext:value-type="float">
            <text:p>5953</text:p>
          </table:table-cell>
          <table:table-cell table:style-name="ce12" office:value-type="float" office:value="407" calcext:value-type="float">
            <text:p>407</text:p>
          </table:table-cell>
          <table:table-cell table:style-name="ce12" office:value-type="float" office:value="72.19" calcext:value-type="float">
            <text:p>72,19</text:p>
          </table:table-cell>
          <table:table-cell table:style-name="ce14" table:formula="of:=[.G16]/[.J16]" office:value-type="float" office:value="268.375121207924" calcext:value-type="float">
            <text:p>268,375121207924</text:p>
          </table:table-cell>
          <table:table-cell table:style-name="ce14" table:formula="of:=[.H16]/[.J16]" office:value-type="float" office:value="82.4629450062336" calcext:value-type="float">
            <text:p>82,4629450062336</text:p>
          </table:table-cell>
          <table:table-cell table:style-name="ce14" table:formula="of:=[.I16]/[.J16]" office:value-type="float" office:value="5.63789998614767" calcext:value-type="float">
            <text:p>5,63789998614767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 table:number-rows-repeated="7">
          <table:table-cell table:style-name="ce12" table:number-columns-repeated="2"/>
          <table:table-cell table:style-name="ce13"/>
          <table:table-cell table:style-name="ce12" table:number-columns-repeated="7"/>
          <table:table-cell table:style-name="ce14" table:number-columns-repeated="3"/>
          <table:table-cell table:number-columns-repeated="4"/>
          <table:table-cell table:style-name="ce13"/>
          <table:table-cell table:number-columns-repeated="1004"/>
        </table:table-row>
        <table:table-row table:style-name="ro1" table:number-rows-repeated="2">
          <table:table-cell table:style-name="ce12" table:number-columns-repeated="2"/>
          <table:table-cell table:style-name="ce13"/>
          <table:table-cell table:style-name="ce12" table:number-columns-repeated="7"/>
          <table:table-cell table:style-name="ce14" table:number-columns-repeated="3"/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 table:number-rows-repeated="2">
          <table:table-cell table:style-name="ce12" table:number-columns-repeated="2"/>
          <table:table-cell table:style-name="ce13"/>
          <table:table-cell table:style-name="ce12" table:number-columns-repeated="7"/>
          <table:table-cell table:style-name="ce14" table:number-columns-repeated="3"/>
          <table:table-cell table:number-columns-repeated="4"/>
          <table:table-cell table:style-name="ce13"/>
          <table:table-cell table:number-columns-repeated="1004"/>
        </table:table-row>
        <table:table-row table:style-name="ro1" table:number-rows-repeated="2">
          <table:table-cell table:number-columns-repeated="10"/>
          <table:table-cell table:style-name="ce14" table:number-columns-repeated="3"/>
          <table:table-cell table:number-columns-repeated="4"/>
          <table:table-cell table:style-name="ce13"/>
          <table:table-cell table:number-columns-repeated="1004"/>
        </table:table-row>
        <table:table-row table:style-name="ro1" table:number-rows-repeated="4">
          <table:table-cell table:number-columns-repeated="10"/>
          <table:table-cell table:style-name="ce14" table:number-columns-repeated="3"/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>
          <table:table-cell table:number-columns-repeated="10"/>
          <table:table-cell table:style-name="ce14" table:number-columns-repeated="3"/>
          <table:table-cell table:number-columns-repeated="4"/>
          <table:table-cell table:style-name="ce13"/>
          <table:table-cell table:number-columns-repeated="1004"/>
        </table:table-row>
        <table:table-row table:style-name="ro1" table:number-rows-repeated="2">
          <table:table-cell table:number-columns-repeated="10"/>
          <table:table-cell table:style-name="ce14" table:number-columns-repeated="3"/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 table:number-rows-repeated="9">
          <table:table-cell table:number-columns-repeated="10"/>
          <table:table-cell table:style-name="ce14" table:number-columns-repeated="3"/>
          <table:table-cell table:number-columns-repeated="4"/>
          <table:table-cell table:style-name="ce13"/>
          <table:table-cell table:number-columns-repeated="1004"/>
        </table:table-row>
        <table:table-row table:style-name="ro1" table:number-rows-repeated="3">
          <table:table-cell table:number-columns-repeated="10"/>
          <table:table-cell table:style-name="ce14" table:number-columns-repeated="3"/>
          <table:table-cell table:number-columns-repeated="1009"/>
        </table:table-row>
        <table:table-row table:style-name="ro2" table:number-rows-repeated="4">
          <table:table-cell table:number-columns-repeated="1022"/>
        </table:table-row>
        <table:table-row table:style-name="ro3" table:number-rows-repeated="1048518">
          <table:table-cell table:number-columns-repeated="1022"/>
        </table:table-row>
        <table:table-row table:style-name="ro4" table:number-rows-repeated="5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Atenuacion_3" table:style-name="ta4">
        <table:table-column table:style-name="co8" table:default-cell-style-name="Default"/>
        <table:table-column table:style-name="co5" table:default-cell-style-name="Default"/>
        <table:table-column table:style-name="co1" table:number-columns-repeated="1020" table:default-cell-style-name="Default"/>
        <table:table-row table:style-name="ro1">
          <table:table-cell table:style-name="ce12" office:value-type="string" calcext:value-type="string">
            <text:p>Plomo</text:p>
          </table:table-cell>
          <table:table-cell table:style-name="ce12" office:value-type="string" calcext:value-type="string">
            <text:p>Hierro</text:p>
          </table:table-cell>
          <table:table-cell table:style-name="ce12" office:value-type="string" calcext:value-type="string">
            <text:p>$V_2$</text:p>
          </table:table-cell>
          <table:table-cell table:style-name="ce12" office:value-type="string" calcext:value-type="string">
            <text:p>$U_2$ <text:s/>[V]</text:p>
          </table:table-cell>
          <table:table-cell table:style-name="ce12" office:value-type="string" calcext:value-type="string">
            <text:p>$V_1$ <text:s/>[kV]</text:p>
          </table:table-cell>
          <table:table-cell table:style-name="ce12" office:value-type="string" calcext:value-type="string">
            <text:p>$U_1$ <text:s/>[V]</text:p>
          </table:table-cell>
          <table:table-cell table:style-name="ce12" office:value-type="string" calcext:value-type="string">
            <text:p>$N_1$ </text:p>
          </table:table-cell>
          <table:table-cell table:style-name="ce12" office:value-type="string" calcext:value-type="string">
            <text:p>$N_2$</text:p>
          </table:table-cell>
          <table:table-cell table:style-name="ce12" office:value-type="string" calcext:value-type="string">
            <text:p>$N_{12}$</text:p>
          </table:table-cell>
          <table:table-cell table:style-name="ce12" office:value-type="string" calcext:value-type="string">
            <text:p>$t$ [s]</text:p>
          </table:table-cell>
          <table:table-cell table:style-name="ce12" office:value-type="string" calcext:value-type="string">
            <text:p>$n_1$ [s$^{-1}$]</text:p>
          </table:table-cell>
          <table:table-cell table:style-name="ce12" office:value-type="string" calcext:value-type="string">
            <text:p>$n_2$ <text:s/>[s$^{-1}$]</text:p>
          </table:table-cell>
          <table:table-cell table:style-name="ce12" office:value-type="string" calcext:value-type="string">
            <text:p>$n_{12}$ <text:s/>[s$^{-1}$]</text:p>
          </table:table-cell>
          <table:table-cell table:number-columns-repeated="1009"/>
        </table:table-row>
        <table:table-row table:style-name="ro1"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26" calcext:value-type="float">
            <text:p>10326</text:p>
          </table:table-cell>
          <table:table-cell table:style-name="ce12" office:value-type="float" office:value="3988" calcext:value-type="float">
            <text:p>3988</text:p>
          </table:table-cell>
          <table:table-cell table:style-name="ce12" office:value-type="float" office:value="313" calcext:value-type="float">
            <text:p>313</text:p>
          </table:table-cell>
          <table:table-cell table:style-name="ce12" office:value-type="float" office:value="36.6" calcext:value-type="float">
            <text:p>36,6</text:p>
          </table:table-cell>
          <table:table-cell table:style-name="ce14" table:formula="of:=[.G2]/[.J2]" office:value-type="float" office:value="282.131147540984" calcext:value-type="float">
            <text:p>282,131147540984</text:p>
          </table:table-cell>
          <table:table-cell table:style-name="ce14" table:formula="of:=[.H2]/[.J2]" office:value-type="float" office:value="108.96174863388" calcext:value-type="float">
            <text:p>108,96174863388</text:p>
          </table:table-cell>
          <table:table-cell table:style-name="ce14" table:formula="of:=[.I2]/[.J2]" office:value-type="float" office:value="8.55191256830601" calcext:value-type="float">
            <text:p>8,55191256830601</text:p>
          </table:table-cell>
          <table:table-cell table:number-columns-repeated="1009"/>
        </table:table-row>
        <table:table-row table:style-name="ro3"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7115" calcext:value-type="float">
            <text:p>17115</text:p>
          </table:table-cell>
          <table:table-cell table:style-name="ce12" office:value-type="float" office:value="6221" calcext:value-type="float">
            <text:p>6221</text:p>
          </table:table-cell>
          <table:table-cell table:style-name="ce12" office:value-type="float" office:value="462" calcext:value-type="float">
            <text:p>462</text:p>
          </table:table-cell>
          <table:table-cell table:style-name="ce12" office:value-type="float" office:value="52.5" calcext:value-type="float">
            <text:p>52,5</text:p>
          </table:table-cell>
          <table:table-cell table:style-name="ce14" table:formula="of:=[.G3]/[.J3]" office:value-type="float" office:value="326" calcext:value-type="float">
            <text:p>326</text:p>
          </table:table-cell>
          <table:table-cell table:style-name="ce14" table:formula="of:=[.H3]/[.J3]" office:value-type="float" office:value="118.495238095238" calcext:value-type="float">
            <text:p>118,495238095238</text:p>
          </table:table-cell>
          <table:table-cell table:style-name="ce14" table:formula="of:=[.I3]/[.J3]" office:value-type="float" office:value="8.8" calcext:value-type="float">
            <text:p>8,8</text:p>
          </table:table-cell>
          <table:table-cell table:number-columns-repeated="1009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7450" calcext:value-type="float">
            <text:p>17450</text:p>
          </table:table-cell>
          <table:table-cell table:style-name="ce12" office:value-type="float" office:value="5952" calcext:value-type="float">
            <text:p>5952</text:p>
          </table:table-cell>
          <table:table-cell table:style-name="ce12" office:value-type="float" office:value="448" calcext:value-type="float">
            <text:p>448</text:p>
          </table:table-cell>
          <table:table-cell table:style-name="ce12" office:value-type="float" office:value="61.68" calcext:value-type="float">
            <text:p>61,68</text:p>
          </table:table-cell>
          <table:table-cell table:style-name="ce14" table:formula="of:=[.G4]/[.J4]" office:value-type="float" office:value="282.911802853437" calcext:value-type="float">
            <text:p>282,911802853437</text:p>
          </table:table-cell>
          <table:table-cell table:style-name="ce14" table:formula="of:=[.H4]/[.J4]" office:value-type="float" office:value="96.4980544747082" calcext:value-type="float">
            <text:p>96,4980544747082</text:p>
          </table:table-cell>
          <table:table-cell table:style-name="ce14" table:formula="of:=[.I4]/[.J4]" office:value-type="float" office:value="7.2632944228275" calcext:value-type="float">
            <text:p>7,2632944228275</text:p>
          </table:table-cell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6334" calcext:value-type="float">
            <text:p>16334</text:p>
          </table:table-cell>
          <table:table-cell table:style-name="ce12" office:value-type="float" office:value="5467" calcext:value-type="float">
            <text:p>5467</text:p>
          </table:table-cell>
          <table:table-cell table:style-name="ce12" office:value-type="float" office:value="429" calcext:value-type="float">
            <text:p>429</text:p>
          </table:table-cell>
          <table:table-cell table:style-name="ce12" office:value-type="float" office:value="59.26" calcext:value-type="float">
            <text:p>59,26</text:p>
          </table:table-cell>
          <table:table-cell table:style-name="ce14" table:formula="of:=[.G5]/[.J5]" office:value-type="float" office:value="275.632804589943" calcext:value-type="float">
            <text:p>275,632804589943</text:p>
          </table:table-cell>
          <table:table-cell table:style-name="ce14" table:formula="of:=[.H5]/[.J5]" office:value-type="float" office:value="92.2544718191023" calcext:value-type="float">
            <text:p>92,2544718191023</text:p>
          </table:table-cell>
          <table:table-cell table:style-name="ce14" table:formula="of:=[.I5]/[.J5]" office:value-type="float" office:value="7.23928450894364" calcext:value-type="float">
            <text:p>7,23928450894364</text:p>
          </table:table-cell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9751" calcext:value-type="float">
            <text:p>19751</text:p>
          </table:table-cell>
          <table:table-cell table:style-name="ce12" office:value-type="float" office:value="6151" calcext:value-type="float">
            <text:p>6151</text:p>
          </table:table-cell>
          <table:table-cell table:style-name="ce12" office:value-type="float" office:value="466" calcext:value-type="float">
            <text:p>466</text:p>
          </table:table-cell>
          <table:table-cell table:style-name="ce12" office:value-type="float" office:value="77.3" calcext:value-type="float">
            <text:p>77,3</text:p>
          </table:table-cell>
          <table:table-cell table:style-name="ce14" table:formula="of:=[.G6]/[.J6]" office:value-type="float" office:value="255.510996119017" calcext:value-type="float">
            <text:p>255,510996119017</text:p>
          </table:table-cell>
          <table:table-cell table:style-name="ce14" table:formula="of:=[.H6]/[.J6]" office:value-type="float" office:value="79.5730918499353" calcext:value-type="float">
            <text:p>79,5730918499353</text:p>
          </table:table-cell>
          <table:table-cell table:style-name="ce14" table:formula="of:=[.I6]/[.J6]" office:value-type="float" office:value="6.02846054333765" calcext:value-type="float">
            <text:p>6,02846054333765</text:p>
          </table:table-cell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8875" calcext:value-type="float">
            <text:p>18875</text:p>
          </table:table-cell>
          <table:table-cell table:style-name="ce12" office:value-type="float" office:value="5947" calcext:value-type="float">
            <text:p>5947</text:p>
          </table:table-cell>
          <table:table-cell table:style-name="ce12" office:value-type="float" office:value="413" calcext:value-type="float">
            <text:p>413</text:p>
          </table:table-cell>
          <table:table-cell table:style-name="ce12" office:value-type="float" office:value="69" calcext:value-type="float">
            <text:p>69</text:p>
          </table:table-cell>
          <table:table-cell table:style-name="ce14" table:formula="of:=[.G7]/[.J7]" office:value-type="float" office:value="273.550724637681" calcext:value-type="float">
            <text:p>273,550724637681</text:p>
          </table:table-cell>
          <table:table-cell table:style-name="ce14" table:formula="of:=[.H7]/[.J7]" office:value-type="float" office:value="86.1884057971015" calcext:value-type="float">
            <text:p>86,1884057971015</text:p>
          </table:table-cell>
          <table:table-cell table:style-name="ce14" table:formula="of:=[.I7]/[.J7]" office:value-type="float" office:value="5.98550724637681" calcext:value-type="float">
            <text:p>5,98550724637681</text:p>
          </table:table-cell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21546" calcext:value-type="float">
            <text:p>21546</text:p>
          </table:table-cell>
          <table:table-cell table:style-name="ce12" office:value-type="float" office:value="6703" calcext:value-type="float">
            <text:p>6703</text:p>
          </table:table-cell>
          <table:table-cell table:style-name="ce12" office:value-type="float" office:value="471" calcext:value-type="float">
            <text:p>471</text:p>
          </table:table-cell>
          <table:table-cell table:style-name="ce12" office:value-type="float" office:value="78.07" calcext:value-type="float">
            <text:p>78,07</text:p>
          </table:table-cell>
          <table:table-cell table:style-name="ce14" table:formula="of:=[.G8]/[.J8]" office:value-type="float" office:value="275.983092096836" calcext:value-type="float">
            <text:p>275,983092096836</text:p>
          </table:table-cell>
          <table:table-cell table:style-name="ce14" table:formula="of:=[.H8]/[.J8]" office:value-type="float" office:value="85.8588446266171" calcext:value-type="float">
            <text:p>85,8588446266171</text:p>
          </table:table-cell>
          <table:table-cell table:style-name="ce14" table:formula="of:=[.I8]/[.J8]" office:value-type="float" office:value="6.03304726527475" calcext:value-type="float">
            <text:p>6,03304726527475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8783" calcext:value-type="float">
            <text:p>18783</text:p>
          </table:table-cell>
          <table:table-cell table:style-name="ce12" office:value-type="float" office:value="5993" calcext:value-type="float">
            <text:p>5993</text:p>
          </table:table-cell>
          <table:table-cell table:style-name="ce12" office:value-type="float" office:value="444" calcext:value-type="float">
            <text:p>444</text:p>
          </table:table-cell>
          <table:table-cell table:style-name="ce12" office:value-type="float" office:value="69.26" calcext:value-type="float">
            <text:p>69,26</text:p>
          </table:table-cell>
          <table:table-cell table:style-name="ce14" table:formula="of:=[.G9]/[.J9]" office:value-type="float" office:value="271.195495235345" calcext:value-type="float">
            <text:p>271,195495235345</text:p>
          </table:table-cell>
          <table:table-cell table:style-name="ce14" table:formula="of:=[.H9]/[.J9]" office:value-type="float" office:value="86.5290210799884" calcext:value-type="float">
            <text:p>86,5290210799884</text:p>
          </table:table-cell>
          <table:table-cell table:style-name="ce14" table:formula="of:=[.I9]/[.J9]" office:value-type="float" office:value="6.41062662431418" calcext:value-type="float">
            <text:p>6,41062662431418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 table:number-rows-repeated="2">
          <table:table-cell table:number-columns-repeated="10"/>
          <table:table-cell table:style-name="ce14" table:number-columns-repeated="3"/>
          <table:table-cell table:number-columns-repeated="4"/>
          <table:table-cell table:style-name="ce13"/>
          <table:table-cell table:number-columns-repeated="1004"/>
        </table:table-row>
        <table:table-row table:style-name="ro1" table:number-rows-repeated="11">
          <table:table-cell table:style-name="ce12" table:number-columns-repeated="2"/>
          <table:table-cell table:style-name="ce13"/>
          <table:table-cell table:style-name="ce12" table:number-columns-repeated="7"/>
          <table:table-cell table:style-name="ce14" table:number-columns-repeated="3"/>
          <table:table-cell table:number-columns-repeated="4"/>
          <table:table-cell table:style-name="ce13"/>
          <table:table-cell table:number-columns-repeated="1004"/>
        </table:table-row>
        <table:table-row table:style-name="ro1" table:number-rows-repeated="2">
          <table:table-cell table:style-name="ce12" table:number-columns-repeated="2"/>
          <table:table-cell table:style-name="ce13"/>
          <table:table-cell table:style-name="ce12" table:number-columns-repeated="7"/>
          <table:table-cell table:style-name="ce14" table:number-columns-repeated="3"/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 table:number-rows-repeated="4">
          <table:table-cell table:style-name="ce12" table:number-columns-repeated="2"/>
          <table:table-cell table:style-name="ce13"/>
          <table:table-cell table:style-name="ce12" table:number-columns-repeated="7"/>
          <table:table-cell table:style-name="ce14" table:number-columns-repeated="3"/>
          <table:table-cell table:number-columns-repeated="4"/>
          <table:table-cell table:style-name="ce13"/>
          <table:table-cell table:number-columns-repeated="1004"/>
        </table:table-row>
        <table:table-row table:style-name="ro1" table:number-rows-repeated="4">
          <table:table-cell table:style-name="ce12" table:number-columns-repeated="2"/>
          <table:table-cell table:style-name="ce13"/>
          <table:table-cell table:style-name="ce12" table:number-columns-repeated="7"/>
          <table:table-cell table:style-name="ce14" table:number-columns-repeated="3"/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>
          <table:table-cell table:style-name="ce12" table:number-columns-repeated="2"/>
          <table:table-cell table:style-name="ce13"/>
          <table:table-cell table:style-name="ce12" table:number-columns-repeated="7"/>
          <table:table-cell table:style-name="ce14" table:number-columns-repeated="3"/>
          <table:table-cell table:number-columns-repeated="4"/>
          <table:table-cell table:style-name="ce13"/>
          <table:table-cell table:number-columns-repeated="1004"/>
        </table:table-row>
        <table:table-row table:style-name="ro1" table:number-rows-repeated="2">
          <table:table-cell table:style-name="ce12" table:number-columns-repeated="2"/>
          <table:table-cell table:style-name="ce13"/>
          <table:table-cell table:style-name="ce12" table:number-columns-repeated="7"/>
          <table:table-cell table:style-name="ce14" table:number-columns-repeated="3"/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 table:number-rows-repeated="9">
          <table:table-cell table:style-name="ce12" table:number-columns-repeated="2"/>
          <table:table-cell table:style-name="ce13"/>
          <table:table-cell table:style-name="ce12" table:number-columns-repeated="7"/>
          <table:table-cell table:style-name="ce14" table:number-columns-repeated="3"/>
          <table:table-cell table:number-columns-repeated="4"/>
          <table:table-cell table:style-name="ce13"/>
          <table:table-cell table:number-columns-repeated="1004"/>
        </table:table-row>
        <table:table-row table:style-name="ro1" table:number-rows-repeated="3">
          <table:table-cell table:style-name="ce12" table:number-columns-repeated="2"/>
          <table:table-cell table:style-name="ce13"/>
          <table:table-cell table:style-name="ce12" table:number-columns-repeated="7"/>
          <table:table-cell table:style-name="ce14" table:number-columns-repeated="3"/>
          <table:table-cell table:number-columns-repeated="1009"/>
        </table:table-row>
        <table:table-row table:style-name="ro2" table:number-rows-repeated="4">
          <table:table-cell table:number-columns-repeated="1022"/>
        </table:table-row>
        <table:table-row table:style-name="ro3" table:number-rows-repeated="1048518">
          <table:table-cell table:number-columns-repeated="1022"/>
        </table:table-row>
        <table:table-row table:style-name="ro4" table:number-rows-repeated="6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Atenuacion_4" table:style-name="ta5">
        <table:table-column table:style-name="co3" table:default-cell-style-name="Default"/>
        <table:table-column table:style-name="co3" table:default-cell-style-name="ce12"/>
        <table:table-column table:style-name="co3" table:default-cell-style-name="ce13"/>
        <table:table-column table:style-name="co3" table:number-columns-repeated="3" table:default-cell-style-name="ce12"/>
        <table:table-column table:style-name="co3" table:number-columns-repeated="3" table:default-cell-style-name="Default"/>
        <table:table-column table:style-name="co3" table:default-cell-style-name="ce12"/>
        <table:table-column table:style-name="co3" table:number-columns-repeated="3" table:default-cell-style-name="ce14"/>
        <table:table-row table:style-name="ro1">
          <table:table-cell table:style-name="ce12" office:value-type="string" calcext:value-type="string">
            <text:p>Plomo</text:p>
          </table:table-cell>
          <table:table-cell office:value-type="string" calcext:value-type="string">
            <text:p>Hierro</text:p>
          </table:table-cell>
          <table:table-cell table:style-name="ce12" office:value-type="string" calcext:value-type="string">
            <text:p>$V_2$</text:p>
          </table:table-cell>
          <table:table-cell office:value-type="string" calcext:value-type="string">
            <text:p>$U_2$ <text:s/>[V]</text:p>
          </table:table-cell>
          <table:table-cell office:value-type="string" calcext:value-type="string">
            <text:p>$V_1$ <text:s/>[kV]</text:p>
          </table:table-cell>
          <table:table-cell office:value-type="string" calcext:value-type="string">
            <text:p>$U_1$ <text:s/>[V]</text:p>
          </table:table-cell>
          <table:table-cell table:style-name="ce12" office:value-type="string" calcext:value-type="string">
            <text:p>$N_1$ </text:p>
          </table:table-cell>
          <table:table-cell table:style-name="ce12" office:value-type="string" calcext:value-type="string">
            <text:p>$N_2$</text:p>
          </table:table-cell>
          <table:table-cell table:style-name="ce12" office:value-type="string" calcext:value-type="string">
            <text:p>$N_{12}$</text:p>
          </table:table-cell>
          <table:table-cell office:value-type="string" calcext:value-type="string">
            <text:p>$t$ [s]</text:p>
          </table:table-cell>
          <table:table-cell table:style-name="ce12" office:value-type="string" calcext:value-type="string">
            <text:p>$n_1$ [s$^{-1}$]</text:p>
          </table:table-cell>
          <table:table-cell table:style-name="ce12" office:value-type="string" calcext:value-type="string">
            <text:p>$n_2$ <text:s/>[s$^{-1}$]</text:p>
          </table:table-cell>
          <table:table-cell table:style-name="ce12" office:value-type="string" calcext:value-type="string">
            <text:p>$n_{12}$ <text:s/>[s$^{-1}$]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909" calcext:value-type="float">
            <text:p>1,909</text:p>
          </table:table-cell>
          <table:table-cell office:value-type="float" office:value="-0.111" calcext:value-type="float">
            <text:p>-0,111</text:p>
          </table:table-cell>
          <table:table-cell office:value-type="float" office:value="1.911" calcext:value-type="float">
            <text:p>1,911</text:p>
          </table:table-cell>
          <table:table-cell office:value-type="float" office:value="-0.11" calcext:value-type="float">
            <text:p>-0,11</text:p>
          </table:table-cell>
          <table:table-cell office:value-type="float" office:value="1900" calcext:value-type="float">
            <text:p>1900</text:p>
          </table:table-cell>
          <table:table-cell office:value-type="float" office:value="4900" calcext:value-type="float">
            <text:p>4900</text:p>
          </table:table-cell>
          <table:table-cell office:value-type="float" office:value="270" calcext:value-type="float">
            <text:p>270</text:p>
          </table:table-cell>
          <table:table-cell table:formula="of:=5*60" office:value-type="float" office:value="300" calcext:value-type="float">
            <text:p>300</text:p>
          </table:table-cell>
          <table:table-cell table:formula="of:=[.G2]/[.J2]" office:value-type="float" office:value="6.33333333333333" calcext:value-type="float">
            <text:p>6,33333333333333</text:p>
          </table:table-cell>
          <table:table-cell table:formula="of:=[.H2]/[.J2]" office:value-type="float" office:value="16.3333333333333" calcext:value-type="float">
            <text:p>16,3333333333333</text:p>
          </table:table-cell>
          <table:table-cell table:formula="of:=[.I2]/[.J2]"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909" calcext:value-type="float">
            <text:p>1,909</text:p>
          </table:table-cell>
          <table:table-cell office:value-type="float" office:value="-0.111" calcext:value-type="float">
            <text:p>-0,111</text:p>
          </table:table-cell>
          <table:table-cell office:value-type="float" office:value="1.911" calcext:value-type="float">
            <text:p>1,911</text:p>
          </table:table-cell>
          <table:table-cell office:value-type="float" office:value="-0.11" calcext:value-type="float">
            <text:p>-0,11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262" calcext:value-type="float">
            <text:p>262</text:p>
          </table:table-cell>
          <table:table-cell table:formula="of:=5*60" office:value-type="float" office:value="300" calcext:value-type="float">
            <text:p>300</text:p>
          </table:table-cell>
          <table:table-cell table:formula="of:=[.G3]/[.J3]" office:value-type="float" office:value="6.66666666666667" calcext:value-type="float">
            <text:p>6,66666666666667</text:p>
          </table:table-cell>
          <table:table-cell table:formula="of:=[.H3]/[.J3]" office:value-type="float" office:value="16.6666666666667" calcext:value-type="float">
            <text:p>16,6666666666667</text:p>
          </table:table-cell>
          <table:table-cell table:formula="of:=[.I3]/[.J3]" office:value-type="float" office:value="0.873333333333333" calcext:value-type="float">
            <text:p>0,87333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909" calcext:value-type="float">
            <text:p>1,909</text:p>
          </table:table-cell>
          <table:table-cell office:value-type="float" office:value="-0.111" calcext:value-type="float">
            <text:p>-0,111</text:p>
          </table:table-cell>
          <table:table-cell office:value-type="float" office:value="1.911" calcext:value-type="float">
            <text:p>1,911</text:p>
          </table:table-cell>
          <table:table-cell office:value-type="float" office:value="-0.11" calcext:value-type="float">
            <text:p>-0,11</text:p>
          </table:table-cell>
          <table:table-cell office:value-type="float" office:value="1800" calcext:value-type="float">
            <text:p>1800</text:p>
          </table:table-cell>
          <table:table-cell office:value-type="float" office:value="4900" calcext:value-type="float">
            <text:p>4900</text:p>
          </table:table-cell>
          <table:table-cell office:value-type="float" office:value="200" calcext:value-type="float">
            <text:p>200</text:p>
          </table:table-cell>
          <table:table-cell table:formula="of:=5*60" office:value-type="float" office:value="300" calcext:value-type="float">
            <text:p>300</text:p>
          </table:table-cell>
          <table:table-cell table:formula="of:=[.G4]/[.J4]" office:value-type="float" office:value="6" calcext:value-type="float">
            <text:p>6</text:p>
          </table:table-cell>
          <table:table-cell table:formula="of:=[.H4]/[.J4]" office:value-type="float" office:value="16.3333333333333" calcext:value-type="float">
            <text:p>16,3333333333333</text:p>
          </table:table-cell>
          <table:table-cell table:formula="of:=[.I4]/[.J4]" office:value-type="float" office:value="0.666666666666667" calcext:value-type="float">
            <text:p>0,6666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909" calcext:value-type="float">
            <text:p>1,909</text:p>
          </table:table-cell>
          <table:table-cell office:value-type="float" office:value="-0.111" calcext:value-type="float">
            <text:p>-0,111</text:p>
          </table:table-cell>
          <table:table-cell office:value-type="float" office:value="1.911" calcext:value-type="float">
            <text:p>1,911</text:p>
          </table:table-cell>
          <table:table-cell office:value-type="float" office:value="-0.11" calcext:value-type="float">
            <text:p>-0,11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53" calcext:value-type="float">
            <text:p>153</text:p>
          </table:table-cell>
          <table:table-cell table:formula="of:=5*60" office:value-type="float" office:value="300" calcext:value-type="float">
            <text:p>300</text:p>
          </table:table-cell>
          <table:table-cell table:formula="of:=[.G5]/[.J5]" office:value-type="float" office:value="6.66666666666667" calcext:value-type="float">
            <text:p>6,66666666666667</text:p>
          </table:table-cell>
          <table:table-cell table:formula="of:=[.H5]/[.J5]" office:value-type="float" office:value="16.6666666666667" calcext:value-type="float">
            <text:p>16,6666666666667</text:p>
          </table:table-cell>
          <table:table-cell table:formula="of:=[.I5]/[.J5]" office:value-type="float" office:value="0.51" calcext:value-type="float">
            <text:p>0,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.909" calcext:value-type="float">
            <text:p>1,909</text:p>
          </table:table-cell>
          <table:table-cell office:value-type="float" office:value="-0.111" calcext:value-type="float">
            <text:p>-0,111</text:p>
          </table:table-cell>
          <table:table-cell office:value-type="float" office:value="1.911" calcext:value-type="float">
            <text:p>1,911</text:p>
          </table:table-cell>
          <table:table-cell office:value-type="float" office:value="-0.11" calcext:value-type="float">
            <text:p>-0,11</text:p>
          </table:table-cell>
          <table:table-cell office:value-type="float" office:value="1900" calcext:value-type="float">
            <text:p>1900</text:p>
          </table:table-cell>
          <table:table-cell office:value-type="float" office:value="5000" calcext:value-type="float">
            <text:p>5000</text:p>
          </table:table-cell>
          <table:table-cell office:value-type="float" office:value="156" calcext:value-type="float">
            <text:p>156</text:p>
          </table:table-cell>
          <table:table-cell table:formula="of:=5*60" office:value-type="float" office:value="300" calcext:value-type="float">
            <text:p>300</text:p>
          </table:table-cell>
          <table:table-cell table:formula="of:=[.G6]/[.J6]" office:value-type="float" office:value="6.33333333333333" calcext:value-type="float">
            <text:p>6,33333333333333</text:p>
          </table:table-cell>
          <table:table-cell table:formula="of:=[.H6]/[.J6]" office:value-type="float" office:value="16.6666666666667" calcext:value-type="float">
            <text:p>16,6666666666667</text:p>
          </table:table-cell>
          <table:table-cell table:formula="of:=[.I6]/[.J6]" office:value-type="float" office:value="0.52" calcext:value-type="float">
            <text:p>0,52</text:p>
          </table:table-cell>
        </table:table-row>
        <table:table-row table:style-name="ro1" table:number-rows-repeated="2">
          <table:table-cell table:style-name="ce12"/>
          <table:table-cell table:number-columns-repeated="5"/>
          <table:table-cell table:style-name="ce12" table:number-columns-repeated="3"/>
          <table:table-cell table:number-columns-repeated="4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3"/>
          <table:table-cell table:style-name="Default" table:number-columns-repeated="4"/>
        </table:table-row>
        <table:table-row table:style-name="ro2">
          <table:table-cell/>
          <table:table-cell table:style-name="Default" table:number-columns-repeated="5"/>
          <table:table-cell table:number-columns-repeated="3"/>
          <table:table-cell table:style-name="ce3"/>
          <table:table-cell table:style-name="Default" table:number-columns-repeated="3"/>
        </table:table-row>
      </table:table>
      <table:table table:name="Atenuacion_5" table:style-name="ta5">
        <table:table-column table:style-name="co3" table:number-columns-repeated="2" table:default-cell-style-name="ce23"/>
        <table:table-column table:style-name="co3" table:default-cell-style-name="ce13"/>
        <table:table-column table:style-name="co3" table:number-columns-repeated="3" table:default-cell-style-name="ce12"/>
        <table:table-column table:style-name="co3" table:number-columns-repeated="3" table:default-cell-style-name="ce23"/>
        <table:table-column table:style-name="co3" table:default-cell-style-name="ce12"/>
        <table:table-column table:style-name="co3" table:number-columns-repeated="3" table:default-cell-style-name="ce14"/>
        <table:table-row table:style-name="ro1">
          <table:table-cell table:style-name="ce12" office:value-type="string" calcext:value-type="string">
            <text:p>Plomo</text:p>
          </table:table-cell>
          <table:table-cell table:style-name="ce12" office:value-type="string" calcext:value-type="string">
            <text:p>Hierro</text:p>
          </table:table-cell>
          <table:table-cell table:style-name="ce12" office:value-type="string" calcext:value-type="string">
            <text:p>$V_2$</text:p>
          </table:table-cell>
          <table:table-cell office:value-type="string" calcext:value-type="string">
            <text:p>$U_2$ <text:s/>[V]</text:p>
          </table:table-cell>
          <table:table-cell office:value-type="string" calcext:value-type="string">
            <text:p>$V_1$ <text:s/>[kV]</text:p>
          </table:table-cell>
          <table:table-cell office:value-type="string" calcext:value-type="string">
            <text:p>$U_1$ <text:s/>[V]</text:p>
          </table:table-cell>
          <table:table-cell table:style-name="ce12" office:value-type="string" calcext:value-type="string">
            <text:p>$N_1$ </text:p>
          </table:table-cell>
          <table:table-cell table:style-name="ce12" office:value-type="string" calcext:value-type="string">
            <text:p>$N_2$</text:p>
          </table:table-cell>
          <table:table-cell table:style-name="ce12" office:value-type="string" calcext:value-type="string">
            <text:p>$N_{12}$</text:p>
          </table:table-cell>
          <table:table-cell office:value-type="string" calcext:value-type="string">
            <text:p>$t$ [s]</text:p>
          </table:table-cell>
          <table:table-cell table:style-name="ce12" office:value-type="string" calcext:value-type="string">
            <text:p>$n_1$ [s$^{-1}$]</text:p>
          </table:table-cell>
          <table:table-cell table:style-name="ce12" office:value-type="string" calcext:value-type="string">
            <text:p>$n_2$ <text:s/>[s$^{-1}$]</text:p>
          </table:table-cell>
          <table:table-cell table:style-name="ce12" office:value-type="string" calcext:value-type="string">
            <text:p>$n_{12}$ <text:s/>[s$^{-1}$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909" calcext:value-type="float">
            <text:p>1,909</text:p>
          </table:table-cell>
          <table:table-cell office:value-type="float" office:value="-0.111" calcext:value-type="float">
            <text:p>-0,111</text:p>
          </table:table-cell>
          <table:table-cell office:value-type="float" office:value="1.911" calcext:value-type="float">
            <text:p>1,911</text:p>
          </table:table-cell>
          <table:table-cell office:value-type="float" office:value="-0.11" calcext:value-type="float">
            <text:p>-0,11</text:p>
          </table:table-cell>
          <table:table-cell office:value-type="float" office:value="1200" calcext:value-type="float">
            <text:p>1200</text:p>
          </table:table-cell>
          <table:table-cell office:value-type="float" office:value="2700" calcext:value-type="float">
            <text:p>2700</text:p>
          </table:table-cell>
          <table:table-cell office:value-type="float" office:value="520" calcext:value-type="float">
            <text:p>520</text:p>
          </table:table-cell>
          <table:table-cell table:formula="of:=180" office:value-type="float" office:value="180" calcext:value-type="float">
            <text:p>180</text:p>
          </table:table-cell>
          <table:table-cell table:formula="of:=[.G2]/[.J2]" office:value-type="float" office:value="6.66666666666667" calcext:value-type="float">
            <text:p>6,66666666666667</text:p>
          </table:table-cell>
          <table:table-cell table:formula="of:=[.H2]/[.J2]" office:value-type="float" office:value="15" calcext:value-type="float">
            <text:p>15</text:p>
          </table:table-cell>
          <table:table-cell table:formula="of:=[.I2]/[.J2]" office:value-type="float" office:value="2.88888888888889" calcext:value-type="float">
            <text:p>2,888888888888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.909" calcext:value-type="float">
            <text:p>1,909</text:p>
          </table:table-cell>
          <table:table-cell office:value-type="float" office:value="-0.111" calcext:value-type="float">
            <text:p>-0,111</text:p>
          </table:table-cell>
          <table:table-cell office:value-type="float" office:value="1.911" calcext:value-type="float">
            <text:p>1,911</text:p>
          </table:table-cell>
          <table:table-cell office:value-type="float" office:value="-0.11" calcext:value-type="float">
            <text:p>-0,11</text:p>
          </table:table-cell>
          <table:table-cell office:value-type="float" office:value="1200" calcext:value-type="float">
            <text:p>1200</text:p>
          </table:table-cell>
          <table:table-cell office:value-type="float" office:value="2600" calcext:value-type="float">
            <text:p>2600</text:p>
          </table:table-cell>
          <table:table-cell office:value-type="float" office:value="456" calcext:value-type="float">
            <text:p>456</text:p>
          </table:table-cell>
          <table:table-cell table:formula="of:=180" office:value-type="float" office:value="180" calcext:value-type="float">
            <text:p>180</text:p>
          </table:table-cell>
          <table:table-cell table:formula="of:=[.G3]/[.J3]" office:value-type="float" office:value="6.66666666666667" calcext:value-type="float">
            <text:p>6,66666666666667</text:p>
          </table:table-cell>
          <table:table-cell table:formula="of:=[.H3]/[.J3]" office:value-type="float" office:value="14.4444444444444" calcext:value-type="float">
            <text:p>14,4444444444444</text:p>
          </table:table-cell>
          <table:table-cell table:formula="of:=[.I3]/[.J3]" office:value-type="float" office:value="2.53333333333333" calcext:value-type="float">
            <text:p>2,5333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.909" calcext:value-type="float">
            <text:p>1,909</text:p>
          </table:table-cell>
          <table:table-cell office:value-type="float" office:value="-0.111" calcext:value-type="float">
            <text:p>-0,111</text:p>
          </table:table-cell>
          <table:table-cell office:value-type="float" office:value="1.911" calcext:value-type="float">
            <text:p>1,911</text:p>
          </table:table-cell>
          <table:table-cell office:value-type="float" office:value="-0.11" calcext:value-type="float">
            <text:p>-0,11</text:p>
          </table:table-cell>
          <table:table-cell office:value-type="float" office:value="1100" calcext:value-type="float">
            <text:p>1100</text:p>
          </table:table-cell>
          <table:table-cell office:value-type="float" office:value="2700" calcext:value-type="float">
            <text:p>2700</text:p>
          </table:table-cell>
          <table:table-cell office:value-type="float" office:value="372" calcext:value-type="float">
            <text:p>372</text:p>
          </table:table-cell>
          <table:table-cell table:formula="of:=180" office:value-type="float" office:value="180" calcext:value-type="float">
            <text:p>180</text:p>
          </table:table-cell>
          <table:table-cell table:formula="of:=[.G4]/[.J4]" office:value-type="float" office:value="6.11111111111111" calcext:value-type="float">
            <text:p>6,11111111111111</text:p>
          </table:table-cell>
          <table:table-cell table:formula="of:=[.H4]/[.J4]" office:value-type="float" office:value="15" calcext:value-type="float">
            <text:p>15</text:p>
          </table:table-cell>
          <table:table-cell table:formula="of:=[.I4]/[.J4]" office:value-type="float" office:value="2.06666666666667" calcext:value-type="float">
            <text:p>2,066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4]+3" office:value-type="float" office:value="12" calcext:value-type="float">
            <text:p>12</text:p>
          </table:table-cell>
          <table:table-cell office:value-type="float" office:value="1.909" calcext:value-type="float">
            <text:p>1,909</text:p>
          </table:table-cell>
          <table:table-cell office:value-type="float" office:value="-0.111" calcext:value-type="float">
            <text:p>-0,111</text:p>
          </table:table-cell>
          <table:table-cell office:value-type="float" office:value="1.911" calcext:value-type="float">
            <text:p>1,911</text:p>
          </table:table-cell>
          <table:table-cell office:value-type="float" office:value="-0.11" calcext:value-type="float">
            <text:p>-0,11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float" office:value="398" calcext:value-type="float">
            <text:p>398</text:p>
          </table:table-cell>
          <table:table-cell table:formula="of:=180" office:value-type="float" office:value="180" calcext:value-type="float">
            <text:p>180</text:p>
          </table:table-cell>
          <table:table-cell table:formula="of:=[.G5]/[.J5]" office:value-type="float" office:value="5.55555555555556" calcext:value-type="float">
            <text:p>5,55555555555556</text:p>
          </table:table-cell>
          <table:table-cell table:formula="of:=[.H5]/[.J5]" office:value-type="float" office:value="13.8888888888889" calcext:value-type="float">
            <text:p>13,8888888888889</text:p>
          </table:table-cell>
          <table:table-cell table:formula="of:=[.I5]/[.J5]" office:value-type="float" office:value="2.21111111111111" calcext:value-type="float">
            <text:p>2,21111111111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5]+3" office:value-type="float" office:value="15" calcext:value-type="float">
            <text:p>15</text:p>
          </table:table-cell>
          <table:table-cell office:value-type="float" office:value="1.909" calcext:value-type="float">
            <text:p>1,909</text:p>
          </table:table-cell>
          <table:table-cell office:value-type="float" office:value="-0.111" calcext:value-type="float">
            <text:p>-0,111</text:p>
          </table:table-cell>
          <table:table-cell office:value-type="float" office:value="1.911" calcext:value-type="float">
            <text:p>1,911</text:p>
          </table:table-cell>
          <table:table-cell office:value-type="float" office:value="-0.11" calcext:value-type="float">
            <text:p>-0,11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float" office:value="369" calcext:value-type="float">
            <text:p>369</text:p>
          </table:table-cell>
          <table:table-cell table:formula="of:=180" office:value-type="float" office:value="180" calcext:value-type="float">
            <text:p>180</text:p>
          </table:table-cell>
          <table:table-cell table:formula="of:=[.G6]/[.J6]" office:value-type="float" office:value="5.55555555555556" calcext:value-type="float">
            <text:p>5,55555555555556</text:p>
          </table:table-cell>
          <table:table-cell table:formula="of:=[.H6]/[.J6]" office:value-type="float" office:value="13.8888888888889" calcext:value-type="float">
            <text:p>13,8888888888889</text:p>
          </table:table-cell>
          <table:table-cell table:formula="of:=[.I6]/[.J6]" office:value-type="float" office:value="2.05" calcext:value-type="float">
            <text:p>2,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3+[.B6]" office:value-type="float" office:value="18" calcext:value-type="float">
            <text:p>18</text:p>
          </table:table-cell>
          <table:table-cell office:value-type="float" office:value="1.909" calcext:value-type="float">
            <text:p>1,909</text:p>
          </table:table-cell>
          <table:table-cell office:value-type="float" office:value="-0.111" calcext:value-type="float">
            <text:p>-0,111</text:p>
          </table:table-cell>
          <table:table-cell office:value-type="float" office:value="1.911" calcext:value-type="float">
            <text:p>1,911</text:p>
          </table:table-cell>
          <table:table-cell office:value-type="float" office:value="-0.11" calcext:value-type="float">
            <text:p>-0,11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float" office:value="280" calcext:value-type="float">
            <text:p>280</text:p>
          </table:table-cell>
          <table:table-cell table:formula="of:=180" office:value-type="float" office:value="180" calcext:value-type="float">
            <text:p>180</text:p>
          </table:table-cell>
          <table:table-cell table:formula="of:=[.G7]/[.J7]" office:value-type="float" office:value="5.55555555555556" calcext:value-type="float">
            <text:p>5,55555555555556</text:p>
          </table:table-cell>
          <table:table-cell table:formula="of:=[.H7]/[.J7]" office:value-type="float" office:value="13.8888888888889" calcext:value-type="float">
            <text:p>13,8888888888889</text:p>
          </table:table-cell>
          <table:table-cell table:formula="of:=[.I7]/[.J7]" office:value-type="float" office:value="1.55555555555556" calcext:value-type="float">
            <text:p>1,55555555555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.909" calcext:value-type="float">
            <text:p>1,909</text:p>
          </table:table-cell>
          <table:table-cell office:value-type="float" office:value="-0.111" calcext:value-type="float">
            <text:p>-0,111</text:p>
          </table:table-cell>
          <table:table-cell office:value-type="float" office:value="1.911" calcext:value-type="float">
            <text:p>1,911</text:p>
          </table:table-cell>
          <table:table-cell office:value-type="float" office:value="-0.11" calcext:value-type="float">
            <text:p>-0,11</text:p>
          </table:table-cell>
          <table:table-cell office:value-type="float" office:value="1000" calcext:value-type="float">
            <text:p>1000</text:p>
          </table:table-cell>
          <table:table-cell office:value-type="float" office:value="2400" calcext:value-type="float">
            <text:p>2400</text:p>
          </table:table-cell>
          <table:table-cell office:value-type="float" office:value="248" calcext:value-type="float">
            <text:p>248</text:p>
          </table:table-cell>
          <table:table-cell table:formula="of:=180" office:value-type="float" office:value="180" calcext:value-type="float">
            <text:p>180</text:p>
          </table:table-cell>
          <table:table-cell table:formula="of:=[.G8]/[.J8]" office:value-type="float" office:value="5.55555555555556" calcext:value-type="float">
            <text:p>5,55555555555556</text:p>
          </table:table-cell>
          <table:table-cell table:formula="of:=[.H8]/[.J8]" office:value-type="float" office:value="13.3333333333333" calcext:value-type="float">
            <text:p>13,3333333333333</text:p>
          </table:table-cell>
          <table:table-cell table:formula="of:=[.I8]/[.J8]" office:value-type="float" office:value="1.37777777777778" calcext:value-type="float">
            <text:p>1,37777777777778</text:p>
          </table:table-cell>
        </table:table-row>
      </table:table>
      <table:table table:name="Eficiencia Distancia" table:style-name="ta6">
        <office:forms form:automatic-focus="false" form:apply-design-mode="false"/>
        <table:table-column table:style-name="co1" table:number-columns-repeated="1024" table:default-cell-style-name="Default"/>
        <table:table-column table:style-name="co3" table:number-columns-repeated="15359" table:default-cell-style-name="Default"/>
        <table:table-row table:style-name="ro1">
          <table:table-cell table:style-name="ce12" office:value-type="string" calcext:value-type="string">
            <text:p>$d$ (cm)</text:p>
          </table:table-cell>
          <table:table-cell table:style-name="ce12" office:value-type="string" calcext:value-type="string">
            <text:p>$V_2$</text:p>
          </table:table-cell>
          <table:table-cell table:style-name="ce12" office:value-type="string" calcext:value-type="string">
            <text:p>$U_2$ <text:s/>[V]</text:p>
          </table:table-cell>
          <table:table-cell table:style-name="ce12" office:value-type="string" calcext:value-type="string">
            <text:p>$V_1$ <text:s/>[kV]</text:p>
          </table:table-cell>
          <table:table-cell table:style-name="ce12" office:value-type="string" calcext:value-type="string">
            <text:p>$U_1$ <text:s/>[V]</text:p>
          </table:table-cell>
          <table:table-cell table:style-name="ce12" office:value-type="string" calcext:value-type="string">
            <text:p>$N_1$ </text:p>
          </table:table-cell>
          <table:table-cell table:style-name="ce12" office:value-type="string" calcext:value-type="string">
            <text:p>$N_2$</text:p>
          </table:table-cell>
          <table:table-cell table:style-name="ce12" office:value-type="string" calcext:value-type="string">
            <text:p>$N_{12}$</text:p>
          </table:table-cell>
          <table:table-cell table:style-name="ce12" office:value-type="string" calcext:value-type="string">
            <text:p>$t$ [s]</text:p>
          </table:table-cell>
          <table:table-cell table:style-name="ce12" office:value-type="string" calcext:value-type="string">
            <text:p>$n_1$ [s$^{-1}$]</text:p>
          </table:table-cell>
          <table:table-cell table:style-name="ce12" office:value-type="string" calcext:value-type="string">
            <text:p>$n_2$ <text:s/>[s$^{-1}$]</text:p>
          </table:table-cell>
          <table:table-cell table:style-name="ce12" office:value-type="string" calcext:value-type="string">
            <text:p>$n_{r}$ <text:s/>[s$^{-1}$]</text:p>
          </table:table-cell>
          <table:table-cell table:number-columns-repeated="16371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2]/[.I2]" office:value-type="float" office:value="250.704567541302" calcext:value-type="float">
            <text:p>250,704567541302</text:p>
          </table:table-cell>
          <table:table-cell table:style-name="ce14" table:formula="of:=[.G2]/[.I2]" office:value-type="float" office:value="108.551992225462" calcext:value-type="float">
            <text:p>108,551992225462</text:p>
          </table:table-cell>
          <table:table-cell table:style-name="ce14" table:formula="of:=[.H2]/[.I2]" office:value-type="float" office:value="7.31292517006803" calcext:value-type="float">
            <text:p>7,31292517006803</text:p>
          </table:table-cell>
          <table:table-cell table:style-name="ce12" table:number-columns-repeated="2"/>
          <table:table-cell table:style-name="ce13"/>
          <table:table-cell table:style-name="ce12" table:number-columns-repeated="7"/>
          <table:table-cell table:style-name="ce14" table:number-columns-repeated="3"/>
          <table:table-cell table:style-name="ce12" table:number-columns-repeated="2"/>
          <table:table-cell table:style-name="ce13"/>
          <table:table-cell table:style-name="ce12" table:number-columns-repeated="2"/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F2]/[.AI2]" office:value-type="float" office:value="250.704567541302" calcext:value-type="float">
            <text:p>250,704567541302</text:p>
          </table:table-cell>
          <table:table-cell table:style-name="ce14" table:formula="of:=[.AG2]/[.AI2]" office:value-type="float" office:value="108.551992225462" calcext:value-type="float">
            <text:p>108,551992225462</text:p>
          </table:table-cell>
          <table:table-cell table:style-name="ce14" table:formula="of:=[.AH2]/[.A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S2]/[.AV2]" office:value-type="float" office:value="250.704567541302" calcext:value-type="float">
            <text:p>250,704567541302</text:p>
          </table:table-cell>
          <table:table-cell table:style-name="ce14" table:formula="of:=[.AT2]/[.AV2]" office:value-type="float" office:value="108.551992225462" calcext:value-type="float">
            <text:p>108,551992225462</text:p>
          </table:table-cell>
          <table:table-cell table:style-name="ce14" table:formula="of:=[.AU2]/[.A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F2]/[.BI2]" office:value-type="float" office:value="250.704567541302" calcext:value-type="float">
            <text:p>250,704567541302</text:p>
          </table:table-cell>
          <table:table-cell table:style-name="ce14" table:formula="of:=[.BG2]/[.BI2]" office:value-type="float" office:value="108.551992225462" calcext:value-type="float">
            <text:p>108,551992225462</text:p>
          </table:table-cell>
          <table:table-cell table:style-name="ce14" table:formula="of:=[.BH2]/[.B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S2]/[.BV2]" office:value-type="float" office:value="250.704567541302" calcext:value-type="float">
            <text:p>250,704567541302</text:p>
          </table:table-cell>
          <table:table-cell table:style-name="ce14" table:formula="of:=[.BT2]/[.BV2]" office:value-type="float" office:value="108.551992225462" calcext:value-type="float">
            <text:p>108,551992225462</text:p>
          </table:table-cell>
          <table:table-cell table:style-name="ce14" table:formula="of:=[.BU2]/[.B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F2]/[.CI2]" office:value-type="float" office:value="250.704567541302" calcext:value-type="float">
            <text:p>250,704567541302</text:p>
          </table:table-cell>
          <table:table-cell table:style-name="ce14" table:formula="of:=[.CG2]/[.CI2]" office:value-type="float" office:value="108.551992225462" calcext:value-type="float">
            <text:p>108,551992225462</text:p>
          </table:table-cell>
          <table:table-cell table:style-name="ce14" table:formula="of:=[.CH2]/[.C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S2]/[.CV2]" office:value-type="float" office:value="250.704567541302" calcext:value-type="float">
            <text:p>250,704567541302</text:p>
          </table:table-cell>
          <table:table-cell table:style-name="ce14" table:formula="of:=[.CT2]/[.CV2]" office:value-type="float" office:value="108.551992225462" calcext:value-type="float">
            <text:p>108,551992225462</text:p>
          </table:table-cell>
          <table:table-cell table:style-name="ce14" table:formula="of:=[.CU2]/[.C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F2]/[.DI2]" office:value-type="float" office:value="250.704567541302" calcext:value-type="float">
            <text:p>250,704567541302</text:p>
          </table:table-cell>
          <table:table-cell table:style-name="ce14" table:formula="of:=[.DG2]/[.DI2]" office:value-type="float" office:value="108.551992225462" calcext:value-type="float">
            <text:p>108,551992225462</text:p>
          </table:table-cell>
          <table:table-cell table:style-name="ce14" table:formula="of:=[.DH2]/[.D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S2]/[.DV2]" office:value-type="float" office:value="250.704567541302" calcext:value-type="float">
            <text:p>250,704567541302</text:p>
          </table:table-cell>
          <table:table-cell table:style-name="ce14" table:formula="of:=[.DT2]/[.DV2]" office:value-type="float" office:value="108.551992225462" calcext:value-type="float">
            <text:p>108,551992225462</text:p>
          </table:table-cell>
          <table:table-cell table:style-name="ce14" table:formula="of:=[.DU2]/[.D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F2]/[.EI2]" office:value-type="float" office:value="250.704567541302" calcext:value-type="float">
            <text:p>250,704567541302</text:p>
          </table:table-cell>
          <table:table-cell table:style-name="ce14" table:formula="of:=[.EG2]/[.EI2]" office:value-type="float" office:value="108.551992225462" calcext:value-type="float">
            <text:p>108,551992225462</text:p>
          </table:table-cell>
          <table:table-cell table:style-name="ce14" table:formula="of:=[.EH2]/[.E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S2]/[.EV2]" office:value-type="float" office:value="250.704567541302" calcext:value-type="float">
            <text:p>250,704567541302</text:p>
          </table:table-cell>
          <table:table-cell table:style-name="ce14" table:formula="of:=[.ET2]/[.EV2]" office:value-type="float" office:value="108.551992225462" calcext:value-type="float">
            <text:p>108,551992225462</text:p>
          </table:table-cell>
          <table:table-cell table:style-name="ce14" table:formula="of:=[.EU2]/[.E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F2]/[.FI2]" office:value-type="float" office:value="250.704567541302" calcext:value-type="float">
            <text:p>250,704567541302</text:p>
          </table:table-cell>
          <table:table-cell table:style-name="ce14" table:formula="of:=[.FG2]/[.FI2]" office:value-type="float" office:value="108.551992225462" calcext:value-type="float">
            <text:p>108,551992225462</text:p>
          </table:table-cell>
          <table:table-cell table:style-name="ce14" table:formula="of:=[.FH2]/[.F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S2]/[.FV2]" office:value-type="float" office:value="250.704567541302" calcext:value-type="float">
            <text:p>250,704567541302</text:p>
          </table:table-cell>
          <table:table-cell table:style-name="ce14" table:formula="of:=[.FT2]/[.FV2]" office:value-type="float" office:value="108.551992225462" calcext:value-type="float">
            <text:p>108,551992225462</text:p>
          </table:table-cell>
          <table:table-cell table:style-name="ce14" table:formula="of:=[.FU2]/[.F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F2]/[.GI2]" office:value-type="float" office:value="250.704567541302" calcext:value-type="float">
            <text:p>250,704567541302</text:p>
          </table:table-cell>
          <table:table-cell table:style-name="ce14" table:formula="of:=[.GG2]/[.GI2]" office:value-type="float" office:value="108.551992225462" calcext:value-type="float">
            <text:p>108,551992225462</text:p>
          </table:table-cell>
          <table:table-cell table:style-name="ce14" table:formula="of:=[.GH2]/[.G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S2]/[.GV2]" office:value-type="float" office:value="250.704567541302" calcext:value-type="float">
            <text:p>250,704567541302</text:p>
          </table:table-cell>
          <table:table-cell table:style-name="ce14" table:formula="of:=[.GT2]/[.GV2]" office:value-type="float" office:value="108.551992225462" calcext:value-type="float">
            <text:p>108,551992225462</text:p>
          </table:table-cell>
          <table:table-cell table:style-name="ce14" table:formula="of:=[.GU2]/[.G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F2]/[.HI2]" office:value-type="float" office:value="250.704567541302" calcext:value-type="float">
            <text:p>250,704567541302</text:p>
          </table:table-cell>
          <table:table-cell table:style-name="ce14" table:formula="of:=[.HG2]/[.HI2]" office:value-type="float" office:value="108.551992225462" calcext:value-type="float">
            <text:p>108,551992225462</text:p>
          </table:table-cell>
          <table:table-cell table:style-name="ce14" table:formula="of:=[.HH2]/[.H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S2]/[.HV2]" office:value-type="float" office:value="250.704567541302" calcext:value-type="float">
            <text:p>250,704567541302</text:p>
          </table:table-cell>
          <table:table-cell table:style-name="ce14" table:formula="of:=[.HT2]/[.HV2]" office:value-type="float" office:value="108.551992225462" calcext:value-type="float">
            <text:p>108,551992225462</text:p>
          </table:table-cell>
          <table:table-cell table:style-name="ce14" table:formula="of:=[.HU2]/[.H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F2]/[.II2]" office:value-type="float" office:value="250.704567541302" calcext:value-type="float">
            <text:p>250,704567541302</text:p>
          </table:table-cell>
          <table:table-cell table:style-name="ce14" table:formula="of:=[.IG2]/[.II2]" office:value-type="float" office:value="108.551992225462" calcext:value-type="float">
            <text:p>108,551992225462</text:p>
          </table:table-cell>
          <table:table-cell table:style-name="ce14" table:formula="of:=[.IH2]/[.I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S2]/[.IV2]" office:value-type="float" office:value="250.704567541302" calcext:value-type="float">
            <text:p>250,704567541302</text:p>
          </table:table-cell>
          <table:table-cell table:style-name="ce14" table:formula="of:=[.IT2]/[.IV2]" office:value-type="float" office:value="108.551992225462" calcext:value-type="float">
            <text:p>108,551992225462</text:p>
          </table:table-cell>
          <table:table-cell table:style-name="ce14" table:formula="of:=[.IU2]/[.I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F2]/[.JI2]" office:value-type="float" office:value="250.704567541302" calcext:value-type="float">
            <text:p>250,704567541302</text:p>
          </table:table-cell>
          <table:table-cell table:style-name="ce14" table:formula="of:=[.JG2]/[.JI2]" office:value-type="float" office:value="108.551992225462" calcext:value-type="float">
            <text:p>108,551992225462</text:p>
          </table:table-cell>
          <table:table-cell table:style-name="ce14" table:formula="of:=[.JH2]/[.J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S2]/[.JV2]" office:value-type="float" office:value="250.704567541302" calcext:value-type="float">
            <text:p>250,704567541302</text:p>
          </table:table-cell>
          <table:table-cell table:style-name="ce14" table:formula="of:=[.JT2]/[.JV2]" office:value-type="float" office:value="108.551992225462" calcext:value-type="float">
            <text:p>108,551992225462</text:p>
          </table:table-cell>
          <table:table-cell table:style-name="ce14" table:formula="of:=[.JU2]/[.J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F2]/[.KI2]" office:value-type="float" office:value="250.704567541302" calcext:value-type="float">
            <text:p>250,704567541302</text:p>
          </table:table-cell>
          <table:table-cell table:style-name="ce14" table:formula="of:=[.KG2]/[.KI2]" office:value-type="float" office:value="108.551992225462" calcext:value-type="float">
            <text:p>108,551992225462</text:p>
          </table:table-cell>
          <table:table-cell table:style-name="ce14" table:formula="of:=[.KH2]/[.K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S2]/[.KV2]" office:value-type="float" office:value="250.704567541302" calcext:value-type="float">
            <text:p>250,704567541302</text:p>
          </table:table-cell>
          <table:table-cell table:style-name="ce14" table:formula="of:=[.KT2]/[.KV2]" office:value-type="float" office:value="108.551992225462" calcext:value-type="float">
            <text:p>108,551992225462</text:p>
          </table:table-cell>
          <table:table-cell table:style-name="ce14" table:formula="of:=[.KU2]/[.K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F2]/[.LI2]" office:value-type="float" office:value="250.704567541302" calcext:value-type="float">
            <text:p>250,704567541302</text:p>
          </table:table-cell>
          <table:table-cell table:style-name="ce14" table:formula="of:=[.LG2]/[.LI2]" office:value-type="float" office:value="108.551992225462" calcext:value-type="float">
            <text:p>108,551992225462</text:p>
          </table:table-cell>
          <table:table-cell table:style-name="ce14" table:formula="of:=[.LH2]/[.L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S2]/[.LV2]" office:value-type="float" office:value="250.704567541302" calcext:value-type="float">
            <text:p>250,704567541302</text:p>
          </table:table-cell>
          <table:table-cell table:style-name="ce14" table:formula="of:=[.LT2]/[.LV2]" office:value-type="float" office:value="108.551992225462" calcext:value-type="float">
            <text:p>108,551992225462</text:p>
          </table:table-cell>
          <table:table-cell table:style-name="ce14" table:formula="of:=[.LU2]/[.L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F2]/[.MI2]" office:value-type="float" office:value="250.704567541302" calcext:value-type="float">
            <text:p>250,704567541302</text:p>
          </table:table-cell>
          <table:table-cell table:style-name="ce14" table:formula="of:=[.MG2]/[.MI2]" office:value-type="float" office:value="108.551992225462" calcext:value-type="float">
            <text:p>108,551992225462</text:p>
          </table:table-cell>
          <table:table-cell table:style-name="ce14" table:formula="of:=[.MH2]/[.M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S2]/[.MV2]" office:value-type="float" office:value="250.704567541302" calcext:value-type="float">
            <text:p>250,704567541302</text:p>
          </table:table-cell>
          <table:table-cell table:style-name="ce14" table:formula="of:=[.MT2]/[.MV2]" office:value-type="float" office:value="108.551992225462" calcext:value-type="float">
            <text:p>108,551992225462</text:p>
          </table:table-cell>
          <table:table-cell table:style-name="ce14" table:formula="of:=[.MU2]/[.M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F2]/[.NI2]" office:value-type="float" office:value="250.704567541302" calcext:value-type="float">
            <text:p>250,704567541302</text:p>
          </table:table-cell>
          <table:table-cell table:style-name="ce14" table:formula="of:=[.NG2]/[.NI2]" office:value-type="float" office:value="108.551992225462" calcext:value-type="float">
            <text:p>108,551992225462</text:p>
          </table:table-cell>
          <table:table-cell table:style-name="ce14" table:formula="of:=[.NH2]/[.N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S2]/[.NV2]" office:value-type="float" office:value="250.704567541302" calcext:value-type="float">
            <text:p>250,704567541302</text:p>
          </table:table-cell>
          <table:table-cell table:style-name="ce14" table:formula="of:=[.NT2]/[.NV2]" office:value-type="float" office:value="108.551992225462" calcext:value-type="float">
            <text:p>108,551992225462</text:p>
          </table:table-cell>
          <table:table-cell table:style-name="ce14" table:formula="of:=[.NU2]/[.N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F2]/[.OI2]" office:value-type="float" office:value="250.704567541302" calcext:value-type="float">
            <text:p>250,704567541302</text:p>
          </table:table-cell>
          <table:table-cell table:style-name="ce14" table:formula="of:=[.OG2]/[.OI2]" office:value-type="float" office:value="108.551992225462" calcext:value-type="float">
            <text:p>108,551992225462</text:p>
          </table:table-cell>
          <table:table-cell table:style-name="ce14" table:formula="of:=[.OH2]/[.O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S2]/[.OV2]" office:value-type="float" office:value="250.704567541302" calcext:value-type="float">
            <text:p>250,704567541302</text:p>
          </table:table-cell>
          <table:table-cell table:style-name="ce14" table:formula="of:=[.OT2]/[.OV2]" office:value-type="float" office:value="108.551992225462" calcext:value-type="float">
            <text:p>108,551992225462</text:p>
          </table:table-cell>
          <table:table-cell table:style-name="ce14" table:formula="of:=[.OU2]/[.O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F2]/[.PI2]" office:value-type="float" office:value="250.704567541302" calcext:value-type="float">
            <text:p>250,704567541302</text:p>
          </table:table-cell>
          <table:table-cell table:style-name="ce14" table:formula="of:=[.PG2]/[.PI2]" office:value-type="float" office:value="108.551992225462" calcext:value-type="float">
            <text:p>108,551992225462</text:p>
          </table:table-cell>
          <table:table-cell table:style-name="ce14" table:formula="of:=[.PH2]/[.P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S2]/[.PV2]" office:value-type="float" office:value="250.704567541302" calcext:value-type="float">
            <text:p>250,704567541302</text:p>
          </table:table-cell>
          <table:table-cell table:style-name="ce14" table:formula="of:=[.PT2]/[.PV2]" office:value-type="float" office:value="108.551992225462" calcext:value-type="float">
            <text:p>108,551992225462</text:p>
          </table:table-cell>
          <table:table-cell table:style-name="ce14" table:formula="of:=[.PU2]/[.P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F2]/[.QI2]" office:value-type="float" office:value="250.704567541302" calcext:value-type="float">
            <text:p>250,704567541302</text:p>
          </table:table-cell>
          <table:table-cell table:style-name="ce14" table:formula="of:=[.QG2]/[.QI2]" office:value-type="float" office:value="108.551992225462" calcext:value-type="float">
            <text:p>108,551992225462</text:p>
          </table:table-cell>
          <table:table-cell table:style-name="ce14" table:formula="of:=[.QH2]/[.Q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S2]/[.QV2]" office:value-type="float" office:value="250.704567541302" calcext:value-type="float">
            <text:p>250,704567541302</text:p>
          </table:table-cell>
          <table:table-cell table:style-name="ce14" table:formula="of:=[.QT2]/[.QV2]" office:value-type="float" office:value="108.551992225462" calcext:value-type="float">
            <text:p>108,551992225462</text:p>
          </table:table-cell>
          <table:table-cell table:style-name="ce14" table:formula="of:=[.QU2]/[.Q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F2]/[.RI2]" office:value-type="float" office:value="250.704567541302" calcext:value-type="float">
            <text:p>250,704567541302</text:p>
          </table:table-cell>
          <table:table-cell table:style-name="ce14" table:formula="of:=[.RG2]/[.RI2]" office:value-type="float" office:value="108.551992225462" calcext:value-type="float">
            <text:p>108,551992225462</text:p>
          </table:table-cell>
          <table:table-cell table:style-name="ce14" table:formula="of:=[.RH2]/[.R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S2]/[.RV2]" office:value-type="float" office:value="250.704567541302" calcext:value-type="float">
            <text:p>250,704567541302</text:p>
          </table:table-cell>
          <table:table-cell table:style-name="ce14" table:formula="of:=[.RT2]/[.RV2]" office:value-type="float" office:value="108.551992225462" calcext:value-type="float">
            <text:p>108,551992225462</text:p>
          </table:table-cell>
          <table:table-cell table:style-name="ce14" table:formula="of:=[.RU2]/[.R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F2]/[.SI2]" office:value-type="float" office:value="250.704567541302" calcext:value-type="float">
            <text:p>250,704567541302</text:p>
          </table:table-cell>
          <table:table-cell table:style-name="ce14" table:formula="of:=[.SG2]/[.SI2]" office:value-type="float" office:value="108.551992225462" calcext:value-type="float">
            <text:p>108,551992225462</text:p>
          </table:table-cell>
          <table:table-cell table:style-name="ce14" table:formula="of:=[.SH2]/[.S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S2]/[.SV2]" office:value-type="float" office:value="250.704567541302" calcext:value-type="float">
            <text:p>250,704567541302</text:p>
          </table:table-cell>
          <table:table-cell table:style-name="ce14" table:formula="of:=[.ST2]/[.SV2]" office:value-type="float" office:value="108.551992225462" calcext:value-type="float">
            <text:p>108,551992225462</text:p>
          </table:table-cell>
          <table:table-cell table:style-name="ce14" table:formula="of:=[.SU2]/[.S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F2]/[.TI2]" office:value-type="float" office:value="250.704567541302" calcext:value-type="float">
            <text:p>250,704567541302</text:p>
          </table:table-cell>
          <table:table-cell table:style-name="ce14" table:formula="of:=[.TG2]/[.TI2]" office:value-type="float" office:value="108.551992225462" calcext:value-type="float">
            <text:p>108,551992225462</text:p>
          </table:table-cell>
          <table:table-cell table:style-name="ce14" table:formula="of:=[.TH2]/[.T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S2]/[.TV2]" office:value-type="float" office:value="250.704567541302" calcext:value-type="float">
            <text:p>250,704567541302</text:p>
          </table:table-cell>
          <table:table-cell table:style-name="ce14" table:formula="of:=[.TT2]/[.TV2]" office:value-type="float" office:value="108.551992225462" calcext:value-type="float">
            <text:p>108,551992225462</text:p>
          </table:table-cell>
          <table:table-cell table:style-name="ce14" table:formula="of:=[.TU2]/[.T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F2]/[.UI2]" office:value-type="float" office:value="250.704567541302" calcext:value-type="float">
            <text:p>250,704567541302</text:p>
          </table:table-cell>
          <table:table-cell table:style-name="ce14" table:formula="of:=[.UG2]/[.UI2]" office:value-type="float" office:value="108.551992225462" calcext:value-type="float">
            <text:p>108,551992225462</text:p>
          </table:table-cell>
          <table:table-cell table:style-name="ce14" table:formula="of:=[.UH2]/[.U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S2]/[.UV2]" office:value-type="float" office:value="250.704567541302" calcext:value-type="float">
            <text:p>250,704567541302</text:p>
          </table:table-cell>
          <table:table-cell table:style-name="ce14" table:formula="of:=[.UT2]/[.UV2]" office:value-type="float" office:value="108.551992225462" calcext:value-type="float">
            <text:p>108,551992225462</text:p>
          </table:table-cell>
          <table:table-cell table:style-name="ce14" table:formula="of:=[.UU2]/[.U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F2]/[.VI2]" office:value-type="float" office:value="250.704567541302" calcext:value-type="float">
            <text:p>250,704567541302</text:p>
          </table:table-cell>
          <table:table-cell table:style-name="ce14" table:formula="of:=[.VG2]/[.VI2]" office:value-type="float" office:value="108.551992225462" calcext:value-type="float">
            <text:p>108,551992225462</text:p>
          </table:table-cell>
          <table:table-cell table:style-name="ce14" table:formula="of:=[.VH2]/[.V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S2]/[.VV2]" office:value-type="float" office:value="250.704567541302" calcext:value-type="float">
            <text:p>250,704567541302</text:p>
          </table:table-cell>
          <table:table-cell table:style-name="ce14" table:formula="of:=[.VT2]/[.VV2]" office:value-type="float" office:value="108.551992225462" calcext:value-type="float">
            <text:p>108,551992225462</text:p>
          </table:table-cell>
          <table:table-cell table:style-name="ce14" table:formula="of:=[.VU2]/[.V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F2]/[.WI2]" office:value-type="float" office:value="250.704567541302" calcext:value-type="float">
            <text:p>250,704567541302</text:p>
          </table:table-cell>
          <table:table-cell table:style-name="ce14" table:formula="of:=[.WG2]/[.WI2]" office:value-type="float" office:value="108.551992225462" calcext:value-type="float">
            <text:p>108,551992225462</text:p>
          </table:table-cell>
          <table:table-cell table:style-name="ce14" table:formula="of:=[.WH2]/[.W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S2]/[.WV2]" office:value-type="float" office:value="250.704567541302" calcext:value-type="float">
            <text:p>250,704567541302</text:p>
          </table:table-cell>
          <table:table-cell table:style-name="ce14" table:formula="of:=[.WT2]/[.WV2]" office:value-type="float" office:value="108.551992225462" calcext:value-type="float">
            <text:p>108,551992225462</text:p>
          </table:table-cell>
          <table:table-cell table:style-name="ce14" table:formula="of:=[.WU2]/[.W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XF2]/[.XI2]" office:value-type="float" office:value="250.704567541302" calcext:value-type="float">
            <text:p>250,704567541302</text:p>
          </table:table-cell>
          <table:table-cell table:style-name="ce14" table:formula="of:=[.XG2]/[.XI2]" office:value-type="float" office:value="108.551992225462" calcext:value-type="float">
            <text:p>108,551992225462</text:p>
          </table:table-cell>
          <table:table-cell table:style-name="ce14" table:formula="of:=[.XH2]/[.X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XS2]/[.XV2]" office:value-type="float" office:value="250.704567541302" calcext:value-type="float">
            <text:p>250,704567541302</text:p>
          </table:table-cell>
          <table:table-cell table:style-name="ce14" table:formula="of:=[.XT2]/[.XV2]" office:value-type="float" office:value="108.551992225462" calcext:value-type="float">
            <text:p>108,551992225462</text:p>
          </table:table-cell>
          <table:table-cell table:style-name="ce14" table:formula="of:=[.XU2]/[.X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YF2]/[.YI2]" office:value-type="float" office:value="250.704567541302" calcext:value-type="float">
            <text:p>250,704567541302</text:p>
          </table:table-cell>
          <table:table-cell table:style-name="ce14" table:formula="of:=[.YG2]/[.YI2]" office:value-type="float" office:value="108.551992225462" calcext:value-type="float">
            <text:p>108,551992225462</text:p>
          </table:table-cell>
          <table:table-cell table:style-name="ce14" table:formula="of:=[.YH2]/[.Y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YS2]/[.YV2]" office:value-type="float" office:value="250.704567541302" calcext:value-type="float">
            <text:p>250,704567541302</text:p>
          </table:table-cell>
          <table:table-cell table:style-name="ce14" table:formula="of:=[.YT2]/[.YV2]" office:value-type="float" office:value="108.551992225462" calcext:value-type="float">
            <text:p>108,551992225462</text:p>
          </table:table-cell>
          <table:table-cell table:style-name="ce14" table:formula="of:=[.YU2]/[.Y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ZF2]/[.ZI2]" office:value-type="float" office:value="250.704567541302" calcext:value-type="float">
            <text:p>250,704567541302</text:p>
          </table:table-cell>
          <table:table-cell table:style-name="ce14" table:formula="of:=[.ZG2]/[.ZI2]" office:value-type="float" office:value="108.551992225462" calcext:value-type="float">
            <text:p>108,551992225462</text:p>
          </table:table-cell>
          <table:table-cell table:style-name="ce14" table:formula="of:=[.ZH2]/[.Z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ZS2]/[.ZV2]" office:value-type="float" office:value="250.704567541302" calcext:value-type="float">
            <text:p>250,704567541302</text:p>
          </table:table-cell>
          <table:table-cell table:style-name="ce14" table:formula="of:=[.ZT2]/[.ZV2]" office:value-type="float" office:value="108.551992225462" calcext:value-type="float">
            <text:p>108,551992225462</text:p>
          </table:table-cell>
          <table:table-cell table:style-name="ce14" table:formula="of:=[.ZU2]/[.Z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AF2]/[.AAI2]" office:value-type="float" office:value="250.704567541302" calcext:value-type="float">
            <text:p>250,704567541302</text:p>
          </table:table-cell>
          <table:table-cell table:style-name="ce14" table:formula="of:=[.AAG2]/[.AAI2]" office:value-type="float" office:value="108.551992225462" calcext:value-type="float">
            <text:p>108,551992225462</text:p>
          </table:table-cell>
          <table:table-cell table:style-name="ce14" table:formula="of:=[.AAH2]/[.AA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AS2]/[.AAV2]" office:value-type="float" office:value="250.704567541302" calcext:value-type="float">
            <text:p>250,704567541302</text:p>
          </table:table-cell>
          <table:table-cell table:style-name="ce14" table:formula="of:=[.AAT2]/[.AAV2]" office:value-type="float" office:value="108.551992225462" calcext:value-type="float">
            <text:p>108,551992225462</text:p>
          </table:table-cell>
          <table:table-cell table:style-name="ce14" table:formula="of:=[.AAU2]/[.AA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BF2]/[.ABI2]" office:value-type="float" office:value="250.704567541302" calcext:value-type="float">
            <text:p>250,704567541302</text:p>
          </table:table-cell>
          <table:table-cell table:style-name="ce14" table:formula="of:=[.ABG2]/[.ABI2]" office:value-type="float" office:value="108.551992225462" calcext:value-type="float">
            <text:p>108,551992225462</text:p>
          </table:table-cell>
          <table:table-cell table:style-name="ce14" table:formula="of:=[.ABH2]/[.AB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BS2]/[.ABV2]" office:value-type="float" office:value="250.704567541302" calcext:value-type="float">
            <text:p>250,704567541302</text:p>
          </table:table-cell>
          <table:table-cell table:style-name="ce14" table:formula="of:=[.ABT2]/[.ABV2]" office:value-type="float" office:value="108.551992225462" calcext:value-type="float">
            <text:p>108,551992225462</text:p>
          </table:table-cell>
          <table:table-cell table:style-name="ce14" table:formula="of:=[.ABU2]/[.AB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CF2]/[.ACI2]" office:value-type="float" office:value="250.704567541302" calcext:value-type="float">
            <text:p>250,704567541302</text:p>
          </table:table-cell>
          <table:table-cell table:style-name="ce14" table:formula="of:=[.ACG2]/[.ACI2]" office:value-type="float" office:value="108.551992225462" calcext:value-type="float">
            <text:p>108,551992225462</text:p>
          </table:table-cell>
          <table:table-cell table:style-name="ce14" table:formula="of:=[.ACH2]/[.AC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CS2]/[.ACV2]" office:value-type="float" office:value="250.704567541302" calcext:value-type="float">
            <text:p>250,704567541302</text:p>
          </table:table-cell>
          <table:table-cell table:style-name="ce14" table:formula="of:=[.ACT2]/[.ACV2]" office:value-type="float" office:value="108.551992225462" calcext:value-type="float">
            <text:p>108,551992225462</text:p>
          </table:table-cell>
          <table:table-cell table:style-name="ce14" table:formula="of:=[.ACU2]/[.AC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DF2]/[.ADI2]" office:value-type="float" office:value="250.704567541302" calcext:value-type="float">
            <text:p>250,704567541302</text:p>
          </table:table-cell>
          <table:table-cell table:style-name="ce14" table:formula="of:=[.ADG2]/[.ADI2]" office:value-type="float" office:value="108.551992225462" calcext:value-type="float">
            <text:p>108,551992225462</text:p>
          </table:table-cell>
          <table:table-cell table:style-name="ce14" table:formula="of:=[.ADH2]/[.AD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DS2]/[.ADV2]" office:value-type="float" office:value="250.704567541302" calcext:value-type="float">
            <text:p>250,704567541302</text:p>
          </table:table-cell>
          <table:table-cell table:style-name="ce14" table:formula="of:=[.ADT2]/[.ADV2]" office:value-type="float" office:value="108.551992225462" calcext:value-type="float">
            <text:p>108,551992225462</text:p>
          </table:table-cell>
          <table:table-cell table:style-name="ce14" table:formula="of:=[.ADU2]/[.AD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EF2]/[.AEI2]" office:value-type="float" office:value="250.704567541302" calcext:value-type="float">
            <text:p>250,704567541302</text:p>
          </table:table-cell>
          <table:table-cell table:style-name="ce14" table:formula="of:=[.AEG2]/[.AEI2]" office:value-type="float" office:value="108.551992225462" calcext:value-type="float">
            <text:p>108,551992225462</text:p>
          </table:table-cell>
          <table:table-cell table:style-name="ce14" table:formula="of:=[.AEH2]/[.AE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ES2]/[.AEV2]" office:value-type="float" office:value="250.704567541302" calcext:value-type="float">
            <text:p>250,704567541302</text:p>
          </table:table-cell>
          <table:table-cell table:style-name="ce14" table:formula="of:=[.AET2]/[.AEV2]" office:value-type="float" office:value="108.551992225462" calcext:value-type="float">
            <text:p>108,551992225462</text:p>
          </table:table-cell>
          <table:table-cell table:style-name="ce14" table:formula="of:=[.AEU2]/[.AE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FF2]/[.AFI2]" office:value-type="float" office:value="250.704567541302" calcext:value-type="float">
            <text:p>250,704567541302</text:p>
          </table:table-cell>
          <table:table-cell table:style-name="ce14" table:formula="of:=[.AFG2]/[.AFI2]" office:value-type="float" office:value="108.551992225462" calcext:value-type="float">
            <text:p>108,551992225462</text:p>
          </table:table-cell>
          <table:table-cell table:style-name="ce14" table:formula="of:=[.AFH2]/[.AF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FS2]/[.AFV2]" office:value-type="float" office:value="250.704567541302" calcext:value-type="float">
            <text:p>250,704567541302</text:p>
          </table:table-cell>
          <table:table-cell table:style-name="ce14" table:formula="of:=[.AFT2]/[.AFV2]" office:value-type="float" office:value="108.551992225462" calcext:value-type="float">
            <text:p>108,551992225462</text:p>
          </table:table-cell>
          <table:table-cell table:style-name="ce14" table:formula="of:=[.AFU2]/[.AF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GF2]/[.AGI2]" office:value-type="float" office:value="250.704567541302" calcext:value-type="float">
            <text:p>250,704567541302</text:p>
          </table:table-cell>
          <table:table-cell table:style-name="ce14" table:formula="of:=[.AGG2]/[.AGI2]" office:value-type="float" office:value="108.551992225462" calcext:value-type="float">
            <text:p>108,551992225462</text:p>
          </table:table-cell>
          <table:table-cell table:style-name="ce14" table:formula="of:=[.AGH2]/[.AG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GS2]/[.AGV2]" office:value-type="float" office:value="250.704567541302" calcext:value-type="float">
            <text:p>250,704567541302</text:p>
          </table:table-cell>
          <table:table-cell table:style-name="ce14" table:formula="of:=[.AGT2]/[.AGV2]" office:value-type="float" office:value="108.551992225462" calcext:value-type="float">
            <text:p>108,551992225462</text:p>
          </table:table-cell>
          <table:table-cell table:style-name="ce14" table:formula="of:=[.AGU2]/[.AG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HF2]/[.AHI2]" office:value-type="float" office:value="250.704567541302" calcext:value-type="float">
            <text:p>250,704567541302</text:p>
          </table:table-cell>
          <table:table-cell table:style-name="ce14" table:formula="of:=[.AHG2]/[.AHI2]" office:value-type="float" office:value="108.551992225462" calcext:value-type="float">
            <text:p>108,551992225462</text:p>
          </table:table-cell>
          <table:table-cell table:style-name="ce14" table:formula="of:=[.AHH2]/[.AH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HS2]/[.AHV2]" office:value-type="float" office:value="250.704567541302" calcext:value-type="float">
            <text:p>250,704567541302</text:p>
          </table:table-cell>
          <table:table-cell table:style-name="ce14" table:formula="of:=[.AHT2]/[.AHV2]" office:value-type="float" office:value="108.551992225462" calcext:value-type="float">
            <text:p>108,551992225462</text:p>
          </table:table-cell>
          <table:table-cell table:style-name="ce14" table:formula="of:=[.AHU2]/[.AH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IF2]/[.AII2]" office:value-type="float" office:value="250.704567541302" calcext:value-type="float">
            <text:p>250,704567541302</text:p>
          </table:table-cell>
          <table:table-cell table:style-name="ce14" table:formula="of:=[.AIG2]/[.AII2]" office:value-type="float" office:value="108.551992225462" calcext:value-type="float">
            <text:p>108,551992225462</text:p>
          </table:table-cell>
          <table:table-cell table:style-name="ce14" table:formula="of:=[.AIH2]/[.AI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IS2]/[.AIV2]" office:value-type="float" office:value="250.704567541302" calcext:value-type="float">
            <text:p>250,704567541302</text:p>
          </table:table-cell>
          <table:table-cell table:style-name="ce14" table:formula="of:=[.AIT2]/[.AIV2]" office:value-type="float" office:value="108.551992225462" calcext:value-type="float">
            <text:p>108,551992225462</text:p>
          </table:table-cell>
          <table:table-cell table:style-name="ce14" table:formula="of:=[.AIU2]/[.AI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JF2]/[.AJI2]" office:value-type="float" office:value="250.704567541302" calcext:value-type="float">
            <text:p>250,704567541302</text:p>
          </table:table-cell>
          <table:table-cell table:style-name="ce14" table:formula="of:=[.AJG2]/[.AJI2]" office:value-type="float" office:value="108.551992225462" calcext:value-type="float">
            <text:p>108,551992225462</text:p>
          </table:table-cell>
          <table:table-cell table:style-name="ce14" table:formula="of:=[.AJH2]/[.AJ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JS2]/[.AJV2]" office:value-type="float" office:value="250.704567541302" calcext:value-type="float">
            <text:p>250,704567541302</text:p>
          </table:table-cell>
          <table:table-cell table:style-name="ce14" table:formula="of:=[.AJT2]/[.AJV2]" office:value-type="float" office:value="108.551992225462" calcext:value-type="float">
            <text:p>108,551992225462</text:p>
          </table:table-cell>
          <table:table-cell table:style-name="ce14" table:formula="of:=[.AJU2]/[.AJ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KF2]/[.AKI2]" office:value-type="float" office:value="250.704567541302" calcext:value-type="float">
            <text:p>250,704567541302</text:p>
          </table:table-cell>
          <table:table-cell table:style-name="ce14" table:formula="of:=[.AKG2]/[.AKI2]" office:value-type="float" office:value="108.551992225462" calcext:value-type="float">
            <text:p>108,551992225462</text:p>
          </table:table-cell>
          <table:table-cell table:style-name="ce14" table:formula="of:=[.AKH2]/[.AK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KS2]/[.AKV2]" office:value-type="float" office:value="250.704567541302" calcext:value-type="float">
            <text:p>250,704567541302</text:p>
          </table:table-cell>
          <table:table-cell table:style-name="ce14" table:formula="of:=[.AKT2]/[.AKV2]" office:value-type="float" office:value="108.551992225462" calcext:value-type="float">
            <text:p>108,551992225462</text:p>
          </table:table-cell>
          <table:table-cell table:style-name="ce14" table:formula="of:=[.AKU2]/[.AK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LF2]/[.ALI2]" office:value-type="float" office:value="250.704567541302" calcext:value-type="float">
            <text:p>250,704567541302</text:p>
          </table:table-cell>
          <table:table-cell table:style-name="ce14" table:formula="of:=[.ALG2]/[.ALI2]" office:value-type="float" office:value="108.551992225462" calcext:value-type="float">
            <text:p>108,551992225462</text:p>
          </table:table-cell>
          <table:table-cell table:style-name="ce14" table:formula="of:=[.ALH2]/[.AL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LS2]/[.ALV2]" office:value-type="float" office:value="250.704567541302" calcext:value-type="float">
            <text:p>250,704567541302</text:p>
          </table:table-cell>
          <table:table-cell table:style-name="ce14" table:formula="of:=[.ALT2]/[.ALV2]" office:value-type="float" office:value="108.551992225462" calcext:value-type="float">
            <text:p>108,551992225462</text:p>
          </table:table-cell>
          <table:table-cell table:style-name="ce14" table:formula="of:=[.ALU2]/[.AL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MF2]/[.AMI2]" office:value-type="float" office:value="250.704567541302" calcext:value-type="float">
            <text:p>250,704567541302</text:p>
          </table:table-cell>
          <table:table-cell table:style-name="ce14" table:formula="of:=[.AMG2]/[.AMI2]" office:value-type="float" office:value="108.551992225462" calcext:value-type="float">
            <text:p>108,551992225462</text:p>
          </table:table-cell>
          <table:table-cell table:style-name="ce14" table:formula="of:=[.AMH2]/[.AM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MS2]/[.AMV2]" office:value-type="float" office:value="250.704567541302" calcext:value-type="float">
            <text:p>250,704567541302</text:p>
          </table:table-cell>
          <table:table-cell table:style-name="ce14" table:formula="of:=[.AMT2]/[.AMV2]" office:value-type="float" office:value="108.551992225462" calcext:value-type="float">
            <text:p>108,551992225462</text:p>
          </table:table-cell>
          <table:table-cell table:style-name="ce14" table:formula="of:=[.AMU2]/[.AM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NF2]/[.ANI2]" office:value-type="float" office:value="250.704567541302" calcext:value-type="float">
            <text:p>250,704567541302</text:p>
          </table:table-cell>
          <table:table-cell table:style-name="ce14" table:formula="of:=[.ANG2]/[.ANI2]" office:value-type="float" office:value="108.551992225462" calcext:value-type="float">
            <text:p>108,551992225462</text:p>
          </table:table-cell>
          <table:table-cell table:style-name="ce14" table:formula="of:=[.ANH2]/[.AN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NS2]/[.ANV2]" office:value-type="float" office:value="250.704567541302" calcext:value-type="float">
            <text:p>250,704567541302</text:p>
          </table:table-cell>
          <table:table-cell table:style-name="ce14" table:formula="of:=[.ANT2]/[.ANV2]" office:value-type="float" office:value="108.551992225462" calcext:value-type="float">
            <text:p>108,551992225462</text:p>
          </table:table-cell>
          <table:table-cell table:style-name="ce14" table:formula="of:=[.ANU2]/[.AN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OF2]/[.AOI2]" office:value-type="float" office:value="250.704567541302" calcext:value-type="float">
            <text:p>250,704567541302</text:p>
          </table:table-cell>
          <table:table-cell table:style-name="ce14" table:formula="of:=[.AOG2]/[.AOI2]" office:value-type="float" office:value="108.551992225462" calcext:value-type="float">
            <text:p>108,551992225462</text:p>
          </table:table-cell>
          <table:table-cell table:style-name="ce14" table:formula="of:=[.AOH2]/[.AO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OS2]/[.AOV2]" office:value-type="float" office:value="250.704567541302" calcext:value-type="float">
            <text:p>250,704567541302</text:p>
          </table:table-cell>
          <table:table-cell table:style-name="ce14" table:formula="of:=[.AOT2]/[.AOV2]" office:value-type="float" office:value="108.551992225462" calcext:value-type="float">
            <text:p>108,551992225462</text:p>
          </table:table-cell>
          <table:table-cell table:style-name="ce14" table:formula="of:=[.AOU2]/[.AO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PF2]/[.API2]" office:value-type="float" office:value="250.704567541302" calcext:value-type="float">
            <text:p>250,704567541302</text:p>
          </table:table-cell>
          <table:table-cell table:style-name="ce14" table:formula="of:=[.APG2]/[.API2]" office:value-type="float" office:value="108.551992225462" calcext:value-type="float">
            <text:p>108,551992225462</text:p>
          </table:table-cell>
          <table:table-cell table:style-name="ce14" table:formula="of:=[.APH2]/[.AP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PS2]/[.APV2]" office:value-type="float" office:value="250.704567541302" calcext:value-type="float">
            <text:p>250,704567541302</text:p>
          </table:table-cell>
          <table:table-cell table:style-name="ce14" table:formula="of:=[.APT2]/[.APV2]" office:value-type="float" office:value="108.551992225462" calcext:value-type="float">
            <text:p>108,551992225462</text:p>
          </table:table-cell>
          <table:table-cell table:style-name="ce14" table:formula="of:=[.APU2]/[.AP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QF2]/[.AQI2]" office:value-type="float" office:value="250.704567541302" calcext:value-type="float">
            <text:p>250,704567541302</text:p>
          </table:table-cell>
          <table:table-cell table:style-name="ce14" table:formula="of:=[.AQG2]/[.AQI2]" office:value-type="float" office:value="108.551992225462" calcext:value-type="float">
            <text:p>108,551992225462</text:p>
          </table:table-cell>
          <table:table-cell table:style-name="ce14" table:formula="of:=[.AQH2]/[.AQ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QS2]/[.AQV2]" office:value-type="float" office:value="250.704567541302" calcext:value-type="float">
            <text:p>250,704567541302</text:p>
          </table:table-cell>
          <table:table-cell table:style-name="ce14" table:formula="of:=[.AQT2]/[.AQV2]" office:value-type="float" office:value="108.551992225462" calcext:value-type="float">
            <text:p>108,551992225462</text:p>
          </table:table-cell>
          <table:table-cell table:style-name="ce14" table:formula="of:=[.AQU2]/[.AQ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RF2]/[.ARI2]" office:value-type="float" office:value="250.704567541302" calcext:value-type="float">
            <text:p>250,704567541302</text:p>
          </table:table-cell>
          <table:table-cell table:style-name="ce14" table:formula="of:=[.ARG2]/[.ARI2]" office:value-type="float" office:value="108.551992225462" calcext:value-type="float">
            <text:p>108,551992225462</text:p>
          </table:table-cell>
          <table:table-cell table:style-name="ce14" table:formula="of:=[.ARH2]/[.AR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RS2]/[.ARV2]" office:value-type="float" office:value="250.704567541302" calcext:value-type="float">
            <text:p>250,704567541302</text:p>
          </table:table-cell>
          <table:table-cell table:style-name="ce14" table:formula="of:=[.ART2]/[.ARV2]" office:value-type="float" office:value="108.551992225462" calcext:value-type="float">
            <text:p>108,551992225462</text:p>
          </table:table-cell>
          <table:table-cell table:style-name="ce14" table:formula="of:=[.ARU2]/[.AR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SF2]/[.ASI2]" office:value-type="float" office:value="250.704567541302" calcext:value-type="float">
            <text:p>250,704567541302</text:p>
          </table:table-cell>
          <table:table-cell table:style-name="ce14" table:formula="of:=[.ASG2]/[.ASI2]" office:value-type="float" office:value="108.551992225462" calcext:value-type="float">
            <text:p>108,551992225462</text:p>
          </table:table-cell>
          <table:table-cell table:style-name="ce14" table:formula="of:=[.ASH2]/[.AS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SS2]/[.ASV2]" office:value-type="float" office:value="250.704567541302" calcext:value-type="float">
            <text:p>250,704567541302</text:p>
          </table:table-cell>
          <table:table-cell table:style-name="ce14" table:formula="of:=[.AST2]/[.ASV2]" office:value-type="float" office:value="108.551992225462" calcext:value-type="float">
            <text:p>108,551992225462</text:p>
          </table:table-cell>
          <table:table-cell table:style-name="ce14" table:formula="of:=[.ASU2]/[.AS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TF2]/[.ATI2]" office:value-type="float" office:value="250.704567541302" calcext:value-type="float">
            <text:p>250,704567541302</text:p>
          </table:table-cell>
          <table:table-cell table:style-name="ce14" table:formula="of:=[.ATG2]/[.ATI2]" office:value-type="float" office:value="108.551992225462" calcext:value-type="float">
            <text:p>108,551992225462</text:p>
          </table:table-cell>
          <table:table-cell table:style-name="ce14" table:formula="of:=[.ATH2]/[.AT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TS2]/[.ATV2]" office:value-type="float" office:value="250.704567541302" calcext:value-type="float">
            <text:p>250,704567541302</text:p>
          </table:table-cell>
          <table:table-cell table:style-name="ce14" table:formula="of:=[.ATT2]/[.ATV2]" office:value-type="float" office:value="108.551992225462" calcext:value-type="float">
            <text:p>108,551992225462</text:p>
          </table:table-cell>
          <table:table-cell table:style-name="ce14" table:formula="of:=[.ATU2]/[.AT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UF2]/[.AUI2]" office:value-type="float" office:value="250.704567541302" calcext:value-type="float">
            <text:p>250,704567541302</text:p>
          </table:table-cell>
          <table:table-cell table:style-name="ce14" table:formula="of:=[.AUG2]/[.AUI2]" office:value-type="float" office:value="108.551992225462" calcext:value-type="float">
            <text:p>108,551992225462</text:p>
          </table:table-cell>
          <table:table-cell table:style-name="ce14" table:formula="of:=[.AUH2]/[.AU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US2]/[.AUV2]" office:value-type="float" office:value="250.704567541302" calcext:value-type="float">
            <text:p>250,704567541302</text:p>
          </table:table-cell>
          <table:table-cell table:style-name="ce14" table:formula="of:=[.AUT2]/[.AUV2]" office:value-type="float" office:value="108.551992225462" calcext:value-type="float">
            <text:p>108,551992225462</text:p>
          </table:table-cell>
          <table:table-cell table:style-name="ce14" table:formula="of:=[.AUU2]/[.AU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VF2]/[.AVI2]" office:value-type="float" office:value="250.704567541302" calcext:value-type="float">
            <text:p>250,704567541302</text:p>
          </table:table-cell>
          <table:table-cell table:style-name="ce14" table:formula="of:=[.AVG2]/[.AVI2]" office:value-type="float" office:value="108.551992225462" calcext:value-type="float">
            <text:p>108,551992225462</text:p>
          </table:table-cell>
          <table:table-cell table:style-name="ce14" table:formula="of:=[.AVH2]/[.AV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VS2]/[.AVV2]" office:value-type="float" office:value="250.704567541302" calcext:value-type="float">
            <text:p>250,704567541302</text:p>
          </table:table-cell>
          <table:table-cell table:style-name="ce14" table:formula="of:=[.AVT2]/[.AVV2]" office:value-type="float" office:value="108.551992225462" calcext:value-type="float">
            <text:p>108,551992225462</text:p>
          </table:table-cell>
          <table:table-cell table:style-name="ce14" table:formula="of:=[.AVU2]/[.AV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WF2]/[.AWI2]" office:value-type="float" office:value="250.704567541302" calcext:value-type="float">
            <text:p>250,704567541302</text:p>
          </table:table-cell>
          <table:table-cell table:style-name="ce14" table:formula="of:=[.AWG2]/[.AWI2]" office:value-type="float" office:value="108.551992225462" calcext:value-type="float">
            <text:p>108,551992225462</text:p>
          </table:table-cell>
          <table:table-cell table:style-name="ce14" table:formula="of:=[.AWH2]/[.AW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WS2]/[.AWV2]" office:value-type="float" office:value="250.704567541302" calcext:value-type="float">
            <text:p>250,704567541302</text:p>
          </table:table-cell>
          <table:table-cell table:style-name="ce14" table:formula="of:=[.AWT2]/[.AWV2]" office:value-type="float" office:value="108.551992225462" calcext:value-type="float">
            <text:p>108,551992225462</text:p>
          </table:table-cell>
          <table:table-cell table:style-name="ce14" table:formula="of:=[.AWU2]/[.AW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XF2]/[.AXI2]" office:value-type="float" office:value="250.704567541302" calcext:value-type="float">
            <text:p>250,704567541302</text:p>
          </table:table-cell>
          <table:table-cell table:style-name="ce14" table:formula="of:=[.AXG2]/[.AXI2]" office:value-type="float" office:value="108.551992225462" calcext:value-type="float">
            <text:p>108,551992225462</text:p>
          </table:table-cell>
          <table:table-cell table:style-name="ce14" table:formula="of:=[.AXH2]/[.AX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XS2]/[.AXV2]" office:value-type="float" office:value="250.704567541302" calcext:value-type="float">
            <text:p>250,704567541302</text:p>
          </table:table-cell>
          <table:table-cell table:style-name="ce14" table:formula="of:=[.AXT2]/[.AXV2]" office:value-type="float" office:value="108.551992225462" calcext:value-type="float">
            <text:p>108,551992225462</text:p>
          </table:table-cell>
          <table:table-cell table:style-name="ce14" table:formula="of:=[.AXU2]/[.AX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YF2]/[.AYI2]" office:value-type="float" office:value="250.704567541302" calcext:value-type="float">
            <text:p>250,704567541302</text:p>
          </table:table-cell>
          <table:table-cell table:style-name="ce14" table:formula="of:=[.AYG2]/[.AYI2]" office:value-type="float" office:value="108.551992225462" calcext:value-type="float">
            <text:p>108,551992225462</text:p>
          </table:table-cell>
          <table:table-cell table:style-name="ce14" table:formula="of:=[.AYH2]/[.AY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YS2]/[.AYV2]" office:value-type="float" office:value="250.704567541302" calcext:value-type="float">
            <text:p>250,704567541302</text:p>
          </table:table-cell>
          <table:table-cell table:style-name="ce14" table:formula="of:=[.AYT2]/[.AYV2]" office:value-type="float" office:value="108.551992225462" calcext:value-type="float">
            <text:p>108,551992225462</text:p>
          </table:table-cell>
          <table:table-cell table:style-name="ce14" table:formula="of:=[.AYU2]/[.AY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ZF2]/[.AZI2]" office:value-type="float" office:value="250.704567541302" calcext:value-type="float">
            <text:p>250,704567541302</text:p>
          </table:table-cell>
          <table:table-cell table:style-name="ce14" table:formula="of:=[.AZG2]/[.AZI2]" office:value-type="float" office:value="108.551992225462" calcext:value-type="float">
            <text:p>108,551992225462</text:p>
          </table:table-cell>
          <table:table-cell table:style-name="ce14" table:formula="of:=[.AZH2]/[.AZ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ZS2]/[.AZV2]" office:value-type="float" office:value="250.704567541302" calcext:value-type="float">
            <text:p>250,704567541302</text:p>
          </table:table-cell>
          <table:table-cell table:style-name="ce14" table:formula="of:=[.AZT2]/[.AZV2]" office:value-type="float" office:value="108.551992225462" calcext:value-type="float">
            <text:p>108,551992225462</text:p>
          </table:table-cell>
          <table:table-cell table:style-name="ce14" table:formula="of:=[.AZU2]/[.AZ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AF2]/[.BAI2]" office:value-type="float" office:value="250.704567541302" calcext:value-type="float">
            <text:p>250,704567541302</text:p>
          </table:table-cell>
          <table:table-cell table:style-name="ce14" table:formula="of:=[.BAG2]/[.BAI2]" office:value-type="float" office:value="108.551992225462" calcext:value-type="float">
            <text:p>108,551992225462</text:p>
          </table:table-cell>
          <table:table-cell table:style-name="ce14" table:formula="of:=[.BAH2]/[.BA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AS2]/[.BAV2]" office:value-type="float" office:value="250.704567541302" calcext:value-type="float">
            <text:p>250,704567541302</text:p>
          </table:table-cell>
          <table:table-cell table:style-name="ce14" table:formula="of:=[.BAT2]/[.BAV2]" office:value-type="float" office:value="108.551992225462" calcext:value-type="float">
            <text:p>108,551992225462</text:p>
          </table:table-cell>
          <table:table-cell table:style-name="ce14" table:formula="of:=[.BAU2]/[.BA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BF2]/[.BBI2]" office:value-type="float" office:value="250.704567541302" calcext:value-type="float">
            <text:p>250,704567541302</text:p>
          </table:table-cell>
          <table:table-cell table:style-name="ce14" table:formula="of:=[.BBG2]/[.BBI2]" office:value-type="float" office:value="108.551992225462" calcext:value-type="float">
            <text:p>108,551992225462</text:p>
          </table:table-cell>
          <table:table-cell table:style-name="ce14" table:formula="of:=[.BBH2]/[.BB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BS2]/[.BBV2]" office:value-type="float" office:value="250.704567541302" calcext:value-type="float">
            <text:p>250,704567541302</text:p>
          </table:table-cell>
          <table:table-cell table:style-name="ce14" table:formula="of:=[.BBT2]/[.BBV2]" office:value-type="float" office:value="108.551992225462" calcext:value-type="float">
            <text:p>108,551992225462</text:p>
          </table:table-cell>
          <table:table-cell table:style-name="ce14" table:formula="of:=[.BBU2]/[.BB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CF2]/[.BCI2]" office:value-type="float" office:value="250.704567541302" calcext:value-type="float">
            <text:p>250,704567541302</text:p>
          </table:table-cell>
          <table:table-cell table:style-name="ce14" table:formula="of:=[.BCG2]/[.BCI2]" office:value-type="float" office:value="108.551992225462" calcext:value-type="float">
            <text:p>108,551992225462</text:p>
          </table:table-cell>
          <table:table-cell table:style-name="ce14" table:formula="of:=[.BCH2]/[.BC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CS2]/[.BCV2]" office:value-type="float" office:value="250.704567541302" calcext:value-type="float">
            <text:p>250,704567541302</text:p>
          </table:table-cell>
          <table:table-cell table:style-name="ce14" table:formula="of:=[.BCT2]/[.BCV2]" office:value-type="float" office:value="108.551992225462" calcext:value-type="float">
            <text:p>108,551992225462</text:p>
          </table:table-cell>
          <table:table-cell table:style-name="ce14" table:formula="of:=[.BCU2]/[.BC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DF2]/[.BDI2]" office:value-type="float" office:value="250.704567541302" calcext:value-type="float">
            <text:p>250,704567541302</text:p>
          </table:table-cell>
          <table:table-cell table:style-name="ce14" table:formula="of:=[.BDG2]/[.BDI2]" office:value-type="float" office:value="108.551992225462" calcext:value-type="float">
            <text:p>108,551992225462</text:p>
          </table:table-cell>
          <table:table-cell table:style-name="ce14" table:formula="of:=[.BDH2]/[.BD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DS2]/[.BDV2]" office:value-type="float" office:value="250.704567541302" calcext:value-type="float">
            <text:p>250,704567541302</text:p>
          </table:table-cell>
          <table:table-cell table:style-name="ce14" table:formula="of:=[.BDT2]/[.BDV2]" office:value-type="float" office:value="108.551992225462" calcext:value-type="float">
            <text:p>108,551992225462</text:p>
          </table:table-cell>
          <table:table-cell table:style-name="ce14" table:formula="of:=[.BDU2]/[.BD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EF2]/[.BEI2]" office:value-type="float" office:value="250.704567541302" calcext:value-type="float">
            <text:p>250,704567541302</text:p>
          </table:table-cell>
          <table:table-cell table:style-name="ce14" table:formula="of:=[.BEG2]/[.BEI2]" office:value-type="float" office:value="108.551992225462" calcext:value-type="float">
            <text:p>108,551992225462</text:p>
          </table:table-cell>
          <table:table-cell table:style-name="ce14" table:formula="of:=[.BEH2]/[.BE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ES2]/[.BEV2]" office:value-type="float" office:value="250.704567541302" calcext:value-type="float">
            <text:p>250,704567541302</text:p>
          </table:table-cell>
          <table:table-cell table:style-name="ce14" table:formula="of:=[.BET2]/[.BEV2]" office:value-type="float" office:value="108.551992225462" calcext:value-type="float">
            <text:p>108,551992225462</text:p>
          </table:table-cell>
          <table:table-cell table:style-name="ce14" table:formula="of:=[.BEU2]/[.BE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FF2]/[.BFI2]" office:value-type="float" office:value="250.704567541302" calcext:value-type="float">
            <text:p>250,704567541302</text:p>
          </table:table-cell>
          <table:table-cell table:style-name="ce14" table:formula="of:=[.BFG2]/[.BFI2]" office:value-type="float" office:value="108.551992225462" calcext:value-type="float">
            <text:p>108,551992225462</text:p>
          </table:table-cell>
          <table:table-cell table:style-name="ce14" table:formula="of:=[.BFH2]/[.BF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FS2]/[.BFV2]" office:value-type="float" office:value="250.704567541302" calcext:value-type="float">
            <text:p>250,704567541302</text:p>
          </table:table-cell>
          <table:table-cell table:style-name="ce14" table:formula="of:=[.BFT2]/[.BFV2]" office:value-type="float" office:value="108.551992225462" calcext:value-type="float">
            <text:p>108,551992225462</text:p>
          </table:table-cell>
          <table:table-cell table:style-name="ce14" table:formula="of:=[.BFU2]/[.BF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GF2]/[.BGI2]" office:value-type="float" office:value="250.704567541302" calcext:value-type="float">
            <text:p>250,704567541302</text:p>
          </table:table-cell>
          <table:table-cell table:style-name="ce14" table:formula="of:=[.BGG2]/[.BGI2]" office:value-type="float" office:value="108.551992225462" calcext:value-type="float">
            <text:p>108,551992225462</text:p>
          </table:table-cell>
          <table:table-cell table:style-name="ce14" table:formula="of:=[.BGH2]/[.BG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GS2]/[.BGV2]" office:value-type="float" office:value="250.704567541302" calcext:value-type="float">
            <text:p>250,704567541302</text:p>
          </table:table-cell>
          <table:table-cell table:style-name="ce14" table:formula="of:=[.BGT2]/[.BGV2]" office:value-type="float" office:value="108.551992225462" calcext:value-type="float">
            <text:p>108,551992225462</text:p>
          </table:table-cell>
          <table:table-cell table:style-name="ce14" table:formula="of:=[.BGU2]/[.BG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HF2]/[.BHI2]" office:value-type="float" office:value="250.704567541302" calcext:value-type="float">
            <text:p>250,704567541302</text:p>
          </table:table-cell>
          <table:table-cell table:style-name="ce14" table:formula="of:=[.BHG2]/[.BHI2]" office:value-type="float" office:value="108.551992225462" calcext:value-type="float">
            <text:p>108,551992225462</text:p>
          </table:table-cell>
          <table:table-cell table:style-name="ce14" table:formula="of:=[.BHH2]/[.BH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HS2]/[.BHV2]" office:value-type="float" office:value="250.704567541302" calcext:value-type="float">
            <text:p>250,704567541302</text:p>
          </table:table-cell>
          <table:table-cell table:style-name="ce14" table:formula="of:=[.BHT2]/[.BHV2]" office:value-type="float" office:value="108.551992225462" calcext:value-type="float">
            <text:p>108,551992225462</text:p>
          </table:table-cell>
          <table:table-cell table:style-name="ce14" table:formula="of:=[.BHU2]/[.BH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IF2]/[.BII2]" office:value-type="float" office:value="250.704567541302" calcext:value-type="float">
            <text:p>250,704567541302</text:p>
          </table:table-cell>
          <table:table-cell table:style-name="ce14" table:formula="of:=[.BIG2]/[.BII2]" office:value-type="float" office:value="108.551992225462" calcext:value-type="float">
            <text:p>108,551992225462</text:p>
          </table:table-cell>
          <table:table-cell table:style-name="ce14" table:formula="of:=[.BIH2]/[.BI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IS2]/[.BIV2]" office:value-type="float" office:value="250.704567541302" calcext:value-type="float">
            <text:p>250,704567541302</text:p>
          </table:table-cell>
          <table:table-cell table:style-name="ce14" table:formula="of:=[.BIT2]/[.BIV2]" office:value-type="float" office:value="108.551992225462" calcext:value-type="float">
            <text:p>108,551992225462</text:p>
          </table:table-cell>
          <table:table-cell table:style-name="ce14" table:formula="of:=[.BIU2]/[.BI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JF2]/[.BJI2]" office:value-type="float" office:value="250.704567541302" calcext:value-type="float">
            <text:p>250,704567541302</text:p>
          </table:table-cell>
          <table:table-cell table:style-name="ce14" table:formula="of:=[.BJG2]/[.BJI2]" office:value-type="float" office:value="108.551992225462" calcext:value-type="float">
            <text:p>108,551992225462</text:p>
          </table:table-cell>
          <table:table-cell table:style-name="ce14" table:formula="of:=[.BJH2]/[.BJ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JS2]/[.BJV2]" office:value-type="float" office:value="250.704567541302" calcext:value-type="float">
            <text:p>250,704567541302</text:p>
          </table:table-cell>
          <table:table-cell table:style-name="ce14" table:formula="of:=[.BJT2]/[.BJV2]" office:value-type="float" office:value="108.551992225462" calcext:value-type="float">
            <text:p>108,551992225462</text:p>
          </table:table-cell>
          <table:table-cell table:style-name="ce14" table:formula="of:=[.BJU2]/[.BJ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KF2]/[.BKI2]" office:value-type="float" office:value="250.704567541302" calcext:value-type="float">
            <text:p>250,704567541302</text:p>
          </table:table-cell>
          <table:table-cell table:style-name="ce14" table:formula="of:=[.BKG2]/[.BKI2]" office:value-type="float" office:value="108.551992225462" calcext:value-type="float">
            <text:p>108,551992225462</text:p>
          </table:table-cell>
          <table:table-cell table:style-name="ce14" table:formula="of:=[.BKH2]/[.BK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KS2]/[.BKV2]" office:value-type="float" office:value="250.704567541302" calcext:value-type="float">
            <text:p>250,704567541302</text:p>
          </table:table-cell>
          <table:table-cell table:style-name="ce14" table:formula="of:=[.BKT2]/[.BKV2]" office:value-type="float" office:value="108.551992225462" calcext:value-type="float">
            <text:p>108,551992225462</text:p>
          </table:table-cell>
          <table:table-cell table:style-name="ce14" table:formula="of:=[.BKU2]/[.BK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LF2]/[.BLI2]" office:value-type="float" office:value="250.704567541302" calcext:value-type="float">
            <text:p>250,704567541302</text:p>
          </table:table-cell>
          <table:table-cell table:style-name="ce14" table:formula="of:=[.BLG2]/[.BLI2]" office:value-type="float" office:value="108.551992225462" calcext:value-type="float">
            <text:p>108,551992225462</text:p>
          </table:table-cell>
          <table:table-cell table:style-name="ce14" table:formula="of:=[.BLH2]/[.BL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LS2]/[.BLV2]" office:value-type="float" office:value="250.704567541302" calcext:value-type="float">
            <text:p>250,704567541302</text:p>
          </table:table-cell>
          <table:table-cell table:style-name="ce14" table:formula="of:=[.BLT2]/[.BLV2]" office:value-type="float" office:value="108.551992225462" calcext:value-type="float">
            <text:p>108,551992225462</text:p>
          </table:table-cell>
          <table:table-cell table:style-name="ce14" table:formula="of:=[.BLU2]/[.BL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MF2]/[.BMI2]" office:value-type="float" office:value="250.704567541302" calcext:value-type="float">
            <text:p>250,704567541302</text:p>
          </table:table-cell>
          <table:table-cell table:style-name="ce14" table:formula="of:=[.BMG2]/[.BMI2]" office:value-type="float" office:value="108.551992225462" calcext:value-type="float">
            <text:p>108,551992225462</text:p>
          </table:table-cell>
          <table:table-cell table:style-name="ce14" table:formula="of:=[.BMH2]/[.BM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MS2]/[.BMV2]" office:value-type="float" office:value="250.704567541302" calcext:value-type="float">
            <text:p>250,704567541302</text:p>
          </table:table-cell>
          <table:table-cell table:style-name="ce14" table:formula="of:=[.BMT2]/[.BMV2]" office:value-type="float" office:value="108.551992225462" calcext:value-type="float">
            <text:p>108,551992225462</text:p>
          </table:table-cell>
          <table:table-cell table:style-name="ce14" table:formula="of:=[.BMU2]/[.BM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NF2]/[.BNI2]" office:value-type="float" office:value="250.704567541302" calcext:value-type="float">
            <text:p>250,704567541302</text:p>
          </table:table-cell>
          <table:table-cell table:style-name="ce14" table:formula="of:=[.BNG2]/[.BNI2]" office:value-type="float" office:value="108.551992225462" calcext:value-type="float">
            <text:p>108,551992225462</text:p>
          </table:table-cell>
          <table:table-cell table:style-name="ce14" table:formula="of:=[.BNH2]/[.BN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NS2]/[.BNV2]" office:value-type="float" office:value="250.704567541302" calcext:value-type="float">
            <text:p>250,704567541302</text:p>
          </table:table-cell>
          <table:table-cell table:style-name="ce14" table:formula="of:=[.BNT2]/[.BNV2]" office:value-type="float" office:value="108.551992225462" calcext:value-type="float">
            <text:p>108,551992225462</text:p>
          </table:table-cell>
          <table:table-cell table:style-name="ce14" table:formula="of:=[.BNU2]/[.BN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OF2]/[.BOI2]" office:value-type="float" office:value="250.704567541302" calcext:value-type="float">
            <text:p>250,704567541302</text:p>
          </table:table-cell>
          <table:table-cell table:style-name="ce14" table:formula="of:=[.BOG2]/[.BOI2]" office:value-type="float" office:value="108.551992225462" calcext:value-type="float">
            <text:p>108,551992225462</text:p>
          </table:table-cell>
          <table:table-cell table:style-name="ce14" table:formula="of:=[.BOH2]/[.BO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OS2]/[.BOV2]" office:value-type="float" office:value="250.704567541302" calcext:value-type="float">
            <text:p>250,704567541302</text:p>
          </table:table-cell>
          <table:table-cell table:style-name="ce14" table:formula="of:=[.BOT2]/[.BOV2]" office:value-type="float" office:value="108.551992225462" calcext:value-type="float">
            <text:p>108,551992225462</text:p>
          </table:table-cell>
          <table:table-cell table:style-name="ce14" table:formula="of:=[.BOU2]/[.BO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PF2]/[.BPI2]" office:value-type="float" office:value="250.704567541302" calcext:value-type="float">
            <text:p>250,704567541302</text:p>
          </table:table-cell>
          <table:table-cell table:style-name="ce14" table:formula="of:=[.BPG2]/[.BPI2]" office:value-type="float" office:value="108.551992225462" calcext:value-type="float">
            <text:p>108,551992225462</text:p>
          </table:table-cell>
          <table:table-cell table:style-name="ce14" table:formula="of:=[.BPH2]/[.BP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PS2]/[.BPV2]" office:value-type="float" office:value="250.704567541302" calcext:value-type="float">
            <text:p>250,704567541302</text:p>
          </table:table-cell>
          <table:table-cell table:style-name="ce14" table:formula="of:=[.BPT2]/[.BPV2]" office:value-type="float" office:value="108.551992225462" calcext:value-type="float">
            <text:p>108,551992225462</text:p>
          </table:table-cell>
          <table:table-cell table:style-name="ce14" table:formula="of:=[.BPU2]/[.BP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QF2]/[.BQI2]" office:value-type="float" office:value="250.704567541302" calcext:value-type="float">
            <text:p>250,704567541302</text:p>
          </table:table-cell>
          <table:table-cell table:style-name="ce14" table:formula="of:=[.BQG2]/[.BQI2]" office:value-type="float" office:value="108.551992225462" calcext:value-type="float">
            <text:p>108,551992225462</text:p>
          </table:table-cell>
          <table:table-cell table:style-name="ce14" table:formula="of:=[.BQH2]/[.BQ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QS2]/[.BQV2]" office:value-type="float" office:value="250.704567541302" calcext:value-type="float">
            <text:p>250,704567541302</text:p>
          </table:table-cell>
          <table:table-cell table:style-name="ce14" table:formula="of:=[.BQT2]/[.BQV2]" office:value-type="float" office:value="108.551992225462" calcext:value-type="float">
            <text:p>108,551992225462</text:p>
          </table:table-cell>
          <table:table-cell table:style-name="ce14" table:formula="of:=[.BQU2]/[.BQ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RF2]/[.BRI2]" office:value-type="float" office:value="250.704567541302" calcext:value-type="float">
            <text:p>250,704567541302</text:p>
          </table:table-cell>
          <table:table-cell table:style-name="ce14" table:formula="of:=[.BRG2]/[.BRI2]" office:value-type="float" office:value="108.551992225462" calcext:value-type="float">
            <text:p>108,551992225462</text:p>
          </table:table-cell>
          <table:table-cell table:style-name="ce14" table:formula="of:=[.BRH2]/[.BR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RS2]/[.BRV2]" office:value-type="float" office:value="250.704567541302" calcext:value-type="float">
            <text:p>250,704567541302</text:p>
          </table:table-cell>
          <table:table-cell table:style-name="ce14" table:formula="of:=[.BRT2]/[.BRV2]" office:value-type="float" office:value="108.551992225462" calcext:value-type="float">
            <text:p>108,551992225462</text:p>
          </table:table-cell>
          <table:table-cell table:style-name="ce14" table:formula="of:=[.BRU2]/[.BR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SF2]/[.BSI2]" office:value-type="float" office:value="250.704567541302" calcext:value-type="float">
            <text:p>250,704567541302</text:p>
          </table:table-cell>
          <table:table-cell table:style-name="ce14" table:formula="of:=[.BSG2]/[.BSI2]" office:value-type="float" office:value="108.551992225462" calcext:value-type="float">
            <text:p>108,551992225462</text:p>
          </table:table-cell>
          <table:table-cell table:style-name="ce14" table:formula="of:=[.BSH2]/[.BS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SS2]/[.BSV2]" office:value-type="float" office:value="250.704567541302" calcext:value-type="float">
            <text:p>250,704567541302</text:p>
          </table:table-cell>
          <table:table-cell table:style-name="ce14" table:formula="of:=[.BST2]/[.BSV2]" office:value-type="float" office:value="108.551992225462" calcext:value-type="float">
            <text:p>108,551992225462</text:p>
          </table:table-cell>
          <table:table-cell table:style-name="ce14" table:formula="of:=[.BSU2]/[.BS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TF2]/[.BTI2]" office:value-type="float" office:value="250.704567541302" calcext:value-type="float">
            <text:p>250,704567541302</text:p>
          </table:table-cell>
          <table:table-cell table:style-name="ce14" table:formula="of:=[.BTG2]/[.BTI2]" office:value-type="float" office:value="108.551992225462" calcext:value-type="float">
            <text:p>108,551992225462</text:p>
          </table:table-cell>
          <table:table-cell table:style-name="ce14" table:formula="of:=[.BTH2]/[.BT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TS2]/[.BTV2]" office:value-type="float" office:value="250.704567541302" calcext:value-type="float">
            <text:p>250,704567541302</text:p>
          </table:table-cell>
          <table:table-cell table:style-name="ce14" table:formula="of:=[.BTT2]/[.BTV2]" office:value-type="float" office:value="108.551992225462" calcext:value-type="float">
            <text:p>108,551992225462</text:p>
          </table:table-cell>
          <table:table-cell table:style-name="ce14" table:formula="of:=[.BTU2]/[.BT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UF2]/[.BUI2]" office:value-type="float" office:value="250.704567541302" calcext:value-type="float">
            <text:p>250,704567541302</text:p>
          </table:table-cell>
          <table:table-cell table:style-name="ce14" table:formula="of:=[.BUG2]/[.BUI2]" office:value-type="float" office:value="108.551992225462" calcext:value-type="float">
            <text:p>108,551992225462</text:p>
          </table:table-cell>
          <table:table-cell table:style-name="ce14" table:formula="of:=[.BUH2]/[.BU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US2]/[.BUV2]" office:value-type="float" office:value="250.704567541302" calcext:value-type="float">
            <text:p>250,704567541302</text:p>
          </table:table-cell>
          <table:table-cell table:style-name="ce14" table:formula="of:=[.BUT2]/[.BUV2]" office:value-type="float" office:value="108.551992225462" calcext:value-type="float">
            <text:p>108,551992225462</text:p>
          </table:table-cell>
          <table:table-cell table:style-name="ce14" table:formula="of:=[.BUU2]/[.BU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VF2]/[.BVI2]" office:value-type="float" office:value="250.704567541302" calcext:value-type="float">
            <text:p>250,704567541302</text:p>
          </table:table-cell>
          <table:table-cell table:style-name="ce14" table:formula="of:=[.BVG2]/[.BVI2]" office:value-type="float" office:value="108.551992225462" calcext:value-type="float">
            <text:p>108,551992225462</text:p>
          </table:table-cell>
          <table:table-cell table:style-name="ce14" table:formula="of:=[.BVH2]/[.BV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VS2]/[.BVV2]" office:value-type="float" office:value="250.704567541302" calcext:value-type="float">
            <text:p>250,704567541302</text:p>
          </table:table-cell>
          <table:table-cell table:style-name="ce14" table:formula="of:=[.BVT2]/[.BVV2]" office:value-type="float" office:value="108.551992225462" calcext:value-type="float">
            <text:p>108,551992225462</text:p>
          </table:table-cell>
          <table:table-cell table:style-name="ce14" table:formula="of:=[.BVU2]/[.BV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WF2]/[.BWI2]" office:value-type="float" office:value="250.704567541302" calcext:value-type="float">
            <text:p>250,704567541302</text:p>
          </table:table-cell>
          <table:table-cell table:style-name="ce14" table:formula="of:=[.BWG2]/[.BWI2]" office:value-type="float" office:value="108.551992225462" calcext:value-type="float">
            <text:p>108,551992225462</text:p>
          </table:table-cell>
          <table:table-cell table:style-name="ce14" table:formula="of:=[.BWH2]/[.BW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WS2]/[.BWV2]" office:value-type="float" office:value="250.704567541302" calcext:value-type="float">
            <text:p>250,704567541302</text:p>
          </table:table-cell>
          <table:table-cell table:style-name="ce14" table:formula="of:=[.BWT2]/[.BWV2]" office:value-type="float" office:value="108.551992225462" calcext:value-type="float">
            <text:p>108,551992225462</text:p>
          </table:table-cell>
          <table:table-cell table:style-name="ce14" table:formula="of:=[.BWU2]/[.BW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XF2]/[.BXI2]" office:value-type="float" office:value="250.704567541302" calcext:value-type="float">
            <text:p>250,704567541302</text:p>
          </table:table-cell>
          <table:table-cell table:style-name="ce14" table:formula="of:=[.BXG2]/[.BXI2]" office:value-type="float" office:value="108.551992225462" calcext:value-type="float">
            <text:p>108,551992225462</text:p>
          </table:table-cell>
          <table:table-cell table:style-name="ce14" table:formula="of:=[.BXH2]/[.BX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XS2]/[.BXV2]" office:value-type="float" office:value="250.704567541302" calcext:value-type="float">
            <text:p>250,704567541302</text:p>
          </table:table-cell>
          <table:table-cell table:style-name="ce14" table:formula="of:=[.BXT2]/[.BXV2]" office:value-type="float" office:value="108.551992225462" calcext:value-type="float">
            <text:p>108,551992225462</text:p>
          </table:table-cell>
          <table:table-cell table:style-name="ce14" table:formula="of:=[.BXU2]/[.BX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YF2]/[.BYI2]" office:value-type="float" office:value="250.704567541302" calcext:value-type="float">
            <text:p>250,704567541302</text:p>
          </table:table-cell>
          <table:table-cell table:style-name="ce14" table:formula="of:=[.BYG2]/[.BYI2]" office:value-type="float" office:value="108.551992225462" calcext:value-type="float">
            <text:p>108,551992225462</text:p>
          </table:table-cell>
          <table:table-cell table:style-name="ce14" table:formula="of:=[.BYH2]/[.BY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YS2]/[.BYV2]" office:value-type="float" office:value="250.704567541302" calcext:value-type="float">
            <text:p>250,704567541302</text:p>
          </table:table-cell>
          <table:table-cell table:style-name="ce14" table:formula="of:=[.BYT2]/[.BYV2]" office:value-type="float" office:value="108.551992225462" calcext:value-type="float">
            <text:p>108,551992225462</text:p>
          </table:table-cell>
          <table:table-cell table:style-name="ce14" table:formula="of:=[.BYU2]/[.BY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ZF2]/[.BZI2]" office:value-type="float" office:value="250.704567541302" calcext:value-type="float">
            <text:p>250,704567541302</text:p>
          </table:table-cell>
          <table:table-cell table:style-name="ce14" table:formula="of:=[.BZG2]/[.BZI2]" office:value-type="float" office:value="108.551992225462" calcext:value-type="float">
            <text:p>108,551992225462</text:p>
          </table:table-cell>
          <table:table-cell table:style-name="ce14" table:formula="of:=[.BZH2]/[.BZ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ZS2]/[.BZV2]" office:value-type="float" office:value="250.704567541302" calcext:value-type="float">
            <text:p>250,704567541302</text:p>
          </table:table-cell>
          <table:table-cell table:style-name="ce14" table:formula="of:=[.BZT2]/[.BZV2]" office:value-type="float" office:value="108.551992225462" calcext:value-type="float">
            <text:p>108,551992225462</text:p>
          </table:table-cell>
          <table:table-cell table:style-name="ce14" table:formula="of:=[.BZU2]/[.BZ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AF2]/[.CAI2]" office:value-type="float" office:value="250.704567541302" calcext:value-type="float">
            <text:p>250,704567541302</text:p>
          </table:table-cell>
          <table:table-cell table:style-name="ce14" table:formula="of:=[.CAG2]/[.CAI2]" office:value-type="float" office:value="108.551992225462" calcext:value-type="float">
            <text:p>108,551992225462</text:p>
          </table:table-cell>
          <table:table-cell table:style-name="ce14" table:formula="of:=[.CAH2]/[.CA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AS2]/[.CAV2]" office:value-type="float" office:value="250.704567541302" calcext:value-type="float">
            <text:p>250,704567541302</text:p>
          </table:table-cell>
          <table:table-cell table:style-name="ce14" table:formula="of:=[.CAT2]/[.CAV2]" office:value-type="float" office:value="108.551992225462" calcext:value-type="float">
            <text:p>108,551992225462</text:p>
          </table:table-cell>
          <table:table-cell table:style-name="ce14" table:formula="of:=[.CAU2]/[.CA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BF2]/[.CBI2]" office:value-type="float" office:value="250.704567541302" calcext:value-type="float">
            <text:p>250,704567541302</text:p>
          </table:table-cell>
          <table:table-cell table:style-name="ce14" table:formula="of:=[.CBG2]/[.CBI2]" office:value-type="float" office:value="108.551992225462" calcext:value-type="float">
            <text:p>108,551992225462</text:p>
          </table:table-cell>
          <table:table-cell table:style-name="ce14" table:formula="of:=[.CBH2]/[.CB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BS2]/[.CBV2]" office:value-type="float" office:value="250.704567541302" calcext:value-type="float">
            <text:p>250,704567541302</text:p>
          </table:table-cell>
          <table:table-cell table:style-name="ce14" table:formula="of:=[.CBT2]/[.CBV2]" office:value-type="float" office:value="108.551992225462" calcext:value-type="float">
            <text:p>108,551992225462</text:p>
          </table:table-cell>
          <table:table-cell table:style-name="ce14" table:formula="of:=[.CBU2]/[.CB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CF2]/[.CCI2]" office:value-type="float" office:value="250.704567541302" calcext:value-type="float">
            <text:p>250,704567541302</text:p>
          </table:table-cell>
          <table:table-cell table:style-name="ce14" table:formula="of:=[.CCG2]/[.CCI2]" office:value-type="float" office:value="108.551992225462" calcext:value-type="float">
            <text:p>108,551992225462</text:p>
          </table:table-cell>
          <table:table-cell table:style-name="ce14" table:formula="of:=[.CCH2]/[.CC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CS2]/[.CCV2]" office:value-type="float" office:value="250.704567541302" calcext:value-type="float">
            <text:p>250,704567541302</text:p>
          </table:table-cell>
          <table:table-cell table:style-name="ce14" table:formula="of:=[.CCT2]/[.CCV2]" office:value-type="float" office:value="108.551992225462" calcext:value-type="float">
            <text:p>108,551992225462</text:p>
          </table:table-cell>
          <table:table-cell table:style-name="ce14" table:formula="of:=[.CCU2]/[.CC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DF2]/[.CDI2]" office:value-type="float" office:value="250.704567541302" calcext:value-type="float">
            <text:p>250,704567541302</text:p>
          </table:table-cell>
          <table:table-cell table:style-name="ce14" table:formula="of:=[.CDG2]/[.CDI2]" office:value-type="float" office:value="108.551992225462" calcext:value-type="float">
            <text:p>108,551992225462</text:p>
          </table:table-cell>
          <table:table-cell table:style-name="ce14" table:formula="of:=[.CDH2]/[.CD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DS2]/[.CDV2]" office:value-type="float" office:value="250.704567541302" calcext:value-type="float">
            <text:p>250,704567541302</text:p>
          </table:table-cell>
          <table:table-cell table:style-name="ce14" table:formula="of:=[.CDT2]/[.CDV2]" office:value-type="float" office:value="108.551992225462" calcext:value-type="float">
            <text:p>108,551992225462</text:p>
          </table:table-cell>
          <table:table-cell table:style-name="ce14" table:formula="of:=[.CDU2]/[.CD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EF2]/[.CEI2]" office:value-type="float" office:value="250.704567541302" calcext:value-type="float">
            <text:p>250,704567541302</text:p>
          </table:table-cell>
          <table:table-cell table:style-name="ce14" table:formula="of:=[.CEG2]/[.CEI2]" office:value-type="float" office:value="108.551992225462" calcext:value-type="float">
            <text:p>108,551992225462</text:p>
          </table:table-cell>
          <table:table-cell table:style-name="ce14" table:formula="of:=[.CEH2]/[.CE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ES2]/[.CEV2]" office:value-type="float" office:value="250.704567541302" calcext:value-type="float">
            <text:p>250,704567541302</text:p>
          </table:table-cell>
          <table:table-cell table:style-name="ce14" table:formula="of:=[.CET2]/[.CEV2]" office:value-type="float" office:value="108.551992225462" calcext:value-type="float">
            <text:p>108,551992225462</text:p>
          </table:table-cell>
          <table:table-cell table:style-name="ce14" table:formula="of:=[.CEU2]/[.CE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FF2]/[.CFI2]" office:value-type="float" office:value="250.704567541302" calcext:value-type="float">
            <text:p>250,704567541302</text:p>
          </table:table-cell>
          <table:table-cell table:style-name="ce14" table:formula="of:=[.CFG2]/[.CFI2]" office:value-type="float" office:value="108.551992225462" calcext:value-type="float">
            <text:p>108,551992225462</text:p>
          </table:table-cell>
          <table:table-cell table:style-name="ce14" table:formula="of:=[.CFH2]/[.CF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FS2]/[.CFV2]" office:value-type="float" office:value="250.704567541302" calcext:value-type="float">
            <text:p>250,704567541302</text:p>
          </table:table-cell>
          <table:table-cell table:style-name="ce14" table:formula="of:=[.CFT2]/[.CFV2]" office:value-type="float" office:value="108.551992225462" calcext:value-type="float">
            <text:p>108,551992225462</text:p>
          </table:table-cell>
          <table:table-cell table:style-name="ce14" table:formula="of:=[.CFU2]/[.CF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GF2]/[.CGI2]" office:value-type="float" office:value="250.704567541302" calcext:value-type="float">
            <text:p>250,704567541302</text:p>
          </table:table-cell>
          <table:table-cell table:style-name="ce14" table:formula="of:=[.CGG2]/[.CGI2]" office:value-type="float" office:value="108.551992225462" calcext:value-type="float">
            <text:p>108,551992225462</text:p>
          </table:table-cell>
          <table:table-cell table:style-name="ce14" table:formula="of:=[.CGH2]/[.CG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GS2]/[.CGV2]" office:value-type="float" office:value="250.704567541302" calcext:value-type="float">
            <text:p>250,704567541302</text:p>
          </table:table-cell>
          <table:table-cell table:style-name="ce14" table:formula="of:=[.CGT2]/[.CGV2]" office:value-type="float" office:value="108.551992225462" calcext:value-type="float">
            <text:p>108,551992225462</text:p>
          </table:table-cell>
          <table:table-cell table:style-name="ce14" table:formula="of:=[.CGU2]/[.CG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HF2]/[.CHI2]" office:value-type="float" office:value="250.704567541302" calcext:value-type="float">
            <text:p>250,704567541302</text:p>
          </table:table-cell>
          <table:table-cell table:style-name="ce14" table:formula="of:=[.CHG2]/[.CHI2]" office:value-type="float" office:value="108.551992225462" calcext:value-type="float">
            <text:p>108,551992225462</text:p>
          </table:table-cell>
          <table:table-cell table:style-name="ce14" table:formula="of:=[.CHH2]/[.CH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HS2]/[.CHV2]" office:value-type="float" office:value="250.704567541302" calcext:value-type="float">
            <text:p>250,704567541302</text:p>
          </table:table-cell>
          <table:table-cell table:style-name="ce14" table:formula="of:=[.CHT2]/[.CHV2]" office:value-type="float" office:value="108.551992225462" calcext:value-type="float">
            <text:p>108,551992225462</text:p>
          </table:table-cell>
          <table:table-cell table:style-name="ce14" table:formula="of:=[.CHU2]/[.CH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IF2]/[.CII2]" office:value-type="float" office:value="250.704567541302" calcext:value-type="float">
            <text:p>250,704567541302</text:p>
          </table:table-cell>
          <table:table-cell table:style-name="ce14" table:formula="of:=[.CIG2]/[.CII2]" office:value-type="float" office:value="108.551992225462" calcext:value-type="float">
            <text:p>108,551992225462</text:p>
          </table:table-cell>
          <table:table-cell table:style-name="ce14" table:formula="of:=[.CIH2]/[.CI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IS2]/[.CIV2]" office:value-type="float" office:value="250.704567541302" calcext:value-type="float">
            <text:p>250,704567541302</text:p>
          </table:table-cell>
          <table:table-cell table:style-name="ce14" table:formula="of:=[.CIT2]/[.CIV2]" office:value-type="float" office:value="108.551992225462" calcext:value-type="float">
            <text:p>108,551992225462</text:p>
          </table:table-cell>
          <table:table-cell table:style-name="ce14" table:formula="of:=[.CIU2]/[.CI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JF2]/[.CJI2]" office:value-type="float" office:value="250.704567541302" calcext:value-type="float">
            <text:p>250,704567541302</text:p>
          </table:table-cell>
          <table:table-cell table:style-name="ce14" table:formula="of:=[.CJG2]/[.CJI2]" office:value-type="float" office:value="108.551992225462" calcext:value-type="float">
            <text:p>108,551992225462</text:p>
          </table:table-cell>
          <table:table-cell table:style-name="ce14" table:formula="of:=[.CJH2]/[.CJ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JS2]/[.CJV2]" office:value-type="float" office:value="250.704567541302" calcext:value-type="float">
            <text:p>250,704567541302</text:p>
          </table:table-cell>
          <table:table-cell table:style-name="ce14" table:formula="of:=[.CJT2]/[.CJV2]" office:value-type="float" office:value="108.551992225462" calcext:value-type="float">
            <text:p>108,551992225462</text:p>
          </table:table-cell>
          <table:table-cell table:style-name="ce14" table:formula="of:=[.CJU2]/[.CJ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KF2]/[.CKI2]" office:value-type="float" office:value="250.704567541302" calcext:value-type="float">
            <text:p>250,704567541302</text:p>
          </table:table-cell>
          <table:table-cell table:style-name="ce14" table:formula="of:=[.CKG2]/[.CKI2]" office:value-type="float" office:value="108.551992225462" calcext:value-type="float">
            <text:p>108,551992225462</text:p>
          </table:table-cell>
          <table:table-cell table:style-name="ce14" table:formula="of:=[.CKH2]/[.CK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KS2]/[.CKV2]" office:value-type="float" office:value="250.704567541302" calcext:value-type="float">
            <text:p>250,704567541302</text:p>
          </table:table-cell>
          <table:table-cell table:style-name="ce14" table:formula="of:=[.CKT2]/[.CKV2]" office:value-type="float" office:value="108.551992225462" calcext:value-type="float">
            <text:p>108,551992225462</text:p>
          </table:table-cell>
          <table:table-cell table:style-name="ce14" table:formula="of:=[.CKU2]/[.CK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LF2]/[.CLI2]" office:value-type="float" office:value="250.704567541302" calcext:value-type="float">
            <text:p>250,704567541302</text:p>
          </table:table-cell>
          <table:table-cell table:style-name="ce14" table:formula="of:=[.CLG2]/[.CLI2]" office:value-type="float" office:value="108.551992225462" calcext:value-type="float">
            <text:p>108,551992225462</text:p>
          </table:table-cell>
          <table:table-cell table:style-name="ce14" table:formula="of:=[.CLH2]/[.CL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LS2]/[.CLV2]" office:value-type="float" office:value="250.704567541302" calcext:value-type="float">
            <text:p>250,704567541302</text:p>
          </table:table-cell>
          <table:table-cell table:style-name="ce14" table:formula="of:=[.CLT2]/[.CLV2]" office:value-type="float" office:value="108.551992225462" calcext:value-type="float">
            <text:p>108,551992225462</text:p>
          </table:table-cell>
          <table:table-cell table:style-name="ce14" table:formula="of:=[.CLU2]/[.CL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MF2]/[.CMI2]" office:value-type="float" office:value="250.704567541302" calcext:value-type="float">
            <text:p>250,704567541302</text:p>
          </table:table-cell>
          <table:table-cell table:style-name="ce14" table:formula="of:=[.CMG2]/[.CMI2]" office:value-type="float" office:value="108.551992225462" calcext:value-type="float">
            <text:p>108,551992225462</text:p>
          </table:table-cell>
          <table:table-cell table:style-name="ce14" table:formula="of:=[.CMH2]/[.CM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MS2]/[.CMV2]" office:value-type="float" office:value="250.704567541302" calcext:value-type="float">
            <text:p>250,704567541302</text:p>
          </table:table-cell>
          <table:table-cell table:style-name="ce14" table:formula="of:=[.CMT2]/[.CMV2]" office:value-type="float" office:value="108.551992225462" calcext:value-type="float">
            <text:p>108,551992225462</text:p>
          </table:table-cell>
          <table:table-cell table:style-name="ce14" table:formula="of:=[.CMU2]/[.CM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NF2]/[.CNI2]" office:value-type="float" office:value="250.704567541302" calcext:value-type="float">
            <text:p>250,704567541302</text:p>
          </table:table-cell>
          <table:table-cell table:style-name="ce14" table:formula="of:=[.CNG2]/[.CNI2]" office:value-type="float" office:value="108.551992225462" calcext:value-type="float">
            <text:p>108,551992225462</text:p>
          </table:table-cell>
          <table:table-cell table:style-name="ce14" table:formula="of:=[.CNH2]/[.CN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NS2]/[.CNV2]" office:value-type="float" office:value="250.704567541302" calcext:value-type="float">
            <text:p>250,704567541302</text:p>
          </table:table-cell>
          <table:table-cell table:style-name="ce14" table:formula="of:=[.CNT2]/[.CNV2]" office:value-type="float" office:value="108.551992225462" calcext:value-type="float">
            <text:p>108,551992225462</text:p>
          </table:table-cell>
          <table:table-cell table:style-name="ce14" table:formula="of:=[.CNU2]/[.CN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OF2]/[.COI2]" office:value-type="float" office:value="250.704567541302" calcext:value-type="float">
            <text:p>250,704567541302</text:p>
          </table:table-cell>
          <table:table-cell table:style-name="ce14" table:formula="of:=[.COG2]/[.COI2]" office:value-type="float" office:value="108.551992225462" calcext:value-type="float">
            <text:p>108,551992225462</text:p>
          </table:table-cell>
          <table:table-cell table:style-name="ce14" table:formula="of:=[.COH2]/[.CO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OS2]/[.COV2]" office:value-type="float" office:value="250.704567541302" calcext:value-type="float">
            <text:p>250,704567541302</text:p>
          </table:table-cell>
          <table:table-cell table:style-name="ce14" table:formula="of:=[.COT2]/[.COV2]" office:value-type="float" office:value="108.551992225462" calcext:value-type="float">
            <text:p>108,551992225462</text:p>
          </table:table-cell>
          <table:table-cell table:style-name="ce14" table:formula="of:=[.COU2]/[.CO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PF2]/[.CPI2]" office:value-type="float" office:value="250.704567541302" calcext:value-type="float">
            <text:p>250,704567541302</text:p>
          </table:table-cell>
          <table:table-cell table:style-name="ce14" table:formula="of:=[.CPG2]/[.CPI2]" office:value-type="float" office:value="108.551992225462" calcext:value-type="float">
            <text:p>108,551992225462</text:p>
          </table:table-cell>
          <table:table-cell table:style-name="ce14" table:formula="of:=[.CPH2]/[.CP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PS2]/[.CPV2]" office:value-type="float" office:value="250.704567541302" calcext:value-type="float">
            <text:p>250,704567541302</text:p>
          </table:table-cell>
          <table:table-cell table:style-name="ce14" table:formula="of:=[.CPT2]/[.CPV2]" office:value-type="float" office:value="108.551992225462" calcext:value-type="float">
            <text:p>108,551992225462</text:p>
          </table:table-cell>
          <table:table-cell table:style-name="ce14" table:formula="of:=[.CPU2]/[.CP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QF2]/[.CQI2]" office:value-type="float" office:value="250.704567541302" calcext:value-type="float">
            <text:p>250,704567541302</text:p>
          </table:table-cell>
          <table:table-cell table:style-name="ce14" table:formula="of:=[.CQG2]/[.CQI2]" office:value-type="float" office:value="108.551992225462" calcext:value-type="float">
            <text:p>108,551992225462</text:p>
          </table:table-cell>
          <table:table-cell table:style-name="ce14" table:formula="of:=[.CQH2]/[.CQ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QS2]/[.CQV2]" office:value-type="float" office:value="250.704567541302" calcext:value-type="float">
            <text:p>250,704567541302</text:p>
          </table:table-cell>
          <table:table-cell table:style-name="ce14" table:formula="of:=[.CQT2]/[.CQV2]" office:value-type="float" office:value="108.551992225462" calcext:value-type="float">
            <text:p>108,551992225462</text:p>
          </table:table-cell>
          <table:table-cell table:style-name="ce14" table:formula="of:=[.CQU2]/[.CQ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RF2]/[.CRI2]" office:value-type="float" office:value="250.704567541302" calcext:value-type="float">
            <text:p>250,704567541302</text:p>
          </table:table-cell>
          <table:table-cell table:style-name="ce14" table:formula="of:=[.CRG2]/[.CRI2]" office:value-type="float" office:value="108.551992225462" calcext:value-type="float">
            <text:p>108,551992225462</text:p>
          </table:table-cell>
          <table:table-cell table:style-name="ce14" table:formula="of:=[.CRH2]/[.CR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RS2]/[.CRV2]" office:value-type="float" office:value="250.704567541302" calcext:value-type="float">
            <text:p>250,704567541302</text:p>
          </table:table-cell>
          <table:table-cell table:style-name="ce14" table:formula="of:=[.CRT2]/[.CRV2]" office:value-type="float" office:value="108.551992225462" calcext:value-type="float">
            <text:p>108,551992225462</text:p>
          </table:table-cell>
          <table:table-cell table:style-name="ce14" table:formula="of:=[.CRU2]/[.CR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SF2]/[.CSI2]" office:value-type="float" office:value="250.704567541302" calcext:value-type="float">
            <text:p>250,704567541302</text:p>
          </table:table-cell>
          <table:table-cell table:style-name="ce14" table:formula="of:=[.CSG2]/[.CSI2]" office:value-type="float" office:value="108.551992225462" calcext:value-type="float">
            <text:p>108,551992225462</text:p>
          </table:table-cell>
          <table:table-cell table:style-name="ce14" table:formula="of:=[.CSH2]/[.CS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SS2]/[.CSV2]" office:value-type="float" office:value="250.704567541302" calcext:value-type="float">
            <text:p>250,704567541302</text:p>
          </table:table-cell>
          <table:table-cell table:style-name="ce14" table:formula="of:=[.CST2]/[.CSV2]" office:value-type="float" office:value="108.551992225462" calcext:value-type="float">
            <text:p>108,551992225462</text:p>
          </table:table-cell>
          <table:table-cell table:style-name="ce14" table:formula="of:=[.CSU2]/[.CS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TF2]/[.CTI2]" office:value-type="float" office:value="250.704567541302" calcext:value-type="float">
            <text:p>250,704567541302</text:p>
          </table:table-cell>
          <table:table-cell table:style-name="ce14" table:formula="of:=[.CTG2]/[.CTI2]" office:value-type="float" office:value="108.551992225462" calcext:value-type="float">
            <text:p>108,551992225462</text:p>
          </table:table-cell>
          <table:table-cell table:style-name="ce14" table:formula="of:=[.CTH2]/[.CT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TS2]/[.CTV2]" office:value-type="float" office:value="250.704567541302" calcext:value-type="float">
            <text:p>250,704567541302</text:p>
          </table:table-cell>
          <table:table-cell table:style-name="ce14" table:formula="of:=[.CTT2]/[.CTV2]" office:value-type="float" office:value="108.551992225462" calcext:value-type="float">
            <text:p>108,551992225462</text:p>
          </table:table-cell>
          <table:table-cell table:style-name="ce14" table:formula="of:=[.CTU2]/[.CT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UF2]/[.CUI2]" office:value-type="float" office:value="250.704567541302" calcext:value-type="float">
            <text:p>250,704567541302</text:p>
          </table:table-cell>
          <table:table-cell table:style-name="ce14" table:formula="of:=[.CUG2]/[.CUI2]" office:value-type="float" office:value="108.551992225462" calcext:value-type="float">
            <text:p>108,551992225462</text:p>
          </table:table-cell>
          <table:table-cell table:style-name="ce14" table:formula="of:=[.CUH2]/[.CU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US2]/[.CUV2]" office:value-type="float" office:value="250.704567541302" calcext:value-type="float">
            <text:p>250,704567541302</text:p>
          </table:table-cell>
          <table:table-cell table:style-name="ce14" table:formula="of:=[.CUT2]/[.CUV2]" office:value-type="float" office:value="108.551992225462" calcext:value-type="float">
            <text:p>108,551992225462</text:p>
          </table:table-cell>
          <table:table-cell table:style-name="ce14" table:formula="of:=[.CUU2]/[.CU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VF2]/[.CVI2]" office:value-type="float" office:value="250.704567541302" calcext:value-type="float">
            <text:p>250,704567541302</text:p>
          </table:table-cell>
          <table:table-cell table:style-name="ce14" table:formula="of:=[.CVG2]/[.CVI2]" office:value-type="float" office:value="108.551992225462" calcext:value-type="float">
            <text:p>108,551992225462</text:p>
          </table:table-cell>
          <table:table-cell table:style-name="ce14" table:formula="of:=[.CVH2]/[.CV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VS2]/[.CVV2]" office:value-type="float" office:value="250.704567541302" calcext:value-type="float">
            <text:p>250,704567541302</text:p>
          </table:table-cell>
          <table:table-cell table:style-name="ce14" table:formula="of:=[.CVT2]/[.CVV2]" office:value-type="float" office:value="108.551992225462" calcext:value-type="float">
            <text:p>108,551992225462</text:p>
          </table:table-cell>
          <table:table-cell table:style-name="ce14" table:formula="of:=[.CVU2]/[.CV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WF2]/[.CWI2]" office:value-type="float" office:value="250.704567541302" calcext:value-type="float">
            <text:p>250,704567541302</text:p>
          </table:table-cell>
          <table:table-cell table:style-name="ce14" table:formula="of:=[.CWG2]/[.CWI2]" office:value-type="float" office:value="108.551992225462" calcext:value-type="float">
            <text:p>108,551992225462</text:p>
          </table:table-cell>
          <table:table-cell table:style-name="ce14" table:formula="of:=[.CWH2]/[.CW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WS2]/[.CWV2]" office:value-type="float" office:value="250.704567541302" calcext:value-type="float">
            <text:p>250,704567541302</text:p>
          </table:table-cell>
          <table:table-cell table:style-name="ce14" table:formula="of:=[.CWT2]/[.CWV2]" office:value-type="float" office:value="108.551992225462" calcext:value-type="float">
            <text:p>108,551992225462</text:p>
          </table:table-cell>
          <table:table-cell table:style-name="ce14" table:formula="of:=[.CWU2]/[.CW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XF2]/[.CXI2]" office:value-type="float" office:value="250.704567541302" calcext:value-type="float">
            <text:p>250,704567541302</text:p>
          </table:table-cell>
          <table:table-cell table:style-name="ce14" table:formula="of:=[.CXG2]/[.CXI2]" office:value-type="float" office:value="108.551992225462" calcext:value-type="float">
            <text:p>108,551992225462</text:p>
          </table:table-cell>
          <table:table-cell table:style-name="ce14" table:formula="of:=[.CXH2]/[.CX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XS2]/[.CXV2]" office:value-type="float" office:value="250.704567541302" calcext:value-type="float">
            <text:p>250,704567541302</text:p>
          </table:table-cell>
          <table:table-cell table:style-name="ce14" table:formula="of:=[.CXT2]/[.CXV2]" office:value-type="float" office:value="108.551992225462" calcext:value-type="float">
            <text:p>108,551992225462</text:p>
          </table:table-cell>
          <table:table-cell table:style-name="ce14" table:formula="of:=[.CXU2]/[.CX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YF2]/[.CYI2]" office:value-type="float" office:value="250.704567541302" calcext:value-type="float">
            <text:p>250,704567541302</text:p>
          </table:table-cell>
          <table:table-cell table:style-name="ce14" table:formula="of:=[.CYG2]/[.CYI2]" office:value-type="float" office:value="108.551992225462" calcext:value-type="float">
            <text:p>108,551992225462</text:p>
          </table:table-cell>
          <table:table-cell table:style-name="ce14" table:formula="of:=[.CYH2]/[.CY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YS2]/[.CYV2]" office:value-type="float" office:value="250.704567541302" calcext:value-type="float">
            <text:p>250,704567541302</text:p>
          </table:table-cell>
          <table:table-cell table:style-name="ce14" table:formula="of:=[.CYT2]/[.CYV2]" office:value-type="float" office:value="108.551992225462" calcext:value-type="float">
            <text:p>108,551992225462</text:p>
          </table:table-cell>
          <table:table-cell table:style-name="ce14" table:formula="of:=[.CYU2]/[.CY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ZF2]/[.CZI2]" office:value-type="float" office:value="250.704567541302" calcext:value-type="float">
            <text:p>250,704567541302</text:p>
          </table:table-cell>
          <table:table-cell table:style-name="ce14" table:formula="of:=[.CZG2]/[.CZI2]" office:value-type="float" office:value="108.551992225462" calcext:value-type="float">
            <text:p>108,551992225462</text:p>
          </table:table-cell>
          <table:table-cell table:style-name="ce14" table:formula="of:=[.CZH2]/[.CZ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ZS2]/[.CZV2]" office:value-type="float" office:value="250.704567541302" calcext:value-type="float">
            <text:p>250,704567541302</text:p>
          </table:table-cell>
          <table:table-cell table:style-name="ce14" table:formula="of:=[.CZT2]/[.CZV2]" office:value-type="float" office:value="108.551992225462" calcext:value-type="float">
            <text:p>108,551992225462</text:p>
          </table:table-cell>
          <table:table-cell table:style-name="ce14" table:formula="of:=[.CZU2]/[.CZ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AF2]/[.DAI2]" office:value-type="float" office:value="250.704567541302" calcext:value-type="float">
            <text:p>250,704567541302</text:p>
          </table:table-cell>
          <table:table-cell table:style-name="ce14" table:formula="of:=[.DAG2]/[.DAI2]" office:value-type="float" office:value="108.551992225462" calcext:value-type="float">
            <text:p>108,551992225462</text:p>
          </table:table-cell>
          <table:table-cell table:style-name="ce14" table:formula="of:=[.DAH2]/[.DA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AS2]/[.DAV2]" office:value-type="float" office:value="250.704567541302" calcext:value-type="float">
            <text:p>250,704567541302</text:p>
          </table:table-cell>
          <table:table-cell table:style-name="ce14" table:formula="of:=[.DAT2]/[.DAV2]" office:value-type="float" office:value="108.551992225462" calcext:value-type="float">
            <text:p>108,551992225462</text:p>
          </table:table-cell>
          <table:table-cell table:style-name="ce14" table:formula="of:=[.DAU2]/[.DA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BF2]/[.DBI2]" office:value-type="float" office:value="250.704567541302" calcext:value-type="float">
            <text:p>250,704567541302</text:p>
          </table:table-cell>
          <table:table-cell table:style-name="ce14" table:formula="of:=[.DBG2]/[.DBI2]" office:value-type="float" office:value="108.551992225462" calcext:value-type="float">
            <text:p>108,551992225462</text:p>
          </table:table-cell>
          <table:table-cell table:style-name="ce14" table:formula="of:=[.DBH2]/[.DB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BS2]/[.DBV2]" office:value-type="float" office:value="250.704567541302" calcext:value-type="float">
            <text:p>250,704567541302</text:p>
          </table:table-cell>
          <table:table-cell table:style-name="ce14" table:formula="of:=[.DBT2]/[.DBV2]" office:value-type="float" office:value="108.551992225462" calcext:value-type="float">
            <text:p>108,551992225462</text:p>
          </table:table-cell>
          <table:table-cell table:style-name="ce14" table:formula="of:=[.DBU2]/[.DB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CF2]/[.DCI2]" office:value-type="float" office:value="250.704567541302" calcext:value-type="float">
            <text:p>250,704567541302</text:p>
          </table:table-cell>
          <table:table-cell table:style-name="ce14" table:formula="of:=[.DCG2]/[.DCI2]" office:value-type="float" office:value="108.551992225462" calcext:value-type="float">
            <text:p>108,551992225462</text:p>
          </table:table-cell>
          <table:table-cell table:style-name="ce14" table:formula="of:=[.DCH2]/[.DC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CS2]/[.DCV2]" office:value-type="float" office:value="250.704567541302" calcext:value-type="float">
            <text:p>250,704567541302</text:p>
          </table:table-cell>
          <table:table-cell table:style-name="ce14" table:formula="of:=[.DCT2]/[.DCV2]" office:value-type="float" office:value="108.551992225462" calcext:value-type="float">
            <text:p>108,551992225462</text:p>
          </table:table-cell>
          <table:table-cell table:style-name="ce14" table:formula="of:=[.DCU2]/[.DC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DF2]/[.DDI2]" office:value-type="float" office:value="250.704567541302" calcext:value-type="float">
            <text:p>250,704567541302</text:p>
          </table:table-cell>
          <table:table-cell table:style-name="ce14" table:formula="of:=[.DDG2]/[.DDI2]" office:value-type="float" office:value="108.551992225462" calcext:value-type="float">
            <text:p>108,551992225462</text:p>
          </table:table-cell>
          <table:table-cell table:style-name="ce14" table:formula="of:=[.DDH2]/[.DD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DS2]/[.DDV2]" office:value-type="float" office:value="250.704567541302" calcext:value-type="float">
            <text:p>250,704567541302</text:p>
          </table:table-cell>
          <table:table-cell table:style-name="ce14" table:formula="of:=[.DDT2]/[.DDV2]" office:value-type="float" office:value="108.551992225462" calcext:value-type="float">
            <text:p>108,551992225462</text:p>
          </table:table-cell>
          <table:table-cell table:style-name="ce14" table:formula="of:=[.DDU2]/[.DD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EF2]/[.DEI2]" office:value-type="float" office:value="250.704567541302" calcext:value-type="float">
            <text:p>250,704567541302</text:p>
          </table:table-cell>
          <table:table-cell table:style-name="ce14" table:formula="of:=[.DEG2]/[.DEI2]" office:value-type="float" office:value="108.551992225462" calcext:value-type="float">
            <text:p>108,551992225462</text:p>
          </table:table-cell>
          <table:table-cell table:style-name="ce14" table:formula="of:=[.DEH2]/[.DE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ES2]/[.DEV2]" office:value-type="float" office:value="250.704567541302" calcext:value-type="float">
            <text:p>250,704567541302</text:p>
          </table:table-cell>
          <table:table-cell table:style-name="ce14" table:formula="of:=[.DET2]/[.DEV2]" office:value-type="float" office:value="108.551992225462" calcext:value-type="float">
            <text:p>108,551992225462</text:p>
          </table:table-cell>
          <table:table-cell table:style-name="ce14" table:formula="of:=[.DEU2]/[.DE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FF2]/[.DFI2]" office:value-type="float" office:value="250.704567541302" calcext:value-type="float">
            <text:p>250,704567541302</text:p>
          </table:table-cell>
          <table:table-cell table:style-name="ce14" table:formula="of:=[.DFG2]/[.DFI2]" office:value-type="float" office:value="108.551992225462" calcext:value-type="float">
            <text:p>108,551992225462</text:p>
          </table:table-cell>
          <table:table-cell table:style-name="ce14" table:formula="of:=[.DFH2]/[.DF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FS2]/[.DFV2]" office:value-type="float" office:value="250.704567541302" calcext:value-type="float">
            <text:p>250,704567541302</text:p>
          </table:table-cell>
          <table:table-cell table:style-name="ce14" table:formula="of:=[.DFT2]/[.DFV2]" office:value-type="float" office:value="108.551992225462" calcext:value-type="float">
            <text:p>108,551992225462</text:p>
          </table:table-cell>
          <table:table-cell table:style-name="ce14" table:formula="of:=[.DFU2]/[.DF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GF2]/[.DGI2]" office:value-type="float" office:value="250.704567541302" calcext:value-type="float">
            <text:p>250,704567541302</text:p>
          </table:table-cell>
          <table:table-cell table:style-name="ce14" table:formula="of:=[.DGG2]/[.DGI2]" office:value-type="float" office:value="108.551992225462" calcext:value-type="float">
            <text:p>108,551992225462</text:p>
          </table:table-cell>
          <table:table-cell table:style-name="ce14" table:formula="of:=[.DGH2]/[.DG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GS2]/[.DGV2]" office:value-type="float" office:value="250.704567541302" calcext:value-type="float">
            <text:p>250,704567541302</text:p>
          </table:table-cell>
          <table:table-cell table:style-name="ce14" table:formula="of:=[.DGT2]/[.DGV2]" office:value-type="float" office:value="108.551992225462" calcext:value-type="float">
            <text:p>108,551992225462</text:p>
          </table:table-cell>
          <table:table-cell table:style-name="ce14" table:formula="of:=[.DGU2]/[.DG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HF2]/[.DHI2]" office:value-type="float" office:value="250.704567541302" calcext:value-type="float">
            <text:p>250,704567541302</text:p>
          </table:table-cell>
          <table:table-cell table:style-name="ce14" table:formula="of:=[.DHG2]/[.DHI2]" office:value-type="float" office:value="108.551992225462" calcext:value-type="float">
            <text:p>108,551992225462</text:p>
          </table:table-cell>
          <table:table-cell table:style-name="ce14" table:formula="of:=[.DHH2]/[.DH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HS2]/[.DHV2]" office:value-type="float" office:value="250.704567541302" calcext:value-type="float">
            <text:p>250,704567541302</text:p>
          </table:table-cell>
          <table:table-cell table:style-name="ce14" table:formula="of:=[.DHT2]/[.DHV2]" office:value-type="float" office:value="108.551992225462" calcext:value-type="float">
            <text:p>108,551992225462</text:p>
          </table:table-cell>
          <table:table-cell table:style-name="ce14" table:formula="of:=[.DHU2]/[.DH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IF2]/[.DII2]" office:value-type="float" office:value="250.704567541302" calcext:value-type="float">
            <text:p>250,704567541302</text:p>
          </table:table-cell>
          <table:table-cell table:style-name="ce14" table:formula="of:=[.DIG2]/[.DII2]" office:value-type="float" office:value="108.551992225462" calcext:value-type="float">
            <text:p>108,551992225462</text:p>
          </table:table-cell>
          <table:table-cell table:style-name="ce14" table:formula="of:=[.DIH2]/[.DI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IS2]/[.DIV2]" office:value-type="float" office:value="250.704567541302" calcext:value-type="float">
            <text:p>250,704567541302</text:p>
          </table:table-cell>
          <table:table-cell table:style-name="ce14" table:formula="of:=[.DIT2]/[.DIV2]" office:value-type="float" office:value="108.551992225462" calcext:value-type="float">
            <text:p>108,551992225462</text:p>
          </table:table-cell>
          <table:table-cell table:style-name="ce14" table:formula="of:=[.DIU2]/[.DI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JF2]/[.DJI2]" office:value-type="float" office:value="250.704567541302" calcext:value-type="float">
            <text:p>250,704567541302</text:p>
          </table:table-cell>
          <table:table-cell table:style-name="ce14" table:formula="of:=[.DJG2]/[.DJI2]" office:value-type="float" office:value="108.551992225462" calcext:value-type="float">
            <text:p>108,551992225462</text:p>
          </table:table-cell>
          <table:table-cell table:style-name="ce14" table:formula="of:=[.DJH2]/[.DJ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JS2]/[.DJV2]" office:value-type="float" office:value="250.704567541302" calcext:value-type="float">
            <text:p>250,704567541302</text:p>
          </table:table-cell>
          <table:table-cell table:style-name="ce14" table:formula="of:=[.DJT2]/[.DJV2]" office:value-type="float" office:value="108.551992225462" calcext:value-type="float">
            <text:p>108,551992225462</text:p>
          </table:table-cell>
          <table:table-cell table:style-name="ce14" table:formula="of:=[.DJU2]/[.DJ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KF2]/[.DKI2]" office:value-type="float" office:value="250.704567541302" calcext:value-type="float">
            <text:p>250,704567541302</text:p>
          </table:table-cell>
          <table:table-cell table:style-name="ce14" table:formula="of:=[.DKG2]/[.DKI2]" office:value-type="float" office:value="108.551992225462" calcext:value-type="float">
            <text:p>108,551992225462</text:p>
          </table:table-cell>
          <table:table-cell table:style-name="ce14" table:formula="of:=[.DKH2]/[.DK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KS2]/[.DKV2]" office:value-type="float" office:value="250.704567541302" calcext:value-type="float">
            <text:p>250,704567541302</text:p>
          </table:table-cell>
          <table:table-cell table:style-name="ce14" table:formula="of:=[.DKT2]/[.DKV2]" office:value-type="float" office:value="108.551992225462" calcext:value-type="float">
            <text:p>108,551992225462</text:p>
          </table:table-cell>
          <table:table-cell table:style-name="ce14" table:formula="of:=[.DKU2]/[.DK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LF2]/[.DLI2]" office:value-type="float" office:value="250.704567541302" calcext:value-type="float">
            <text:p>250,704567541302</text:p>
          </table:table-cell>
          <table:table-cell table:style-name="ce14" table:formula="of:=[.DLG2]/[.DLI2]" office:value-type="float" office:value="108.551992225462" calcext:value-type="float">
            <text:p>108,551992225462</text:p>
          </table:table-cell>
          <table:table-cell table:style-name="ce14" table:formula="of:=[.DLH2]/[.DL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LS2]/[.DLV2]" office:value-type="float" office:value="250.704567541302" calcext:value-type="float">
            <text:p>250,704567541302</text:p>
          </table:table-cell>
          <table:table-cell table:style-name="ce14" table:formula="of:=[.DLT2]/[.DLV2]" office:value-type="float" office:value="108.551992225462" calcext:value-type="float">
            <text:p>108,551992225462</text:p>
          </table:table-cell>
          <table:table-cell table:style-name="ce14" table:formula="of:=[.DLU2]/[.DL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MF2]/[.DMI2]" office:value-type="float" office:value="250.704567541302" calcext:value-type="float">
            <text:p>250,704567541302</text:p>
          </table:table-cell>
          <table:table-cell table:style-name="ce14" table:formula="of:=[.DMG2]/[.DMI2]" office:value-type="float" office:value="108.551992225462" calcext:value-type="float">
            <text:p>108,551992225462</text:p>
          </table:table-cell>
          <table:table-cell table:style-name="ce14" table:formula="of:=[.DMH2]/[.DM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MS2]/[.DMV2]" office:value-type="float" office:value="250.704567541302" calcext:value-type="float">
            <text:p>250,704567541302</text:p>
          </table:table-cell>
          <table:table-cell table:style-name="ce14" table:formula="of:=[.DMT2]/[.DMV2]" office:value-type="float" office:value="108.551992225462" calcext:value-type="float">
            <text:p>108,551992225462</text:p>
          </table:table-cell>
          <table:table-cell table:style-name="ce14" table:formula="of:=[.DMU2]/[.DM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NF2]/[.DNI2]" office:value-type="float" office:value="250.704567541302" calcext:value-type="float">
            <text:p>250,704567541302</text:p>
          </table:table-cell>
          <table:table-cell table:style-name="ce14" table:formula="of:=[.DNG2]/[.DNI2]" office:value-type="float" office:value="108.551992225462" calcext:value-type="float">
            <text:p>108,551992225462</text:p>
          </table:table-cell>
          <table:table-cell table:style-name="ce14" table:formula="of:=[.DNH2]/[.DN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NS2]/[.DNV2]" office:value-type="float" office:value="250.704567541302" calcext:value-type="float">
            <text:p>250,704567541302</text:p>
          </table:table-cell>
          <table:table-cell table:style-name="ce14" table:formula="of:=[.DNT2]/[.DNV2]" office:value-type="float" office:value="108.551992225462" calcext:value-type="float">
            <text:p>108,551992225462</text:p>
          </table:table-cell>
          <table:table-cell table:style-name="ce14" table:formula="of:=[.DNU2]/[.DN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OF2]/[.DOI2]" office:value-type="float" office:value="250.704567541302" calcext:value-type="float">
            <text:p>250,704567541302</text:p>
          </table:table-cell>
          <table:table-cell table:style-name="ce14" table:formula="of:=[.DOG2]/[.DOI2]" office:value-type="float" office:value="108.551992225462" calcext:value-type="float">
            <text:p>108,551992225462</text:p>
          </table:table-cell>
          <table:table-cell table:style-name="ce14" table:formula="of:=[.DOH2]/[.DO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OS2]/[.DOV2]" office:value-type="float" office:value="250.704567541302" calcext:value-type="float">
            <text:p>250,704567541302</text:p>
          </table:table-cell>
          <table:table-cell table:style-name="ce14" table:formula="of:=[.DOT2]/[.DOV2]" office:value-type="float" office:value="108.551992225462" calcext:value-type="float">
            <text:p>108,551992225462</text:p>
          </table:table-cell>
          <table:table-cell table:style-name="ce14" table:formula="of:=[.DOU2]/[.DO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PF2]/[.DPI2]" office:value-type="float" office:value="250.704567541302" calcext:value-type="float">
            <text:p>250,704567541302</text:p>
          </table:table-cell>
          <table:table-cell table:style-name="ce14" table:formula="of:=[.DPG2]/[.DPI2]" office:value-type="float" office:value="108.551992225462" calcext:value-type="float">
            <text:p>108,551992225462</text:p>
          </table:table-cell>
          <table:table-cell table:style-name="ce14" table:formula="of:=[.DPH2]/[.DP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PS2]/[.DPV2]" office:value-type="float" office:value="250.704567541302" calcext:value-type="float">
            <text:p>250,704567541302</text:p>
          </table:table-cell>
          <table:table-cell table:style-name="ce14" table:formula="of:=[.DPT2]/[.DPV2]" office:value-type="float" office:value="108.551992225462" calcext:value-type="float">
            <text:p>108,551992225462</text:p>
          </table:table-cell>
          <table:table-cell table:style-name="ce14" table:formula="of:=[.DPU2]/[.DP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QF2]/[.DQI2]" office:value-type="float" office:value="250.704567541302" calcext:value-type="float">
            <text:p>250,704567541302</text:p>
          </table:table-cell>
          <table:table-cell table:style-name="ce14" table:formula="of:=[.DQG2]/[.DQI2]" office:value-type="float" office:value="108.551992225462" calcext:value-type="float">
            <text:p>108,551992225462</text:p>
          </table:table-cell>
          <table:table-cell table:style-name="ce14" table:formula="of:=[.DQH2]/[.DQ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QS2]/[.DQV2]" office:value-type="float" office:value="250.704567541302" calcext:value-type="float">
            <text:p>250,704567541302</text:p>
          </table:table-cell>
          <table:table-cell table:style-name="ce14" table:formula="of:=[.DQT2]/[.DQV2]" office:value-type="float" office:value="108.551992225462" calcext:value-type="float">
            <text:p>108,551992225462</text:p>
          </table:table-cell>
          <table:table-cell table:style-name="ce14" table:formula="of:=[.DQU2]/[.DQ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RF2]/[.DRI2]" office:value-type="float" office:value="250.704567541302" calcext:value-type="float">
            <text:p>250,704567541302</text:p>
          </table:table-cell>
          <table:table-cell table:style-name="ce14" table:formula="of:=[.DRG2]/[.DRI2]" office:value-type="float" office:value="108.551992225462" calcext:value-type="float">
            <text:p>108,551992225462</text:p>
          </table:table-cell>
          <table:table-cell table:style-name="ce14" table:formula="of:=[.DRH2]/[.DR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RS2]/[.DRV2]" office:value-type="float" office:value="250.704567541302" calcext:value-type="float">
            <text:p>250,704567541302</text:p>
          </table:table-cell>
          <table:table-cell table:style-name="ce14" table:formula="of:=[.DRT2]/[.DRV2]" office:value-type="float" office:value="108.551992225462" calcext:value-type="float">
            <text:p>108,551992225462</text:p>
          </table:table-cell>
          <table:table-cell table:style-name="ce14" table:formula="of:=[.DRU2]/[.DR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SF2]/[.DSI2]" office:value-type="float" office:value="250.704567541302" calcext:value-type="float">
            <text:p>250,704567541302</text:p>
          </table:table-cell>
          <table:table-cell table:style-name="ce14" table:formula="of:=[.DSG2]/[.DSI2]" office:value-type="float" office:value="108.551992225462" calcext:value-type="float">
            <text:p>108,551992225462</text:p>
          </table:table-cell>
          <table:table-cell table:style-name="ce14" table:formula="of:=[.DSH2]/[.DS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SS2]/[.DSV2]" office:value-type="float" office:value="250.704567541302" calcext:value-type="float">
            <text:p>250,704567541302</text:p>
          </table:table-cell>
          <table:table-cell table:style-name="ce14" table:formula="of:=[.DST2]/[.DSV2]" office:value-type="float" office:value="108.551992225462" calcext:value-type="float">
            <text:p>108,551992225462</text:p>
          </table:table-cell>
          <table:table-cell table:style-name="ce14" table:formula="of:=[.DSU2]/[.DS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TF2]/[.DTI2]" office:value-type="float" office:value="250.704567541302" calcext:value-type="float">
            <text:p>250,704567541302</text:p>
          </table:table-cell>
          <table:table-cell table:style-name="ce14" table:formula="of:=[.DTG2]/[.DTI2]" office:value-type="float" office:value="108.551992225462" calcext:value-type="float">
            <text:p>108,551992225462</text:p>
          </table:table-cell>
          <table:table-cell table:style-name="ce14" table:formula="of:=[.DTH2]/[.DT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TS2]/[.DTV2]" office:value-type="float" office:value="250.704567541302" calcext:value-type="float">
            <text:p>250,704567541302</text:p>
          </table:table-cell>
          <table:table-cell table:style-name="ce14" table:formula="of:=[.DTT2]/[.DTV2]" office:value-type="float" office:value="108.551992225462" calcext:value-type="float">
            <text:p>108,551992225462</text:p>
          </table:table-cell>
          <table:table-cell table:style-name="ce14" table:formula="of:=[.DTU2]/[.DT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UF2]/[.DUI2]" office:value-type="float" office:value="250.704567541302" calcext:value-type="float">
            <text:p>250,704567541302</text:p>
          </table:table-cell>
          <table:table-cell table:style-name="ce14" table:formula="of:=[.DUG2]/[.DUI2]" office:value-type="float" office:value="108.551992225462" calcext:value-type="float">
            <text:p>108,551992225462</text:p>
          </table:table-cell>
          <table:table-cell table:style-name="ce14" table:formula="of:=[.DUH2]/[.DU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US2]/[.DUV2]" office:value-type="float" office:value="250.704567541302" calcext:value-type="float">
            <text:p>250,704567541302</text:p>
          </table:table-cell>
          <table:table-cell table:style-name="ce14" table:formula="of:=[.DUT2]/[.DUV2]" office:value-type="float" office:value="108.551992225462" calcext:value-type="float">
            <text:p>108,551992225462</text:p>
          </table:table-cell>
          <table:table-cell table:style-name="ce14" table:formula="of:=[.DUU2]/[.DU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VF2]/[.DVI2]" office:value-type="float" office:value="250.704567541302" calcext:value-type="float">
            <text:p>250,704567541302</text:p>
          </table:table-cell>
          <table:table-cell table:style-name="ce14" table:formula="of:=[.DVG2]/[.DVI2]" office:value-type="float" office:value="108.551992225462" calcext:value-type="float">
            <text:p>108,551992225462</text:p>
          </table:table-cell>
          <table:table-cell table:style-name="ce14" table:formula="of:=[.DVH2]/[.DV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VS2]/[.DVV2]" office:value-type="float" office:value="250.704567541302" calcext:value-type="float">
            <text:p>250,704567541302</text:p>
          </table:table-cell>
          <table:table-cell table:style-name="ce14" table:formula="of:=[.DVT2]/[.DVV2]" office:value-type="float" office:value="108.551992225462" calcext:value-type="float">
            <text:p>108,551992225462</text:p>
          </table:table-cell>
          <table:table-cell table:style-name="ce14" table:formula="of:=[.DVU2]/[.DV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WF2]/[.DWI2]" office:value-type="float" office:value="250.704567541302" calcext:value-type="float">
            <text:p>250,704567541302</text:p>
          </table:table-cell>
          <table:table-cell table:style-name="ce14" table:formula="of:=[.DWG2]/[.DWI2]" office:value-type="float" office:value="108.551992225462" calcext:value-type="float">
            <text:p>108,551992225462</text:p>
          </table:table-cell>
          <table:table-cell table:style-name="ce14" table:formula="of:=[.DWH2]/[.DW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WS2]/[.DWV2]" office:value-type="float" office:value="250.704567541302" calcext:value-type="float">
            <text:p>250,704567541302</text:p>
          </table:table-cell>
          <table:table-cell table:style-name="ce14" table:formula="of:=[.DWT2]/[.DWV2]" office:value-type="float" office:value="108.551992225462" calcext:value-type="float">
            <text:p>108,551992225462</text:p>
          </table:table-cell>
          <table:table-cell table:style-name="ce14" table:formula="of:=[.DWU2]/[.DW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XF2]/[.DXI2]" office:value-type="float" office:value="250.704567541302" calcext:value-type="float">
            <text:p>250,704567541302</text:p>
          </table:table-cell>
          <table:table-cell table:style-name="ce14" table:formula="of:=[.DXG2]/[.DXI2]" office:value-type="float" office:value="108.551992225462" calcext:value-type="float">
            <text:p>108,551992225462</text:p>
          </table:table-cell>
          <table:table-cell table:style-name="ce14" table:formula="of:=[.DXH2]/[.DX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XS2]/[.DXV2]" office:value-type="float" office:value="250.704567541302" calcext:value-type="float">
            <text:p>250,704567541302</text:p>
          </table:table-cell>
          <table:table-cell table:style-name="ce14" table:formula="of:=[.DXT2]/[.DXV2]" office:value-type="float" office:value="108.551992225462" calcext:value-type="float">
            <text:p>108,551992225462</text:p>
          </table:table-cell>
          <table:table-cell table:style-name="ce14" table:formula="of:=[.DXU2]/[.DX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YF2]/[.DYI2]" office:value-type="float" office:value="250.704567541302" calcext:value-type="float">
            <text:p>250,704567541302</text:p>
          </table:table-cell>
          <table:table-cell table:style-name="ce14" table:formula="of:=[.DYG2]/[.DYI2]" office:value-type="float" office:value="108.551992225462" calcext:value-type="float">
            <text:p>108,551992225462</text:p>
          </table:table-cell>
          <table:table-cell table:style-name="ce14" table:formula="of:=[.DYH2]/[.DY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YS2]/[.DYV2]" office:value-type="float" office:value="250.704567541302" calcext:value-type="float">
            <text:p>250,704567541302</text:p>
          </table:table-cell>
          <table:table-cell table:style-name="ce14" table:formula="of:=[.DYT2]/[.DYV2]" office:value-type="float" office:value="108.551992225462" calcext:value-type="float">
            <text:p>108,551992225462</text:p>
          </table:table-cell>
          <table:table-cell table:style-name="ce14" table:formula="of:=[.DYU2]/[.DY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ZF2]/[.DZI2]" office:value-type="float" office:value="250.704567541302" calcext:value-type="float">
            <text:p>250,704567541302</text:p>
          </table:table-cell>
          <table:table-cell table:style-name="ce14" table:formula="of:=[.DZG2]/[.DZI2]" office:value-type="float" office:value="108.551992225462" calcext:value-type="float">
            <text:p>108,551992225462</text:p>
          </table:table-cell>
          <table:table-cell table:style-name="ce14" table:formula="of:=[.DZH2]/[.DZ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ZS2]/[.DZV2]" office:value-type="float" office:value="250.704567541302" calcext:value-type="float">
            <text:p>250,704567541302</text:p>
          </table:table-cell>
          <table:table-cell table:style-name="ce14" table:formula="of:=[.DZT2]/[.DZV2]" office:value-type="float" office:value="108.551992225462" calcext:value-type="float">
            <text:p>108,551992225462</text:p>
          </table:table-cell>
          <table:table-cell table:style-name="ce14" table:formula="of:=[.DZU2]/[.DZ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AF2]/[.EAI2]" office:value-type="float" office:value="250.704567541302" calcext:value-type="float">
            <text:p>250,704567541302</text:p>
          </table:table-cell>
          <table:table-cell table:style-name="ce14" table:formula="of:=[.EAG2]/[.EAI2]" office:value-type="float" office:value="108.551992225462" calcext:value-type="float">
            <text:p>108,551992225462</text:p>
          </table:table-cell>
          <table:table-cell table:style-name="ce14" table:formula="of:=[.EAH2]/[.EA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AS2]/[.EAV2]" office:value-type="float" office:value="250.704567541302" calcext:value-type="float">
            <text:p>250,704567541302</text:p>
          </table:table-cell>
          <table:table-cell table:style-name="ce14" table:formula="of:=[.EAT2]/[.EAV2]" office:value-type="float" office:value="108.551992225462" calcext:value-type="float">
            <text:p>108,551992225462</text:p>
          </table:table-cell>
          <table:table-cell table:style-name="ce14" table:formula="of:=[.EAU2]/[.EA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BF2]/[.EBI2]" office:value-type="float" office:value="250.704567541302" calcext:value-type="float">
            <text:p>250,704567541302</text:p>
          </table:table-cell>
          <table:table-cell table:style-name="ce14" table:formula="of:=[.EBG2]/[.EBI2]" office:value-type="float" office:value="108.551992225462" calcext:value-type="float">
            <text:p>108,551992225462</text:p>
          </table:table-cell>
          <table:table-cell table:style-name="ce14" table:formula="of:=[.EBH2]/[.EB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BS2]/[.EBV2]" office:value-type="float" office:value="250.704567541302" calcext:value-type="float">
            <text:p>250,704567541302</text:p>
          </table:table-cell>
          <table:table-cell table:style-name="ce14" table:formula="of:=[.EBT2]/[.EBV2]" office:value-type="float" office:value="108.551992225462" calcext:value-type="float">
            <text:p>108,551992225462</text:p>
          </table:table-cell>
          <table:table-cell table:style-name="ce14" table:formula="of:=[.EBU2]/[.EB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CF2]/[.ECI2]" office:value-type="float" office:value="250.704567541302" calcext:value-type="float">
            <text:p>250,704567541302</text:p>
          </table:table-cell>
          <table:table-cell table:style-name="ce14" table:formula="of:=[.ECG2]/[.ECI2]" office:value-type="float" office:value="108.551992225462" calcext:value-type="float">
            <text:p>108,551992225462</text:p>
          </table:table-cell>
          <table:table-cell table:style-name="ce14" table:formula="of:=[.ECH2]/[.EC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CS2]/[.ECV2]" office:value-type="float" office:value="250.704567541302" calcext:value-type="float">
            <text:p>250,704567541302</text:p>
          </table:table-cell>
          <table:table-cell table:style-name="ce14" table:formula="of:=[.ECT2]/[.ECV2]" office:value-type="float" office:value="108.551992225462" calcext:value-type="float">
            <text:p>108,551992225462</text:p>
          </table:table-cell>
          <table:table-cell table:style-name="ce14" table:formula="of:=[.ECU2]/[.EC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DF2]/[.EDI2]" office:value-type="float" office:value="250.704567541302" calcext:value-type="float">
            <text:p>250,704567541302</text:p>
          </table:table-cell>
          <table:table-cell table:style-name="ce14" table:formula="of:=[.EDG2]/[.EDI2]" office:value-type="float" office:value="108.551992225462" calcext:value-type="float">
            <text:p>108,551992225462</text:p>
          </table:table-cell>
          <table:table-cell table:style-name="ce14" table:formula="of:=[.EDH2]/[.ED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DS2]/[.EDV2]" office:value-type="float" office:value="250.704567541302" calcext:value-type="float">
            <text:p>250,704567541302</text:p>
          </table:table-cell>
          <table:table-cell table:style-name="ce14" table:formula="of:=[.EDT2]/[.EDV2]" office:value-type="float" office:value="108.551992225462" calcext:value-type="float">
            <text:p>108,551992225462</text:p>
          </table:table-cell>
          <table:table-cell table:style-name="ce14" table:formula="of:=[.EDU2]/[.ED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EF2]/[.EEI2]" office:value-type="float" office:value="250.704567541302" calcext:value-type="float">
            <text:p>250,704567541302</text:p>
          </table:table-cell>
          <table:table-cell table:style-name="ce14" table:formula="of:=[.EEG2]/[.EEI2]" office:value-type="float" office:value="108.551992225462" calcext:value-type="float">
            <text:p>108,551992225462</text:p>
          </table:table-cell>
          <table:table-cell table:style-name="ce14" table:formula="of:=[.EEH2]/[.EE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ES2]/[.EEV2]" office:value-type="float" office:value="250.704567541302" calcext:value-type="float">
            <text:p>250,704567541302</text:p>
          </table:table-cell>
          <table:table-cell table:style-name="ce14" table:formula="of:=[.EET2]/[.EEV2]" office:value-type="float" office:value="108.551992225462" calcext:value-type="float">
            <text:p>108,551992225462</text:p>
          </table:table-cell>
          <table:table-cell table:style-name="ce14" table:formula="of:=[.EEU2]/[.EE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FF2]/[.EFI2]" office:value-type="float" office:value="250.704567541302" calcext:value-type="float">
            <text:p>250,704567541302</text:p>
          </table:table-cell>
          <table:table-cell table:style-name="ce14" table:formula="of:=[.EFG2]/[.EFI2]" office:value-type="float" office:value="108.551992225462" calcext:value-type="float">
            <text:p>108,551992225462</text:p>
          </table:table-cell>
          <table:table-cell table:style-name="ce14" table:formula="of:=[.EFH2]/[.EF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FS2]/[.EFV2]" office:value-type="float" office:value="250.704567541302" calcext:value-type="float">
            <text:p>250,704567541302</text:p>
          </table:table-cell>
          <table:table-cell table:style-name="ce14" table:formula="of:=[.EFT2]/[.EFV2]" office:value-type="float" office:value="108.551992225462" calcext:value-type="float">
            <text:p>108,551992225462</text:p>
          </table:table-cell>
          <table:table-cell table:style-name="ce14" table:formula="of:=[.EFU2]/[.EF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GF2]/[.EGI2]" office:value-type="float" office:value="250.704567541302" calcext:value-type="float">
            <text:p>250,704567541302</text:p>
          </table:table-cell>
          <table:table-cell table:style-name="ce14" table:formula="of:=[.EGG2]/[.EGI2]" office:value-type="float" office:value="108.551992225462" calcext:value-type="float">
            <text:p>108,551992225462</text:p>
          </table:table-cell>
          <table:table-cell table:style-name="ce14" table:formula="of:=[.EGH2]/[.EG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GS2]/[.EGV2]" office:value-type="float" office:value="250.704567541302" calcext:value-type="float">
            <text:p>250,704567541302</text:p>
          </table:table-cell>
          <table:table-cell table:style-name="ce14" table:formula="of:=[.EGT2]/[.EGV2]" office:value-type="float" office:value="108.551992225462" calcext:value-type="float">
            <text:p>108,551992225462</text:p>
          </table:table-cell>
          <table:table-cell table:style-name="ce14" table:formula="of:=[.EGU2]/[.EG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HF2]/[.EHI2]" office:value-type="float" office:value="250.704567541302" calcext:value-type="float">
            <text:p>250,704567541302</text:p>
          </table:table-cell>
          <table:table-cell table:style-name="ce14" table:formula="of:=[.EHG2]/[.EHI2]" office:value-type="float" office:value="108.551992225462" calcext:value-type="float">
            <text:p>108,551992225462</text:p>
          </table:table-cell>
          <table:table-cell table:style-name="ce14" table:formula="of:=[.EHH2]/[.EH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HS2]/[.EHV2]" office:value-type="float" office:value="250.704567541302" calcext:value-type="float">
            <text:p>250,704567541302</text:p>
          </table:table-cell>
          <table:table-cell table:style-name="ce14" table:formula="of:=[.EHT2]/[.EHV2]" office:value-type="float" office:value="108.551992225462" calcext:value-type="float">
            <text:p>108,551992225462</text:p>
          </table:table-cell>
          <table:table-cell table:style-name="ce14" table:formula="of:=[.EHU2]/[.EH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IF2]/[.EII2]" office:value-type="float" office:value="250.704567541302" calcext:value-type="float">
            <text:p>250,704567541302</text:p>
          </table:table-cell>
          <table:table-cell table:style-name="ce14" table:formula="of:=[.EIG2]/[.EII2]" office:value-type="float" office:value="108.551992225462" calcext:value-type="float">
            <text:p>108,551992225462</text:p>
          </table:table-cell>
          <table:table-cell table:style-name="ce14" table:formula="of:=[.EIH2]/[.EI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IS2]/[.EIV2]" office:value-type="float" office:value="250.704567541302" calcext:value-type="float">
            <text:p>250,704567541302</text:p>
          </table:table-cell>
          <table:table-cell table:style-name="ce14" table:formula="of:=[.EIT2]/[.EIV2]" office:value-type="float" office:value="108.551992225462" calcext:value-type="float">
            <text:p>108,551992225462</text:p>
          </table:table-cell>
          <table:table-cell table:style-name="ce14" table:formula="of:=[.EIU2]/[.EI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JF2]/[.EJI2]" office:value-type="float" office:value="250.704567541302" calcext:value-type="float">
            <text:p>250,704567541302</text:p>
          </table:table-cell>
          <table:table-cell table:style-name="ce14" table:formula="of:=[.EJG2]/[.EJI2]" office:value-type="float" office:value="108.551992225462" calcext:value-type="float">
            <text:p>108,551992225462</text:p>
          </table:table-cell>
          <table:table-cell table:style-name="ce14" table:formula="of:=[.EJH2]/[.EJ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JS2]/[.EJV2]" office:value-type="float" office:value="250.704567541302" calcext:value-type="float">
            <text:p>250,704567541302</text:p>
          </table:table-cell>
          <table:table-cell table:style-name="ce14" table:formula="of:=[.EJT2]/[.EJV2]" office:value-type="float" office:value="108.551992225462" calcext:value-type="float">
            <text:p>108,551992225462</text:p>
          </table:table-cell>
          <table:table-cell table:style-name="ce14" table:formula="of:=[.EJU2]/[.EJ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KF2]/[.EKI2]" office:value-type="float" office:value="250.704567541302" calcext:value-type="float">
            <text:p>250,704567541302</text:p>
          </table:table-cell>
          <table:table-cell table:style-name="ce14" table:formula="of:=[.EKG2]/[.EKI2]" office:value-type="float" office:value="108.551992225462" calcext:value-type="float">
            <text:p>108,551992225462</text:p>
          </table:table-cell>
          <table:table-cell table:style-name="ce14" table:formula="of:=[.EKH2]/[.EK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KS2]/[.EKV2]" office:value-type="float" office:value="250.704567541302" calcext:value-type="float">
            <text:p>250,704567541302</text:p>
          </table:table-cell>
          <table:table-cell table:style-name="ce14" table:formula="of:=[.EKT2]/[.EKV2]" office:value-type="float" office:value="108.551992225462" calcext:value-type="float">
            <text:p>108,551992225462</text:p>
          </table:table-cell>
          <table:table-cell table:style-name="ce14" table:formula="of:=[.EKU2]/[.EK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LF2]/[.ELI2]" office:value-type="float" office:value="250.704567541302" calcext:value-type="float">
            <text:p>250,704567541302</text:p>
          </table:table-cell>
          <table:table-cell table:style-name="ce14" table:formula="of:=[.ELG2]/[.ELI2]" office:value-type="float" office:value="108.551992225462" calcext:value-type="float">
            <text:p>108,551992225462</text:p>
          </table:table-cell>
          <table:table-cell table:style-name="ce14" table:formula="of:=[.ELH2]/[.EL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LS2]/[.ELV2]" office:value-type="float" office:value="250.704567541302" calcext:value-type="float">
            <text:p>250,704567541302</text:p>
          </table:table-cell>
          <table:table-cell table:style-name="ce14" table:formula="of:=[.ELT2]/[.ELV2]" office:value-type="float" office:value="108.551992225462" calcext:value-type="float">
            <text:p>108,551992225462</text:p>
          </table:table-cell>
          <table:table-cell table:style-name="ce14" table:formula="of:=[.ELU2]/[.EL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MF2]/[.EMI2]" office:value-type="float" office:value="250.704567541302" calcext:value-type="float">
            <text:p>250,704567541302</text:p>
          </table:table-cell>
          <table:table-cell table:style-name="ce14" table:formula="of:=[.EMG2]/[.EMI2]" office:value-type="float" office:value="108.551992225462" calcext:value-type="float">
            <text:p>108,551992225462</text:p>
          </table:table-cell>
          <table:table-cell table:style-name="ce14" table:formula="of:=[.EMH2]/[.EM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MS2]/[.EMV2]" office:value-type="float" office:value="250.704567541302" calcext:value-type="float">
            <text:p>250,704567541302</text:p>
          </table:table-cell>
          <table:table-cell table:style-name="ce14" table:formula="of:=[.EMT2]/[.EMV2]" office:value-type="float" office:value="108.551992225462" calcext:value-type="float">
            <text:p>108,551992225462</text:p>
          </table:table-cell>
          <table:table-cell table:style-name="ce14" table:formula="of:=[.EMU2]/[.EM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NF2]/[.ENI2]" office:value-type="float" office:value="250.704567541302" calcext:value-type="float">
            <text:p>250,704567541302</text:p>
          </table:table-cell>
          <table:table-cell table:style-name="ce14" table:formula="of:=[.ENG2]/[.ENI2]" office:value-type="float" office:value="108.551992225462" calcext:value-type="float">
            <text:p>108,551992225462</text:p>
          </table:table-cell>
          <table:table-cell table:style-name="ce14" table:formula="of:=[.ENH2]/[.EN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NS2]/[.ENV2]" office:value-type="float" office:value="250.704567541302" calcext:value-type="float">
            <text:p>250,704567541302</text:p>
          </table:table-cell>
          <table:table-cell table:style-name="ce14" table:formula="of:=[.ENT2]/[.ENV2]" office:value-type="float" office:value="108.551992225462" calcext:value-type="float">
            <text:p>108,551992225462</text:p>
          </table:table-cell>
          <table:table-cell table:style-name="ce14" table:formula="of:=[.ENU2]/[.EN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OF2]/[.EOI2]" office:value-type="float" office:value="250.704567541302" calcext:value-type="float">
            <text:p>250,704567541302</text:p>
          </table:table-cell>
          <table:table-cell table:style-name="ce14" table:formula="of:=[.EOG2]/[.EOI2]" office:value-type="float" office:value="108.551992225462" calcext:value-type="float">
            <text:p>108,551992225462</text:p>
          </table:table-cell>
          <table:table-cell table:style-name="ce14" table:formula="of:=[.EOH2]/[.EO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OS2]/[.EOV2]" office:value-type="float" office:value="250.704567541302" calcext:value-type="float">
            <text:p>250,704567541302</text:p>
          </table:table-cell>
          <table:table-cell table:style-name="ce14" table:formula="of:=[.EOT2]/[.EOV2]" office:value-type="float" office:value="108.551992225462" calcext:value-type="float">
            <text:p>108,551992225462</text:p>
          </table:table-cell>
          <table:table-cell table:style-name="ce14" table:formula="of:=[.EOU2]/[.EO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PF2]/[.EPI2]" office:value-type="float" office:value="250.704567541302" calcext:value-type="float">
            <text:p>250,704567541302</text:p>
          </table:table-cell>
          <table:table-cell table:style-name="ce14" table:formula="of:=[.EPG2]/[.EPI2]" office:value-type="float" office:value="108.551992225462" calcext:value-type="float">
            <text:p>108,551992225462</text:p>
          </table:table-cell>
          <table:table-cell table:style-name="ce14" table:formula="of:=[.EPH2]/[.EP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PS2]/[.EPV2]" office:value-type="float" office:value="250.704567541302" calcext:value-type="float">
            <text:p>250,704567541302</text:p>
          </table:table-cell>
          <table:table-cell table:style-name="ce14" table:formula="of:=[.EPT2]/[.EPV2]" office:value-type="float" office:value="108.551992225462" calcext:value-type="float">
            <text:p>108,551992225462</text:p>
          </table:table-cell>
          <table:table-cell table:style-name="ce14" table:formula="of:=[.EPU2]/[.EP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QF2]/[.EQI2]" office:value-type="float" office:value="250.704567541302" calcext:value-type="float">
            <text:p>250,704567541302</text:p>
          </table:table-cell>
          <table:table-cell table:style-name="ce14" table:formula="of:=[.EQG2]/[.EQI2]" office:value-type="float" office:value="108.551992225462" calcext:value-type="float">
            <text:p>108,551992225462</text:p>
          </table:table-cell>
          <table:table-cell table:style-name="ce14" table:formula="of:=[.EQH2]/[.EQ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QS2]/[.EQV2]" office:value-type="float" office:value="250.704567541302" calcext:value-type="float">
            <text:p>250,704567541302</text:p>
          </table:table-cell>
          <table:table-cell table:style-name="ce14" table:formula="of:=[.EQT2]/[.EQV2]" office:value-type="float" office:value="108.551992225462" calcext:value-type="float">
            <text:p>108,551992225462</text:p>
          </table:table-cell>
          <table:table-cell table:style-name="ce14" table:formula="of:=[.EQU2]/[.EQ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RF2]/[.ERI2]" office:value-type="float" office:value="250.704567541302" calcext:value-type="float">
            <text:p>250,704567541302</text:p>
          </table:table-cell>
          <table:table-cell table:style-name="ce14" table:formula="of:=[.ERG2]/[.ERI2]" office:value-type="float" office:value="108.551992225462" calcext:value-type="float">
            <text:p>108,551992225462</text:p>
          </table:table-cell>
          <table:table-cell table:style-name="ce14" table:formula="of:=[.ERH2]/[.ER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RS2]/[.ERV2]" office:value-type="float" office:value="250.704567541302" calcext:value-type="float">
            <text:p>250,704567541302</text:p>
          </table:table-cell>
          <table:table-cell table:style-name="ce14" table:formula="of:=[.ERT2]/[.ERV2]" office:value-type="float" office:value="108.551992225462" calcext:value-type="float">
            <text:p>108,551992225462</text:p>
          </table:table-cell>
          <table:table-cell table:style-name="ce14" table:formula="of:=[.ERU2]/[.ER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SF2]/[.ESI2]" office:value-type="float" office:value="250.704567541302" calcext:value-type="float">
            <text:p>250,704567541302</text:p>
          </table:table-cell>
          <table:table-cell table:style-name="ce14" table:formula="of:=[.ESG2]/[.ESI2]" office:value-type="float" office:value="108.551992225462" calcext:value-type="float">
            <text:p>108,551992225462</text:p>
          </table:table-cell>
          <table:table-cell table:style-name="ce14" table:formula="of:=[.ESH2]/[.ES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SS2]/[.ESV2]" office:value-type="float" office:value="250.704567541302" calcext:value-type="float">
            <text:p>250,704567541302</text:p>
          </table:table-cell>
          <table:table-cell table:style-name="ce14" table:formula="of:=[.EST2]/[.ESV2]" office:value-type="float" office:value="108.551992225462" calcext:value-type="float">
            <text:p>108,551992225462</text:p>
          </table:table-cell>
          <table:table-cell table:style-name="ce14" table:formula="of:=[.ESU2]/[.ES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TF2]/[.ETI2]" office:value-type="float" office:value="250.704567541302" calcext:value-type="float">
            <text:p>250,704567541302</text:p>
          </table:table-cell>
          <table:table-cell table:style-name="ce14" table:formula="of:=[.ETG2]/[.ETI2]" office:value-type="float" office:value="108.551992225462" calcext:value-type="float">
            <text:p>108,551992225462</text:p>
          </table:table-cell>
          <table:table-cell table:style-name="ce14" table:formula="of:=[.ETH2]/[.ET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TS2]/[.ETV2]" office:value-type="float" office:value="250.704567541302" calcext:value-type="float">
            <text:p>250,704567541302</text:p>
          </table:table-cell>
          <table:table-cell table:style-name="ce14" table:formula="of:=[.ETT2]/[.ETV2]" office:value-type="float" office:value="108.551992225462" calcext:value-type="float">
            <text:p>108,551992225462</text:p>
          </table:table-cell>
          <table:table-cell table:style-name="ce14" table:formula="of:=[.ETU2]/[.ET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UF2]/[.EUI2]" office:value-type="float" office:value="250.704567541302" calcext:value-type="float">
            <text:p>250,704567541302</text:p>
          </table:table-cell>
          <table:table-cell table:style-name="ce14" table:formula="of:=[.EUG2]/[.EUI2]" office:value-type="float" office:value="108.551992225462" calcext:value-type="float">
            <text:p>108,551992225462</text:p>
          </table:table-cell>
          <table:table-cell table:style-name="ce14" table:formula="of:=[.EUH2]/[.EU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US2]/[.EUV2]" office:value-type="float" office:value="250.704567541302" calcext:value-type="float">
            <text:p>250,704567541302</text:p>
          </table:table-cell>
          <table:table-cell table:style-name="ce14" table:formula="of:=[.EUT2]/[.EUV2]" office:value-type="float" office:value="108.551992225462" calcext:value-type="float">
            <text:p>108,551992225462</text:p>
          </table:table-cell>
          <table:table-cell table:style-name="ce14" table:formula="of:=[.EUU2]/[.EU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VF2]/[.EVI2]" office:value-type="float" office:value="250.704567541302" calcext:value-type="float">
            <text:p>250,704567541302</text:p>
          </table:table-cell>
          <table:table-cell table:style-name="ce14" table:formula="of:=[.EVG2]/[.EVI2]" office:value-type="float" office:value="108.551992225462" calcext:value-type="float">
            <text:p>108,551992225462</text:p>
          </table:table-cell>
          <table:table-cell table:style-name="ce14" table:formula="of:=[.EVH2]/[.EV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VS2]/[.EVV2]" office:value-type="float" office:value="250.704567541302" calcext:value-type="float">
            <text:p>250,704567541302</text:p>
          </table:table-cell>
          <table:table-cell table:style-name="ce14" table:formula="of:=[.EVT2]/[.EVV2]" office:value-type="float" office:value="108.551992225462" calcext:value-type="float">
            <text:p>108,551992225462</text:p>
          </table:table-cell>
          <table:table-cell table:style-name="ce14" table:formula="of:=[.EVU2]/[.EV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WF2]/[.EWI2]" office:value-type="float" office:value="250.704567541302" calcext:value-type="float">
            <text:p>250,704567541302</text:p>
          </table:table-cell>
          <table:table-cell table:style-name="ce14" table:formula="of:=[.EWG2]/[.EWI2]" office:value-type="float" office:value="108.551992225462" calcext:value-type="float">
            <text:p>108,551992225462</text:p>
          </table:table-cell>
          <table:table-cell table:style-name="ce14" table:formula="of:=[.EWH2]/[.EW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WS2]/[.EWV2]" office:value-type="float" office:value="250.704567541302" calcext:value-type="float">
            <text:p>250,704567541302</text:p>
          </table:table-cell>
          <table:table-cell table:style-name="ce14" table:formula="of:=[.EWT2]/[.EWV2]" office:value-type="float" office:value="108.551992225462" calcext:value-type="float">
            <text:p>108,551992225462</text:p>
          </table:table-cell>
          <table:table-cell table:style-name="ce14" table:formula="of:=[.EWU2]/[.EW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XF2]/[.EXI2]" office:value-type="float" office:value="250.704567541302" calcext:value-type="float">
            <text:p>250,704567541302</text:p>
          </table:table-cell>
          <table:table-cell table:style-name="ce14" table:formula="of:=[.EXG2]/[.EXI2]" office:value-type="float" office:value="108.551992225462" calcext:value-type="float">
            <text:p>108,551992225462</text:p>
          </table:table-cell>
          <table:table-cell table:style-name="ce14" table:formula="of:=[.EXH2]/[.EX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XS2]/[.EXV2]" office:value-type="float" office:value="250.704567541302" calcext:value-type="float">
            <text:p>250,704567541302</text:p>
          </table:table-cell>
          <table:table-cell table:style-name="ce14" table:formula="of:=[.EXT2]/[.EXV2]" office:value-type="float" office:value="108.551992225462" calcext:value-type="float">
            <text:p>108,551992225462</text:p>
          </table:table-cell>
          <table:table-cell table:style-name="ce14" table:formula="of:=[.EXU2]/[.EX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YF2]/[.EYI2]" office:value-type="float" office:value="250.704567541302" calcext:value-type="float">
            <text:p>250,704567541302</text:p>
          </table:table-cell>
          <table:table-cell table:style-name="ce14" table:formula="of:=[.EYG2]/[.EYI2]" office:value-type="float" office:value="108.551992225462" calcext:value-type="float">
            <text:p>108,551992225462</text:p>
          </table:table-cell>
          <table:table-cell table:style-name="ce14" table:formula="of:=[.EYH2]/[.EY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YS2]/[.EYV2]" office:value-type="float" office:value="250.704567541302" calcext:value-type="float">
            <text:p>250,704567541302</text:p>
          </table:table-cell>
          <table:table-cell table:style-name="ce14" table:formula="of:=[.EYT2]/[.EYV2]" office:value-type="float" office:value="108.551992225462" calcext:value-type="float">
            <text:p>108,551992225462</text:p>
          </table:table-cell>
          <table:table-cell table:style-name="ce14" table:formula="of:=[.EYU2]/[.EY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ZF2]/[.EZI2]" office:value-type="float" office:value="250.704567541302" calcext:value-type="float">
            <text:p>250,704567541302</text:p>
          </table:table-cell>
          <table:table-cell table:style-name="ce14" table:formula="of:=[.EZG2]/[.EZI2]" office:value-type="float" office:value="108.551992225462" calcext:value-type="float">
            <text:p>108,551992225462</text:p>
          </table:table-cell>
          <table:table-cell table:style-name="ce14" table:formula="of:=[.EZH2]/[.EZ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ZS2]/[.EZV2]" office:value-type="float" office:value="250.704567541302" calcext:value-type="float">
            <text:p>250,704567541302</text:p>
          </table:table-cell>
          <table:table-cell table:style-name="ce14" table:formula="of:=[.EZT2]/[.EZV2]" office:value-type="float" office:value="108.551992225462" calcext:value-type="float">
            <text:p>108,551992225462</text:p>
          </table:table-cell>
          <table:table-cell table:style-name="ce14" table:formula="of:=[.EZU2]/[.EZ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AF2]/[.FAI2]" office:value-type="float" office:value="250.704567541302" calcext:value-type="float">
            <text:p>250,704567541302</text:p>
          </table:table-cell>
          <table:table-cell table:style-name="ce14" table:formula="of:=[.FAG2]/[.FAI2]" office:value-type="float" office:value="108.551992225462" calcext:value-type="float">
            <text:p>108,551992225462</text:p>
          </table:table-cell>
          <table:table-cell table:style-name="ce14" table:formula="of:=[.FAH2]/[.FA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AS2]/[.FAV2]" office:value-type="float" office:value="250.704567541302" calcext:value-type="float">
            <text:p>250,704567541302</text:p>
          </table:table-cell>
          <table:table-cell table:style-name="ce14" table:formula="of:=[.FAT2]/[.FAV2]" office:value-type="float" office:value="108.551992225462" calcext:value-type="float">
            <text:p>108,551992225462</text:p>
          </table:table-cell>
          <table:table-cell table:style-name="ce14" table:formula="of:=[.FAU2]/[.FA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BF2]/[.FBI2]" office:value-type="float" office:value="250.704567541302" calcext:value-type="float">
            <text:p>250,704567541302</text:p>
          </table:table-cell>
          <table:table-cell table:style-name="ce14" table:formula="of:=[.FBG2]/[.FBI2]" office:value-type="float" office:value="108.551992225462" calcext:value-type="float">
            <text:p>108,551992225462</text:p>
          </table:table-cell>
          <table:table-cell table:style-name="ce14" table:formula="of:=[.FBH2]/[.FB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BS2]/[.FBV2]" office:value-type="float" office:value="250.704567541302" calcext:value-type="float">
            <text:p>250,704567541302</text:p>
          </table:table-cell>
          <table:table-cell table:style-name="ce14" table:formula="of:=[.FBT2]/[.FBV2]" office:value-type="float" office:value="108.551992225462" calcext:value-type="float">
            <text:p>108,551992225462</text:p>
          </table:table-cell>
          <table:table-cell table:style-name="ce14" table:formula="of:=[.FBU2]/[.FB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CF2]/[.FCI2]" office:value-type="float" office:value="250.704567541302" calcext:value-type="float">
            <text:p>250,704567541302</text:p>
          </table:table-cell>
          <table:table-cell table:style-name="ce14" table:formula="of:=[.FCG2]/[.FCI2]" office:value-type="float" office:value="108.551992225462" calcext:value-type="float">
            <text:p>108,551992225462</text:p>
          </table:table-cell>
          <table:table-cell table:style-name="ce14" table:formula="of:=[.FCH2]/[.FC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CS2]/[.FCV2]" office:value-type="float" office:value="250.704567541302" calcext:value-type="float">
            <text:p>250,704567541302</text:p>
          </table:table-cell>
          <table:table-cell table:style-name="ce14" table:formula="of:=[.FCT2]/[.FCV2]" office:value-type="float" office:value="108.551992225462" calcext:value-type="float">
            <text:p>108,551992225462</text:p>
          </table:table-cell>
          <table:table-cell table:style-name="ce14" table:formula="of:=[.FCU2]/[.FC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DF2]/[.FDI2]" office:value-type="float" office:value="250.704567541302" calcext:value-type="float">
            <text:p>250,704567541302</text:p>
          </table:table-cell>
          <table:table-cell table:style-name="ce14" table:formula="of:=[.FDG2]/[.FDI2]" office:value-type="float" office:value="108.551992225462" calcext:value-type="float">
            <text:p>108,551992225462</text:p>
          </table:table-cell>
          <table:table-cell table:style-name="ce14" table:formula="of:=[.FDH2]/[.FD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DS2]/[.FDV2]" office:value-type="float" office:value="250.704567541302" calcext:value-type="float">
            <text:p>250,704567541302</text:p>
          </table:table-cell>
          <table:table-cell table:style-name="ce14" table:formula="of:=[.FDT2]/[.FDV2]" office:value-type="float" office:value="108.551992225462" calcext:value-type="float">
            <text:p>108,551992225462</text:p>
          </table:table-cell>
          <table:table-cell table:style-name="ce14" table:formula="of:=[.FDU2]/[.FD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EF2]/[.FEI2]" office:value-type="float" office:value="250.704567541302" calcext:value-type="float">
            <text:p>250,704567541302</text:p>
          </table:table-cell>
          <table:table-cell table:style-name="ce14" table:formula="of:=[.FEG2]/[.FEI2]" office:value-type="float" office:value="108.551992225462" calcext:value-type="float">
            <text:p>108,551992225462</text:p>
          </table:table-cell>
          <table:table-cell table:style-name="ce14" table:formula="of:=[.FEH2]/[.FE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ES2]/[.FEV2]" office:value-type="float" office:value="250.704567541302" calcext:value-type="float">
            <text:p>250,704567541302</text:p>
          </table:table-cell>
          <table:table-cell table:style-name="ce14" table:formula="of:=[.FET2]/[.FEV2]" office:value-type="float" office:value="108.551992225462" calcext:value-type="float">
            <text:p>108,551992225462</text:p>
          </table:table-cell>
          <table:table-cell table:style-name="ce14" table:formula="of:=[.FEU2]/[.FE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FF2]/[.FFI2]" office:value-type="float" office:value="250.704567541302" calcext:value-type="float">
            <text:p>250,704567541302</text:p>
          </table:table-cell>
          <table:table-cell table:style-name="ce14" table:formula="of:=[.FFG2]/[.FFI2]" office:value-type="float" office:value="108.551992225462" calcext:value-type="float">
            <text:p>108,551992225462</text:p>
          </table:table-cell>
          <table:table-cell table:style-name="ce14" table:formula="of:=[.FFH2]/[.FF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FS2]/[.FFV2]" office:value-type="float" office:value="250.704567541302" calcext:value-type="float">
            <text:p>250,704567541302</text:p>
          </table:table-cell>
          <table:table-cell table:style-name="ce14" table:formula="of:=[.FFT2]/[.FFV2]" office:value-type="float" office:value="108.551992225462" calcext:value-type="float">
            <text:p>108,551992225462</text:p>
          </table:table-cell>
          <table:table-cell table:style-name="ce14" table:formula="of:=[.FFU2]/[.FF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GF2]/[.FGI2]" office:value-type="float" office:value="250.704567541302" calcext:value-type="float">
            <text:p>250,704567541302</text:p>
          </table:table-cell>
          <table:table-cell table:style-name="ce14" table:formula="of:=[.FGG2]/[.FGI2]" office:value-type="float" office:value="108.551992225462" calcext:value-type="float">
            <text:p>108,551992225462</text:p>
          </table:table-cell>
          <table:table-cell table:style-name="ce14" table:formula="of:=[.FGH2]/[.FG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GS2]/[.FGV2]" office:value-type="float" office:value="250.704567541302" calcext:value-type="float">
            <text:p>250,704567541302</text:p>
          </table:table-cell>
          <table:table-cell table:style-name="ce14" table:formula="of:=[.FGT2]/[.FGV2]" office:value-type="float" office:value="108.551992225462" calcext:value-type="float">
            <text:p>108,551992225462</text:p>
          </table:table-cell>
          <table:table-cell table:style-name="ce14" table:formula="of:=[.FGU2]/[.FG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HF2]/[.FHI2]" office:value-type="float" office:value="250.704567541302" calcext:value-type="float">
            <text:p>250,704567541302</text:p>
          </table:table-cell>
          <table:table-cell table:style-name="ce14" table:formula="of:=[.FHG2]/[.FHI2]" office:value-type="float" office:value="108.551992225462" calcext:value-type="float">
            <text:p>108,551992225462</text:p>
          </table:table-cell>
          <table:table-cell table:style-name="ce14" table:formula="of:=[.FHH2]/[.FH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HS2]/[.FHV2]" office:value-type="float" office:value="250.704567541302" calcext:value-type="float">
            <text:p>250,704567541302</text:p>
          </table:table-cell>
          <table:table-cell table:style-name="ce14" table:formula="of:=[.FHT2]/[.FHV2]" office:value-type="float" office:value="108.551992225462" calcext:value-type="float">
            <text:p>108,551992225462</text:p>
          </table:table-cell>
          <table:table-cell table:style-name="ce14" table:formula="of:=[.FHU2]/[.FH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IF2]/[.FII2]" office:value-type="float" office:value="250.704567541302" calcext:value-type="float">
            <text:p>250,704567541302</text:p>
          </table:table-cell>
          <table:table-cell table:style-name="ce14" table:formula="of:=[.FIG2]/[.FII2]" office:value-type="float" office:value="108.551992225462" calcext:value-type="float">
            <text:p>108,551992225462</text:p>
          </table:table-cell>
          <table:table-cell table:style-name="ce14" table:formula="of:=[.FIH2]/[.FI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IS2]/[.FIV2]" office:value-type="float" office:value="250.704567541302" calcext:value-type="float">
            <text:p>250,704567541302</text:p>
          </table:table-cell>
          <table:table-cell table:style-name="ce14" table:formula="of:=[.FIT2]/[.FIV2]" office:value-type="float" office:value="108.551992225462" calcext:value-type="float">
            <text:p>108,551992225462</text:p>
          </table:table-cell>
          <table:table-cell table:style-name="ce14" table:formula="of:=[.FIU2]/[.FI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JF2]/[.FJI2]" office:value-type="float" office:value="250.704567541302" calcext:value-type="float">
            <text:p>250,704567541302</text:p>
          </table:table-cell>
          <table:table-cell table:style-name="ce14" table:formula="of:=[.FJG2]/[.FJI2]" office:value-type="float" office:value="108.551992225462" calcext:value-type="float">
            <text:p>108,551992225462</text:p>
          </table:table-cell>
          <table:table-cell table:style-name="ce14" table:formula="of:=[.FJH2]/[.FJ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JS2]/[.FJV2]" office:value-type="float" office:value="250.704567541302" calcext:value-type="float">
            <text:p>250,704567541302</text:p>
          </table:table-cell>
          <table:table-cell table:style-name="ce14" table:formula="of:=[.FJT2]/[.FJV2]" office:value-type="float" office:value="108.551992225462" calcext:value-type="float">
            <text:p>108,551992225462</text:p>
          </table:table-cell>
          <table:table-cell table:style-name="ce14" table:formula="of:=[.FJU2]/[.FJ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KF2]/[.FKI2]" office:value-type="float" office:value="250.704567541302" calcext:value-type="float">
            <text:p>250,704567541302</text:p>
          </table:table-cell>
          <table:table-cell table:style-name="ce14" table:formula="of:=[.FKG2]/[.FKI2]" office:value-type="float" office:value="108.551992225462" calcext:value-type="float">
            <text:p>108,551992225462</text:p>
          </table:table-cell>
          <table:table-cell table:style-name="ce14" table:formula="of:=[.FKH2]/[.FK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KS2]/[.FKV2]" office:value-type="float" office:value="250.704567541302" calcext:value-type="float">
            <text:p>250,704567541302</text:p>
          </table:table-cell>
          <table:table-cell table:style-name="ce14" table:formula="of:=[.FKT2]/[.FKV2]" office:value-type="float" office:value="108.551992225462" calcext:value-type="float">
            <text:p>108,551992225462</text:p>
          </table:table-cell>
          <table:table-cell table:style-name="ce14" table:formula="of:=[.FKU2]/[.FK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LF2]/[.FLI2]" office:value-type="float" office:value="250.704567541302" calcext:value-type="float">
            <text:p>250,704567541302</text:p>
          </table:table-cell>
          <table:table-cell table:style-name="ce14" table:formula="of:=[.FLG2]/[.FLI2]" office:value-type="float" office:value="108.551992225462" calcext:value-type="float">
            <text:p>108,551992225462</text:p>
          </table:table-cell>
          <table:table-cell table:style-name="ce14" table:formula="of:=[.FLH2]/[.FL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LS2]/[.FLV2]" office:value-type="float" office:value="250.704567541302" calcext:value-type="float">
            <text:p>250,704567541302</text:p>
          </table:table-cell>
          <table:table-cell table:style-name="ce14" table:formula="of:=[.FLT2]/[.FLV2]" office:value-type="float" office:value="108.551992225462" calcext:value-type="float">
            <text:p>108,551992225462</text:p>
          </table:table-cell>
          <table:table-cell table:style-name="ce14" table:formula="of:=[.FLU2]/[.FL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MF2]/[.FMI2]" office:value-type="float" office:value="250.704567541302" calcext:value-type="float">
            <text:p>250,704567541302</text:p>
          </table:table-cell>
          <table:table-cell table:style-name="ce14" table:formula="of:=[.FMG2]/[.FMI2]" office:value-type="float" office:value="108.551992225462" calcext:value-type="float">
            <text:p>108,551992225462</text:p>
          </table:table-cell>
          <table:table-cell table:style-name="ce14" table:formula="of:=[.FMH2]/[.FM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MS2]/[.FMV2]" office:value-type="float" office:value="250.704567541302" calcext:value-type="float">
            <text:p>250,704567541302</text:p>
          </table:table-cell>
          <table:table-cell table:style-name="ce14" table:formula="of:=[.FMT2]/[.FMV2]" office:value-type="float" office:value="108.551992225462" calcext:value-type="float">
            <text:p>108,551992225462</text:p>
          </table:table-cell>
          <table:table-cell table:style-name="ce14" table:formula="of:=[.FMU2]/[.FM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NF2]/[.FNI2]" office:value-type="float" office:value="250.704567541302" calcext:value-type="float">
            <text:p>250,704567541302</text:p>
          </table:table-cell>
          <table:table-cell table:style-name="ce14" table:formula="of:=[.FNG2]/[.FNI2]" office:value-type="float" office:value="108.551992225462" calcext:value-type="float">
            <text:p>108,551992225462</text:p>
          </table:table-cell>
          <table:table-cell table:style-name="ce14" table:formula="of:=[.FNH2]/[.FN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NS2]/[.FNV2]" office:value-type="float" office:value="250.704567541302" calcext:value-type="float">
            <text:p>250,704567541302</text:p>
          </table:table-cell>
          <table:table-cell table:style-name="ce14" table:formula="of:=[.FNT2]/[.FNV2]" office:value-type="float" office:value="108.551992225462" calcext:value-type="float">
            <text:p>108,551992225462</text:p>
          </table:table-cell>
          <table:table-cell table:style-name="ce14" table:formula="of:=[.FNU2]/[.FN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OF2]/[.FOI2]" office:value-type="float" office:value="250.704567541302" calcext:value-type="float">
            <text:p>250,704567541302</text:p>
          </table:table-cell>
          <table:table-cell table:style-name="ce14" table:formula="of:=[.FOG2]/[.FOI2]" office:value-type="float" office:value="108.551992225462" calcext:value-type="float">
            <text:p>108,551992225462</text:p>
          </table:table-cell>
          <table:table-cell table:style-name="ce14" table:formula="of:=[.FOH2]/[.FO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OS2]/[.FOV2]" office:value-type="float" office:value="250.704567541302" calcext:value-type="float">
            <text:p>250,704567541302</text:p>
          </table:table-cell>
          <table:table-cell table:style-name="ce14" table:formula="of:=[.FOT2]/[.FOV2]" office:value-type="float" office:value="108.551992225462" calcext:value-type="float">
            <text:p>108,551992225462</text:p>
          </table:table-cell>
          <table:table-cell table:style-name="ce14" table:formula="of:=[.FOU2]/[.FO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PF2]/[.FPI2]" office:value-type="float" office:value="250.704567541302" calcext:value-type="float">
            <text:p>250,704567541302</text:p>
          </table:table-cell>
          <table:table-cell table:style-name="ce14" table:formula="of:=[.FPG2]/[.FPI2]" office:value-type="float" office:value="108.551992225462" calcext:value-type="float">
            <text:p>108,551992225462</text:p>
          </table:table-cell>
          <table:table-cell table:style-name="ce14" table:formula="of:=[.FPH2]/[.FP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PS2]/[.FPV2]" office:value-type="float" office:value="250.704567541302" calcext:value-type="float">
            <text:p>250,704567541302</text:p>
          </table:table-cell>
          <table:table-cell table:style-name="ce14" table:formula="of:=[.FPT2]/[.FPV2]" office:value-type="float" office:value="108.551992225462" calcext:value-type="float">
            <text:p>108,551992225462</text:p>
          </table:table-cell>
          <table:table-cell table:style-name="ce14" table:formula="of:=[.FPU2]/[.FP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QF2]/[.FQI2]" office:value-type="float" office:value="250.704567541302" calcext:value-type="float">
            <text:p>250,704567541302</text:p>
          </table:table-cell>
          <table:table-cell table:style-name="ce14" table:formula="of:=[.FQG2]/[.FQI2]" office:value-type="float" office:value="108.551992225462" calcext:value-type="float">
            <text:p>108,551992225462</text:p>
          </table:table-cell>
          <table:table-cell table:style-name="ce14" table:formula="of:=[.FQH2]/[.FQ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QS2]/[.FQV2]" office:value-type="float" office:value="250.704567541302" calcext:value-type="float">
            <text:p>250,704567541302</text:p>
          </table:table-cell>
          <table:table-cell table:style-name="ce14" table:formula="of:=[.FQT2]/[.FQV2]" office:value-type="float" office:value="108.551992225462" calcext:value-type="float">
            <text:p>108,551992225462</text:p>
          </table:table-cell>
          <table:table-cell table:style-name="ce14" table:formula="of:=[.FQU2]/[.FQ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RF2]/[.FRI2]" office:value-type="float" office:value="250.704567541302" calcext:value-type="float">
            <text:p>250,704567541302</text:p>
          </table:table-cell>
          <table:table-cell table:style-name="ce14" table:formula="of:=[.FRG2]/[.FRI2]" office:value-type="float" office:value="108.551992225462" calcext:value-type="float">
            <text:p>108,551992225462</text:p>
          </table:table-cell>
          <table:table-cell table:style-name="ce14" table:formula="of:=[.FRH2]/[.FR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RS2]/[.FRV2]" office:value-type="float" office:value="250.704567541302" calcext:value-type="float">
            <text:p>250,704567541302</text:p>
          </table:table-cell>
          <table:table-cell table:style-name="ce14" table:formula="of:=[.FRT2]/[.FRV2]" office:value-type="float" office:value="108.551992225462" calcext:value-type="float">
            <text:p>108,551992225462</text:p>
          </table:table-cell>
          <table:table-cell table:style-name="ce14" table:formula="of:=[.FRU2]/[.FR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SF2]/[.FSI2]" office:value-type="float" office:value="250.704567541302" calcext:value-type="float">
            <text:p>250,704567541302</text:p>
          </table:table-cell>
          <table:table-cell table:style-name="ce14" table:formula="of:=[.FSG2]/[.FSI2]" office:value-type="float" office:value="108.551992225462" calcext:value-type="float">
            <text:p>108,551992225462</text:p>
          </table:table-cell>
          <table:table-cell table:style-name="ce14" table:formula="of:=[.FSH2]/[.FS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SS2]/[.FSV2]" office:value-type="float" office:value="250.704567541302" calcext:value-type="float">
            <text:p>250,704567541302</text:p>
          </table:table-cell>
          <table:table-cell table:style-name="ce14" table:formula="of:=[.FST2]/[.FSV2]" office:value-type="float" office:value="108.551992225462" calcext:value-type="float">
            <text:p>108,551992225462</text:p>
          </table:table-cell>
          <table:table-cell table:style-name="ce14" table:formula="of:=[.FSU2]/[.FS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TF2]/[.FTI2]" office:value-type="float" office:value="250.704567541302" calcext:value-type="float">
            <text:p>250,704567541302</text:p>
          </table:table-cell>
          <table:table-cell table:style-name="ce14" table:formula="of:=[.FTG2]/[.FTI2]" office:value-type="float" office:value="108.551992225462" calcext:value-type="float">
            <text:p>108,551992225462</text:p>
          </table:table-cell>
          <table:table-cell table:style-name="ce14" table:formula="of:=[.FTH2]/[.FT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TS2]/[.FTV2]" office:value-type="float" office:value="250.704567541302" calcext:value-type="float">
            <text:p>250,704567541302</text:p>
          </table:table-cell>
          <table:table-cell table:style-name="ce14" table:formula="of:=[.FTT2]/[.FTV2]" office:value-type="float" office:value="108.551992225462" calcext:value-type="float">
            <text:p>108,551992225462</text:p>
          </table:table-cell>
          <table:table-cell table:style-name="ce14" table:formula="of:=[.FTU2]/[.FT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UF2]/[.FUI2]" office:value-type="float" office:value="250.704567541302" calcext:value-type="float">
            <text:p>250,704567541302</text:p>
          </table:table-cell>
          <table:table-cell table:style-name="ce14" table:formula="of:=[.FUG2]/[.FUI2]" office:value-type="float" office:value="108.551992225462" calcext:value-type="float">
            <text:p>108,551992225462</text:p>
          </table:table-cell>
          <table:table-cell table:style-name="ce14" table:formula="of:=[.FUH2]/[.FU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US2]/[.FUV2]" office:value-type="float" office:value="250.704567541302" calcext:value-type="float">
            <text:p>250,704567541302</text:p>
          </table:table-cell>
          <table:table-cell table:style-name="ce14" table:formula="of:=[.FUT2]/[.FUV2]" office:value-type="float" office:value="108.551992225462" calcext:value-type="float">
            <text:p>108,551992225462</text:p>
          </table:table-cell>
          <table:table-cell table:style-name="ce14" table:formula="of:=[.FUU2]/[.FU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VF2]/[.FVI2]" office:value-type="float" office:value="250.704567541302" calcext:value-type="float">
            <text:p>250,704567541302</text:p>
          </table:table-cell>
          <table:table-cell table:style-name="ce14" table:formula="of:=[.FVG2]/[.FVI2]" office:value-type="float" office:value="108.551992225462" calcext:value-type="float">
            <text:p>108,551992225462</text:p>
          </table:table-cell>
          <table:table-cell table:style-name="ce14" table:formula="of:=[.FVH2]/[.FV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VS2]/[.FVV2]" office:value-type="float" office:value="250.704567541302" calcext:value-type="float">
            <text:p>250,704567541302</text:p>
          </table:table-cell>
          <table:table-cell table:style-name="ce14" table:formula="of:=[.FVT2]/[.FVV2]" office:value-type="float" office:value="108.551992225462" calcext:value-type="float">
            <text:p>108,551992225462</text:p>
          </table:table-cell>
          <table:table-cell table:style-name="ce14" table:formula="of:=[.FVU2]/[.FV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WF2]/[.FWI2]" office:value-type="float" office:value="250.704567541302" calcext:value-type="float">
            <text:p>250,704567541302</text:p>
          </table:table-cell>
          <table:table-cell table:style-name="ce14" table:formula="of:=[.FWG2]/[.FWI2]" office:value-type="float" office:value="108.551992225462" calcext:value-type="float">
            <text:p>108,551992225462</text:p>
          </table:table-cell>
          <table:table-cell table:style-name="ce14" table:formula="of:=[.FWH2]/[.FW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WS2]/[.FWV2]" office:value-type="float" office:value="250.704567541302" calcext:value-type="float">
            <text:p>250,704567541302</text:p>
          </table:table-cell>
          <table:table-cell table:style-name="ce14" table:formula="of:=[.FWT2]/[.FWV2]" office:value-type="float" office:value="108.551992225462" calcext:value-type="float">
            <text:p>108,551992225462</text:p>
          </table:table-cell>
          <table:table-cell table:style-name="ce14" table:formula="of:=[.FWU2]/[.FW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XF2]/[.FXI2]" office:value-type="float" office:value="250.704567541302" calcext:value-type="float">
            <text:p>250,704567541302</text:p>
          </table:table-cell>
          <table:table-cell table:style-name="ce14" table:formula="of:=[.FXG2]/[.FXI2]" office:value-type="float" office:value="108.551992225462" calcext:value-type="float">
            <text:p>108,551992225462</text:p>
          </table:table-cell>
          <table:table-cell table:style-name="ce14" table:formula="of:=[.FXH2]/[.FX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XS2]/[.FXV2]" office:value-type="float" office:value="250.704567541302" calcext:value-type="float">
            <text:p>250,704567541302</text:p>
          </table:table-cell>
          <table:table-cell table:style-name="ce14" table:formula="of:=[.FXT2]/[.FXV2]" office:value-type="float" office:value="108.551992225462" calcext:value-type="float">
            <text:p>108,551992225462</text:p>
          </table:table-cell>
          <table:table-cell table:style-name="ce14" table:formula="of:=[.FXU2]/[.FX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YF2]/[.FYI2]" office:value-type="float" office:value="250.704567541302" calcext:value-type="float">
            <text:p>250,704567541302</text:p>
          </table:table-cell>
          <table:table-cell table:style-name="ce14" table:formula="of:=[.FYG2]/[.FYI2]" office:value-type="float" office:value="108.551992225462" calcext:value-type="float">
            <text:p>108,551992225462</text:p>
          </table:table-cell>
          <table:table-cell table:style-name="ce14" table:formula="of:=[.FYH2]/[.FY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YS2]/[.FYV2]" office:value-type="float" office:value="250.704567541302" calcext:value-type="float">
            <text:p>250,704567541302</text:p>
          </table:table-cell>
          <table:table-cell table:style-name="ce14" table:formula="of:=[.FYT2]/[.FYV2]" office:value-type="float" office:value="108.551992225462" calcext:value-type="float">
            <text:p>108,551992225462</text:p>
          </table:table-cell>
          <table:table-cell table:style-name="ce14" table:formula="of:=[.FYU2]/[.FY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ZF2]/[.FZI2]" office:value-type="float" office:value="250.704567541302" calcext:value-type="float">
            <text:p>250,704567541302</text:p>
          </table:table-cell>
          <table:table-cell table:style-name="ce14" table:formula="of:=[.FZG2]/[.FZI2]" office:value-type="float" office:value="108.551992225462" calcext:value-type="float">
            <text:p>108,551992225462</text:p>
          </table:table-cell>
          <table:table-cell table:style-name="ce14" table:formula="of:=[.FZH2]/[.FZ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ZS2]/[.FZV2]" office:value-type="float" office:value="250.704567541302" calcext:value-type="float">
            <text:p>250,704567541302</text:p>
          </table:table-cell>
          <table:table-cell table:style-name="ce14" table:formula="of:=[.FZT2]/[.FZV2]" office:value-type="float" office:value="108.551992225462" calcext:value-type="float">
            <text:p>108,551992225462</text:p>
          </table:table-cell>
          <table:table-cell table:style-name="ce14" table:formula="of:=[.FZU2]/[.FZ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AF2]/[.GAI2]" office:value-type="float" office:value="250.704567541302" calcext:value-type="float">
            <text:p>250,704567541302</text:p>
          </table:table-cell>
          <table:table-cell table:style-name="ce14" table:formula="of:=[.GAG2]/[.GAI2]" office:value-type="float" office:value="108.551992225462" calcext:value-type="float">
            <text:p>108,551992225462</text:p>
          </table:table-cell>
          <table:table-cell table:style-name="ce14" table:formula="of:=[.GAH2]/[.GA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AS2]/[.GAV2]" office:value-type="float" office:value="250.704567541302" calcext:value-type="float">
            <text:p>250,704567541302</text:p>
          </table:table-cell>
          <table:table-cell table:style-name="ce14" table:formula="of:=[.GAT2]/[.GAV2]" office:value-type="float" office:value="108.551992225462" calcext:value-type="float">
            <text:p>108,551992225462</text:p>
          </table:table-cell>
          <table:table-cell table:style-name="ce14" table:formula="of:=[.GAU2]/[.GA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BF2]/[.GBI2]" office:value-type="float" office:value="250.704567541302" calcext:value-type="float">
            <text:p>250,704567541302</text:p>
          </table:table-cell>
          <table:table-cell table:style-name="ce14" table:formula="of:=[.GBG2]/[.GBI2]" office:value-type="float" office:value="108.551992225462" calcext:value-type="float">
            <text:p>108,551992225462</text:p>
          </table:table-cell>
          <table:table-cell table:style-name="ce14" table:formula="of:=[.GBH2]/[.GB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BS2]/[.GBV2]" office:value-type="float" office:value="250.704567541302" calcext:value-type="float">
            <text:p>250,704567541302</text:p>
          </table:table-cell>
          <table:table-cell table:style-name="ce14" table:formula="of:=[.GBT2]/[.GBV2]" office:value-type="float" office:value="108.551992225462" calcext:value-type="float">
            <text:p>108,551992225462</text:p>
          </table:table-cell>
          <table:table-cell table:style-name="ce14" table:formula="of:=[.GBU2]/[.GB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CF2]/[.GCI2]" office:value-type="float" office:value="250.704567541302" calcext:value-type="float">
            <text:p>250,704567541302</text:p>
          </table:table-cell>
          <table:table-cell table:style-name="ce14" table:formula="of:=[.GCG2]/[.GCI2]" office:value-type="float" office:value="108.551992225462" calcext:value-type="float">
            <text:p>108,551992225462</text:p>
          </table:table-cell>
          <table:table-cell table:style-name="ce14" table:formula="of:=[.GCH2]/[.GC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CS2]/[.GCV2]" office:value-type="float" office:value="250.704567541302" calcext:value-type="float">
            <text:p>250,704567541302</text:p>
          </table:table-cell>
          <table:table-cell table:style-name="ce14" table:formula="of:=[.GCT2]/[.GCV2]" office:value-type="float" office:value="108.551992225462" calcext:value-type="float">
            <text:p>108,551992225462</text:p>
          </table:table-cell>
          <table:table-cell table:style-name="ce14" table:formula="of:=[.GCU2]/[.GC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DF2]/[.GDI2]" office:value-type="float" office:value="250.704567541302" calcext:value-type="float">
            <text:p>250,704567541302</text:p>
          </table:table-cell>
          <table:table-cell table:style-name="ce14" table:formula="of:=[.GDG2]/[.GDI2]" office:value-type="float" office:value="108.551992225462" calcext:value-type="float">
            <text:p>108,551992225462</text:p>
          </table:table-cell>
          <table:table-cell table:style-name="ce14" table:formula="of:=[.GDH2]/[.GD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DS2]/[.GDV2]" office:value-type="float" office:value="250.704567541302" calcext:value-type="float">
            <text:p>250,704567541302</text:p>
          </table:table-cell>
          <table:table-cell table:style-name="ce14" table:formula="of:=[.GDT2]/[.GDV2]" office:value-type="float" office:value="108.551992225462" calcext:value-type="float">
            <text:p>108,551992225462</text:p>
          </table:table-cell>
          <table:table-cell table:style-name="ce14" table:formula="of:=[.GDU2]/[.GD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EF2]/[.GEI2]" office:value-type="float" office:value="250.704567541302" calcext:value-type="float">
            <text:p>250,704567541302</text:p>
          </table:table-cell>
          <table:table-cell table:style-name="ce14" table:formula="of:=[.GEG2]/[.GEI2]" office:value-type="float" office:value="108.551992225462" calcext:value-type="float">
            <text:p>108,551992225462</text:p>
          </table:table-cell>
          <table:table-cell table:style-name="ce14" table:formula="of:=[.GEH2]/[.GE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ES2]/[.GEV2]" office:value-type="float" office:value="250.704567541302" calcext:value-type="float">
            <text:p>250,704567541302</text:p>
          </table:table-cell>
          <table:table-cell table:style-name="ce14" table:formula="of:=[.GET2]/[.GEV2]" office:value-type="float" office:value="108.551992225462" calcext:value-type="float">
            <text:p>108,551992225462</text:p>
          </table:table-cell>
          <table:table-cell table:style-name="ce14" table:formula="of:=[.GEU2]/[.GE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FF2]/[.GFI2]" office:value-type="float" office:value="250.704567541302" calcext:value-type="float">
            <text:p>250,704567541302</text:p>
          </table:table-cell>
          <table:table-cell table:style-name="ce14" table:formula="of:=[.GFG2]/[.GFI2]" office:value-type="float" office:value="108.551992225462" calcext:value-type="float">
            <text:p>108,551992225462</text:p>
          </table:table-cell>
          <table:table-cell table:style-name="ce14" table:formula="of:=[.GFH2]/[.GF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FS2]/[.GFV2]" office:value-type="float" office:value="250.704567541302" calcext:value-type="float">
            <text:p>250,704567541302</text:p>
          </table:table-cell>
          <table:table-cell table:style-name="ce14" table:formula="of:=[.GFT2]/[.GFV2]" office:value-type="float" office:value="108.551992225462" calcext:value-type="float">
            <text:p>108,551992225462</text:p>
          </table:table-cell>
          <table:table-cell table:style-name="ce14" table:formula="of:=[.GFU2]/[.GF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GF2]/[.GGI2]" office:value-type="float" office:value="250.704567541302" calcext:value-type="float">
            <text:p>250,704567541302</text:p>
          </table:table-cell>
          <table:table-cell table:style-name="ce14" table:formula="of:=[.GGG2]/[.GGI2]" office:value-type="float" office:value="108.551992225462" calcext:value-type="float">
            <text:p>108,551992225462</text:p>
          </table:table-cell>
          <table:table-cell table:style-name="ce14" table:formula="of:=[.GGH2]/[.GG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GS2]/[.GGV2]" office:value-type="float" office:value="250.704567541302" calcext:value-type="float">
            <text:p>250,704567541302</text:p>
          </table:table-cell>
          <table:table-cell table:style-name="ce14" table:formula="of:=[.GGT2]/[.GGV2]" office:value-type="float" office:value="108.551992225462" calcext:value-type="float">
            <text:p>108,551992225462</text:p>
          </table:table-cell>
          <table:table-cell table:style-name="ce14" table:formula="of:=[.GGU2]/[.GG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HF2]/[.GHI2]" office:value-type="float" office:value="250.704567541302" calcext:value-type="float">
            <text:p>250,704567541302</text:p>
          </table:table-cell>
          <table:table-cell table:style-name="ce14" table:formula="of:=[.GHG2]/[.GHI2]" office:value-type="float" office:value="108.551992225462" calcext:value-type="float">
            <text:p>108,551992225462</text:p>
          </table:table-cell>
          <table:table-cell table:style-name="ce14" table:formula="of:=[.GHH2]/[.GH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HS2]/[.GHV2]" office:value-type="float" office:value="250.704567541302" calcext:value-type="float">
            <text:p>250,704567541302</text:p>
          </table:table-cell>
          <table:table-cell table:style-name="ce14" table:formula="of:=[.GHT2]/[.GHV2]" office:value-type="float" office:value="108.551992225462" calcext:value-type="float">
            <text:p>108,551992225462</text:p>
          </table:table-cell>
          <table:table-cell table:style-name="ce14" table:formula="of:=[.GHU2]/[.GH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IF2]/[.GII2]" office:value-type="float" office:value="250.704567541302" calcext:value-type="float">
            <text:p>250,704567541302</text:p>
          </table:table-cell>
          <table:table-cell table:style-name="ce14" table:formula="of:=[.GIG2]/[.GII2]" office:value-type="float" office:value="108.551992225462" calcext:value-type="float">
            <text:p>108,551992225462</text:p>
          </table:table-cell>
          <table:table-cell table:style-name="ce14" table:formula="of:=[.GIH2]/[.GI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IS2]/[.GIV2]" office:value-type="float" office:value="250.704567541302" calcext:value-type="float">
            <text:p>250,704567541302</text:p>
          </table:table-cell>
          <table:table-cell table:style-name="ce14" table:formula="of:=[.GIT2]/[.GIV2]" office:value-type="float" office:value="108.551992225462" calcext:value-type="float">
            <text:p>108,551992225462</text:p>
          </table:table-cell>
          <table:table-cell table:style-name="ce14" table:formula="of:=[.GIU2]/[.GI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JF2]/[.GJI2]" office:value-type="float" office:value="250.704567541302" calcext:value-type="float">
            <text:p>250,704567541302</text:p>
          </table:table-cell>
          <table:table-cell table:style-name="ce14" table:formula="of:=[.GJG2]/[.GJI2]" office:value-type="float" office:value="108.551992225462" calcext:value-type="float">
            <text:p>108,551992225462</text:p>
          </table:table-cell>
          <table:table-cell table:style-name="ce14" table:formula="of:=[.GJH2]/[.GJ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JS2]/[.GJV2]" office:value-type="float" office:value="250.704567541302" calcext:value-type="float">
            <text:p>250,704567541302</text:p>
          </table:table-cell>
          <table:table-cell table:style-name="ce14" table:formula="of:=[.GJT2]/[.GJV2]" office:value-type="float" office:value="108.551992225462" calcext:value-type="float">
            <text:p>108,551992225462</text:p>
          </table:table-cell>
          <table:table-cell table:style-name="ce14" table:formula="of:=[.GJU2]/[.GJ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KF2]/[.GKI2]" office:value-type="float" office:value="250.704567541302" calcext:value-type="float">
            <text:p>250,704567541302</text:p>
          </table:table-cell>
          <table:table-cell table:style-name="ce14" table:formula="of:=[.GKG2]/[.GKI2]" office:value-type="float" office:value="108.551992225462" calcext:value-type="float">
            <text:p>108,551992225462</text:p>
          </table:table-cell>
          <table:table-cell table:style-name="ce14" table:formula="of:=[.GKH2]/[.GK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KS2]/[.GKV2]" office:value-type="float" office:value="250.704567541302" calcext:value-type="float">
            <text:p>250,704567541302</text:p>
          </table:table-cell>
          <table:table-cell table:style-name="ce14" table:formula="of:=[.GKT2]/[.GKV2]" office:value-type="float" office:value="108.551992225462" calcext:value-type="float">
            <text:p>108,551992225462</text:p>
          </table:table-cell>
          <table:table-cell table:style-name="ce14" table:formula="of:=[.GKU2]/[.GK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LF2]/[.GLI2]" office:value-type="float" office:value="250.704567541302" calcext:value-type="float">
            <text:p>250,704567541302</text:p>
          </table:table-cell>
          <table:table-cell table:style-name="ce14" table:formula="of:=[.GLG2]/[.GLI2]" office:value-type="float" office:value="108.551992225462" calcext:value-type="float">
            <text:p>108,551992225462</text:p>
          </table:table-cell>
          <table:table-cell table:style-name="ce14" table:formula="of:=[.GLH2]/[.GL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LS2]/[.GLV2]" office:value-type="float" office:value="250.704567541302" calcext:value-type="float">
            <text:p>250,704567541302</text:p>
          </table:table-cell>
          <table:table-cell table:style-name="ce14" table:formula="of:=[.GLT2]/[.GLV2]" office:value-type="float" office:value="108.551992225462" calcext:value-type="float">
            <text:p>108,551992225462</text:p>
          </table:table-cell>
          <table:table-cell table:style-name="ce14" table:formula="of:=[.GLU2]/[.GL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MF2]/[.GMI2]" office:value-type="float" office:value="250.704567541302" calcext:value-type="float">
            <text:p>250,704567541302</text:p>
          </table:table-cell>
          <table:table-cell table:style-name="ce14" table:formula="of:=[.GMG2]/[.GMI2]" office:value-type="float" office:value="108.551992225462" calcext:value-type="float">
            <text:p>108,551992225462</text:p>
          </table:table-cell>
          <table:table-cell table:style-name="ce14" table:formula="of:=[.GMH2]/[.GM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MS2]/[.GMV2]" office:value-type="float" office:value="250.704567541302" calcext:value-type="float">
            <text:p>250,704567541302</text:p>
          </table:table-cell>
          <table:table-cell table:style-name="ce14" table:formula="of:=[.GMT2]/[.GMV2]" office:value-type="float" office:value="108.551992225462" calcext:value-type="float">
            <text:p>108,551992225462</text:p>
          </table:table-cell>
          <table:table-cell table:style-name="ce14" table:formula="of:=[.GMU2]/[.GM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NF2]/[.GNI2]" office:value-type="float" office:value="250.704567541302" calcext:value-type="float">
            <text:p>250,704567541302</text:p>
          </table:table-cell>
          <table:table-cell table:style-name="ce14" table:formula="of:=[.GNG2]/[.GNI2]" office:value-type="float" office:value="108.551992225462" calcext:value-type="float">
            <text:p>108,551992225462</text:p>
          </table:table-cell>
          <table:table-cell table:style-name="ce14" table:formula="of:=[.GNH2]/[.GN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NS2]/[.GNV2]" office:value-type="float" office:value="250.704567541302" calcext:value-type="float">
            <text:p>250,704567541302</text:p>
          </table:table-cell>
          <table:table-cell table:style-name="ce14" table:formula="of:=[.GNT2]/[.GNV2]" office:value-type="float" office:value="108.551992225462" calcext:value-type="float">
            <text:p>108,551992225462</text:p>
          </table:table-cell>
          <table:table-cell table:style-name="ce14" table:formula="of:=[.GNU2]/[.GN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OF2]/[.GOI2]" office:value-type="float" office:value="250.704567541302" calcext:value-type="float">
            <text:p>250,704567541302</text:p>
          </table:table-cell>
          <table:table-cell table:style-name="ce14" table:formula="of:=[.GOG2]/[.GOI2]" office:value-type="float" office:value="108.551992225462" calcext:value-type="float">
            <text:p>108,551992225462</text:p>
          </table:table-cell>
          <table:table-cell table:style-name="ce14" table:formula="of:=[.GOH2]/[.GO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OS2]/[.GOV2]" office:value-type="float" office:value="250.704567541302" calcext:value-type="float">
            <text:p>250,704567541302</text:p>
          </table:table-cell>
          <table:table-cell table:style-name="ce14" table:formula="of:=[.GOT2]/[.GOV2]" office:value-type="float" office:value="108.551992225462" calcext:value-type="float">
            <text:p>108,551992225462</text:p>
          </table:table-cell>
          <table:table-cell table:style-name="ce14" table:formula="of:=[.GOU2]/[.GO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PF2]/[.GPI2]" office:value-type="float" office:value="250.704567541302" calcext:value-type="float">
            <text:p>250,704567541302</text:p>
          </table:table-cell>
          <table:table-cell table:style-name="ce14" table:formula="of:=[.GPG2]/[.GPI2]" office:value-type="float" office:value="108.551992225462" calcext:value-type="float">
            <text:p>108,551992225462</text:p>
          </table:table-cell>
          <table:table-cell table:style-name="ce14" table:formula="of:=[.GPH2]/[.GP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PS2]/[.GPV2]" office:value-type="float" office:value="250.704567541302" calcext:value-type="float">
            <text:p>250,704567541302</text:p>
          </table:table-cell>
          <table:table-cell table:style-name="ce14" table:formula="of:=[.GPT2]/[.GPV2]" office:value-type="float" office:value="108.551992225462" calcext:value-type="float">
            <text:p>108,551992225462</text:p>
          </table:table-cell>
          <table:table-cell table:style-name="ce14" table:formula="of:=[.GPU2]/[.GP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QF2]/[.GQI2]" office:value-type="float" office:value="250.704567541302" calcext:value-type="float">
            <text:p>250,704567541302</text:p>
          </table:table-cell>
          <table:table-cell table:style-name="ce14" table:formula="of:=[.GQG2]/[.GQI2]" office:value-type="float" office:value="108.551992225462" calcext:value-type="float">
            <text:p>108,551992225462</text:p>
          </table:table-cell>
          <table:table-cell table:style-name="ce14" table:formula="of:=[.GQH2]/[.GQ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QS2]/[.GQV2]" office:value-type="float" office:value="250.704567541302" calcext:value-type="float">
            <text:p>250,704567541302</text:p>
          </table:table-cell>
          <table:table-cell table:style-name="ce14" table:formula="of:=[.GQT2]/[.GQV2]" office:value-type="float" office:value="108.551992225462" calcext:value-type="float">
            <text:p>108,551992225462</text:p>
          </table:table-cell>
          <table:table-cell table:style-name="ce14" table:formula="of:=[.GQU2]/[.GQ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RF2]/[.GRI2]" office:value-type="float" office:value="250.704567541302" calcext:value-type="float">
            <text:p>250,704567541302</text:p>
          </table:table-cell>
          <table:table-cell table:style-name="ce14" table:formula="of:=[.GRG2]/[.GRI2]" office:value-type="float" office:value="108.551992225462" calcext:value-type="float">
            <text:p>108,551992225462</text:p>
          </table:table-cell>
          <table:table-cell table:style-name="ce14" table:formula="of:=[.GRH2]/[.GR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RS2]/[.GRV2]" office:value-type="float" office:value="250.704567541302" calcext:value-type="float">
            <text:p>250,704567541302</text:p>
          </table:table-cell>
          <table:table-cell table:style-name="ce14" table:formula="of:=[.GRT2]/[.GRV2]" office:value-type="float" office:value="108.551992225462" calcext:value-type="float">
            <text:p>108,551992225462</text:p>
          </table:table-cell>
          <table:table-cell table:style-name="ce14" table:formula="of:=[.GRU2]/[.GR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SF2]/[.GSI2]" office:value-type="float" office:value="250.704567541302" calcext:value-type="float">
            <text:p>250,704567541302</text:p>
          </table:table-cell>
          <table:table-cell table:style-name="ce14" table:formula="of:=[.GSG2]/[.GSI2]" office:value-type="float" office:value="108.551992225462" calcext:value-type="float">
            <text:p>108,551992225462</text:p>
          </table:table-cell>
          <table:table-cell table:style-name="ce14" table:formula="of:=[.GSH2]/[.GS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SS2]/[.GSV2]" office:value-type="float" office:value="250.704567541302" calcext:value-type="float">
            <text:p>250,704567541302</text:p>
          </table:table-cell>
          <table:table-cell table:style-name="ce14" table:formula="of:=[.GST2]/[.GSV2]" office:value-type="float" office:value="108.551992225462" calcext:value-type="float">
            <text:p>108,551992225462</text:p>
          </table:table-cell>
          <table:table-cell table:style-name="ce14" table:formula="of:=[.GSU2]/[.GS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TF2]/[.GTI2]" office:value-type="float" office:value="250.704567541302" calcext:value-type="float">
            <text:p>250,704567541302</text:p>
          </table:table-cell>
          <table:table-cell table:style-name="ce14" table:formula="of:=[.GTG2]/[.GTI2]" office:value-type="float" office:value="108.551992225462" calcext:value-type="float">
            <text:p>108,551992225462</text:p>
          </table:table-cell>
          <table:table-cell table:style-name="ce14" table:formula="of:=[.GTH2]/[.GT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TS2]/[.GTV2]" office:value-type="float" office:value="250.704567541302" calcext:value-type="float">
            <text:p>250,704567541302</text:p>
          </table:table-cell>
          <table:table-cell table:style-name="ce14" table:formula="of:=[.GTT2]/[.GTV2]" office:value-type="float" office:value="108.551992225462" calcext:value-type="float">
            <text:p>108,551992225462</text:p>
          </table:table-cell>
          <table:table-cell table:style-name="ce14" table:formula="of:=[.GTU2]/[.GT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UF2]/[.GUI2]" office:value-type="float" office:value="250.704567541302" calcext:value-type="float">
            <text:p>250,704567541302</text:p>
          </table:table-cell>
          <table:table-cell table:style-name="ce14" table:formula="of:=[.GUG2]/[.GUI2]" office:value-type="float" office:value="108.551992225462" calcext:value-type="float">
            <text:p>108,551992225462</text:p>
          </table:table-cell>
          <table:table-cell table:style-name="ce14" table:formula="of:=[.GUH2]/[.GU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US2]/[.GUV2]" office:value-type="float" office:value="250.704567541302" calcext:value-type="float">
            <text:p>250,704567541302</text:p>
          </table:table-cell>
          <table:table-cell table:style-name="ce14" table:formula="of:=[.GUT2]/[.GUV2]" office:value-type="float" office:value="108.551992225462" calcext:value-type="float">
            <text:p>108,551992225462</text:p>
          </table:table-cell>
          <table:table-cell table:style-name="ce14" table:formula="of:=[.GUU2]/[.GU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VF2]/[.GVI2]" office:value-type="float" office:value="250.704567541302" calcext:value-type="float">
            <text:p>250,704567541302</text:p>
          </table:table-cell>
          <table:table-cell table:style-name="ce14" table:formula="of:=[.GVG2]/[.GVI2]" office:value-type="float" office:value="108.551992225462" calcext:value-type="float">
            <text:p>108,551992225462</text:p>
          </table:table-cell>
          <table:table-cell table:style-name="ce14" table:formula="of:=[.GVH2]/[.GV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VS2]/[.GVV2]" office:value-type="float" office:value="250.704567541302" calcext:value-type="float">
            <text:p>250,704567541302</text:p>
          </table:table-cell>
          <table:table-cell table:style-name="ce14" table:formula="of:=[.GVT2]/[.GVV2]" office:value-type="float" office:value="108.551992225462" calcext:value-type="float">
            <text:p>108,551992225462</text:p>
          </table:table-cell>
          <table:table-cell table:style-name="ce14" table:formula="of:=[.GVU2]/[.GV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WF2]/[.GWI2]" office:value-type="float" office:value="250.704567541302" calcext:value-type="float">
            <text:p>250,704567541302</text:p>
          </table:table-cell>
          <table:table-cell table:style-name="ce14" table:formula="of:=[.GWG2]/[.GWI2]" office:value-type="float" office:value="108.551992225462" calcext:value-type="float">
            <text:p>108,551992225462</text:p>
          </table:table-cell>
          <table:table-cell table:style-name="ce14" table:formula="of:=[.GWH2]/[.GW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WS2]/[.GWV2]" office:value-type="float" office:value="250.704567541302" calcext:value-type="float">
            <text:p>250,704567541302</text:p>
          </table:table-cell>
          <table:table-cell table:style-name="ce14" table:formula="of:=[.GWT2]/[.GWV2]" office:value-type="float" office:value="108.551992225462" calcext:value-type="float">
            <text:p>108,551992225462</text:p>
          </table:table-cell>
          <table:table-cell table:style-name="ce14" table:formula="of:=[.GWU2]/[.GW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XF2]/[.GXI2]" office:value-type="float" office:value="250.704567541302" calcext:value-type="float">
            <text:p>250,704567541302</text:p>
          </table:table-cell>
          <table:table-cell table:style-name="ce14" table:formula="of:=[.GXG2]/[.GXI2]" office:value-type="float" office:value="108.551992225462" calcext:value-type="float">
            <text:p>108,551992225462</text:p>
          </table:table-cell>
          <table:table-cell table:style-name="ce14" table:formula="of:=[.GXH2]/[.GX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XS2]/[.GXV2]" office:value-type="float" office:value="250.704567541302" calcext:value-type="float">
            <text:p>250,704567541302</text:p>
          </table:table-cell>
          <table:table-cell table:style-name="ce14" table:formula="of:=[.GXT2]/[.GXV2]" office:value-type="float" office:value="108.551992225462" calcext:value-type="float">
            <text:p>108,551992225462</text:p>
          </table:table-cell>
          <table:table-cell table:style-name="ce14" table:formula="of:=[.GXU2]/[.GX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YF2]/[.GYI2]" office:value-type="float" office:value="250.704567541302" calcext:value-type="float">
            <text:p>250,704567541302</text:p>
          </table:table-cell>
          <table:table-cell table:style-name="ce14" table:formula="of:=[.GYG2]/[.GYI2]" office:value-type="float" office:value="108.551992225462" calcext:value-type="float">
            <text:p>108,551992225462</text:p>
          </table:table-cell>
          <table:table-cell table:style-name="ce14" table:formula="of:=[.GYH2]/[.GY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YS2]/[.GYV2]" office:value-type="float" office:value="250.704567541302" calcext:value-type="float">
            <text:p>250,704567541302</text:p>
          </table:table-cell>
          <table:table-cell table:style-name="ce14" table:formula="of:=[.GYT2]/[.GYV2]" office:value-type="float" office:value="108.551992225462" calcext:value-type="float">
            <text:p>108,551992225462</text:p>
          </table:table-cell>
          <table:table-cell table:style-name="ce14" table:formula="of:=[.GYU2]/[.GY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ZF2]/[.GZI2]" office:value-type="float" office:value="250.704567541302" calcext:value-type="float">
            <text:p>250,704567541302</text:p>
          </table:table-cell>
          <table:table-cell table:style-name="ce14" table:formula="of:=[.GZG2]/[.GZI2]" office:value-type="float" office:value="108.551992225462" calcext:value-type="float">
            <text:p>108,551992225462</text:p>
          </table:table-cell>
          <table:table-cell table:style-name="ce14" table:formula="of:=[.GZH2]/[.GZ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ZS2]/[.GZV2]" office:value-type="float" office:value="250.704567541302" calcext:value-type="float">
            <text:p>250,704567541302</text:p>
          </table:table-cell>
          <table:table-cell table:style-name="ce14" table:formula="of:=[.GZT2]/[.GZV2]" office:value-type="float" office:value="108.551992225462" calcext:value-type="float">
            <text:p>108,551992225462</text:p>
          </table:table-cell>
          <table:table-cell table:style-name="ce14" table:formula="of:=[.GZU2]/[.GZ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AF2]/[.HAI2]" office:value-type="float" office:value="250.704567541302" calcext:value-type="float">
            <text:p>250,704567541302</text:p>
          </table:table-cell>
          <table:table-cell table:style-name="ce14" table:formula="of:=[.HAG2]/[.HAI2]" office:value-type="float" office:value="108.551992225462" calcext:value-type="float">
            <text:p>108,551992225462</text:p>
          </table:table-cell>
          <table:table-cell table:style-name="ce14" table:formula="of:=[.HAH2]/[.HA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AS2]/[.HAV2]" office:value-type="float" office:value="250.704567541302" calcext:value-type="float">
            <text:p>250,704567541302</text:p>
          </table:table-cell>
          <table:table-cell table:style-name="ce14" table:formula="of:=[.HAT2]/[.HAV2]" office:value-type="float" office:value="108.551992225462" calcext:value-type="float">
            <text:p>108,551992225462</text:p>
          </table:table-cell>
          <table:table-cell table:style-name="ce14" table:formula="of:=[.HAU2]/[.HA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BF2]/[.HBI2]" office:value-type="float" office:value="250.704567541302" calcext:value-type="float">
            <text:p>250,704567541302</text:p>
          </table:table-cell>
          <table:table-cell table:style-name="ce14" table:formula="of:=[.HBG2]/[.HBI2]" office:value-type="float" office:value="108.551992225462" calcext:value-type="float">
            <text:p>108,551992225462</text:p>
          </table:table-cell>
          <table:table-cell table:style-name="ce14" table:formula="of:=[.HBH2]/[.HB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BS2]/[.HBV2]" office:value-type="float" office:value="250.704567541302" calcext:value-type="float">
            <text:p>250,704567541302</text:p>
          </table:table-cell>
          <table:table-cell table:style-name="ce14" table:formula="of:=[.HBT2]/[.HBV2]" office:value-type="float" office:value="108.551992225462" calcext:value-type="float">
            <text:p>108,551992225462</text:p>
          </table:table-cell>
          <table:table-cell table:style-name="ce14" table:formula="of:=[.HBU2]/[.HB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CF2]/[.HCI2]" office:value-type="float" office:value="250.704567541302" calcext:value-type="float">
            <text:p>250,704567541302</text:p>
          </table:table-cell>
          <table:table-cell table:style-name="ce14" table:formula="of:=[.HCG2]/[.HCI2]" office:value-type="float" office:value="108.551992225462" calcext:value-type="float">
            <text:p>108,551992225462</text:p>
          </table:table-cell>
          <table:table-cell table:style-name="ce14" table:formula="of:=[.HCH2]/[.HC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CS2]/[.HCV2]" office:value-type="float" office:value="250.704567541302" calcext:value-type="float">
            <text:p>250,704567541302</text:p>
          </table:table-cell>
          <table:table-cell table:style-name="ce14" table:formula="of:=[.HCT2]/[.HCV2]" office:value-type="float" office:value="108.551992225462" calcext:value-type="float">
            <text:p>108,551992225462</text:p>
          </table:table-cell>
          <table:table-cell table:style-name="ce14" table:formula="of:=[.HCU2]/[.HC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DF2]/[.HDI2]" office:value-type="float" office:value="250.704567541302" calcext:value-type="float">
            <text:p>250,704567541302</text:p>
          </table:table-cell>
          <table:table-cell table:style-name="ce14" table:formula="of:=[.HDG2]/[.HDI2]" office:value-type="float" office:value="108.551992225462" calcext:value-type="float">
            <text:p>108,551992225462</text:p>
          </table:table-cell>
          <table:table-cell table:style-name="ce14" table:formula="of:=[.HDH2]/[.HD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DS2]/[.HDV2]" office:value-type="float" office:value="250.704567541302" calcext:value-type="float">
            <text:p>250,704567541302</text:p>
          </table:table-cell>
          <table:table-cell table:style-name="ce14" table:formula="of:=[.HDT2]/[.HDV2]" office:value-type="float" office:value="108.551992225462" calcext:value-type="float">
            <text:p>108,551992225462</text:p>
          </table:table-cell>
          <table:table-cell table:style-name="ce14" table:formula="of:=[.HDU2]/[.HD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EF2]/[.HEI2]" office:value-type="float" office:value="250.704567541302" calcext:value-type="float">
            <text:p>250,704567541302</text:p>
          </table:table-cell>
          <table:table-cell table:style-name="ce14" table:formula="of:=[.HEG2]/[.HEI2]" office:value-type="float" office:value="108.551992225462" calcext:value-type="float">
            <text:p>108,551992225462</text:p>
          </table:table-cell>
          <table:table-cell table:style-name="ce14" table:formula="of:=[.HEH2]/[.HE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ES2]/[.HEV2]" office:value-type="float" office:value="250.704567541302" calcext:value-type="float">
            <text:p>250,704567541302</text:p>
          </table:table-cell>
          <table:table-cell table:style-name="ce14" table:formula="of:=[.HET2]/[.HEV2]" office:value-type="float" office:value="108.551992225462" calcext:value-type="float">
            <text:p>108,551992225462</text:p>
          </table:table-cell>
          <table:table-cell table:style-name="ce14" table:formula="of:=[.HEU2]/[.HE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FF2]/[.HFI2]" office:value-type="float" office:value="250.704567541302" calcext:value-type="float">
            <text:p>250,704567541302</text:p>
          </table:table-cell>
          <table:table-cell table:style-name="ce14" table:formula="of:=[.HFG2]/[.HFI2]" office:value-type="float" office:value="108.551992225462" calcext:value-type="float">
            <text:p>108,551992225462</text:p>
          </table:table-cell>
          <table:table-cell table:style-name="ce14" table:formula="of:=[.HFH2]/[.HF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FS2]/[.HFV2]" office:value-type="float" office:value="250.704567541302" calcext:value-type="float">
            <text:p>250,704567541302</text:p>
          </table:table-cell>
          <table:table-cell table:style-name="ce14" table:formula="of:=[.HFT2]/[.HFV2]" office:value-type="float" office:value="108.551992225462" calcext:value-type="float">
            <text:p>108,551992225462</text:p>
          </table:table-cell>
          <table:table-cell table:style-name="ce14" table:formula="of:=[.HFU2]/[.HF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GF2]/[.HGI2]" office:value-type="float" office:value="250.704567541302" calcext:value-type="float">
            <text:p>250,704567541302</text:p>
          </table:table-cell>
          <table:table-cell table:style-name="ce14" table:formula="of:=[.HGG2]/[.HGI2]" office:value-type="float" office:value="108.551992225462" calcext:value-type="float">
            <text:p>108,551992225462</text:p>
          </table:table-cell>
          <table:table-cell table:style-name="ce14" table:formula="of:=[.HGH2]/[.HG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GS2]/[.HGV2]" office:value-type="float" office:value="250.704567541302" calcext:value-type="float">
            <text:p>250,704567541302</text:p>
          </table:table-cell>
          <table:table-cell table:style-name="ce14" table:formula="of:=[.HGT2]/[.HGV2]" office:value-type="float" office:value="108.551992225462" calcext:value-type="float">
            <text:p>108,551992225462</text:p>
          </table:table-cell>
          <table:table-cell table:style-name="ce14" table:formula="of:=[.HGU2]/[.HG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HF2]/[.HHI2]" office:value-type="float" office:value="250.704567541302" calcext:value-type="float">
            <text:p>250,704567541302</text:p>
          </table:table-cell>
          <table:table-cell table:style-name="ce14" table:formula="of:=[.HHG2]/[.HHI2]" office:value-type="float" office:value="108.551992225462" calcext:value-type="float">
            <text:p>108,551992225462</text:p>
          </table:table-cell>
          <table:table-cell table:style-name="ce14" table:formula="of:=[.HHH2]/[.HH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HS2]/[.HHV2]" office:value-type="float" office:value="250.704567541302" calcext:value-type="float">
            <text:p>250,704567541302</text:p>
          </table:table-cell>
          <table:table-cell table:style-name="ce14" table:formula="of:=[.HHT2]/[.HHV2]" office:value-type="float" office:value="108.551992225462" calcext:value-type="float">
            <text:p>108,551992225462</text:p>
          </table:table-cell>
          <table:table-cell table:style-name="ce14" table:formula="of:=[.HHU2]/[.HH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IF2]/[.HII2]" office:value-type="float" office:value="250.704567541302" calcext:value-type="float">
            <text:p>250,704567541302</text:p>
          </table:table-cell>
          <table:table-cell table:style-name="ce14" table:formula="of:=[.HIG2]/[.HII2]" office:value-type="float" office:value="108.551992225462" calcext:value-type="float">
            <text:p>108,551992225462</text:p>
          </table:table-cell>
          <table:table-cell table:style-name="ce14" table:formula="of:=[.HIH2]/[.HI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IS2]/[.HIV2]" office:value-type="float" office:value="250.704567541302" calcext:value-type="float">
            <text:p>250,704567541302</text:p>
          </table:table-cell>
          <table:table-cell table:style-name="ce14" table:formula="of:=[.HIT2]/[.HIV2]" office:value-type="float" office:value="108.551992225462" calcext:value-type="float">
            <text:p>108,551992225462</text:p>
          </table:table-cell>
          <table:table-cell table:style-name="ce14" table:formula="of:=[.HIU2]/[.HI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JF2]/[.HJI2]" office:value-type="float" office:value="250.704567541302" calcext:value-type="float">
            <text:p>250,704567541302</text:p>
          </table:table-cell>
          <table:table-cell table:style-name="ce14" table:formula="of:=[.HJG2]/[.HJI2]" office:value-type="float" office:value="108.551992225462" calcext:value-type="float">
            <text:p>108,551992225462</text:p>
          </table:table-cell>
          <table:table-cell table:style-name="ce14" table:formula="of:=[.HJH2]/[.HJ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JS2]/[.HJV2]" office:value-type="float" office:value="250.704567541302" calcext:value-type="float">
            <text:p>250,704567541302</text:p>
          </table:table-cell>
          <table:table-cell table:style-name="ce14" table:formula="of:=[.HJT2]/[.HJV2]" office:value-type="float" office:value="108.551992225462" calcext:value-type="float">
            <text:p>108,551992225462</text:p>
          </table:table-cell>
          <table:table-cell table:style-name="ce14" table:formula="of:=[.HJU2]/[.HJ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KF2]/[.HKI2]" office:value-type="float" office:value="250.704567541302" calcext:value-type="float">
            <text:p>250,704567541302</text:p>
          </table:table-cell>
          <table:table-cell table:style-name="ce14" table:formula="of:=[.HKG2]/[.HKI2]" office:value-type="float" office:value="108.551992225462" calcext:value-type="float">
            <text:p>108,551992225462</text:p>
          </table:table-cell>
          <table:table-cell table:style-name="ce14" table:formula="of:=[.HKH2]/[.HK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KS2]/[.HKV2]" office:value-type="float" office:value="250.704567541302" calcext:value-type="float">
            <text:p>250,704567541302</text:p>
          </table:table-cell>
          <table:table-cell table:style-name="ce14" table:formula="of:=[.HKT2]/[.HKV2]" office:value-type="float" office:value="108.551992225462" calcext:value-type="float">
            <text:p>108,551992225462</text:p>
          </table:table-cell>
          <table:table-cell table:style-name="ce14" table:formula="of:=[.HKU2]/[.HK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LF2]/[.HLI2]" office:value-type="float" office:value="250.704567541302" calcext:value-type="float">
            <text:p>250,704567541302</text:p>
          </table:table-cell>
          <table:table-cell table:style-name="ce14" table:formula="of:=[.HLG2]/[.HLI2]" office:value-type="float" office:value="108.551992225462" calcext:value-type="float">
            <text:p>108,551992225462</text:p>
          </table:table-cell>
          <table:table-cell table:style-name="ce14" table:formula="of:=[.HLH2]/[.HL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LS2]/[.HLV2]" office:value-type="float" office:value="250.704567541302" calcext:value-type="float">
            <text:p>250,704567541302</text:p>
          </table:table-cell>
          <table:table-cell table:style-name="ce14" table:formula="of:=[.HLT2]/[.HLV2]" office:value-type="float" office:value="108.551992225462" calcext:value-type="float">
            <text:p>108,551992225462</text:p>
          </table:table-cell>
          <table:table-cell table:style-name="ce14" table:formula="of:=[.HLU2]/[.HL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MF2]/[.HMI2]" office:value-type="float" office:value="250.704567541302" calcext:value-type="float">
            <text:p>250,704567541302</text:p>
          </table:table-cell>
          <table:table-cell table:style-name="ce14" table:formula="of:=[.HMG2]/[.HMI2]" office:value-type="float" office:value="108.551992225462" calcext:value-type="float">
            <text:p>108,551992225462</text:p>
          </table:table-cell>
          <table:table-cell table:style-name="ce14" table:formula="of:=[.HMH2]/[.HM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MS2]/[.HMV2]" office:value-type="float" office:value="250.704567541302" calcext:value-type="float">
            <text:p>250,704567541302</text:p>
          </table:table-cell>
          <table:table-cell table:style-name="ce14" table:formula="of:=[.HMT2]/[.HMV2]" office:value-type="float" office:value="108.551992225462" calcext:value-type="float">
            <text:p>108,551992225462</text:p>
          </table:table-cell>
          <table:table-cell table:style-name="ce14" table:formula="of:=[.HMU2]/[.HM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NF2]/[.HNI2]" office:value-type="float" office:value="250.704567541302" calcext:value-type="float">
            <text:p>250,704567541302</text:p>
          </table:table-cell>
          <table:table-cell table:style-name="ce14" table:formula="of:=[.HNG2]/[.HNI2]" office:value-type="float" office:value="108.551992225462" calcext:value-type="float">
            <text:p>108,551992225462</text:p>
          </table:table-cell>
          <table:table-cell table:style-name="ce14" table:formula="of:=[.HNH2]/[.HN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NS2]/[.HNV2]" office:value-type="float" office:value="250.704567541302" calcext:value-type="float">
            <text:p>250,704567541302</text:p>
          </table:table-cell>
          <table:table-cell table:style-name="ce14" table:formula="of:=[.HNT2]/[.HNV2]" office:value-type="float" office:value="108.551992225462" calcext:value-type="float">
            <text:p>108,551992225462</text:p>
          </table:table-cell>
          <table:table-cell table:style-name="ce14" table:formula="of:=[.HNU2]/[.HN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OF2]/[.HOI2]" office:value-type="float" office:value="250.704567541302" calcext:value-type="float">
            <text:p>250,704567541302</text:p>
          </table:table-cell>
          <table:table-cell table:style-name="ce14" table:formula="of:=[.HOG2]/[.HOI2]" office:value-type="float" office:value="108.551992225462" calcext:value-type="float">
            <text:p>108,551992225462</text:p>
          </table:table-cell>
          <table:table-cell table:style-name="ce14" table:formula="of:=[.HOH2]/[.HO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OS2]/[.HOV2]" office:value-type="float" office:value="250.704567541302" calcext:value-type="float">
            <text:p>250,704567541302</text:p>
          </table:table-cell>
          <table:table-cell table:style-name="ce14" table:formula="of:=[.HOT2]/[.HOV2]" office:value-type="float" office:value="108.551992225462" calcext:value-type="float">
            <text:p>108,551992225462</text:p>
          </table:table-cell>
          <table:table-cell table:style-name="ce14" table:formula="of:=[.HOU2]/[.HO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PF2]/[.HPI2]" office:value-type="float" office:value="250.704567541302" calcext:value-type="float">
            <text:p>250,704567541302</text:p>
          </table:table-cell>
          <table:table-cell table:style-name="ce14" table:formula="of:=[.HPG2]/[.HPI2]" office:value-type="float" office:value="108.551992225462" calcext:value-type="float">
            <text:p>108,551992225462</text:p>
          </table:table-cell>
          <table:table-cell table:style-name="ce14" table:formula="of:=[.HPH2]/[.HP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PS2]/[.HPV2]" office:value-type="float" office:value="250.704567541302" calcext:value-type="float">
            <text:p>250,704567541302</text:p>
          </table:table-cell>
          <table:table-cell table:style-name="ce14" table:formula="of:=[.HPT2]/[.HPV2]" office:value-type="float" office:value="108.551992225462" calcext:value-type="float">
            <text:p>108,551992225462</text:p>
          </table:table-cell>
          <table:table-cell table:style-name="ce14" table:formula="of:=[.HPU2]/[.HP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QF2]/[.HQI2]" office:value-type="float" office:value="250.704567541302" calcext:value-type="float">
            <text:p>250,704567541302</text:p>
          </table:table-cell>
          <table:table-cell table:style-name="ce14" table:formula="of:=[.HQG2]/[.HQI2]" office:value-type="float" office:value="108.551992225462" calcext:value-type="float">
            <text:p>108,551992225462</text:p>
          </table:table-cell>
          <table:table-cell table:style-name="ce14" table:formula="of:=[.HQH2]/[.HQ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QS2]/[.HQV2]" office:value-type="float" office:value="250.704567541302" calcext:value-type="float">
            <text:p>250,704567541302</text:p>
          </table:table-cell>
          <table:table-cell table:style-name="ce14" table:formula="of:=[.HQT2]/[.HQV2]" office:value-type="float" office:value="108.551992225462" calcext:value-type="float">
            <text:p>108,551992225462</text:p>
          </table:table-cell>
          <table:table-cell table:style-name="ce14" table:formula="of:=[.HQU2]/[.HQ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RF2]/[.HRI2]" office:value-type="float" office:value="250.704567541302" calcext:value-type="float">
            <text:p>250,704567541302</text:p>
          </table:table-cell>
          <table:table-cell table:style-name="ce14" table:formula="of:=[.HRG2]/[.HRI2]" office:value-type="float" office:value="108.551992225462" calcext:value-type="float">
            <text:p>108,551992225462</text:p>
          </table:table-cell>
          <table:table-cell table:style-name="ce14" table:formula="of:=[.HRH2]/[.HR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RS2]/[.HRV2]" office:value-type="float" office:value="250.704567541302" calcext:value-type="float">
            <text:p>250,704567541302</text:p>
          </table:table-cell>
          <table:table-cell table:style-name="ce14" table:formula="of:=[.HRT2]/[.HRV2]" office:value-type="float" office:value="108.551992225462" calcext:value-type="float">
            <text:p>108,551992225462</text:p>
          </table:table-cell>
          <table:table-cell table:style-name="ce14" table:formula="of:=[.HRU2]/[.HR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SF2]/[.HSI2]" office:value-type="float" office:value="250.704567541302" calcext:value-type="float">
            <text:p>250,704567541302</text:p>
          </table:table-cell>
          <table:table-cell table:style-name="ce14" table:formula="of:=[.HSG2]/[.HSI2]" office:value-type="float" office:value="108.551992225462" calcext:value-type="float">
            <text:p>108,551992225462</text:p>
          </table:table-cell>
          <table:table-cell table:style-name="ce14" table:formula="of:=[.HSH2]/[.HS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SS2]/[.HSV2]" office:value-type="float" office:value="250.704567541302" calcext:value-type="float">
            <text:p>250,704567541302</text:p>
          </table:table-cell>
          <table:table-cell table:style-name="ce14" table:formula="of:=[.HST2]/[.HSV2]" office:value-type="float" office:value="108.551992225462" calcext:value-type="float">
            <text:p>108,551992225462</text:p>
          </table:table-cell>
          <table:table-cell table:style-name="ce14" table:formula="of:=[.HSU2]/[.HS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TF2]/[.HTI2]" office:value-type="float" office:value="250.704567541302" calcext:value-type="float">
            <text:p>250,704567541302</text:p>
          </table:table-cell>
          <table:table-cell table:style-name="ce14" table:formula="of:=[.HTG2]/[.HTI2]" office:value-type="float" office:value="108.551992225462" calcext:value-type="float">
            <text:p>108,551992225462</text:p>
          </table:table-cell>
          <table:table-cell table:style-name="ce14" table:formula="of:=[.HTH2]/[.HT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TS2]/[.HTV2]" office:value-type="float" office:value="250.704567541302" calcext:value-type="float">
            <text:p>250,704567541302</text:p>
          </table:table-cell>
          <table:table-cell table:style-name="ce14" table:formula="of:=[.HTT2]/[.HTV2]" office:value-type="float" office:value="108.551992225462" calcext:value-type="float">
            <text:p>108,551992225462</text:p>
          </table:table-cell>
          <table:table-cell table:style-name="ce14" table:formula="of:=[.HTU2]/[.HT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UF2]/[.HUI2]" office:value-type="float" office:value="250.704567541302" calcext:value-type="float">
            <text:p>250,704567541302</text:p>
          </table:table-cell>
          <table:table-cell table:style-name="ce14" table:formula="of:=[.HUG2]/[.HUI2]" office:value-type="float" office:value="108.551992225462" calcext:value-type="float">
            <text:p>108,551992225462</text:p>
          </table:table-cell>
          <table:table-cell table:style-name="ce14" table:formula="of:=[.HUH2]/[.HU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US2]/[.HUV2]" office:value-type="float" office:value="250.704567541302" calcext:value-type="float">
            <text:p>250,704567541302</text:p>
          </table:table-cell>
          <table:table-cell table:style-name="ce14" table:formula="of:=[.HUT2]/[.HUV2]" office:value-type="float" office:value="108.551992225462" calcext:value-type="float">
            <text:p>108,551992225462</text:p>
          </table:table-cell>
          <table:table-cell table:style-name="ce14" table:formula="of:=[.HUU2]/[.HU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VF2]/[.HVI2]" office:value-type="float" office:value="250.704567541302" calcext:value-type="float">
            <text:p>250,704567541302</text:p>
          </table:table-cell>
          <table:table-cell table:style-name="ce14" table:formula="of:=[.HVG2]/[.HVI2]" office:value-type="float" office:value="108.551992225462" calcext:value-type="float">
            <text:p>108,551992225462</text:p>
          </table:table-cell>
          <table:table-cell table:style-name="ce14" table:formula="of:=[.HVH2]/[.HV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VS2]/[.HVV2]" office:value-type="float" office:value="250.704567541302" calcext:value-type="float">
            <text:p>250,704567541302</text:p>
          </table:table-cell>
          <table:table-cell table:style-name="ce14" table:formula="of:=[.HVT2]/[.HVV2]" office:value-type="float" office:value="108.551992225462" calcext:value-type="float">
            <text:p>108,551992225462</text:p>
          </table:table-cell>
          <table:table-cell table:style-name="ce14" table:formula="of:=[.HVU2]/[.HV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WF2]/[.HWI2]" office:value-type="float" office:value="250.704567541302" calcext:value-type="float">
            <text:p>250,704567541302</text:p>
          </table:table-cell>
          <table:table-cell table:style-name="ce14" table:formula="of:=[.HWG2]/[.HWI2]" office:value-type="float" office:value="108.551992225462" calcext:value-type="float">
            <text:p>108,551992225462</text:p>
          </table:table-cell>
          <table:table-cell table:style-name="ce14" table:formula="of:=[.HWH2]/[.HW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WS2]/[.HWV2]" office:value-type="float" office:value="250.704567541302" calcext:value-type="float">
            <text:p>250,704567541302</text:p>
          </table:table-cell>
          <table:table-cell table:style-name="ce14" table:formula="of:=[.HWT2]/[.HWV2]" office:value-type="float" office:value="108.551992225462" calcext:value-type="float">
            <text:p>108,551992225462</text:p>
          </table:table-cell>
          <table:table-cell table:style-name="ce14" table:formula="of:=[.HWU2]/[.HW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XF2]/[.HXI2]" office:value-type="float" office:value="250.704567541302" calcext:value-type="float">
            <text:p>250,704567541302</text:p>
          </table:table-cell>
          <table:table-cell table:style-name="ce14" table:formula="of:=[.HXG2]/[.HXI2]" office:value-type="float" office:value="108.551992225462" calcext:value-type="float">
            <text:p>108,551992225462</text:p>
          </table:table-cell>
          <table:table-cell table:style-name="ce14" table:formula="of:=[.HXH2]/[.HX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XS2]/[.HXV2]" office:value-type="float" office:value="250.704567541302" calcext:value-type="float">
            <text:p>250,704567541302</text:p>
          </table:table-cell>
          <table:table-cell table:style-name="ce14" table:formula="of:=[.HXT2]/[.HXV2]" office:value-type="float" office:value="108.551992225462" calcext:value-type="float">
            <text:p>108,551992225462</text:p>
          </table:table-cell>
          <table:table-cell table:style-name="ce14" table:formula="of:=[.HXU2]/[.HX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YF2]/[.HYI2]" office:value-type="float" office:value="250.704567541302" calcext:value-type="float">
            <text:p>250,704567541302</text:p>
          </table:table-cell>
          <table:table-cell table:style-name="ce14" table:formula="of:=[.HYG2]/[.HYI2]" office:value-type="float" office:value="108.551992225462" calcext:value-type="float">
            <text:p>108,551992225462</text:p>
          </table:table-cell>
          <table:table-cell table:style-name="ce14" table:formula="of:=[.HYH2]/[.HY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YS2]/[.HYV2]" office:value-type="float" office:value="250.704567541302" calcext:value-type="float">
            <text:p>250,704567541302</text:p>
          </table:table-cell>
          <table:table-cell table:style-name="ce14" table:formula="of:=[.HYT2]/[.HYV2]" office:value-type="float" office:value="108.551992225462" calcext:value-type="float">
            <text:p>108,551992225462</text:p>
          </table:table-cell>
          <table:table-cell table:style-name="ce14" table:formula="of:=[.HYU2]/[.HY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ZF2]/[.HZI2]" office:value-type="float" office:value="250.704567541302" calcext:value-type="float">
            <text:p>250,704567541302</text:p>
          </table:table-cell>
          <table:table-cell table:style-name="ce14" table:formula="of:=[.HZG2]/[.HZI2]" office:value-type="float" office:value="108.551992225462" calcext:value-type="float">
            <text:p>108,551992225462</text:p>
          </table:table-cell>
          <table:table-cell table:style-name="ce14" table:formula="of:=[.HZH2]/[.HZ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ZS2]/[.HZV2]" office:value-type="float" office:value="250.704567541302" calcext:value-type="float">
            <text:p>250,704567541302</text:p>
          </table:table-cell>
          <table:table-cell table:style-name="ce14" table:formula="of:=[.HZT2]/[.HZV2]" office:value-type="float" office:value="108.551992225462" calcext:value-type="float">
            <text:p>108,551992225462</text:p>
          </table:table-cell>
          <table:table-cell table:style-name="ce14" table:formula="of:=[.HZU2]/[.HZ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AF2]/[.IAI2]" office:value-type="float" office:value="250.704567541302" calcext:value-type="float">
            <text:p>250,704567541302</text:p>
          </table:table-cell>
          <table:table-cell table:style-name="ce14" table:formula="of:=[.IAG2]/[.IAI2]" office:value-type="float" office:value="108.551992225462" calcext:value-type="float">
            <text:p>108,551992225462</text:p>
          </table:table-cell>
          <table:table-cell table:style-name="ce14" table:formula="of:=[.IAH2]/[.IA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AS2]/[.IAV2]" office:value-type="float" office:value="250.704567541302" calcext:value-type="float">
            <text:p>250,704567541302</text:p>
          </table:table-cell>
          <table:table-cell table:style-name="ce14" table:formula="of:=[.IAT2]/[.IAV2]" office:value-type="float" office:value="108.551992225462" calcext:value-type="float">
            <text:p>108,551992225462</text:p>
          </table:table-cell>
          <table:table-cell table:style-name="ce14" table:formula="of:=[.IAU2]/[.IA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BF2]/[.IBI2]" office:value-type="float" office:value="250.704567541302" calcext:value-type="float">
            <text:p>250,704567541302</text:p>
          </table:table-cell>
          <table:table-cell table:style-name="ce14" table:formula="of:=[.IBG2]/[.IBI2]" office:value-type="float" office:value="108.551992225462" calcext:value-type="float">
            <text:p>108,551992225462</text:p>
          </table:table-cell>
          <table:table-cell table:style-name="ce14" table:formula="of:=[.IBH2]/[.IB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BS2]/[.IBV2]" office:value-type="float" office:value="250.704567541302" calcext:value-type="float">
            <text:p>250,704567541302</text:p>
          </table:table-cell>
          <table:table-cell table:style-name="ce14" table:formula="of:=[.IBT2]/[.IBV2]" office:value-type="float" office:value="108.551992225462" calcext:value-type="float">
            <text:p>108,551992225462</text:p>
          </table:table-cell>
          <table:table-cell table:style-name="ce14" table:formula="of:=[.IBU2]/[.IB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CF2]/[.ICI2]" office:value-type="float" office:value="250.704567541302" calcext:value-type="float">
            <text:p>250,704567541302</text:p>
          </table:table-cell>
          <table:table-cell table:style-name="ce14" table:formula="of:=[.ICG2]/[.ICI2]" office:value-type="float" office:value="108.551992225462" calcext:value-type="float">
            <text:p>108,551992225462</text:p>
          </table:table-cell>
          <table:table-cell table:style-name="ce14" table:formula="of:=[.ICH2]/[.IC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CS2]/[.ICV2]" office:value-type="float" office:value="250.704567541302" calcext:value-type="float">
            <text:p>250,704567541302</text:p>
          </table:table-cell>
          <table:table-cell table:style-name="ce14" table:formula="of:=[.ICT2]/[.ICV2]" office:value-type="float" office:value="108.551992225462" calcext:value-type="float">
            <text:p>108,551992225462</text:p>
          </table:table-cell>
          <table:table-cell table:style-name="ce14" table:formula="of:=[.ICU2]/[.IC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DF2]/[.IDI2]" office:value-type="float" office:value="250.704567541302" calcext:value-type="float">
            <text:p>250,704567541302</text:p>
          </table:table-cell>
          <table:table-cell table:style-name="ce14" table:formula="of:=[.IDG2]/[.IDI2]" office:value-type="float" office:value="108.551992225462" calcext:value-type="float">
            <text:p>108,551992225462</text:p>
          </table:table-cell>
          <table:table-cell table:style-name="ce14" table:formula="of:=[.IDH2]/[.ID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DS2]/[.IDV2]" office:value-type="float" office:value="250.704567541302" calcext:value-type="float">
            <text:p>250,704567541302</text:p>
          </table:table-cell>
          <table:table-cell table:style-name="ce14" table:formula="of:=[.IDT2]/[.IDV2]" office:value-type="float" office:value="108.551992225462" calcext:value-type="float">
            <text:p>108,551992225462</text:p>
          </table:table-cell>
          <table:table-cell table:style-name="ce14" table:formula="of:=[.IDU2]/[.ID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EF2]/[.IEI2]" office:value-type="float" office:value="250.704567541302" calcext:value-type="float">
            <text:p>250,704567541302</text:p>
          </table:table-cell>
          <table:table-cell table:style-name="ce14" table:formula="of:=[.IEG2]/[.IEI2]" office:value-type="float" office:value="108.551992225462" calcext:value-type="float">
            <text:p>108,551992225462</text:p>
          </table:table-cell>
          <table:table-cell table:style-name="ce14" table:formula="of:=[.IEH2]/[.IE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ES2]/[.IEV2]" office:value-type="float" office:value="250.704567541302" calcext:value-type="float">
            <text:p>250,704567541302</text:p>
          </table:table-cell>
          <table:table-cell table:style-name="ce14" table:formula="of:=[.IET2]/[.IEV2]" office:value-type="float" office:value="108.551992225462" calcext:value-type="float">
            <text:p>108,551992225462</text:p>
          </table:table-cell>
          <table:table-cell table:style-name="ce14" table:formula="of:=[.IEU2]/[.IE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FF2]/[.IFI2]" office:value-type="float" office:value="250.704567541302" calcext:value-type="float">
            <text:p>250,704567541302</text:p>
          </table:table-cell>
          <table:table-cell table:style-name="ce14" table:formula="of:=[.IFG2]/[.IFI2]" office:value-type="float" office:value="108.551992225462" calcext:value-type="float">
            <text:p>108,551992225462</text:p>
          </table:table-cell>
          <table:table-cell table:style-name="ce14" table:formula="of:=[.IFH2]/[.IF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FS2]/[.IFV2]" office:value-type="float" office:value="250.704567541302" calcext:value-type="float">
            <text:p>250,704567541302</text:p>
          </table:table-cell>
          <table:table-cell table:style-name="ce14" table:formula="of:=[.IFT2]/[.IFV2]" office:value-type="float" office:value="108.551992225462" calcext:value-type="float">
            <text:p>108,551992225462</text:p>
          </table:table-cell>
          <table:table-cell table:style-name="ce14" table:formula="of:=[.IFU2]/[.IF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GF2]/[.IGI2]" office:value-type="float" office:value="250.704567541302" calcext:value-type="float">
            <text:p>250,704567541302</text:p>
          </table:table-cell>
          <table:table-cell table:style-name="ce14" table:formula="of:=[.IGG2]/[.IGI2]" office:value-type="float" office:value="108.551992225462" calcext:value-type="float">
            <text:p>108,551992225462</text:p>
          </table:table-cell>
          <table:table-cell table:style-name="ce14" table:formula="of:=[.IGH2]/[.IG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GS2]/[.IGV2]" office:value-type="float" office:value="250.704567541302" calcext:value-type="float">
            <text:p>250,704567541302</text:p>
          </table:table-cell>
          <table:table-cell table:style-name="ce14" table:formula="of:=[.IGT2]/[.IGV2]" office:value-type="float" office:value="108.551992225462" calcext:value-type="float">
            <text:p>108,551992225462</text:p>
          </table:table-cell>
          <table:table-cell table:style-name="ce14" table:formula="of:=[.IGU2]/[.IG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HF2]/[.IHI2]" office:value-type="float" office:value="250.704567541302" calcext:value-type="float">
            <text:p>250,704567541302</text:p>
          </table:table-cell>
          <table:table-cell table:style-name="ce14" table:formula="of:=[.IHG2]/[.IHI2]" office:value-type="float" office:value="108.551992225462" calcext:value-type="float">
            <text:p>108,551992225462</text:p>
          </table:table-cell>
          <table:table-cell table:style-name="ce14" table:formula="of:=[.IHH2]/[.IH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HS2]/[.IHV2]" office:value-type="float" office:value="250.704567541302" calcext:value-type="float">
            <text:p>250,704567541302</text:p>
          </table:table-cell>
          <table:table-cell table:style-name="ce14" table:formula="of:=[.IHT2]/[.IHV2]" office:value-type="float" office:value="108.551992225462" calcext:value-type="float">
            <text:p>108,551992225462</text:p>
          </table:table-cell>
          <table:table-cell table:style-name="ce14" table:formula="of:=[.IHU2]/[.IH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IF2]/[.III2]" office:value-type="float" office:value="250.704567541302" calcext:value-type="float">
            <text:p>250,704567541302</text:p>
          </table:table-cell>
          <table:table-cell table:style-name="ce14" table:formula="of:=[.IIG2]/[.III2]" office:value-type="float" office:value="108.551992225462" calcext:value-type="float">
            <text:p>108,551992225462</text:p>
          </table:table-cell>
          <table:table-cell table:style-name="ce14" table:formula="of:=[.IIH2]/[.II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IS2]/[.IIV2]" office:value-type="float" office:value="250.704567541302" calcext:value-type="float">
            <text:p>250,704567541302</text:p>
          </table:table-cell>
          <table:table-cell table:style-name="ce14" table:formula="of:=[.IIT2]/[.IIV2]" office:value-type="float" office:value="108.551992225462" calcext:value-type="float">
            <text:p>108,551992225462</text:p>
          </table:table-cell>
          <table:table-cell table:style-name="ce14" table:formula="of:=[.IIU2]/[.II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JF2]/[.IJI2]" office:value-type="float" office:value="250.704567541302" calcext:value-type="float">
            <text:p>250,704567541302</text:p>
          </table:table-cell>
          <table:table-cell table:style-name="ce14" table:formula="of:=[.IJG2]/[.IJI2]" office:value-type="float" office:value="108.551992225462" calcext:value-type="float">
            <text:p>108,551992225462</text:p>
          </table:table-cell>
          <table:table-cell table:style-name="ce14" table:formula="of:=[.IJH2]/[.IJ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JS2]/[.IJV2]" office:value-type="float" office:value="250.704567541302" calcext:value-type="float">
            <text:p>250,704567541302</text:p>
          </table:table-cell>
          <table:table-cell table:style-name="ce14" table:formula="of:=[.IJT2]/[.IJV2]" office:value-type="float" office:value="108.551992225462" calcext:value-type="float">
            <text:p>108,551992225462</text:p>
          </table:table-cell>
          <table:table-cell table:style-name="ce14" table:formula="of:=[.IJU2]/[.IJ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KF2]/[.IKI2]" office:value-type="float" office:value="250.704567541302" calcext:value-type="float">
            <text:p>250,704567541302</text:p>
          </table:table-cell>
          <table:table-cell table:style-name="ce14" table:formula="of:=[.IKG2]/[.IKI2]" office:value-type="float" office:value="108.551992225462" calcext:value-type="float">
            <text:p>108,551992225462</text:p>
          </table:table-cell>
          <table:table-cell table:style-name="ce14" table:formula="of:=[.IKH2]/[.IK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KS2]/[.IKV2]" office:value-type="float" office:value="250.704567541302" calcext:value-type="float">
            <text:p>250,704567541302</text:p>
          </table:table-cell>
          <table:table-cell table:style-name="ce14" table:formula="of:=[.IKT2]/[.IKV2]" office:value-type="float" office:value="108.551992225462" calcext:value-type="float">
            <text:p>108,551992225462</text:p>
          </table:table-cell>
          <table:table-cell table:style-name="ce14" table:formula="of:=[.IKU2]/[.IK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LF2]/[.ILI2]" office:value-type="float" office:value="250.704567541302" calcext:value-type="float">
            <text:p>250,704567541302</text:p>
          </table:table-cell>
          <table:table-cell table:style-name="ce14" table:formula="of:=[.ILG2]/[.ILI2]" office:value-type="float" office:value="108.551992225462" calcext:value-type="float">
            <text:p>108,551992225462</text:p>
          </table:table-cell>
          <table:table-cell table:style-name="ce14" table:formula="of:=[.ILH2]/[.IL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LS2]/[.ILV2]" office:value-type="float" office:value="250.704567541302" calcext:value-type="float">
            <text:p>250,704567541302</text:p>
          </table:table-cell>
          <table:table-cell table:style-name="ce14" table:formula="of:=[.ILT2]/[.ILV2]" office:value-type="float" office:value="108.551992225462" calcext:value-type="float">
            <text:p>108,551992225462</text:p>
          </table:table-cell>
          <table:table-cell table:style-name="ce14" table:formula="of:=[.ILU2]/[.IL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MF2]/[.IMI2]" office:value-type="float" office:value="250.704567541302" calcext:value-type="float">
            <text:p>250,704567541302</text:p>
          </table:table-cell>
          <table:table-cell table:style-name="ce14" table:formula="of:=[.IMG2]/[.IMI2]" office:value-type="float" office:value="108.551992225462" calcext:value-type="float">
            <text:p>108,551992225462</text:p>
          </table:table-cell>
          <table:table-cell table:style-name="ce14" table:formula="of:=[.IMH2]/[.IM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MS2]/[.IMV2]" office:value-type="float" office:value="250.704567541302" calcext:value-type="float">
            <text:p>250,704567541302</text:p>
          </table:table-cell>
          <table:table-cell table:style-name="ce14" table:formula="of:=[.IMT2]/[.IMV2]" office:value-type="float" office:value="108.551992225462" calcext:value-type="float">
            <text:p>108,551992225462</text:p>
          </table:table-cell>
          <table:table-cell table:style-name="ce14" table:formula="of:=[.IMU2]/[.IM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NF2]/[.INI2]" office:value-type="float" office:value="250.704567541302" calcext:value-type="float">
            <text:p>250,704567541302</text:p>
          </table:table-cell>
          <table:table-cell table:style-name="ce14" table:formula="of:=[.ING2]/[.INI2]" office:value-type="float" office:value="108.551992225462" calcext:value-type="float">
            <text:p>108,551992225462</text:p>
          </table:table-cell>
          <table:table-cell table:style-name="ce14" table:formula="of:=[.INH2]/[.IN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NS2]/[.INV2]" office:value-type="float" office:value="250.704567541302" calcext:value-type="float">
            <text:p>250,704567541302</text:p>
          </table:table-cell>
          <table:table-cell table:style-name="ce14" table:formula="of:=[.INT2]/[.INV2]" office:value-type="float" office:value="108.551992225462" calcext:value-type="float">
            <text:p>108,551992225462</text:p>
          </table:table-cell>
          <table:table-cell table:style-name="ce14" table:formula="of:=[.INU2]/[.IN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OF2]/[.IOI2]" office:value-type="float" office:value="250.704567541302" calcext:value-type="float">
            <text:p>250,704567541302</text:p>
          </table:table-cell>
          <table:table-cell table:style-name="ce14" table:formula="of:=[.IOG2]/[.IOI2]" office:value-type="float" office:value="108.551992225462" calcext:value-type="float">
            <text:p>108,551992225462</text:p>
          </table:table-cell>
          <table:table-cell table:style-name="ce14" table:formula="of:=[.IOH2]/[.IO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OS2]/[.IOV2]" office:value-type="float" office:value="250.704567541302" calcext:value-type="float">
            <text:p>250,704567541302</text:p>
          </table:table-cell>
          <table:table-cell table:style-name="ce14" table:formula="of:=[.IOT2]/[.IOV2]" office:value-type="float" office:value="108.551992225462" calcext:value-type="float">
            <text:p>108,551992225462</text:p>
          </table:table-cell>
          <table:table-cell table:style-name="ce14" table:formula="of:=[.IOU2]/[.IO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PF2]/[.IPI2]" office:value-type="float" office:value="250.704567541302" calcext:value-type="float">
            <text:p>250,704567541302</text:p>
          </table:table-cell>
          <table:table-cell table:style-name="ce14" table:formula="of:=[.IPG2]/[.IPI2]" office:value-type="float" office:value="108.551992225462" calcext:value-type="float">
            <text:p>108,551992225462</text:p>
          </table:table-cell>
          <table:table-cell table:style-name="ce14" table:formula="of:=[.IPH2]/[.IP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PS2]/[.IPV2]" office:value-type="float" office:value="250.704567541302" calcext:value-type="float">
            <text:p>250,704567541302</text:p>
          </table:table-cell>
          <table:table-cell table:style-name="ce14" table:formula="of:=[.IPT2]/[.IPV2]" office:value-type="float" office:value="108.551992225462" calcext:value-type="float">
            <text:p>108,551992225462</text:p>
          </table:table-cell>
          <table:table-cell table:style-name="ce14" table:formula="of:=[.IPU2]/[.IP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QF2]/[.IQI2]" office:value-type="float" office:value="250.704567541302" calcext:value-type="float">
            <text:p>250,704567541302</text:p>
          </table:table-cell>
          <table:table-cell table:style-name="ce14" table:formula="of:=[.IQG2]/[.IQI2]" office:value-type="float" office:value="108.551992225462" calcext:value-type="float">
            <text:p>108,551992225462</text:p>
          </table:table-cell>
          <table:table-cell table:style-name="ce14" table:formula="of:=[.IQH2]/[.IQ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QS2]/[.IQV2]" office:value-type="float" office:value="250.704567541302" calcext:value-type="float">
            <text:p>250,704567541302</text:p>
          </table:table-cell>
          <table:table-cell table:style-name="ce14" table:formula="of:=[.IQT2]/[.IQV2]" office:value-type="float" office:value="108.551992225462" calcext:value-type="float">
            <text:p>108,551992225462</text:p>
          </table:table-cell>
          <table:table-cell table:style-name="ce14" table:formula="of:=[.IQU2]/[.IQ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RF2]/[.IRI2]" office:value-type="float" office:value="250.704567541302" calcext:value-type="float">
            <text:p>250,704567541302</text:p>
          </table:table-cell>
          <table:table-cell table:style-name="ce14" table:formula="of:=[.IRG2]/[.IRI2]" office:value-type="float" office:value="108.551992225462" calcext:value-type="float">
            <text:p>108,551992225462</text:p>
          </table:table-cell>
          <table:table-cell table:style-name="ce14" table:formula="of:=[.IRH2]/[.IR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RS2]/[.IRV2]" office:value-type="float" office:value="250.704567541302" calcext:value-type="float">
            <text:p>250,704567541302</text:p>
          </table:table-cell>
          <table:table-cell table:style-name="ce14" table:formula="of:=[.IRT2]/[.IRV2]" office:value-type="float" office:value="108.551992225462" calcext:value-type="float">
            <text:p>108,551992225462</text:p>
          </table:table-cell>
          <table:table-cell table:style-name="ce14" table:formula="of:=[.IRU2]/[.IR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SF2]/[.ISI2]" office:value-type="float" office:value="250.704567541302" calcext:value-type="float">
            <text:p>250,704567541302</text:p>
          </table:table-cell>
          <table:table-cell table:style-name="ce14" table:formula="of:=[.ISG2]/[.ISI2]" office:value-type="float" office:value="108.551992225462" calcext:value-type="float">
            <text:p>108,551992225462</text:p>
          </table:table-cell>
          <table:table-cell table:style-name="ce14" table:formula="of:=[.ISH2]/[.IS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SS2]/[.ISV2]" office:value-type="float" office:value="250.704567541302" calcext:value-type="float">
            <text:p>250,704567541302</text:p>
          </table:table-cell>
          <table:table-cell table:style-name="ce14" table:formula="of:=[.IST2]/[.ISV2]" office:value-type="float" office:value="108.551992225462" calcext:value-type="float">
            <text:p>108,551992225462</text:p>
          </table:table-cell>
          <table:table-cell table:style-name="ce14" table:formula="of:=[.ISU2]/[.IS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TF2]/[.ITI2]" office:value-type="float" office:value="250.704567541302" calcext:value-type="float">
            <text:p>250,704567541302</text:p>
          </table:table-cell>
          <table:table-cell table:style-name="ce14" table:formula="of:=[.ITG2]/[.ITI2]" office:value-type="float" office:value="108.551992225462" calcext:value-type="float">
            <text:p>108,551992225462</text:p>
          </table:table-cell>
          <table:table-cell table:style-name="ce14" table:formula="of:=[.ITH2]/[.IT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TS2]/[.ITV2]" office:value-type="float" office:value="250.704567541302" calcext:value-type="float">
            <text:p>250,704567541302</text:p>
          </table:table-cell>
          <table:table-cell table:style-name="ce14" table:formula="of:=[.ITT2]/[.ITV2]" office:value-type="float" office:value="108.551992225462" calcext:value-type="float">
            <text:p>108,551992225462</text:p>
          </table:table-cell>
          <table:table-cell table:style-name="ce14" table:formula="of:=[.ITU2]/[.IT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UF2]/[.IUI2]" office:value-type="float" office:value="250.704567541302" calcext:value-type="float">
            <text:p>250,704567541302</text:p>
          </table:table-cell>
          <table:table-cell table:style-name="ce14" table:formula="of:=[.IUG2]/[.IUI2]" office:value-type="float" office:value="108.551992225462" calcext:value-type="float">
            <text:p>108,551992225462</text:p>
          </table:table-cell>
          <table:table-cell table:style-name="ce14" table:formula="of:=[.IUH2]/[.IU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US2]/[.IUV2]" office:value-type="float" office:value="250.704567541302" calcext:value-type="float">
            <text:p>250,704567541302</text:p>
          </table:table-cell>
          <table:table-cell table:style-name="ce14" table:formula="of:=[.IUT2]/[.IUV2]" office:value-type="float" office:value="108.551992225462" calcext:value-type="float">
            <text:p>108,551992225462</text:p>
          </table:table-cell>
          <table:table-cell table:style-name="ce14" table:formula="of:=[.IUU2]/[.IU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VF2]/[.IVI2]" office:value-type="float" office:value="250.704567541302" calcext:value-type="float">
            <text:p>250,704567541302</text:p>
          </table:table-cell>
          <table:table-cell table:style-name="ce14" table:formula="of:=[.IVG2]/[.IVI2]" office:value-type="float" office:value="108.551992225462" calcext:value-type="float">
            <text:p>108,551992225462</text:p>
          </table:table-cell>
          <table:table-cell table:style-name="ce14" table:formula="of:=[.IVH2]/[.IV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VS2]/[.IVV2]" office:value-type="float" office:value="250.704567541302" calcext:value-type="float">
            <text:p>250,704567541302</text:p>
          </table:table-cell>
          <table:table-cell table:style-name="ce14" table:formula="of:=[.IVT2]/[.IVV2]" office:value-type="float" office:value="108.551992225462" calcext:value-type="float">
            <text:p>108,551992225462</text:p>
          </table:table-cell>
          <table:table-cell table:style-name="ce14" table:formula="of:=[.IVU2]/[.IV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WF2]/[.IWI2]" office:value-type="float" office:value="250.704567541302" calcext:value-type="float">
            <text:p>250,704567541302</text:p>
          </table:table-cell>
          <table:table-cell table:style-name="ce14" table:formula="of:=[.IWG2]/[.IWI2]" office:value-type="float" office:value="108.551992225462" calcext:value-type="float">
            <text:p>108,551992225462</text:p>
          </table:table-cell>
          <table:table-cell table:style-name="ce14" table:formula="of:=[.IWH2]/[.IW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WS2]/[.IWV2]" office:value-type="float" office:value="250.704567541302" calcext:value-type="float">
            <text:p>250,704567541302</text:p>
          </table:table-cell>
          <table:table-cell table:style-name="ce14" table:formula="of:=[.IWT2]/[.IWV2]" office:value-type="float" office:value="108.551992225462" calcext:value-type="float">
            <text:p>108,551992225462</text:p>
          </table:table-cell>
          <table:table-cell table:style-name="ce14" table:formula="of:=[.IWU2]/[.IW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XF2]/[.IXI2]" office:value-type="float" office:value="250.704567541302" calcext:value-type="float">
            <text:p>250,704567541302</text:p>
          </table:table-cell>
          <table:table-cell table:style-name="ce14" table:formula="of:=[.IXG2]/[.IXI2]" office:value-type="float" office:value="108.551992225462" calcext:value-type="float">
            <text:p>108,551992225462</text:p>
          </table:table-cell>
          <table:table-cell table:style-name="ce14" table:formula="of:=[.IXH2]/[.IX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XS2]/[.IXV2]" office:value-type="float" office:value="250.704567541302" calcext:value-type="float">
            <text:p>250,704567541302</text:p>
          </table:table-cell>
          <table:table-cell table:style-name="ce14" table:formula="of:=[.IXT2]/[.IXV2]" office:value-type="float" office:value="108.551992225462" calcext:value-type="float">
            <text:p>108,551992225462</text:p>
          </table:table-cell>
          <table:table-cell table:style-name="ce14" table:formula="of:=[.IXU2]/[.IX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YF2]/[.IYI2]" office:value-type="float" office:value="250.704567541302" calcext:value-type="float">
            <text:p>250,704567541302</text:p>
          </table:table-cell>
          <table:table-cell table:style-name="ce14" table:formula="of:=[.IYG2]/[.IYI2]" office:value-type="float" office:value="108.551992225462" calcext:value-type="float">
            <text:p>108,551992225462</text:p>
          </table:table-cell>
          <table:table-cell table:style-name="ce14" table:formula="of:=[.IYH2]/[.IY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YS2]/[.IYV2]" office:value-type="float" office:value="250.704567541302" calcext:value-type="float">
            <text:p>250,704567541302</text:p>
          </table:table-cell>
          <table:table-cell table:style-name="ce14" table:formula="of:=[.IYT2]/[.IYV2]" office:value-type="float" office:value="108.551992225462" calcext:value-type="float">
            <text:p>108,551992225462</text:p>
          </table:table-cell>
          <table:table-cell table:style-name="ce14" table:formula="of:=[.IYU2]/[.IY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ZF2]/[.IZI2]" office:value-type="float" office:value="250.704567541302" calcext:value-type="float">
            <text:p>250,704567541302</text:p>
          </table:table-cell>
          <table:table-cell table:style-name="ce14" table:formula="of:=[.IZG2]/[.IZI2]" office:value-type="float" office:value="108.551992225462" calcext:value-type="float">
            <text:p>108,551992225462</text:p>
          </table:table-cell>
          <table:table-cell table:style-name="ce14" table:formula="of:=[.IZH2]/[.IZ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ZS2]/[.IZV2]" office:value-type="float" office:value="250.704567541302" calcext:value-type="float">
            <text:p>250,704567541302</text:p>
          </table:table-cell>
          <table:table-cell table:style-name="ce14" table:formula="of:=[.IZT2]/[.IZV2]" office:value-type="float" office:value="108.551992225462" calcext:value-type="float">
            <text:p>108,551992225462</text:p>
          </table:table-cell>
          <table:table-cell table:style-name="ce14" table:formula="of:=[.IZU2]/[.IZ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AF2]/[.JAI2]" office:value-type="float" office:value="250.704567541302" calcext:value-type="float">
            <text:p>250,704567541302</text:p>
          </table:table-cell>
          <table:table-cell table:style-name="ce14" table:formula="of:=[.JAG2]/[.JAI2]" office:value-type="float" office:value="108.551992225462" calcext:value-type="float">
            <text:p>108,551992225462</text:p>
          </table:table-cell>
          <table:table-cell table:style-name="ce14" table:formula="of:=[.JAH2]/[.JA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AS2]/[.JAV2]" office:value-type="float" office:value="250.704567541302" calcext:value-type="float">
            <text:p>250,704567541302</text:p>
          </table:table-cell>
          <table:table-cell table:style-name="ce14" table:formula="of:=[.JAT2]/[.JAV2]" office:value-type="float" office:value="108.551992225462" calcext:value-type="float">
            <text:p>108,551992225462</text:p>
          </table:table-cell>
          <table:table-cell table:style-name="ce14" table:formula="of:=[.JAU2]/[.JA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BF2]/[.JBI2]" office:value-type="float" office:value="250.704567541302" calcext:value-type="float">
            <text:p>250,704567541302</text:p>
          </table:table-cell>
          <table:table-cell table:style-name="ce14" table:formula="of:=[.JBG2]/[.JBI2]" office:value-type="float" office:value="108.551992225462" calcext:value-type="float">
            <text:p>108,551992225462</text:p>
          </table:table-cell>
          <table:table-cell table:style-name="ce14" table:formula="of:=[.JBH2]/[.JB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BS2]/[.JBV2]" office:value-type="float" office:value="250.704567541302" calcext:value-type="float">
            <text:p>250,704567541302</text:p>
          </table:table-cell>
          <table:table-cell table:style-name="ce14" table:formula="of:=[.JBT2]/[.JBV2]" office:value-type="float" office:value="108.551992225462" calcext:value-type="float">
            <text:p>108,551992225462</text:p>
          </table:table-cell>
          <table:table-cell table:style-name="ce14" table:formula="of:=[.JBU2]/[.JB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CF2]/[.JCI2]" office:value-type="float" office:value="250.704567541302" calcext:value-type="float">
            <text:p>250,704567541302</text:p>
          </table:table-cell>
          <table:table-cell table:style-name="ce14" table:formula="of:=[.JCG2]/[.JCI2]" office:value-type="float" office:value="108.551992225462" calcext:value-type="float">
            <text:p>108,551992225462</text:p>
          </table:table-cell>
          <table:table-cell table:style-name="ce14" table:formula="of:=[.JCH2]/[.JC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CS2]/[.JCV2]" office:value-type="float" office:value="250.704567541302" calcext:value-type="float">
            <text:p>250,704567541302</text:p>
          </table:table-cell>
          <table:table-cell table:style-name="ce14" table:formula="of:=[.JCT2]/[.JCV2]" office:value-type="float" office:value="108.551992225462" calcext:value-type="float">
            <text:p>108,551992225462</text:p>
          </table:table-cell>
          <table:table-cell table:style-name="ce14" table:formula="of:=[.JCU2]/[.JC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DF2]/[.JDI2]" office:value-type="float" office:value="250.704567541302" calcext:value-type="float">
            <text:p>250,704567541302</text:p>
          </table:table-cell>
          <table:table-cell table:style-name="ce14" table:formula="of:=[.JDG2]/[.JDI2]" office:value-type="float" office:value="108.551992225462" calcext:value-type="float">
            <text:p>108,551992225462</text:p>
          </table:table-cell>
          <table:table-cell table:style-name="ce14" table:formula="of:=[.JDH2]/[.JD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DS2]/[.JDV2]" office:value-type="float" office:value="250.704567541302" calcext:value-type="float">
            <text:p>250,704567541302</text:p>
          </table:table-cell>
          <table:table-cell table:style-name="ce14" table:formula="of:=[.JDT2]/[.JDV2]" office:value-type="float" office:value="108.551992225462" calcext:value-type="float">
            <text:p>108,551992225462</text:p>
          </table:table-cell>
          <table:table-cell table:style-name="ce14" table:formula="of:=[.JDU2]/[.JD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EF2]/[.JEI2]" office:value-type="float" office:value="250.704567541302" calcext:value-type="float">
            <text:p>250,704567541302</text:p>
          </table:table-cell>
          <table:table-cell table:style-name="ce14" table:formula="of:=[.JEG2]/[.JEI2]" office:value-type="float" office:value="108.551992225462" calcext:value-type="float">
            <text:p>108,551992225462</text:p>
          </table:table-cell>
          <table:table-cell table:style-name="ce14" table:formula="of:=[.JEH2]/[.JE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ES2]/[.JEV2]" office:value-type="float" office:value="250.704567541302" calcext:value-type="float">
            <text:p>250,704567541302</text:p>
          </table:table-cell>
          <table:table-cell table:style-name="ce14" table:formula="of:=[.JET2]/[.JEV2]" office:value-type="float" office:value="108.551992225462" calcext:value-type="float">
            <text:p>108,551992225462</text:p>
          </table:table-cell>
          <table:table-cell table:style-name="ce14" table:formula="of:=[.JEU2]/[.JE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FF2]/[.JFI2]" office:value-type="float" office:value="250.704567541302" calcext:value-type="float">
            <text:p>250,704567541302</text:p>
          </table:table-cell>
          <table:table-cell table:style-name="ce14" table:formula="of:=[.JFG2]/[.JFI2]" office:value-type="float" office:value="108.551992225462" calcext:value-type="float">
            <text:p>108,551992225462</text:p>
          </table:table-cell>
          <table:table-cell table:style-name="ce14" table:formula="of:=[.JFH2]/[.JF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FS2]/[.JFV2]" office:value-type="float" office:value="250.704567541302" calcext:value-type="float">
            <text:p>250,704567541302</text:p>
          </table:table-cell>
          <table:table-cell table:style-name="ce14" table:formula="of:=[.JFT2]/[.JFV2]" office:value-type="float" office:value="108.551992225462" calcext:value-type="float">
            <text:p>108,551992225462</text:p>
          </table:table-cell>
          <table:table-cell table:style-name="ce14" table:formula="of:=[.JFU2]/[.JF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GF2]/[.JGI2]" office:value-type="float" office:value="250.704567541302" calcext:value-type="float">
            <text:p>250,704567541302</text:p>
          </table:table-cell>
          <table:table-cell table:style-name="ce14" table:formula="of:=[.JGG2]/[.JGI2]" office:value-type="float" office:value="108.551992225462" calcext:value-type="float">
            <text:p>108,551992225462</text:p>
          </table:table-cell>
          <table:table-cell table:style-name="ce14" table:formula="of:=[.JGH2]/[.JG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GS2]/[.JGV2]" office:value-type="float" office:value="250.704567541302" calcext:value-type="float">
            <text:p>250,704567541302</text:p>
          </table:table-cell>
          <table:table-cell table:style-name="ce14" table:formula="of:=[.JGT2]/[.JGV2]" office:value-type="float" office:value="108.551992225462" calcext:value-type="float">
            <text:p>108,551992225462</text:p>
          </table:table-cell>
          <table:table-cell table:style-name="ce14" table:formula="of:=[.JGU2]/[.JG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HF2]/[.JHI2]" office:value-type="float" office:value="250.704567541302" calcext:value-type="float">
            <text:p>250,704567541302</text:p>
          </table:table-cell>
          <table:table-cell table:style-name="ce14" table:formula="of:=[.JHG2]/[.JHI2]" office:value-type="float" office:value="108.551992225462" calcext:value-type="float">
            <text:p>108,551992225462</text:p>
          </table:table-cell>
          <table:table-cell table:style-name="ce14" table:formula="of:=[.JHH2]/[.JH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HS2]/[.JHV2]" office:value-type="float" office:value="250.704567541302" calcext:value-type="float">
            <text:p>250,704567541302</text:p>
          </table:table-cell>
          <table:table-cell table:style-name="ce14" table:formula="of:=[.JHT2]/[.JHV2]" office:value-type="float" office:value="108.551992225462" calcext:value-type="float">
            <text:p>108,551992225462</text:p>
          </table:table-cell>
          <table:table-cell table:style-name="ce14" table:formula="of:=[.JHU2]/[.JH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IF2]/[.JII2]" office:value-type="float" office:value="250.704567541302" calcext:value-type="float">
            <text:p>250,704567541302</text:p>
          </table:table-cell>
          <table:table-cell table:style-name="ce14" table:formula="of:=[.JIG2]/[.JII2]" office:value-type="float" office:value="108.551992225462" calcext:value-type="float">
            <text:p>108,551992225462</text:p>
          </table:table-cell>
          <table:table-cell table:style-name="ce14" table:formula="of:=[.JIH2]/[.JI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IS2]/[.JIV2]" office:value-type="float" office:value="250.704567541302" calcext:value-type="float">
            <text:p>250,704567541302</text:p>
          </table:table-cell>
          <table:table-cell table:style-name="ce14" table:formula="of:=[.JIT2]/[.JIV2]" office:value-type="float" office:value="108.551992225462" calcext:value-type="float">
            <text:p>108,551992225462</text:p>
          </table:table-cell>
          <table:table-cell table:style-name="ce14" table:formula="of:=[.JIU2]/[.JI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JF2]/[.JJI2]" office:value-type="float" office:value="250.704567541302" calcext:value-type="float">
            <text:p>250,704567541302</text:p>
          </table:table-cell>
          <table:table-cell table:style-name="ce14" table:formula="of:=[.JJG2]/[.JJI2]" office:value-type="float" office:value="108.551992225462" calcext:value-type="float">
            <text:p>108,551992225462</text:p>
          </table:table-cell>
          <table:table-cell table:style-name="ce14" table:formula="of:=[.JJH2]/[.JJ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JS2]/[.JJV2]" office:value-type="float" office:value="250.704567541302" calcext:value-type="float">
            <text:p>250,704567541302</text:p>
          </table:table-cell>
          <table:table-cell table:style-name="ce14" table:formula="of:=[.JJT2]/[.JJV2]" office:value-type="float" office:value="108.551992225462" calcext:value-type="float">
            <text:p>108,551992225462</text:p>
          </table:table-cell>
          <table:table-cell table:style-name="ce14" table:formula="of:=[.JJU2]/[.JJ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KF2]/[.JKI2]" office:value-type="float" office:value="250.704567541302" calcext:value-type="float">
            <text:p>250,704567541302</text:p>
          </table:table-cell>
          <table:table-cell table:style-name="ce14" table:formula="of:=[.JKG2]/[.JKI2]" office:value-type="float" office:value="108.551992225462" calcext:value-type="float">
            <text:p>108,551992225462</text:p>
          </table:table-cell>
          <table:table-cell table:style-name="ce14" table:formula="of:=[.JKH2]/[.JK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KS2]/[.JKV2]" office:value-type="float" office:value="250.704567541302" calcext:value-type="float">
            <text:p>250,704567541302</text:p>
          </table:table-cell>
          <table:table-cell table:style-name="ce14" table:formula="of:=[.JKT2]/[.JKV2]" office:value-type="float" office:value="108.551992225462" calcext:value-type="float">
            <text:p>108,551992225462</text:p>
          </table:table-cell>
          <table:table-cell table:style-name="ce14" table:formula="of:=[.JKU2]/[.JK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LF2]/[.JLI2]" office:value-type="float" office:value="250.704567541302" calcext:value-type="float">
            <text:p>250,704567541302</text:p>
          </table:table-cell>
          <table:table-cell table:style-name="ce14" table:formula="of:=[.JLG2]/[.JLI2]" office:value-type="float" office:value="108.551992225462" calcext:value-type="float">
            <text:p>108,551992225462</text:p>
          </table:table-cell>
          <table:table-cell table:style-name="ce14" table:formula="of:=[.JLH2]/[.JL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LS2]/[.JLV2]" office:value-type="float" office:value="250.704567541302" calcext:value-type="float">
            <text:p>250,704567541302</text:p>
          </table:table-cell>
          <table:table-cell table:style-name="ce14" table:formula="of:=[.JLT2]/[.JLV2]" office:value-type="float" office:value="108.551992225462" calcext:value-type="float">
            <text:p>108,551992225462</text:p>
          </table:table-cell>
          <table:table-cell table:style-name="ce14" table:formula="of:=[.JLU2]/[.JL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MF2]/[.JMI2]" office:value-type="float" office:value="250.704567541302" calcext:value-type="float">
            <text:p>250,704567541302</text:p>
          </table:table-cell>
          <table:table-cell table:style-name="ce14" table:formula="of:=[.JMG2]/[.JMI2]" office:value-type="float" office:value="108.551992225462" calcext:value-type="float">
            <text:p>108,551992225462</text:p>
          </table:table-cell>
          <table:table-cell table:style-name="ce14" table:formula="of:=[.JMH2]/[.JM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MS2]/[.JMV2]" office:value-type="float" office:value="250.704567541302" calcext:value-type="float">
            <text:p>250,704567541302</text:p>
          </table:table-cell>
          <table:table-cell table:style-name="ce14" table:formula="of:=[.JMT2]/[.JMV2]" office:value-type="float" office:value="108.551992225462" calcext:value-type="float">
            <text:p>108,551992225462</text:p>
          </table:table-cell>
          <table:table-cell table:style-name="ce14" table:formula="of:=[.JMU2]/[.JM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NF2]/[.JNI2]" office:value-type="float" office:value="250.704567541302" calcext:value-type="float">
            <text:p>250,704567541302</text:p>
          </table:table-cell>
          <table:table-cell table:style-name="ce14" table:formula="of:=[.JNG2]/[.JNI2]" office:value-type="float" office:value="108.551992225462" calcext:value-type="float">
            <text:p>108,551992225462</text:p>
          </table:table-cell>
          <table:table-cell table:style-name="ce14" table:formula="of:=[.JNH2]/[.JN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NS2]/[.JNV2]" office:value-type="float" office:value="250.704567541302" calcext:value-type="float">
            <text:p>250,704567541302</text:p>
          </table:table-cell>
          <table:table-cell table:style-name="ce14" table:formula="of:=[.JNT2]/[.JNV2]" office:value-type="float" office:value="108.551992225462" calcext:value-type="float">
            <text:p>108,551992225462</text:p>
          </table:table-cell>
          <table:table-cell table:style-name="ce14" table:formula="of:=[.JNU2]/[.JN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OF2]/[.JOI2]" office:value-type="float" office:value="250.704567541302" calcext:value-type="float">
            <text:p>250,704567541302</text:p>
          </table:table-cell>
          <table:table-cell table:style-name="ce14" table:formula="of:=[.JOG2]/[.JOI2]" office:value-type="float" office:value="108.551992225462" calcext:value-type="float">
            <text:p>108,551992225462</text:p>
          </table:table-cell>
          <table:table-cell table:style-name="ce14" table:formula="of:=[.JOH2]/[.JO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OS2]/[.JOV2]" office:value-type="float" office:value="250.704567541302" calcext:value-type="float">
            <text:p>250,704567541302</text:p>
          </table:table-cell>
          <table:table-cell table:style-name="ce14" table:formula="of:=[.JOT2]/[.JOV2]" office:value-type="float" office:value="108.551992225462" calcext:value-type="float">
            <text:p>108,551992225462</text:p>
          </table:table-cell>
          <table:table-cell table:style-name="ce14" table:formula="of:=[.JOU2]/[.JO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PF2]/[.JPI2]" office:value-type="float" office:value="250.704567541302" calcext:value-type="float">
            <text:p>250,704567541302</text:p>
          </table:table-cell>
          <table:table-cell table:style-name="ce14" table:formula="of:=[.JPG2]/[.JPI2]" office:value-type="float" office:value="108.551992225462" calcext:value-type="float">
            <text:p>108,551992225462</text:p>
          </table:table-cell>
          <table:table-cell table:style-name="ce14" table:formula="of:=[.JPH2]/[.JP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PS2]/[.JPV2]" office:value-type="float" office:value="250.704567541302" calcext:value-type="float">
            <text:p>250,704567541302</text:p>
          </table:table-cell>
          <table:table-cell table:style-name="ce14" table:formula="of:=[.JPT2]/[.JPV2]" office:value-type="float" office:value="108.551992225462" calcext:value-type="float">
            <text:p>108,551992225462</text:p>
          </table:table-cell>
          <table:table-cell table:style-name="ce14" table:formula="of:=[.JPU2]/[.JP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QF2]/[.JQI2]" office:value-type="float" office:value="250.704567541302" calcext:value-type="float">
            <text:p>250,704567541302</text:p>
          </table:table-cell>
          <table:table-cell table:style-name="ce14" table:formula="of:=[.JQG2]/[.JQI2]" office:value-type="float" office:value="108.551992225462" calcext:value-type="float">
            <text:p>108,551992225462</text:p>
          </table:table-cell>
          <table:table-cell table:style-name="ce14" table:formula="of:=[.JQH2]/[.JQ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QS2]/[.JQV2]" office:value-type="float" office:value="250.704567541302" calcext:value-type="float">
            <text:p>250,704567541302</text:p>
          </table:table-cell>
          <table:table-cell table:style-name="ce14" table:formula="of:=[.JQT2]/[.JQV2]" office:value-type="float" office:value="108.551992225462" calcext:value-type="float">
            <text:p>108,551992225462</text:p>
          </table:table-cell>
          <table:table-cell table:style-name="ce14" table:formula="of:=[.JQU2]/[.JQ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RF2]/[.JRI2]" office:value-type="float" office:value="250.704567541302" calcext:value-type="float">
            <text:p>250,704567541302</text:p>
          </table:table-cell>
          <table:table-cell table:style-name="ce14" table:formula="of:=[.JRG2]/[.JRI2]" office:value-type="float" office:value="108.551992225462" calcext:value-type="float">
            <text:p>108,551992225462</text:p>
          </table:table-cell>
          <table:table-cell table:style-name="ce14" table:formula="of:=[.JRH2]/[.JR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RS2]/[.JRV2]" office:value-type="float" office:value="250.704567541302" calcext:value-type="float">
            <text:p>250,704567541302</text:p>
          </table:table-cell>
          <table:table-cell table:style-name="ce14" table:formula="of:=[.JRT2]/[.JRV2]" office:value-type="float" office:value="108.551992225462" calcext:value-type="float">
            <text:p>108,551992225462</text:p>
          </table:table-cell>
          <table:table-cell table:style-name="ce14" table:formula="of:=[.JRU2]/[.JR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SF2]/[.JSI2]" office:value-type="float" office:value="250.704567541302" calcext:value-type="float">
            <text:p>250,704567541302</text:p>
          </table:table-cell>
          <table:table-cell table:style-name="ce14" table:formula="of:=[.JSG2]/[.JSI2]" office:value-type="float" office:value="108.551992225462" calcext:value-type="float">
            <text:p>108,551992225462</text:p>
          </table:table-cell>
          <table:table-cell table:style-name="ce14" table:formula="of:=[.JSH2]/[.JS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SS2]/[.JSV2]" office:value-type="float" office:value="250.704567541302" calcext:value-type="float">
            <text:p>250,704567541302</text:p>
          </table:table-cell>
          <table:table-cell table:style-name="ce14" table:formula="of:=[.JST2]/[.JSV2]" office:value-type="float" office:value="108.551992225462" calcext:value-type="float">
            <text:p>108,551992225462</text:p>
          </table:table-cell>
          <table:table-cell table:style-name="ce14" table:formula="of:=[.JSU2]/[.JS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TF2]/[.JTI2]" office:value-type="float" office:value="250.704567541302" calcext:value-type="float">
            <text:p>250,704567541302</text:p>
          </table:table-cell>
          <table:table-cell table:style-name="ce14" table:formula="of:=[.JTG2]/[.JTI2]" office:value-type="float" office:value="108.551992225462" calcext:value-type="float">
            <text:p>108,551992225462</text:p>
          </table:table-cell>
          <table:table-cell table:style-name="ce14" table:formula="of:=[.JTH2]/[.JT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TS2]/[.JTV2]" office:value-type="float" office:value="250.704567541302" calcext:value-type="float">
            <text:p>250,704567541302</text:p>
          </table:table-cell>
          <table:table-cell table:style-name="ce14" table:formula="of:=[.JTT2]/[.JTV2]" office:value-type="float" office:value="108.551992225462" calcext:value-type="float">
            <text:p>108,551992225462</text:p>
          </table:table-cell>
          <table:table-cell table:style-name="ce14" table:formula="of:=[.JTU2]/[.JT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UF2]/[.JUI2]" office:value-type="float" office:value="250.704567541302" calcext:value-type="float">
            <text:p>250,704567541302</text:p>
          </table:table-cell>
          <table:table-cell table:style-name="ce14" table:formula="of:=[.JUG2]/[.JUI2]" office:value-type="float" office:value="108.551992225462" calcext:value-type="float">
            <text:p>108,551992225462</text:p>
          </table:table-cell>
          <table:table-cell table:style-name="ce14" table:formula="of:=[.JUH2]/[.JU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US2]/[.JUV2]" office:value-type="float" office:value="250.704567541302" calcext:value-type="float">
            <text:p>250,704567541302</text:p>
          </table:table-cell>
          <table:table-cell table:style-name="ce14" table:formula="of:=[.JUT2]/[.JUV2]" office:value-type="float" office:value="108.551992225462" calcext:value-type="float">
            <text:p>108,551992225462</text:p>
          </table:table-cell>
          <table:table-cell table:style-name="ce14" table:formula="of:=[.JUU2]/[.JU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VF2]/[.JVI2]" office:value-type="float" office:value="250.704567541302" calcext:value-type="float">
            <text:p>250,704567541302</text:p>
          </table:table-cell>
          <table:table-cell table:style-name="ce14" table:formula="of:=[.JVG2]/[.JVI2]" office:value-type="float" office:value="108.551992225462" calcext:value-type="float">
            <text:p>108,551992225462</text:p>
          </table:table-cell>
          <table:table-cell table:style-name="ce14" table:formula="of:=[.JVH2]/[.JV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VS2]/[.JVV2]" office:value-type="float" office:value="250.704567541302" calcext:value-type="float">
            <text:p>250,704567541302</text:p>
          </table:table-cell>
          <table:table-cell table:style-name="ce14" table:formula="of:=[.JVT2]/[.JVV2]" office:value-type="float" office:value="108.551992225462" calcext:value-type="float">
            <text:p>108,551992225462</text:p>
          </table:table-cell>
          <table:table-cell table:style-name="ce14" table:formula="of:=[.JVU2]/[.JV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WF2]/[.JWI2]" office:value-type="float" office:value="250.704567541302" calcext:value-type="float">
            <text:p>250,704567541302</text:p>
          </table:table-cell>
          <table:table-cell table:style-name="ce14" table:formula="of:=[.JWG2]/[.JWI2]" office:value-type="float" office:value="108.551992225462" calcext:value-type="float">
            <text:p>108,551992225462</text:p>
          </table:table-cell>
          <table:table-cell table:style-name="ce14" table:formula="of:=[.JWH2]/[.JW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WS2]/[.JWV2]" office:value-type="float" office:value="250.704567541302" calcext:value-type="float">
            <text:p>250,704567541302</text:p>
          </table:table-cell>
          <table:table-cell table:style-name="ce14" table:formula="of:=[.JWT2]/[.JWV2]" office:value-type="float" office:value="108.551992225462" calcext:value-type="float">
            <text:p>108,551992225462</text:p>
          </table:table-cell>
          <table:table-cell table:style-name="ce14" table:formula="of:=[.JWU2]/[.JW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XF2]/[.JXI2]" office:value-type="float" office:value="250.704567541302" calcext:value-type="float">
            <text:p>250,704567541302</text:p>
          </table:table-cell>
          <table:table-cell table:style-name="ce14" table:formula="of:=[.JXG2]/[.JXI2]" office:value-type="float" office:value="108.551992225462" calcext:value-type="float">
            <text:p>108,551992225462</text:p>
          </table:table-cell>
          <table:table-cell table:style-name="ce14" table:formula="of:=[.JXH2]/[.JX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XS2]/[.JXV2]" office:value-type="float" office:value="250.704567541302" calcext:value-type="float">
            <text:p>250,704567541302</text:p>
          </table:table-cell>
          <table:table-cell table:style-name="ce14" table:formula="of:=[.JXT2]/[.JXV2]" office:value-type="float" office:value="108.551992225462" calcext:value-type="float">
            <text:p>108,551992225462</text:p>
          </table:table-cell>
          <table:table-cell table:style-name="ce14" table:formula="of:=[.JXU2]/[.JX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YF2]/[.JYI2]" office:value-type="float" office:value="250.704567541302" calcext:value-type="float">
            <text:p>250,704567541302</text:p>
          </table:table-cell>
          <table:table-cell table:style-name="ce14" table:formula="of:=[.JYG2]/[.JYI2]" office:value-type="float" office:value="108.551992225462" calcext:value-type="float">
            <text:p>108,551992225462</text:p>
          </table:table-cell>
          <table:table-cell table:style-name="ce14" table:formula="of:=[.JYH2]/[.JY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YS2]/[.JYV2]" office:value-type="float" office:value="250.704567541302" calcext:value-type="float">
            <text:p>250,704567541302</text:p>
          </table:table-cell>
          <table:table-cell table:style-name="ce14" table:formula="of:=[.JYT2]/[.JYV2]" office:value-type="float" office:value="108.551992225462" calcext:value-type="float">
            <text:p>108,551992225462</text:p>
          </table:table-cell>
          <table:table-cell table:style-name="ce14" table:formula="of:=[.JYU2]/[.JY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ZF2]/[.JZI2]" office:value-type="float" office:value="250.704567541302" calcext:value-type="float">
            <text:p>250,704567541302</text:p>
          </table:table-cell>
          <table:table-cell table:style-name="ce14" table:formula="of:=[.JZG2]/[.JZI2]" office:value-type="float" office:value="108.551992225462" calcext:value-type="float">
            <text:p>108,551992225462</text:p>
          </table:table-cell>
          <table:table-cell table:style-name="ce14" table:formula="of:=[.JZH2]/[.JZ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ZS2]/[.JZV2]" office:value-type="float" office:value="250.704567541302" calcext:value-type="float">
            <text:p>250,704567541302</text:p>
          </table:table-cell>
          <table:table-cell table:style-name="ce14" table:formula="of:=[.JZT2]/[.JZV2]" office:value-type="float" office:value="108.551992225462" calcext:value-type="float">
            <text:p>108,551992225462</text:p>
          </table:table-cell>
          <table:table-cell table:style-name="ce14" table:formula="of:=[.JZU2]/[.JZ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AF2]/[.KAI2]" office:value-type="float" office:value="250.704567541302" calcext:value-type="float">
            <text:p>250,704567541302</text:p>
          </table:table-cell>
          <table:table-cell table:style-name="ce14" table:formula="of:=[.KAG2]/[.KAI2]" office:value-type="float" office:value="108.551992225462" calcext:value-type="float">
            <text:p>108,551992225462</text:p>
          </table:table-cell>
          <table:table-cell table:style-name="ce14" table:formula="of:=[.KAH2]/[.KA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AS2]/[.KAV2]" office:value-type="float" office:value="250.704567541302" calcext:value-type="float">
            <text:p>250,704567541302</text:p>
          </table:table-cell>
          <table:table-cell table:style-name="ce14" table:formula="of:=[.KAT2]/[.KAV2]" office:value-type="float" office:value="108.551992225462" calcext:value-type="float">
            <text:p>108,551992225462</text:p>
          </table:table-cell>
          <table:table-cell table:style-name="ce14" table:formula="of:=[.KAU2]/[.KA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BF2]/[.KBI2]" office:value-type="float" office:value="250.704567541302" calcext:value-type="float">
            <text:p>250,704567541302</text:p>
          </table:table-cell>
          <table:table-cell table:style-name="ce14" table:formula="of:=[.KBG2]/[.KBI2]" office:value-type="float" office:value="108.551992225462" calcext:value-type="float">
            <text:p>108,551992225462</text:p>
          </table:table-cell>
          <table:table-cell table:style-name="ce14" table:formula="of:=[.KBH2]/[.KB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BS2]/[.KBV2]" office:value-type="float" office:value="250.704567541302" calcext:value-type="float">
            <text:p>250,704567541302</text:p>
          </table:table-cell>
          <table:table-cell table:style-name="ce14" table:formula="of:=[.KBT2]/[.KBV2]" office:value-type="float" office:value="108.551992225462" calcext:value-type="float">
            <text:p>108,551992225462</text:p>
          </table:table-cell>
          <table:table-cell table:style-name="ce14" table:formula="of:=[.KBU2]/[.KB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CF2]/[.KCI2]" office:value-type="float" office:value="250.704567541302" calcext:value-type="float">
            <text:p>250,704567541302</text:p>
          </table:table-cell>
          <table:table-cell table:style-name="ce14" table:formula="of:=[.KCG2]/[.KCI2]" office:value-type="float" office:value="108.551992225462" calcext:value-type="float">
            <text:p>108,551992225462</text:p>
          </table:table-cell>
          <table:table-cell table:style-name="ce14" table:formula="of:=[.KCH2]/[.KC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CS2]/[.KCV2]" office:value-type="float" office:value="250.704567541302" calcext:value-type="float">
            <text:p>250,704567541302</text:p>
          </table:table-cell>
          <table:table-cell table:style-name="ce14" table:formula="of:=[.KCT2]/[.KCV2]" office:value-type="float" office:value="108.551992225462" calcext:value-type="float">
            <text:p>108,551992225462</text:p>
          </table:table-cell>
          <table:table-cell table:style-name="ce14" table:formula="of:=[.KCU2]/[.KC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DF2]/[.KDI2]" office:value-type="float" office:value="250.704567541302" calcext:value-type="float">
            <text:p>250,704567541302</text:p>
          </table:table-cell>
          <table:table-cell table:style-name="ce14" table:formula="of:=[.KDG2]/[.KDI2]" office:value-type="float" office:value="108.551992225462" calcext:value-type="float">
            <text:p>108,551992225462</text:p>
          </table:table-cell>
          <table:table-cell table:style-name="ce14" table:formula="of:=[.KDH2]/[.KD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DS2]/[.KDV2]" office:value-type="float" office:value="250.704567541302" calcext:value-type="float">
            <text:p>250,704567541302</text:p>
          </table:table-cell>
          <table:table-cell table:style-name="ce14" table:formula="of:=[.KDT2]/[.KDV2]" office:value-type="float" office:value="108.551992225462" calcext:value-type="float">
            <text:p>108,551992225462</text:p>
          </table:table-cell>
          <table:table-cell table:style-name="ce14" table:formula="of:=[.KDU2]/[.KD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EF2]/[.KEI2]" office:value-type="float" office:value="250.704567541302" calcext:value-type="float">
            <text:p>250,704567541302</text:p>
          </table:table-cell>
          <table:table-cell table:style-name="ce14" table:formula="of:=[.KEG2]/[.KEI2]" office:value-type="float" office:value="108.551992225462" calcext:value-type="float">
            <text:p>108,551992225462</text:p>
          </table:table-cell>
          <table:table-cell table:style-name="ce14" table:formula="of:=[.KEH2]/[.KE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ES2]/[.KEV2]" office:value-type="float" office:value="250.704567541302" calcext:value-type="float">
            <text:p>250,704567541302</text:p>
          </table:table-cell>
          <table:table-cell table:style-name="ce14" table:formula="of:=[.KET2]/[.KEV2]" office:value-type="float" office:value="108.551992225462" calcext:value-type="float">
            <text:p>108,551992225462</text:p>
          </table:table-cell>
          <table:table-cell table:style-name="ce14" table:formula="of:=[.KEU2]/[.KE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FF2]/[.KFI2]" office:value-type="float" office:value="250.704567541302" calcext:value-type="float">
            <text:p>250,704567541302</text:p>
          </table:table-cell>
          <table:table-cell table:style-name="ce14" table:formula="of:=[.KFG2]/[.KFI2]" office:value-type="float" office:value="108.551992225462" calcext:value-type="float">
            <text:p>108,551992225462</text:p>
          </table:table-cell>
          <table:table-cell table:style-name="ce14" table:formula="of:=[.KFH2]/[.KF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FS2]/[.KFV2]" office:value-type="float" office:value="250.704567541302" calcext:value-type="float">
            <text:p>250,704567541302</text:p>
          </table:table-cell>
          <table:table-cell table:style-name="ce14" table:formula="of:=[.KFT2]/[.KFV2]" office:value-type="float" office:value="108.551992225462" calcext:value-type="float">
            <text:p>108,551992225462</text:p>
          </table:table-cell>
          <table:table-cell table:style-name="ce14" table:formula="of:=[.KFU2]/[.KF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GF2]/[.KGI2]" office:value-type="float" office:value="250.704567541302" calcext:value-type="float">
            <text:p>250,704567541302</text:p>
          </table:table-cell>
          <table:table-cell table:style-name="ce14" table:formula="of:=[.KGG2]/[.KGI2]" office:value-type="float" office:value="108.551992225462" calcext:value-type="float">
            <text:p>108,551992225462</text:p>
          </table:table-cell>
          <table:table-cell table:style-name="ce14" table:formula="of:=[.KGH2]/[.KG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GS2]/[.KGV2]" office:value-type="float" office:value="250.704567541302" calcext:value-type="float">
            <text:p>250,704567541302</text:p>
          </table:table-cell>
          <table:table-cell table:style-name="ce14" table:formula="of:=[.KGT2]/[.KGV2]" office:value-type="float" office:value="108.551992225462" calcext:value-type="float">
            <text:p>108,551992225462</text:p>
          </table:table-cell>
          <table:table-cell table:style-name="ce14" table:formula="of:=[.KGU2]/[.KG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HF2]/[.KHI2]" office:value-type="float" office:value="250.704567541302" calcext:value-type="float">
            <text:p>250,704567541302</text:p>
          </table:table-cell>
          <table:table-cell table:style-name="ce14" table:formula="of:=[.KHG2]/[.KHI2]" office:value-type="float" office:value="108.551992225462" calcext:value-type="float">
            <text:p>108,551992225462</text:p>
          </table:table-cell>
          <table:table-cell table:style-name="ce14" table:formula="of:=[.KHH2]/[.KH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HS2]/[.KHV2]" office:value-type="float" office:value="250.704567541302" calcext:value-type="float">
            <text:p>250,704567541302</text:p>
          </table:table-cell>
          <table:table-cell table:style-name="ce14" table:formula="of:=[.KHT2]/[.KHV2]" office:value-type="float" office:value="108.551992225462" calcext:value-type="float">
            <text:p>108,551992225462</text:p>
          </table:table-cell>
          <table:table-cell table:style-name="ce14" table:formula="of:=[.KHU2]/[.KH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IF2]/[.KII2]" office:value-type="float" office:value="250.704567541302" calcext:value-type="float">
            <text:p>250,704567541302</text:p>
          </table:table-cell>
          <table:table-cell table:style-name="ce14" table:formula="of:=[.KIG2]/[.KII2]" office:value-type="float" office:value="108.551992225462" calcext:value-type="float">
            <text:p>108,551992225462</text:p>
          </table:table-cell>
          <table:table-cell table:style-name="ce14" table:formula="of:=[.KIH2]/[.KI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IS2]/[.KIV2]" office:value-type="float" office:value="250.704567541302" calcext:value-type="float">
            <text:p>250,704567541302</text:p>
          </table:table-cell>
          <table:table-cell table:style-name="ce14" table:formula="of:=[.KIT2]/[.KIV2]" office:value-type="float" office:value="108.551992225462" calcext:value-type="float">
            <text:p>108,551992225462</text:p>
          </table:table-cell>
          <table:table-cell table:style-name="ce14" table:formula="of:=[.KIU2]/[.KI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JF2]/[.KJI2]" office:value-type="float" office:value="250.704567541302" calcext:value-type="float">
            <text:p>250,704567541302</text:p>
          </table:table-cell>
          <table:table-cell table:style-name="ce14" table:formula="of:=[.KJG2]/[.KJI2]" office:value-type="float" office:value="108.551992225462" calcext:value-type="float">
            <text:p>108,551992225462</text:p>
          </table:table-cell>
          <table:table-cell table:style-name="ce14" table:formula="of:=[.KJH2]/[.KJ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JS2]/[.KJV2]" office:value-type="float" office:value="250.704567541302" calcext:value-type="float">
            <text:p>250,704567541302</text:p>
          </table:table-cell>
          <table:table-cell table:style-name="ce14" table:formula="of:=[.KJT2]/[.KJV2]" office:value-type="float" office:value="108.551992225462" calcext:value-type="float">
            <text:p>108,551992225462</text:p>
          </table:table-cell>
          <table:table-cell table:style-name="ce14" table:formula="of:=[.KJU2]/[.KJ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KF2]/[.KKI2]" office:value-type="float" office:value="250.704567541302" calcext:value-type="float">
            <text:p>250,704567541302</text:p>
          </table:table-cell>
          <table:table-cell table:style-name="ce14" table:formula="of:=[.KKG2]/[.KKI2]" office:value-type="float" office:value="108.551992225462" calcext:value-type="float">
            <text:p>108,551992225462</text:p>
          </table:table-cell>
          <table:table-cell table:style-name="ce14" table:formula="of:=[.KKH2]/[.KK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KS2]/[.KKV2]" office:value-type="float" office:value="250.704567541302" calcext:value-type="float">
            <text:p>250,704567541302</text:p>
          </table:table-cell>
          <table:table-cell table:style-name="ce14" table:formula="of:=[.KKT2]/[.KKV2]" office:value-type="float" office:value="108.551992225462" calcext:value-type="float">
            <text:p>108,551992225462</text:p>
          </table:table-cell>
          <table:table-cell table:style-name="ce14" table:formula="of:=[.KKU2]/[.KK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LF2]/[.KLI2]" office:value-type="float" office:value="250.704567541302" calcext:value-type="float">
            <text:p>250,704567541302</text:p>
          </table:table-cell>
          <table:table-cell table:style-name="ce14" table:formula="of:=[.KLG2]/[.KLI2]" office:value-type="float" office:value="108.551992225462" calcext:value-type="float">
            <text:p>108,551992225462</text:p>
          </table:table-cell>
          <table:table-cell table:style-name="ce14" table:formula="of:=[.KLH2]/[.KL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LS2]/[.KLV2]" office:value-type="float" office:value="250.704567541302" calcext:value-type="float">
            <text:p>250,704567541302</text:p>
          </table:table-cell>
          <table:table-cell table:style-name="ce14" table:formula="of:=[.KLT2]/[.KLV2]" office:value-type="float" office:value="108.551992225462" calcext:value-type="float">
            <text:p>108,551992225462</text:p>
          </table:table-cell>
          <table:table-cell table:style-name="ce14" table:formula="of:=[.KLU2]/[.KL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MF2]/[.KMI2]" office:value-type="float" office:value="250.704567541302" calcext:value-type="float">
            <text:p>250,704567541302</text:p>
          </table:table-cell>
          <table:table-cell table:style-name="ce14" table:formula="of:=[.KMG2]/[.KMI2]" office:value-type="float" office:value="108.551992225462" calcext:value-type="float">
            <text:p>108,551992225462</text:p>
          </table:table-cell>
          <table:table-cell table:style-name="ce14" table:formula="of:=[.KMH2]/[.KM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MS2]/[.KMV2]" office:value-type="float" office:value="250.704567541302" calcext:value-type="float">
            <text:p>250,704567541302</text:p>
          </table:table-cell>
          <table:table-cell table:style-name="ce14" table:formula="of:=[.KMT2]/[.KMV2]" office:value-type="float" office:value="108.551992225462" calcext:value-type="float">
            <text:p>108,551992225462</text:p>
          </table:table-cell>
          <table:table-cell table:style-name="ce14" table:formula="of:=[.KMU2]/[.KM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NF2]/[.KNI2]" office:value-type="float" office:value="250.704567541302" calcext:value-type="float">
            <text:p>250,704567541302</text:p>
          </table:table-cell>
          <table:table-cell table:style-name="ce14" table:formula="of:=[.KNG2]/[.KNI2]" office:value-type="float" office:value="108.551992225462" calcext:value-type="float">
            <text:p>108,551992225462</text:p>
          </table:table-cell>
          <table:table-cell table:style-name="ce14" table:formula="of:=[.KNH2]/[.KN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NS2]/[.KNV2]" office:value-type="float" office:value="250.704567541302" calcext:value-type="float">
            <text:p>250,704567541302</text:p>
          </table:table-cell>
          <table:table-cell table:style-name="ce14" table:formula="of:=[.KNT2]/[.KNV2]" office:value-type="float" office:value="108.551992225462" calcext:value-type="float">
            <text:p>108,551992225462</text:p>
          </table:table-cell>
          <table:table-cell table:style-name="ce14" table:formula="of:=[.KNU2]/[.KN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OF2]/[.KOI2]" office:value-type="float" office:value="250.704567541302" calcext:value-type="float">
            <text:p>250,704567541302</text:p>
          </table:table-cell>
          <table:table-cell table:style-name="ce14" table:formula="of:=[.KOG2]/[.KOI2]" office:value-type="float" office:value="108.551992225462" calcext:value-type="float">
            <text:p>108,551992225462</text:p>
          </table:table-cell>
          <table:table-cell table:style-name="ce14" table:formula="of:=[.KOH2]/[.KO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OS2]/[.KOV2]" office:value-type="float" office:value="250.704567541302" calcext:value-type="float">
            <text:p>250,704567541302</text:p>
          </table:table-cell>
          <table:table-cell table:style-name="ce14" table:formula="of:=[.KOT2]/[.KOV2]" office:value-type="float" office:value="108.551992225462" calcext:value-type="float">
            <text:p>108,551992225462</text:p>
          </table:table-cell>
          <table:table-cell table:style-name="ce14" table:formula="of:=[.KOU2]/[.KO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PF2]/[.KPI2]" office:value-type="float" office:value="250.704567541302" calcext:value-type="float">
            <text:p>250,704567541302</text:p>
          </table:table-cell>
          <table:table-cell table:style-name="ce14" table:formula="of:=[.KPG2]/[.KPI2]" office:value-type="float" office:value="108.551992225462" calcext:value-type="float">
            <text:p>108,551992225462</text:p>
          </table:table-cell>
          <table:table-cell table:style-name="ce14" table:formula="of:=[.KPH2]/[.KP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PS2]/[.KPV2]" office:value-type="float" office:value="250.704567541302" calcext:value-type="float">
            <text:p>250,704567541302</text:p>
          </table:table-cell>
          <table:table-cell table:style-name="ce14" table:formula="of:=[.KPT2]/[.KPV2]" office:value-type="float" office:value="108.551992225462" calcext:value-type="float">
            <text:p>108,551992225462</text:p>
          </table:table-cell>
          <table:table-cell table:style-name="ce14" table:formula="of:=[.KPU2]/[.KP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QF2]/[.KQI2]" office:value-type="float" office:value="250.704567541302" calcext:value-type="float">
            <text:p>250,704567541302</text:p>
          </table:table-cell>
          <table:table-cell table:style-name="ce14" table:formula="of:=[.KQG2]/[.KQI2]" office:value-type="float" office:value="108.551992225462" calcext:value-type="float">
            <text:p>108,551992225462</text:p>
          </table:table-cell>
          <table:table-cell table:style-name="ce14" table:formula="of:=[.KQH2]/[.KQ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QS2]/[.KQV2]" office:value-type="float" office:value="250.704567541302" calcext:value-type="float">
            <text:p>250,704567541302</text:p>
          </table:table-cell>
          <table:table-cell table:style-name="ce14" table:formula="of:=[.KQT2]/[.KQV2]" office:value-type="float" office:value="108.551992225462" calcext:value-type="float">
            <text:p>108,551992225462</text:p>
          </table:table-cell>
          <table:table-cell table:style-name="ce14" table:formula="of:=[.KQU2]/[.KQ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RF2]/[.KRI2]" office:value-type="float" office:value="250.704567541302" calcext:value-type="float">
            <text:p>250,704567541302</text:p>
          </table:table-cell>
          <table:table-cell table:style-name="ce14" table:formula="of:=[.KRG2]/[.KRI2]" office:value-type="float" office:value="108.551992225462" calcext:value-type="float">
            <text:p>108,551992225462</text:p>
          </table:table-cell>
          <table:table-cell table:style-name="ce14" table:formula="of:=[.KRH2]/[.KR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RS2]/[.KRV2]" office:value-type="float" office:value="250.704567541302" calcext:value-type="float">
            <text:p>250,704567541302</text:p>
          </table:table-cell>
          <table:table-cell table:style-name="ce14" table:formula="of:=[.KRT2]/[.KRV2]" office:value-type="float" office:value="108.551992225462" calcext:value-type="float">
            <text:p>108,551992225462</text:p>
          </table:table-cell>
          <table:table-cell table:style-name="ce14" table:formula="of:=[.KRU2]/[.KR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SF2]/[.KSI2]" office:value-type="float" office:value="250.704567541302" calcext:value-type="float">
            <text:p>250,704567541302</text:p>
          </table:table-cell>
          <table:table-cell table:style-name="ce14" table:formula="of:=[.KSG2]/[.KSI2]" office:value-type="float" office:value="108.551992225462" calcext:value-type="float">
            <text:p>108,551992225462</text:p>
          </table:table-cell>
          <table:table-cell table:style-name="ce14" table:formula="of:=[.KSH2]/[.KS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SS2]/[.KSV2]" office:value-type="float" office:value="250.704567541302" calcext:value-type="float">
            <text:p>250,704567541302</text:p>
          </table:table-cell>
          <table:table-cell table:style-name="ce14" table:formula="of:=[.KST2]/[.KSV2]" office:value-type="float" office:value="108.551992225462" calcext:value-type="float">
            <text:p>108,551992225462</text:p>
          </table:table-cell>
          <table:table-cell table:style-name="ce14" table:formula="of:=[.KSU2]/[.KS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TF2]/[.KTI2]" office:value-type="float" office:value="250.704567541302" calcext:value-type="float">
            <text:p>250,704567541302</text:p>
          </table:table-cell>
          <table:table-cell table:style-name="ce14" table:formula="of:=[.KTG2]/[.KTI2]" office:value-type="float" office:value="108.551992225462" calcext:value-type="float">
            <text:p>108,551992225462</text:p>
          </table:table-cell>
          <table:table-cell table:style-name="ce14" table:formula="of:=[.KTH2]/[.KT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TS2]/[.KTV2]" office:value-type="float" office:value="250.704567541302" calcext:value-type="float">
            <text:p>250,704567541302</text:p>
          </table:table-cell>
          <table:table-cell table:style-name="ce14" table:formula="of:=[.KTT2]/[.KTV2]" office:value-type="float" office:value="108.551992225462" calcext:value-type="float">
            <text:p>108,551992225462</text:p>
          </table:table-cell>
          <table:table-cell table:style-name="ce14" table:formula="of:=[.KTU2]/[.KT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UF2]/[.KUI2]" office:value-type="float" office:value="250.704567541302" calcext:value-type="float">
            <text:p>250,704567541302</text:p>
          </table:table-cell>
          <table:table-cell table:style-name="ce14" table:formula="of:=[.KUG2]/[.KUI2]" office:value-type="float" office:value="108.551992225462" calcext:value-type="float">
            <text:p>108,551992225462</text:p>
          </table:table-cell>
          <table:table-cell table:style-name="ce14" table:formula="of:=[.KUH2]/[.KU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US2]/[.KUV2]" office:value-type="float" office:value="250.704567541302" calcext:value-type="float">
            <text:p>250,704567541302</text:p>
          </table:table-cell>
          <table:table-cell table:style-name="ce14" table:formula="of:=[.KUT2]/[.KUV2]" office:value-type="float" office:value="108.551992225462" calcext:value-type="float">
            <text:p>108,551992225462</text:p>
          </table:table-cell>
          <table:table-cell table:style-name="ce14" table:formula="of:=[.KUU2]/[.KU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VF2]/[.KVI2]" office:value-type="float" office:value="250.704567541302" calcext:value-type="float">
            <text:p>250,704567541302</text:p>
          </table:table-cell>
          <table:table-cell table:style-name="ce14" table:formula="of:=[.KVG2]/[.KVI2]" office:value-type="float" office:value="108.551992225462" calcext:value-type="float">
            <text:p>108,551992225462</text:p>
          </table:table-cell>
          <table:table-cell table:style-name="ce14" table:formula="of:=[.KVH2]/[.KV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VS2]/[.KVV2]" office:value-type="float" office:value="250.704567541302" calcext:value-type="float">
            <text:p>250,704567541302</text:p>
          </table:table-cell>
          <table:table-cell table:style-name="ce14" table:formula="of:=[.KVT2]/[.KVV2]" office:value-type="float" office:value="108.551992225462" calcext:value-type="float">
            <text:p>108,551992225462</text:p>
          </table:table-cell>
          <table:table-cell table:style-name="ce14" table:formula="of:=[.KVU2]/[.KV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WF2]/[.KWI2]" office:value-type="float" office:value="250.704567541302" calcext:value-type="float">
            <text:p>250,704567541302</text:p>
          </table:table-cell>
          <table:table-cell table:style-name="ce14" table:formula="of:=[.KWG2]/[.KWI2]" office:value-type="float" office:value="108.551992225462" calcext:value-type="float">
            <text:p>108,551992225462</text:p>
          </table:table-cell>
          <table:table-cell table:style-name="ce14" table:formula="of:=[.KWH2]/[.KW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WS2]/[.KWV2]" office:value-type="float" office:value="250.704567541302" calcext:value-type="float">
            <text:p>250,704567541302</text:p>
          </table:table-cell>
          <table:table-cell table:style-name="ce14" table:formula="of:=[.KWT2]/[.KWV2]" office:value-type="float" office:value="108.551992225462" calcext:value-type="float">
            <text:p>108,551992225462</text:p>
          </table:table-cell>
          <table:table-cell table:style-name="ce14" table:formula="of:=[.KWU2]/[.KW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XF2]/[.KXI2]" office:value-type="float" office:value="250.704567541302" calcext:value-type="float">
            <text:p>250,704567541302</text:p>
          </table:table-cell>
          <table:table-cell table:style-name="ce14" table:formula="of:=[.KXG2]/[.KXI2]" office:value-type="float" office:value="108.551992225462" calcext:value-type="float">
            <text:p>108,551992225462</text:p>
          </table:table-cell>
          <table:table-cell table:style-name="ce14" table:formula="of:=[.KXH2]/[.KX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XS2]/[.KXV2]" office:value-type="float" office:value="250.704567541302" calcext:value-type="float">
            <text:p>250,704567541302</text:p>
          </table:table-cell>
          <table:table-cell table:style-name="ce14" table:formula="of:=[.KXT2]/[.KXV2]" office:value-type="float" office:value="108.551992225462" calcext:value-type="float">
            <text:p>108,551992225462</text:p>
          </table:table-cell>
          <table:table-cell table:style-name="ce14" table:formula="of:=[.KXU2]/[.KX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YF2]/[.KYI2]" office:value-type="float" office:value="250.704567541302" calcext:value-type="float">
            <text:p>250,704567541302</text:p>
          </table:table-cell>
          <table:table-cell table:style-name="ce14" table:formula="of:=[.KYG2]/[.KYI2]" office:value-type="float" office:value="108.551992225462" calcext:value-type="float">
            <text:p>108,551992225462</text:p>
          </table:table-cell>
          <table:table-cell table:style-name="ce14" table:formula="of:=[.KYH2]/[.KY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YS2]/[.KYV2]" office:value-type="float" office:value="250.704567541302" calcext:value-type="float">
            <text:p>250,704567541302</text:p>
          </table:table-cell>
          <table:table-cell table:style-name="ce14" table:formula="of:=[.KYT2]/[.KYV2]" office:value-type="float" office:value="108.551992225462" calcext:value-type="float">
            <text:p>108,551992225462</text:p>
          </table:table-cell>
          <table:table-cell table:style-name="ce14" table:formula="of:=[.KYU2]/[.KY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ZF2]/[.KZI2]" office:value-type="float" office:value="250.704567541302" calcext:value-type="float">
            <text:p>250,704567541302</text:p>
          </table:table-cell>
          <table:table-cell table:style-name="ce14" table:formula="of:=[.KZG2]/[.KZI2]" office:value-type="float" office:value="108.551992225462" calcext:value-type="float">
            <text:p>108,551992225462</text:p>
          </table:table-cell>
          <table:table-cell table:style-name="ce14" table:formula="of:=[.KZH2]/[.KZ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ZS2]/[.KZV2]" office:value-type="float" office:value="250.704567541302" calcext:value-type="float">
            <text:p>250,704567541302</text:p>
          </table:table-cell>
          <table:table-cell table:style-name="ce14" table:formula="of:=[.KZT2]/[.KZV2]" office:value-type="float" office:value="108.551992225462" calcext:value-type="float">
            <text:p>108,551992225462</text:p>
          </table:table-cell>
          <table:table-cell table:style-name="ce14" table:formula="of:=[.KZU2]/[.KZ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AF2]/[.LAI2]" office:value-type="float" office:value="250.704567541302" calcext:value-type="float">
            <text:p>250,704567541302</text:p>
          </table:table-cell>
          <table:table-cell table:style-name="ce14" table:formula="of:=[.LAG2]/[.LAI2]" office:value-type="float" office:value="108.551992225462" calcext:value-type="float">
            <text:p>108,551992225462</text:p>
          </table:table-cell>
          <table:table-cell table:style-name="ce14" table:formula="of:=[.LAH2]/[.LA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AS2]/[.LAV2]" office:value-type="float" office:value="250.704567541302" calcext:value-type="float">
            <text:p>250,704567541302</text:p>
          </table:table-cell>
          <table:table-cell table:style-name="ce14" table:formula="of:=[.LAT2]/[.LAV2]" office:value-type="float" office:value="108.551992225462" calcext:value-type="float">
            <text:p>108,551992225462</text:p>
          </table:table-cell>
          <table:table-cell table:style-name="ce14" table:formula="of:=[.LAU2]/[.LA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BF2]/[.LBI2]" office:value-type="float" office:value="250.704567541302" calcext:value-type="float">
            <text:p>250,704567541302</text:p>
          </table:table-cell>
          <table:table-cell table:style-name="ce14" table:formula="of:=[.LBG2]/[.LBI2]" office:value-type="float" office:value="108.551992225462" calcext:value-type="float">
            <text:p>108,551992225462</text:p>
          </table:table-cell>
          <table:table-cell table:style-name="ce14" table:formula="of:=[.LBH2]/[.LB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BS2]/[.LBV2]" office:value-type="float" office:value="250.704567541302" calcext:value-type="float">
            <text:p>250,704567541302</text:p>
          </table:table-cell>
          <table:table-cell table:style-name="ce14" table:formula="of:=[.LBT2]/[.LBV2]" office:value-type="float" office:value="108.551992225462" calcext:value-type="float">
            <text:p>108,551992225462</text:p>
          </table:table-cell>
          <table:table-cell table:style-name="ce14" table:formula="of:=[.LBU2]/[.LB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CF2]/[.LCI2]" office:value-type="float" office:value="250.704567541302" calcext:value-type="float">
            <text:p>250,704567541302</text:p>
          </table:table-cell>
          <table:table-cell table:style-name="ce14" table:formula="of:=[.LCG2]/[.LCI2]" office:value-type="float" office:value="108.551992225462" calcext:value-type="float">
            <text:p>108,551992225462</text:p>
          </table:table-cell>
          <table:table-cell table:style-name="ce14" table:formula="of:=[.LCH2]/[.LC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CS2]/[.LCV2]" office:value-type="float" office:value="250.704567541302" calcext:value-type="float">
            <text:p>250,704567541302</text:p>
          </table:table-cell>
          <table:table-cell table:style-name="ce14" table:formula="of:=[.LCT2]/[.LCV2]" office:value-type="float" office:value="108.551992225462" calcext:value-type="float">
            <text:p>108,551992225462</text:p>
          </table:table-cell>
          <table:table-cell table:style-name="ce14" table:formula="of:=[.LCU2]/[.LC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DF2]/[.LDI2]" office:value-type="float" office:value="250.704567541302" calcext:value-type="float">
            <text:p>250,704567541302</text:p>
          </table:table-cell>
          <table:table-cell table:style-name="ce14" table:formula="of:=[.LDG2]/[.LDI2]" office:value-type="float" office:value="108.551992225462" calcext:value-type="float">
            <text:p>108,551992225462</text:p>
          </table:table-cell>
          <table:table-cell table:style-name="ce14" table:formula="of:=[.LDH2]/[.LD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DS2]/[.LDV2]" office:value-type="float" office:value="250.704567541302" calcext:value-type="float">
            <text:p>250,704567541302</text:p>
          </table:table-cell>
          <table:table-cell table:style-name="ce14" table:formula="of:=[.LDT2]/[.LDV2]" office:value-type="float" office:value="108.551992225462" calcext:value-type="float">
            <text:p>108,551992225462</text:p>
          </table:table-cell>
          <table:table-cell table:style-name="ce14" table:formula="of:=[.LDU2]/[.LD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EF2]/[.LEI2]" office:value-type="float" office:value="250.704567541302" calcext:value-type="float">
            <text:p>250,704567541302</text:p>
          </table:table-cell>
          <table:table-cell table:style-name="ce14" table:formula="of:=[.LEG2]/[.LEI2]" office:value-type="float" office:value="108.551992225462" calcext:value-type="float">
            <text:p>108,551992225462</text:p>
          </table:table-cell>
          <table:table-cell table:style-name="ce14" table:formula="of:=[.LEH2]/[.LE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ES2]/[.LEV2]" office:value-type="float" office:value="250.704567541302" calcext:value-type="float">
            <text:p>250,704567541302</text:p>
          </table:table-cell>
          <table:table-cell table:style-name="ce14" table:formula="of:=[.LET2]/[.LEV2]" office:value-type="float" office:value="108.551992225462" calcext:value-type="float">
            <text:p>108,551992225462</text:p>
          </table:table-cell>
          <table:table-cell table:style-name="ce14" table:formula="of:=[.LEU2]/[.LE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FF2]/[.LFI2]" office:value-type="float" office:value="250.704567541302" calcext:value-type="float">
            <text:p>250,704567541302</text:p>
          </table:table-cell>
          <table:table-cell table:style-name="ce14" table:formula="of:=[.LFG2]/[.LFI2]" office:value-type="float" office:value="108.551992225462" calcext:value-type="float">
            <text:p>108,551992225462</text:p>
          </table:table-cell>
          <table:table-cell table:style-name="ce14" table:formula="of:=[.LFH2]/[.LF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FS2]/[.LFV2]" office:value-type="float" office:value="250.704567541302" calcext:value-type="float">
            <text:p>250,704567541302</text:p>
          </table:table-cell>
          <table:table-cell table:style-name="ce14" table:formula="of:=[.LFT2]/[.LFV2]" office:value-type="float" office:value="108.551992225462" calcext:value-type="float">
            <text:p>108,551992225462</text:p>
          </table:table-cell>
          <table:table-cell table:style-name="ce14" table:formula="of:=[.LFU2]/[.LF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GF2]/[.LGI2]" office:value-type="float" office:value="250.704567541302" calcext:value-type="float">
            <text:p>250,704567541302</text:p>
          </table:table-cell>
          <table:table-cell table:style-name="ce14" table:formula="of:=[.LGG2]/[.LGI2]" office:value-type="float" office:value="108.551992225462" calcext:value-type="float">
            <text:p>108,551992225462</text:p>
          </table:table-cell>
          <table:table-cell table:style-name="ce14" table:formula="of:=[.LGH2]/[.LG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GS2]/[.LGV2]" office:value-type="float" office:value="250.704567541302" calcext:value-type="float">
            <text:p>250,704567541302</text:p>
          </table:table-cell>
          <table:table-cell table:style-name="ce14" table:formula="of:=[.LGT2]/[.LGV2]" office:value-type="float" office:value="108.551992225462" calcext:value-type="float">
            <text:p>108,551992225462</text:p>
          </table:table-cell>
          <table:table-cell table:style-name="ce14" table:formula="of:=[.LGU2]/[.LG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HF2]/[.LHI2]" office:value-type="float" office:value="250.704567541302" calcext:value-type="float">
            <text:p>250,704567541302</text:p>
          </table:table-cell>
          <table:table-cell table:style-name="ce14" table:formula="of:=[.LHG2]/[.LHI2]" office:value-type="float" office:value="108.551992225462" calcext:value-type="float">
            <text:p>108,551992225462</text:p>
          </table:table-cell>
          <table:table-cell table:style-name="ce14" table:formula="of:=[.LHH2]/[.LH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HS2]/[.LHV2]" office:value-type="float" office:value="250.704567541302" calcext:value-type="float">
            <text:p>250,704567541302</text:p>
          </table:table-cell>
          <table:table-cell table:style-name="ce14" table:formula="of:=[.LHT2]/[.LHV2]" office:value-type="float" office:value="108.551992225462" calcext:value-type="float">
            <text:p>108,551992225462</text:p>
          </table:table-cell>
          <table:table-cell table:style-name="ce14" table:formula="of:=[.LHU2]/[.LH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IF2]/[.LII2]" office:value-type="float" office:value="250.704567541302" calcext:value-type="float">
            <text:p>250,704567541302</text:p>
          </table:table-cell>
          <table:table-cell table:style-name="ce14" table:formula="of:=[.LIG2]/[.LII2]" office:value-type="float" office:value="108.551992225462" calcext:value-type="float">
            <text:p>108,551992225462</text:p>
          </table:table-cell>
          <table:table-cell table:style-name="ce14" table:formula="of:=[.LIH2]/[.LI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IS2]/[.LIV2]" office:value-type="float" office:value="250.704567541302" calcext:value-type="float">
            <text:p>250,704567541302</text:p>
          </table:table-cell>
          <table:table-cell table:style-name="ce14" table:formula="of:=[.LIT2]/[.LIV2]" office:value-type="float" office:value="108.551992225462" calcext:value-type="float">
            <text:p>108,551992225462</text:p>
          </table:table-cell>
          <table:table-cell table:style-name="ce14" table:formula="of:=[.LIU2]/[.LI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JF2]/[.LJI2]" office:value-type="float" office:value="250.704567541302" calcext:value-type="float">
            <text:p>250,704567541302</text:p>
          </table:table-cell>
          <table:table-cell table:style-name="ce14" table:formula="of:=[.LJG2]/[.LJI2]" office:value-type="float" office:value="108.551992225462" calcext:value-type="float">
            <text:p>108,551992225462</text:p>
          </table:table-cell>
          <table:table-cell table:style-name="ce14" table:formula="of:=[.LJH2]/[.LJ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JS2]/[.LJV2]" office:value-type="float" office:value="250.704567541302" calcext:value-type="float">
            <text:p>250,704567541302</text:p>
          </table:table-cell>
          <table:table-cell table:style-name="ce14" table:formula="of:=[.LJT2]/[.LJV2]" office:value-type="float" office:value="108.551992225462" calcext:value-type="float">
            <text:p>108,551992225462</text:p>
          </table:table-cell>
          <table:table-cell table:style-name="ce14" table:formula="of:=[.LJU2]/[.LJ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KF2]/[.LKI2]" office:value-type="float" office:value="250.704567541302" calcext:value-type="float">
            <text:p>250,704567541302</text:p>
          </table:table-cell>
          <table:table-cell table:style-name="ce14" table:formula="of:=[.LKG2]/[.LKI2]" office:value-type="float" office:value="108.551992225462" calcext:value-type="float">
            <text:p>108,551992225462</text:p>
          </table:table-cell>
          <table:table-cell table:style-name="ce14" table:formula="of:=[.LKH2]/[.LK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KS2]/[.LKV2]" office:value-type="float" office:value="250.704567541302" calcext:value-type="float">
            <text:p>250,704567541302</text:p>
          </table:table-cell>
          <table:table-cell table:style-name="ce14" table:formula="of:=[.LKT2]/[.LKV2]" office:value-type="float" office:value="108.551992225462" calcext:value-type="float">
            <text:p>108,551992225462</text:p>
          </table:table-cell>
          <table:table-cell table:style-name="ce14" table:formula="of:=[.LKU2]/[.LK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LF2]/[.LLI2]" office:value-type="float" office:value="250.704567541302" calcext:value-type="float">
            <text:p>250,704567541302</text:p>
          </table:table-cell>
          <table:table-cell table:style-name="ce14" table:formula="of:=[.LLG2]/[.LLI2]" office:value-type="float" office:value="108.551992225462" calcext:value-type="float">
            <text:p>108,551992225462</text:p>
          </table:table-cell>
          <table:table-cell table:style-name="ce14" table:formula="of:=[.LLH2]/[.LL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LS2]/[.LLV2]" office:value-type="float" office:value="250.704567541302" calcext:value-type="float">
            <text:p>250,704567541302</text:p>
          </table:table-cell>
          <table:table-cell table:style-name="ce14" table:formula="of:=[.LLT2]/[.LLV2]" office:value-type="float" office:value="108.551992225462" calcext:value-type="float">
            <text:p>108,551992225462</text:p>
          </table:table-cell>
          <table:table-cell table:style-name="ce14" table:formula="of:=[.LLU2]/[.LL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MF2]/[.LMI2]" office:value-type="float" office:value="250.704567541302" calcext:value-type="float">
            <text:p>250,704567541302</text:p>
          </table:table-cell>
          <table:table-cell table:style-name="ce14" table:formula="of:=[.LMG2]/[.LMI2]" office:value-type="float" office:value="108.551992225462" calcext:value-type="float">
            <text:p>108,551992225462</text:p>
          </table:table-cell>
          <table:table-cell table:style-name="ce14" table:formula="of:=[.LMH2]/[.LM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MS2]/[.LMV2]" office:value-type="float" office:value="250.704567541302" calcext:value-type="float">
            <text:p>250,704567541302</text:p>
          </table:table-cell>
          <table:table-cell table:style-name="ce14" table:formula="of:=[.LMT2]/[.LMV2]" office:value-type="float" office:value="108.551992225462" calcext:value-type="float">
            <text:p>108,551992225462</text:p>
          </table:table-cell>
          <table:table-cell table:style-name="ce14" table:formula="of:=[.LMU2]/[.LM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NF2]/[.LNI2]" office:value-type="float" office:value="250.704567541302" calcext:value-type="float">
            <text:p>250,704567541302</text:p>
          </table:table-cell>
          <table:table-cell table:style-name="ce14" table:formula="of:=[.LNG2]/[.LNI2]" office:value-type="float" office:value="108.551992225462" calcext:value-type="float">
            <text:p>108,551992225462</text:p>
          </table:table-cell>
          <table:table-cell table:style-name="ce14" table:formula="of:=[.LNH2]/[.LN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NS2]/[.LNV2]" office:value-type="float" office:value="250.704567541302" calcext:value-type="float">
            <text:p>250,704567541302</text:p>
          </table:table-cell>
          <table:table-cell table:style-name="ce14" table:formula="of:=[.LNT2]/[.LNV2]" office:value-type="float" office:value="108.551992225462" calcext:value-type="float">
            <text:p>108,551992225462</text:p>
          </table:table-cell>
          <table:table-cell table:style-name="ce14" table:formula="of:=[.LNU2]/[.LN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OF2]/[.LOI2]" office:value-type="float" office:value="250.704567541302" calcext:value-type="float">
            <text:p>250,704567541302</text:p>
          </table:table-cell>
          <table:table-cell table:style-name="ce14" table:formula="of:=[.LOG2]/[.LOI2]" office:value-type="float" office:value="108.551992225462" calcext:value-type="float">
            <text:p>108,551992225462</text:p>
          </table:table-cell>
          <table:table-cell table:style-name="ce14" table:formula="of:=[.LOH2]/[.LO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OS2]/[.LOV2]" office:value-type="float" office:value="250.704567541302" calcext:value-type="float">
            <text:p>250,704567541302</text:p>
          </table:table-cell>
          <table:table-cell table:style-name="ce14" table:formula="of:=[.LOT2]/[.LOV2]" office:value-type="float" office:value="108.551992225462" calcext:value-type="float">
            <text:p>108,551992225462</text:p>
          </table:table-cell>
          <table:table-cell table:style-name="ce14" table:formula="of:=[.LOU2]/[.LO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PF2]/[.LPI2]" office:value-type="float" office:value="250.704567541302" calcext:value-type="float">
            <text:p>250,704567541302</text:p>
          </table:table-cell>
          <table:table-cell table:style-name="ce14" table:formula="of:=[.LPG2]/[.LPI2]" office:value-type="float" office:value="108.551992225462" calcext:value-type="float">
            <text:p>108,551992225462</text:p>
          </table:table-cell>
          <table:table-cell table:style-name="ce14" table:formula="of:=[.LPH2]/[.LP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PS2]/[.LPV2]" office:value-type="float" office:value="250.704567541302" calcext:value-type="float">
            <text:p>250,704567541302</text:p>
          </table:table-cell>
          <table:table-cell table:style-name="ce14" table:formula="of:=[.LPT2]/[.LPV2]" office:value-type="float" office:value="108.551992225462" calcext:value-type="float">
            <text:p>108,551992225462</text:p>
          </table:table-cell>
          <table:table-cell table:style-name="ce14" table:formula="of:=[.LPU2]/[.LP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QF2]/[.LQI2]" office:value-type="float" office:value="250.704567541302" calcext:value-type="float">
            <text:p>250,704567541302</text:p>
          </table:table-cell>
          <table:table-cell table:style-name="ce14" table:formula="of:=[.LQG2]/[.LQI2]" office:value-type="float" office:value="108.551992225462" calcext:value-type="float">
            <text:p>108,551992225462</text:p>
          </table:table-cell>
          <table:table-cell table:style-name="ce14" table:formula="of:=[.LQH2]/[.LQ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QS2]/[.LQV2]" office:value-type="float" office:value="250.704567541302" calcext:value-type="float">
            <text:p>250,704567541302</text:p>
          </table:table-cell>
          <table:table-cell table:style-name="ce14" table:formula="of:=[.LQT2]/[.LQV2]" office:value-type="float" office:value="108.551992225462" calcext:value-type="float">
            <text:p>108,551992225462</text:p>
          </table:table-cell>
          <table:table-cell table:style-name="ce14" table:formula="of:=[.LQU2]/[.LQ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RF2]/[.LRI2]" office:value-type="float" office:value="250.704567541302" calcext:value-type="float">
            <text:p>250,704567541302</text:p>
          </table:table-cell>
          <table:table-cell table:style-name="ce14" table:formula="of:=[.LRG2]/[.LRI2]" office:value-type="float" office:value="108.551992225462" calcext:value-type="float">
            <text:p>108,551992225462</text:p>
          </table:table-cell>
          <table:table-cell table:style-name="ce14" table:formula="of:=[.LRH2]/[.LR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RS2]/[.LRV2]" office:value-type="float" office:value="250.704567541302" calcext:value-type="float">
            <text:p>250,704567541302</text:p>
          </table:table-cell>
          <table:table-cell table:style-name="ce14" table:formula="of:=[.LRT2]/[.LRV2]" office:value-type="float" office:value="108.551992225462" calcext:value-type="float">
            <text:p>108,551992225462</text:p>
          </table:table-cell>
          <table:table-cell table:style-name="ce14" table:formula="of:=[.LRU2]/[.LR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SF2]/[.LSI2]" office:value-type="float" office:value="250.704567541302" calcext:value-type="float">
            <text:p>250,704567541302</text:p>
          </table:table-cell>
          <table:table-cell table:style-name="ce14" table:formula="of:=[.LSG2]/[.LSI2]" office:value-type="float" office:value="108.551992225462" calcext:value-type="float">
            <text:p>108,551992225462</text:p>
          </table:table-cell>
          <table:table-cell table:style-name="ce14" table:formula="of:=[.LSH2]/[.LS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SS2]/[.LSV2]" office:value-type="float" office:value="250.704567541302" calcext:value-type="float">
            <text:p>250,704567541302</text:p>
          </table:table-cell>
          <table:table-cell table:style-name="ce14" table:formula="of:=[.LST2]/[.LSV2]" office:value-type="float" office:value="108.551992225462" calcext:value-type="float">
            <text:p>108,551992225462</text:p>
          </table:table-cell>
          <table:table-cell table:style-name="ce14" table:formula="of:=[.LSU2]/[.LS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TF2]/[.LTI2]" office:value-type="float" office:value="250.704567541302" calcext:value-type="float">
            <text:p>250,704567541302</text:p>
          </table:table-cell>
          <table:table-cell table:style-name="ce14" table:formula="of:=[.LTG2]/[.LTI2]" office:value-type="float" office:value="108.551992225462" calcext:value-type="float">
            <text:p>108,551992225462</text:p>
          </table:table-cell>
          <table:table-cell table:style-name="ce14" table:formula="of:=[.LTH2]/[.LT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TS2]/[.LTV2]" office:value-type="float" office:value="250.704567541302" calcext:value-type="float">
            <text:p>250,704567541302</text:p>
          </table:table-cell>
          <table:table-cell table:style-name="ce14" table:formula="of:=[.LTT2]/[.LTV2]" office:value-type="float" office:value="108.551992225462" calcext:value-type="float">
            <text:p>108,551992225462</text:p>
          </table:table-cell>
          <table:table-cell table:style-name="ce14" table:formula="of:=[.LTU2]/[.LT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UF2]/[.LUI2]" office:value-type="float" office:value="250.704567541302" calcext:value-type="float">
            <text:p>250,704567541302</text:p>
          </table:table-cell>
          <table:table-cell table:style-name="ce14" table:formula="of:=[.LUG2]/[.LUI2]" office:value-type="float" office:value="108.551992225462" calcext:value-type="float">
            <text:p>108,551992225462</text:p>
          </table:table-cell>
          <table:table-cell table:style-name="ce14" table:formula="of:=[.LUH2]/[.LU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US2]/[.LUV2]" office:value-type="float" office:value="250.704567541302" calcext:value-type="float">
            <text:p>250,704567541302</text:p>
          </table:table-cell>
          <table:table-cell table:style-name="ce14" table:formula="of:=[.LUT2]/[.LUV2]" office:value-type="float" office:value="108.551992225462" calcext:value-type="float">
            <text:p>108,551992225462</text:p>
          </table:table-cell>
          <table:table-cell table:style-name="ce14" table:formula="of:=[.LUU2]/[.LU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VF2]/[.LVI2]" office:value-type="float" office:value="250.704567541302" calcext:value-type="float">
            <text:p>250,704567541302</text:p>
          </table:table-cell>
          <table:table-cell table:style-name="ce14" table:formula="of:=[.LVG2]/[.LVI2]" office:value-type="float" office:value="108.551992225462" calcext:value-type="float">
            <text:p>108,551992225462</text:p>
          </table:table-cell>
          <table:table-cell table:style-name="ce14" table:formula="of:=[.LVH2]/[.LV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VS2]/[.LVV2]" office:value-type="float" office:value="250.704567541302" calcext:value-type="float">
            <text:p>250,704567541302</text:p>
          </table:table-cell>
          <table:table-cell table:style-name="ce14" table:formula="of:=[.LVT2]/[.LVV2]" office:value-type="float" office:value="108.551992225462" calcext:value-type="float">
            <text:p>108,551992225462</text:p>
          </table:table-cell>
          <table:table-cell table:style-name="ce14" table:formula="of:=[.LVU2]/[.LV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WF2]/[.LWI2]" office:value-type="float" office:value="250.704567541302" calcext:value-type="float">
            <text:p>250,704567541302</text:p>
          </table:table-cell>
          <table:table-cell table:style-name="ce14" table:formula="of:=[.LWG2]/[.LWI2]" office:value-type="float" office:value="108.551992225462" calcext:value-type="float">
            <text:p>108,551992225462</text:p>
          </table:table-cell>
          <table:table-cell table:style-name="ce14" table:formula="of:=[.LWH2]/[.LW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WS2]/[.LWV2]" office:value-type="float" office:value="250.704567541302" calcext:value-type="float">
            <text:p>250,704567541302</text:p>
          </table:table-cell>
          <table:table-cell table:style-name="ce14" table:formula="of:=[.LWT2]/[.LWV2]" office:value-type="float" office:value="108.551992225462" calcext:value-type="float">
            <text:p>108,551992225462</text:p>
          </table:table-cell>
          <table:table-cell table:style-name="ce14" table:formula="of:=[.LWU2]/[.LW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XF2]/[.LXI2]" office:value-type="float" office:value="250.704567541302" calcext:value-type="float">
            <text:p>250,704567541302</text:p>
          </table:table-cell>
          <table:table-cell table:style-name="ce14" table:formula="of:=[.LXG2]/[.LXI2]" office:value-type="float" office:value="108.551992225462" calcext:value-type="float">
            <text:p>108,551992225462</text:p>
          </table:table-cell>
          <table:table-cell table:style-name="ce14" table:formula="of:=[.LXH2]/[.LX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XS2]/[.LXV2]" office:value-type="float" office:value="250.704567541302" calcext:value-type="float">
            <text:p>250,704567541302</text:p>
          </table:table-cell>
          <table:table-cell table:style-name="ce14" table:formula="of:=[.LXT2]/[.LXV2]" office:value-type="float" office:value="108.551992225462" calcext:value-type="float">
            <text:p>108,551992225462</text:p>
          </table:table-cell>
          <table:table-cell table:style-name="ce14" table:formula="of:=[.LXU2]/[.LX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YF2]/[.LYI2]" office:value-type="float" office:value="250.704567541302" calcext:value-type="float">
            <text:p>250,704567541302</text:p>
          </table:table-cell>
          <table:table-cell table:style-name="ce14" table:formula="of:=[.LYG2]/[.LYI2]" office:value-type="float" office:value="108.551992225462" calcext:value-type="float">
            <text:p>108,551992225462</text:p>
          </table:table-cell>
          <table:table-cell table:style-name="ce14" table:formula="of:=[.LYH2]/[.LY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YS2]/[.LYV2]" office:value-type="float" office:value="250.704567541302" calcext:value-type="float">
            <text:p>250,704567541302</text:p>
          </table:table-cell>
          <table:table-cell table:style-name="ce14" table:formula="of:=[.LYT2]/[.LYV2]" office:value-type="float" office:value="108.551992225462" calcext:value-type="float">
            <text:p>108,551992225462</text:p>
          </table:table-cell>
          <table:table-cell table:style-name="ce14" table:formula="of:=[.LYU2]/[.LY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ZF2]/[.LZI2]" office:value-type="float" office:value="250.704567541302" calcext:value-type="float">
            <text:p>250,704567541302</text:p>
          </table:table-cell>
          <table:table-cell table:style-name="ce14" table:formula="of:=[.LZG2]/[.LZI2]" office:value-type="float" office:value="108.551992225462" calcext:value-type="float">
            <text:p>108,551992225462</text:p>
          </table:table-cell>
          <table:table-cell table:style-name="ce14" table:formula="of:=[.LZH2]/[.LZ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ZS2]/[.LZV2]" office:value-type="float" office:value="250.704567541302" calcext:value-type="float">
            <text:p>250,704567541302</text:p>
          </table:table-cell>
          <table:table-cell table:style-name="ce14" table:formula="of:=[.LZT2]/[.LZV2]" office:value-type="float" office:value="108.551992225462" calcext:value-type="float">
            <text:p>108,551992225462</text:p>
          </table:table-cell>
          <table:table-cell table:style-name="ce14" table:formula="of:=[.LZU2]/[.LZ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AF2]/[.MAI2]" office:value-type="float" office:value="250.704567541302" calcext:value-type="float">
            <text:p>250,704567541302</text:p>
          </table:table-cell>
          <table:table-cell table:style-name="ce14" table:formula="of:=[.MAG2]/[.MAI2]" office:value-type="float" office:value="108.551992225462" calcext:value-type="float">
            <text:p>108,551992225462</text:p>
          </table:table-cell>
          <table:table-cell table:style-name="ce14" table:formula="of:=[.MAH2]/[.MA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AS2]/[.MAV2]" office:value-type="float" office:value="250.704567541302" calcext:value-type="float">
            <text:p>250,704567541302</text:p>
          </table:table-cell>
          <table:table-cell table:style-name="ce14" table:formula="of:=[.MAT2]/[.MAV2]" office:value-type="float" office:value="108.551992225462" calcext:value-type="float">
            <text:p>108,551992225462</text:p>
          </table:table-cell>
          <table:table-cell table:style-name="ce14" table:formula="of:=[.MAU2]/[.MA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BF2]/[.MBI2]" office:value-type="float" office:value="250.704567541302" calcext:value-type="float">
            <text:p>250,704567541302</text:p>
          </table:table-cell>
          <table:table-cell table:style-name="ce14" table:formula="of:=[.MBG2]/[.MBI2]" office:value-type="float" office:value="108.551992225462" calcext:value-type="float">
            <text:p>108,551992225462</text:p>
          </table:table-cell>
          <table:table-cell table:style-name="ce14" table:formula="of:=[.MBH2]/[.MB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BS2]/[.MBV2]" office:value-type="float" office:value="250.704567541302" calcext:value-type="float">
            <text:p>250,704567541302</text:p>
          </table:table-cell>
          <table:table-cell table:style-name="ce14" table:formula="of:=[.MBT2]/[.MBV2]" office:value-type="float" office:value="108.551992225462" calcext:value-type="float">
            <text:p>108,551992225462</text:p>
          </table:table-cell>
          <table:table-cell table:style-name="ce14" table:formula="of:=[.MBU2]/[.MB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CF2]/[.MCI2]" office:value-type="float" office:value="250.704567541302" calcext:value-type="float">
            <text:p>250,704567541302</text:p>
          </table:table-cell>
          <table:table-cell table:style-name="ce14" table:formula="of:=[.MCG2]/[.MCI2]" office:value-type="float" office:value="108.551992225462" calcext:value-type="float">
            <text:p>108,551992225462</text:p>
          </table:table-cell>
          <table:table-cell table:style-name="ce14" table:formula="of:=[.MCH2]/[.MC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CS2]/[.MCV2]" office:value-type="float" office:value="250.704567541302" calcext:value-type="float">
            <text:p>250,704567541302</text:p>
          </table:table-cell>
          <table:table-cell table:style-name="ce14" table:formula="of:=[.MCT2]/[.MCV2]" office:value-type="float" office:value="108.551992225462" calcext:value-type="float">
            <text:p>108,551992225462</text:p>
          </table:table-cell>
          <table:table-cell table:style-name="ce14" table:formula="of:=[.MCU2]/[.MC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DF2]/[.MDI2]" office:value-type="float" office:value="250.704567541302" calcext:value-type="float">
            <text:p>250,704567541302</text:p>
          </table:table-cell>
          <table:table-cell table:style-name="ce14" table:formula="of:=[.MDG2]/[.MDI2]" office:value-type="float" office:value="108.551992225462" calcext:value-type="float">
            <text:p>108,551992225462</text:p>
          </table:table-cell>
          <table:table-cell table:style-name="ce14" table:formula="of:=[.MDH2]/[.MD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DS2]/[.MDV2]" office:value-type="float" office:value="250.704567541302" calcext:value-type="float">
            <text:p>250,704567541302</text:p>
          </table:table-cell>
          <table:table-cell table:style-name="ce14" table:formula="of:=[.MDT2]/[.MDV2]" office:value-type="float" office:value="108.551992225462" calcext:value-type="float">
            <text:p>108,551992225462</text:p>
          </table:table-cell>
          <table:table-cell table:style-name="ce14" table:formula="of:=[.MDU2]/[.MD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EF2]/[.MEI2]" office:value-type="float" office:value="250.704567541302" calcext:value-type="float">
            <text:p>250,704567541302</text:p>
          </table:table-cell>
          <table:table-cell table:style-name="ce14" table:formula="of:=[.MEG2]/[.MEI2]" office:value-type="float" office:value="108.551992225462" calcext:value-type="float">
            <text:p>108,551992225462</text:p>
          </table:table-cell>
          <table:table-cell table:style-name="ce14" table:formula="of:=[.MEH2]/[.ME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ES2]/[.MEV2]" office:value-type="float" office:value="250.704567541302" calcext:value-type="float">
            <text:p>250,704567541302</text:p>
          </table:table-cell>
          <table:table-cell table:style-name="ce14" table:formula="of:=[.MET2]/[.MEV2]" office:value-type="float" office:value="108.551992225462" calcext:value-type="float">
            <text:p>108,551992225462</text:p>
          </table:table-cell>
          <table:table-cell table:style-name="ce14" table:formula="of:=[.MEU2]/[.ME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FF2]/[.MFI2]" office:value-type="float" office:value="250.704567541302" calcext:value-type="float">
            <text:p>250,704567541302</text:p>
          </table:table-cell>
          <table:table-cell table:style-name="ce14" table:formula="of:=[.MFG2]/[.MFI2]" office:value-type="float" office:value="108.551992225462" calcext:value-type="float">
            <text:p>108,551992225462</text:p>
          </table:table-cell>
          <table:table-cell table:style-name="ce14" table:formula="of:=[.MFH2]/[.MF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FS2]/[.MFV2]" office:value-type="float" office:value="250.704567541302" calcext:value-type="float">
            <text:p>250,704567541302</text:p>
          </table:table-cell>
          <table:table-cell table:style-name="ce14" table:formula="of:=[.MFT2]/[.MFV2]" office:value-type="float" office:value="108.551992225462" calcext:value-type="float">
            <text:p>108,551992225462</text:p>
          </table:table-cell>
          <table:table-cell table:style-name="ce14" table:formula="of:=[.MFU2]/[.MF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GF2]/[.MGI2]" office:value-type="float" office:value="250.704567541302" calcext:value-type="float">
            <text:p>250,704567541302</text:p>
          </table:table-cell>
          <table:table-cell table:style-name="ce14" table:formula="of:=[.MGG2]/[.MGI2]" office:value-type="float" office:value="108.551992225462" calcext:value-type="float">
            <text:p>108,551992225462</text:p>
          </table:table-cell>
          <table:table-cell table:style-name="ce14" table:formula="of:=[.MGH2]/[.MG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GS2]/[.MGV2]" office:value-type="float" office:value="250.704567541302" calcext:value-type="float">
            <text:p>250,704567541302</text:p>
          </table:table-cell>
          <table:table-cell table:style-name="ce14" table:formula="of:=[.MGT2]/[.MGV2]" office:value-type="float" office:value="108.551992225462" calcext:value-type="float">
            <text:p>108,551992225462</text:p>
          </table:table-cell>
          <table:table-cell table:style-name="ce14" table:formula="of:=[.MGU2]/[.MG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HF2]/[.MHI2]" office:value-type="float" office:value="250.704567541302" calcext:value-type="float">
            <text:p>250,704567541302</text:p>
          </table:table-cell>
          <table:table-cell table:style-name="ce14" table:formula="of:=[.MHG2]/[.MHI2]" office:value-type="float" office:value="108.551992225462" calcext:value-type="float">
            <text:p>108,551992225462</text:p>
          </table:table-cell>
          <table:table-cell table:style-name="ce14" table:formula="of:=[.MHH2]/[.MH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HS2]/[.MHV2]" office:value-type="float" office:value="250.704567541302" calcext:value-type="float">
            <text:p>250,704567541302</text:p>
          </table:table-cell>
          <table:table-cell table:style-name="ce14" table:formula="of:=[.MHT2]/[.MHV2]" office:value-type="float" office:value="108.551992225462" calcext:value-type="float">
            <text:p>108,551992225462</text:p>
          </table:table-cell>
          <table:table-cell table:style-name="ce14" table:formula="of:=[.MHU2]/[.MH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IF2]/[.MII2]" office:value-type="float" office:value="250.704567541302" calcext:value-type="float">
            <text:p>250,704567541302</text:p>
          </table:table-cell>
          <table:table-cell table:style-name="ce14" table:formula="of:=[.MIG2]/[.MII2]" office:value-type="float" office:value="108.551992225462" calcext:value-type="float">
            <text:p>108,551992225462</text:p>
          </table:table-cell>
          <table:table-cell table:style-name="ce14" table:formula="of:=[.MIH2]/[.MI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IS2]/[.MIV2]" office:value-type="float" office:value="250.704567541302" calcext:value-type="float">
            <text:p>250,704567541302</text:p>
          </table:table-cell>
          <table:table-cell table:style-name="ce14" table:formula="of:=[.MIT2]/[.MIV2]" office:value-type="float" office:value="108.551992225462" calcext:value-type="float">
            <text:p>108,551992225462</text:p>
          </table:table-cell>
          <table:table-cell table:style-name="ce14" table:formula="of:=[.MIU2]/[.MI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JF2]/[.MJI2]" office:value-type="float" office:value="250.704567541302" calcext:value-type="float">
            <text:p>250,704567541302</text:p>
          </table:table-cell>
          <table:table-cell table:style-name="ce14" table:formula="of:=[.MJG2]/[.MJI2]" office:value-type="float" office:value="108.551992225462" calcext:value-type="float">
            <text:p>108,551992225462</text:p>
          </table:table-cell>
          <table:table-cell table:style-name="ce14" table:formula="of:=[.MJH2]/[.MJ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JS2]/[.MJV2]" office:value-type="float" office:value="250.704567541302" calcext:value-type="float">
            <text:p>250,704567541302</text:p>
          </table:table-cell>
          <table:table-cell table:style-name="ce14" table:formula="of:=[.MJT2]/[.MJV2]" office:value-type="float" office:value="108.551992225462" calcext:value-type="float">
            <text:p>108,551992225462</text:p>
          </table:table-cell>
          <table:table-cell table:style-name="ce14" table:formula="of:=[.MJU2]/[.MJ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KF2]/[.MKI2]" office:value-type="float" office:value="250.704567541302" calcext:value-type="float">
            <text:p>250,704567541302</text:p>
          </table:table-cell>
          <table:table-cell table:style-name="ce14" table:formula="of:=[.MKG2]/[.MKI2]" office:value-type="float" office:value="108.551992225462" calcext:value-type="float">
            <text:p>108,551992225462</text:p>
          </table:table-cell>
          <table:table-cell table:style-name="ce14" table:formula="of:=[.MKH2]/[.MK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KS2]/[.MKV2]" office:value-type="float" office:value="250.704567541302" calcext:value-type="float">
            <text:p>250,704567541302</text:p>
          </table:table-cell>
          <table:table-cell table:style-name="ce14" table:formula="of:=[.MKT2]/[.MKV2]" office:value-type="float" office:value="108.551992225462" calcext:value-type="float">
            <text:p>108,551992225462</text:p>
          </table:table-cell>
          <table:table-cell table:style-name="ce14" table:formula="of:=[.MKU2]/[.MK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LF2]/[.MLI2]" office:value-type="float" office:value="250.704567541302" calcext:value-type="float">
            <text:p>250,704567541302</text:p>
          </table:table-cell>
          <table:table-cell table:style-name="ce14" table:formula="of:=[.MLG2]/[.MLI2]" office:value-type="float" office:value="108.551992225462" calcext:value-type="float">
            <text:p>108,551992225462</text:p>
          </table:table-cell>
          <table:table-cell table:style-name="ce14" table:formula="of:=[.MLH2]/[.ML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LS2]/[.MLV2]" office:value-type="float" office:value="250.704567541302" calcext:value-type="float">
            <text:p>250,704567541302</text:p>
          </table:table-cell>
          <table:table-cell table:style-name="ce14" table:formula="of:=[.MLT2]/[.MLV2]" office:value-type="float" office:value="108.551992225462" calcext:value-type="float">
            <text:p>108,551992225462</text:p>
          </table:table-cell>
          <table:table-cell table:style-name="ce14" table:formula="of:=[.MLU2]/[.ML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MF2]/[.MMI2]" office:value-type="float" office:value="250.704567541302" calcext:value-type="float">
            <text:p>250,704567541302</text:p>
          </table:table-cell>
          <table:table-cell table:style-name="ce14" table:formula="of:=[.MMG2]/[.MMI2]" office:value-type="float" office:value="108.551992225462" calcext:value-type="float">
            <text:p>108,551992225462</text:p>
          </table:table-cell>
          <table:table-cell table:style-name="ce14" table:formula="of:=[.MMH2]/[.MM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MS2]/[.MMV2]" office:value-type="float" office:value="250.704567541302" calcext:value-type="float">
            <text:p>250,704567541302</text:p>
          </table:table-cell>
          <table:table-cell table:style-name="ce14" table:formula="of:=[.MMT2]/[.MMV2]" office:value-type="float" office:value="108.551992225462" calcext:value-type="float">
            <text:p>108,551992225462</text:p>
          </table:table-cell>
          <table:table-cell table:style-name="ce14" table:formula="of:=[.MMU2]/[.MM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NF2]/[.MNI2]" office:value-type="float" office:value="250.704567541302" calcext:value-type="float">
            <text:p>250,704567541302</text:p>
          </table:table-cell>
          <table:table-cell table:style-name="ce14" table:formula="of:=[.MNG2]/[.MNI2]" office:value-type="float" office:value="108.551992225462" calcext:value-type="float">
            <text:p>108,551992225462</text:p>
          </table:table-cell>
          <table:table-cell table:style-name="ce14" table:formula="of:=[.MNH2]/[.MN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NS2]/[.MNV2]" office:value-type="float" office:value="250.704567541302" calcext:value-type="float">
            <text:p>250,704567541302</text:p>
          </table:table-cell>
          <table:table-cell table:style-name="ce14" table:formula="of:=[.MNT2]/[.MNV2]" office:value-type="float" office:value="108.551992225462" calcext:value-type="float">
            <text:p>108,551992225462</text:p>
          </table:table-cell>
          <table:table-cell table:style-name="ce14" table:formula="of:=[.MNU2]/[.MN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OF2]/[.MOI2]" office:value-type="float" office:value="250.704567541302" calcext:value-type="float">
            <text:p>250,704567541302</text:p>
          </table:table-cell>
          <table:table-cell table:style-name="ce14" table:formula="of:=[.MOG2]/[.MOI2]" office:value-type="float" office:value="108.551992225462" calcext:value-type="float">
            <text:p>108,551992225462</text:p>
          </table:table-cell>
          <table:table-cell table:style-name="ce14" table:formula="of:=[.MOH2]/[.MO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OS2]/[.MOV2]" office:value-type="float" office:value="250.704567541302" calcext:value-type="float">
            <text:p>250,704567541302</text:p>
          </table:table-cell>
          <table:table-cell table:style-name="ce14" table:formula="of:=[.MOT2]/[.MOV2]" office:value-type="float" office:value="108.551992225462" calcext:value-type="float">
            <text:p>108,551992225462</text:p>
          </table:table-cell>
          <table:table-cell table:style-name="ce14" table:formula="of:=[.MOU2]/[.MO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PF2]/[.MPI2]" office:value-type="float" office:value="250.704567541302" calcext:value-type="float">
            <text:p>250,704567541302</text:p>
          </table:table-cell>
          <table:table-cell table:style-name="ce14" table:formula="of:=[.MPG2]/[.MPI2]" office:value-type="float" office:value="108.551992225462" calcext:value-type="float">
            <text:p>108,551992225462</text:p>
          </table:table-cell>
          <table:table-cell table:style-name="ce14" table:formula="of:=[.MPH2]/[.MP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PS2]/[.MPV2]" office:value-type="float" office:value="250.704567541302" calcext:value-type="float">
            <text:p>250,704567541302</text:p>
          </table:table-cell>
          <table:table-cell table:style-name="ce14" table:formula="of:=[.MPT2]/[.MPV2]" office:value-type="float" office:value="108.551992225462" calcext:value-type="float">
            <text:p>108,551992225462</text:p>
          </table:table-cell>
          <table:table-cell table:style-name="ce14" table:formula="of:=[.MPU2]/[.MP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QF2]/[.MQI2]" office:value-type="float" office:value="250.704567541302" calcext:value-type="float">
            <text:p>250,704567541302</text:p>
          </table:table-cell>
          <table:table-cell table:style-name="ce14" table:formula="of:=[.MQG2]/[.MQI2]" office:value-type="float" office:value="108.551992225462" calcext:value-type="float">
            <text:p>108,551992225462</text:p>
          </table:table-cell>
          <table:table-cell table:style-name="ce14" table:formula="of:=[.MQH2]/[.MQ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QS2]/[.MQV2]" office:value-type="float" office:value="250.704567541302" calcext:value-type="float">
            <text:p>250,704567541302</text:p>
          </table:table-cell>
          <table:table-cell table:style-name="ce14" table:formula="of:=[.MQT2]/[.MQV2]" office:value-type="float" office:value="108.551992225462" calcext:value-type="float">
            <text:p>108,551992225462</text:p>
          </table:table-cell>
          <table:table-cell table:style-name="ce14" table:formula="of:=[.MQU2]/[.MQ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RF2]/[.MRI2]" office:value-type="float" office:value="250.704567541302" calcext:value-type="float">
            <text:p>250,704567541302</text:p>
          </table:table-cell>
          <table:table-cell table:style-name="ce14" table:formula="of:=[.MRG2]/[.MRI2]" office:value-type="float" office:value="108.551992225462" calcext:value-type="float">
            <text:p>108,551992225462</text:p>
          </table:table-cell>
          <table:table-cell table:style-name="ce14" table:formula="of:=[.MRH2]/[.MR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RS2]/[.MRV2]" office:value-type="float" office:value="250.704567541302" calcext:value-type="float">
            <text:p>250,704567541302</text:p>
          </table:table-cell>
          <table:table-cell table:style-name="ce14" table:formula="of:=[.MRT2]/[.MRV2]" office:value-type="float" office:value="108.551992225462" calcext:value-type="float">
            <text:p>108,551992225462</text:p>
          </table:table-cell>
          <table:table-cell table:style-name="ce14" table:formula="of:=[.MRU2]/[.MR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SF2]/[.MSI2]" office:value-type="float" office:value="250.704567541302" calcext:value-type="float">
            <text:p>250,704567541302</text:p>
          </table:table-cell>
          <table:table-cell table:style-name="ce14" table:formula="of:=[.MSG2]/[.MSI2]" office:value-type="float" office:value="108.551992225462" calcext:value-type="float">
            <text:p>108,551992225462</text:p>
          </table:table-cell>
          <table:table-cell table:style-name="ce14" table:formula="of:=[.MSH2]/[.MS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SS2]/[.MSV2]" office:value-type="float" office:value="250.704567541302" calcext:value-type="float">
            <text:p>250,704567541302</text:p>
          </table:table-cell>
          <table:table-cell table:style-name="ce14" table:formula="of:=[.MST2]/[.MSV2]" office:value-type="float" office:value="108.551992225462" calcext:value-type="float">
            <text:p>108,551992225462</text:p>
          </table:table-cell>
          <table:table-cell table:style-name="ce14" table:formula="of:=[.MSU2]/[.MS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TF2]/[.MTI2]" office:value-type="float" office:value="250.704567541302" calcext:value-type="float">
            <text:p>250,704567541302</text:p>
          </table:table-cell>
          <table:table-cell table:style-name="ce14" table:formula="of:=[.MTG2]/[.MTI2]" office:value-type="float" office:value="108.551992225462" calcext:value-type="float">
            <text:p>108,551992225462</text:p>
          </table:table-cell>
          <table:table-cell table:style-name="ce14" table:formula="of:=[.MTH2]/[.MT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TS2]/[.MTV2]" office:value-type="float" office:value="250.704567541302" calcext:value-type="float">
            <text:p>250,704567541302</text:p>
          </table:table-cell>
          <table:table-cell table:style-name="ce14" table:formula="of:=[.MTT2]/[.MTV2]" office:value-type="float" office:value="108.551992225462" calcext:value-type="float">
            <text:p>108,551992225462</text:p>
          </table:table-cell>
          <table:table-cell table:style-name="ce14" table:formula="of:=[.MTU2]/[.MT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UF2]/[.MUI2]" office:value-type="float" office:value="250.704567541302" calcext:value-type="float">
            <text:p>250,704567541302</text:p>
          </table:table-cell>
          <table:table-cell table:style-name="ce14" table:formula="of:=[.MUG2]/[.MUI2]" office:value-type="float" office:value="108.551992225462" calcext:value-type="float">
            <text:p>108,551992225462</text:p>
          </table:table-cell>
          <table:table-cell table:style-name="ce14" table:formula="of:=[.MUH2]/[.MU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US2]/[.MUV2]" office:value-type="float" office:value="250.704567541302" calcext:value-type="float">
            <text:p>250,704567541302</text:p>
          </table:table-cell>
          <table:table-cell table:style-name="ce14" table:formula="of:=[.MUT2]/[.MUV2]" office:value-type="float" office:value="108.551992225462" calcext:value-type="float">
            <text:p>108,551992225462</text:p>
          </table:table-cell>
          <table:table-cell table:style-name="ce14" table:formula="of:=[.MUU2]/[.MU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VF2]/[.MVI2]" office:value-type="float" office:value="250.704567541302" calcext:value-type="float">
            <text:p>250,704567541302</text:p>
          </table:table-cell>
          <table:table-cell table:style-name="ce14" table:formula="of:=[.MVG2]/[.MVI2]" office:value-type="float" office:value="108.551992225462" calcext:value-type="float">
            <text:p>108,551992225462</text:p>
          </table:table-cell>
          <table:table-cell table:style-name="ce14" table:formula="of:=[.MVH2]/[.MV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VS2]/[.MVV2]" office:value-type="float" office:value="250.704567541302" calcext:value-type="float">
            <text:p>250,704567541302</text:p>
          </table:table-cell>
          <table:table-cell table:style-name="ce14" table:formula="of:=[.MVT2]/[.MVV2]" office:value-type="float" office:value="108.551992225462" calcext:value-type="float">
            <text:p>108,551992225462</text:p>
          </table:table-cell>
          <table:table-cell table:style-name="ce14" table:formula="of:=[.MVU2]/[.MV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WF2]/[.MWI2]" office:value-type="float" office:value="250.704567541302" calcext:value-type="float">
            <text:p>250,704567541302</text:p>
          </table:table-cell>
          <table:table-cell table:style-name="ce14" table:formula="of:=[.MWG2]/[.MWI2]" office:value-type="float" office:value="108.551992225462" calcext:value-type="float">
            <text:p>108,551992225462</text:p>
          </table:table-cell>
          <table:table-cell table:style-name="ce14" table:formula="of:=[.MWH2]/[.MW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WS2]/[.MWV2]" office:value-type="float" office:value="250.704567541302" calcext:value-type="float">
            <text:p>250,704567541302</text:p>
          </table:table-cell>
          <table:table-cell table:style-name="ce14" table:formula="of:=[.MWT2]/[.MWV2]" office:value-type="float" office:value="108.551992225462" calcext:value-type="float">
            <text:p>108,551992225462</text:p>
          </table:table-cell>
          <table:table-cell table:style-name="ce14" table:formula="of:=[.MWU2]/[.MW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XF2]/[.MXI2]" office:value-type="float" office:value="250.704567541302" calcext:value-type="float">
            <text:p>250,704567541302</text:p>
          </table:table-cell>
          <table:table-cell table:style-name="ce14" table:formula="of:=[.MXG2]/[.MXI2]" office:value-type="float" office:value="108.551992225462" calcext:value-type="float">
            <text:p>108,551992225462</text:p>
          </table:table-cell>
          <table:table-cell table:style-name="ce14" table:formula="of:=[.MXH2]/[.MX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XS2]/[.MXV2]" office:value-type="float" office:value="250.704567541302" calcext:value-type="float">
            <text:p>250,704567541302</text:p>
          </table:table-cell>
          <table:table-cell table:style-name="ce14" table:formula="of:=[.MXT2]/[.MXV2]" office:value-type="float" office:value="108.551992225462" calcext:value-type="float">
            <text:p>108,551992225462</text:p>
          </table:table-cell>
          <table:table-cell table:style-name="ce14" table:formula="of:=[.MXU2]/[.MX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YF2]/[.MYI2]" office:value-type="float" office:value="250.704567541302" calcext:value-type="float">
            <text:p>250,704567541302</text:p>
          </table:table-cell>
          <table:table-cell table:style-name="ce14" table:formula="of:=[.MYG2]/[.MYI2]" office:value-type="float" office:value="108.551992225462" calcext:value-type="float">
            <text:p>108,551992225462</text:p>
          </table:table-cell>
          <table:table-cell table:style-name="ce14" table:formula="of:=[.MYH2]/[.MY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YS2]/[.MYV2]" office:value-type="float" office:value="250.704567541302" calcext:value-type="float">
            <text:p>250,704567541302</text:p>
          </table:table-cell>
          <table:table-cell table:style-name="ce14" table:formula="of:=[.MYT2]/[.MYV2]" office:value-type="float" office:value="108.551992225462" calcext:value-type="float">
            <text:p>108,551992225462</text:p>
          </table:table-cell>
          <table:table-cell table:style-name="ce14" table:formula="of:=[.MYU2]/[.MY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ZF2]/[.MZI2]" office:value-type="float" office:value="250.704567541302" calcext:value-type="float">
            <text:p>250,704567541302</text:p>
          </table:table-cell>
          <table:table-cell table:style-name="ce14" table:formula="of:=[.MZG2]/[.MZI2]" office:value-type="float" office:value="108.551992225462" calcext:value-type="float">
            <text:p>108,551992225462</text:p>
          </table:table-cell>
          <table:table-cell table:style-name="ce14" table:formula="of:=[.MZH2]/[.MZ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ZS2]/[.MZV2]" office:value-type="float" office:value="250.704567541302" calcext:value-type="float">
            <text:p>250,704567541302</text:p>
          </table:table-cell>
          <table:table-cell table:style-name="ce14" table:formula="of:=[.MZT2]/[.MZV2]" office:value-type="float" office:value="108.551992225462" calcext:value-type="float">
            <text:p>108,551992225462</text:p>
          </table:table-cell>
          <table:table-cell table:style-name="ce14" table:formula="of:=[.MZU2]/[.MZ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AF2]/[.NAI2]" office:value-type="float" office:value="250.704567541302" calcext:value-type="float">
            <text:p>250,704567541302</text:p>
          </table:table-cell>
          <table:table-cell table:style-name="ce14" table:formula="of:=[.NAG2]/[.NAI2]" office:value-type="float" office:value="108.551992225462" calcext:value-type="float">
            <text:p>108,551992225462</text:p>
          </table:table-cell>
          <table:table-cell table:style-name="ce14" table:formula="of:=[.NAH2]/[.NA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AS2]/[.NAV2]" office:value-type="float" office:value="250.704567541302" calcext:value-type="float">
            <text:p>250,704567541302</text:p>
          </table:table-cell>
          <table:table-cell table:style-name="ce14" table:formula="of:=[.NAT2]/[.NAV2]" office:value-type="float" office:value="108.551992225462" calcext:value-type="float">
            <text:p>108,551992225462</text:p>
          </table:table-cell>
          <table:table-cell table:style-name="ce14" table:formula="of:=[.NAU2]/[.NA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BF2]/[.NBI2]" office:value-type="float" office:value="250.704567541302" calcext:value-type="float">
            <text:p>250,704567541302</text:p>
          </table:table-cell>
          <table:table-cell table:style-name="ce14" table:formula="of:=[.NBG2]/[.NBI2]" office:value-type="float" office:value="108.551992225462" calcext:value-type="float">
            <text:p>108,551992225462</text:p>
          </table:table-cell>
          <table:table-cell table:style-name="ce14" table:formula="of:=[.NBH2]/[.NB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BS2]/[.NBV2]" office:value-type="float" office:value="250.704567541302" calcext:value-type="float">
            <text:p>250,704567541302</text:p>
          </table:table-cell>
          <table:table-cell table:style-name="ce14" table:formula="of:=[.NBT2]/[.NBV2]" office:value-type="float" office:value="108.551992225462" calcext:value-type="float">
            <text:p>108,551992225462</text:p>
          </table:table-cell>
          <table:table-cell table:style-name="ce14" table:formula="of:=[.NBU2]/[.NB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CF2]/[.NCI2]" office:value-type="float" office:value="250.704567541302" calcext:value-type="float">
            <text:p>250,704567541302</text:p>
          </table:table-cell>
          <table:table-cell table:style-name="ce14" table:formula="of:=[.NCG2]/[.NCI2]" office:value-type="float" office:value="108.551992225462" calcext:value-type="float">
            <text:p>108,551992225462</text:p>
          </table:table-cell>
          <table:table-cell table:style-name="ce14" table:formula="of:=[.NCH2]/[.NC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CS2]/[.NCV2]" office:value-type="float" office:value="250.704567541302" calcext:value-type="float">
            <text:p>250,704567541302</text:p>
          </table:table-cell>
          <table:table-cell table:style-name="ce14" table:formula="of:=[.NCT2]/[.NCV2]" office:value-type="float" office:value="108.551992225462" calcext:value-type="float">
            <text:p>108,551992225462</text:p>
          </table:table-cell>
          <table:table-cell table:style-name="ce14" table:formula="of:=[.NCU2]/[.NC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DF2]/[.NDI2]" office:value-type="float" office:value="250.704567541302" calcext:value-type="float">
            <text:p>250,704567541302</text:p>
          </table:table-cell>
          <table:table-cell table:style-name="ce14" table:formula="of:=[.NDG2]/[.NDI2]" office:value-type="float" office:value="108.551992225462" calcext:value-type="float">
            <text:p>108,551992225462</text:p>
          </table:table-cell>
          <table:table-cell table:style-name="ce14" table:formula="of:=[.NDH2]/[.ND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DS2]/[.NDV2]" office:value-type="float" office:value="250.704567541302" calcext:value-type="float">
            <text:p>250,704567541302</text:p>
          </table:table-cell>
          <table:table-cell table:style-name="ce14" table:formula="of:=[.NDT2]/[.NDV2]" office:value-type="float" office:value="108.551992225462" calcext:value-type="float">
            <text:p>108,551992225462</text:p>
          </table:table-cell>
          <table:table-cell table:style-name="ce14" table:formula="of:=[.NDU2]/[.ND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EF2]/[.NEI2]" office:value-type="float" office:value="250.704567541302" calcext:value-type="float">
            <text:p>250,704567541302</text:p>
          </table:table-cell>
          <table:table-cell table:style-name="ce14" table:formula="of:=[.NEG2]/[.NEI2]" office:value-type="float" office:value="108.551992225462" calcext:value-type="float">
            <text:p>108,551992225462</text:p>
          </table:table-cell>
          <table:table-cell table:style-name="ce14" table:formula="of:=[.NEH2]/[.NE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ES2]/[.NEV2]" office:value-type="float" office:value="250.704567541302" calcext:value-type="float">
            <text:p>250,704567541302</text:p>
          </table:table-cell>
          <table:table-cell table:style-name="ce14" table:formula="of:=[.NET2]/[.NEV2]" office:value-type="float" office:value="108.551992225462" calcext:value-type="float">
            <text:p>108,551992225462</text:p>
          </table:table-cell>
          <table:table-cell table:style-name="ce14" table:formula="of:=[.NEU2]/[.NE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FF2]/[.NFI2]" office:value-type="float" office:value="250.704567541302" calcext:value-type="float">
            <text:p>250,704567541302</text:p>
          </table:table-cell>
          <table:table-cell table:style-name="ce14" table:formula="of:=[.NFG2]/[.NFI2]" office:value-type="float" office:value="108.551992225462" calcext:value-type="float">
            <text:p>108,551992225462</text:p>
          </table:table-cell>
          <table:table-cell table:style-name="ce14" table:formula="of:=[.NFH2]/[.NF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FS2]/[.NFV2]" office:value-type="float" office:value="250.704567541302" calcext:value-type="float">
            <text:p>250,704567541302</text:p>
          </table:table-cell>
          <table:table-cell table:style-name="ce14" table:formula="of:=[.NFT2]/[.NFV2]" office:value-type="float" office:value="108.551992225462" calcext:value-type="float">
            <text:p>108,551992225462</text:p>
          </table:table-cell>
          <table:table-cell table:style-name="ce14" table:formula="of:=[.NFU2]/[.NF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GF2]/[.NGI2]" office:value-type="float" office:value="250.704567541302" calcext:value-type="float">
            <text:p>250,704567541302</text:p>
          </table:table-cell>
          <table:table-cell table:style-name="ce14" table:formula="of:=[.NGG2]/[.NGI2]" office:value-type="float" office:value="108.551992225462" calcext:value-type="float">
            <text:p>108,551992225462</text:p>
          </table:table-cell>
          <table:table-cell table:style-name="ce14" table:formula="of:=[.NGH2]/[.NG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GS2]/[.NGV2]" office:value-type="float" office:value="250.704567541302" calcext:value-type="float">
            <text:p>250,704567541302</text:p>
          </table:table-cell>
          <table:table-cell table:style-name="ce14" table:formula="of:=[.NGT2]/[.NGV2]" office:value-type="float" office:value="108.551992225462" calcext:value-type="float">
            <text:p>108,551992225462</text:p>
          </table:table-cell>
          <table:table-cell table:style-name="ce14" table:formula="of:=[.NGU2]/[.NG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HF2]/[.NHI2]" office:value-type="float" office:value="250.704567541302" calcext:value-type="float">
            <text:p>250,704567541302</text:p>
          </table:table-cell>
          <table:table-cell table:style-name="ce14" table:formula="of:=[.NHG2]/[.NHI2]" office:value-type="float" office:value="108.551992225462" calcext:value-type="float">
            <text:p>108,551992225462</text:p>
          </table:table-cell>
          <table:table-cell table:style-name="ce14" table:formula="of:=[.NHH2]/[.NH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HS2]/[.NHV2]" office:value-type="float" office:value="250.704567541302" calcext:value-type="float">
            <text:p>250,704567541302</text:p>
          </table:table-cell>
          <table:table-cell table:style-name="ce14" table:formula="of:=[.NHT2]/[.NHV2]" office:value-type="float" office:value="108.551992225462" calcext:value-type="float">
            <text:p>108,551992225462</text:p>
          </table:table-cell>
          <table:table-cell table:style-name="ce14" table:formula="of:=[.NHU2]/[.NH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IF2]/[.NII2]" office:value-type="float" office:value="250.704567541302" calcext:value-type="float">
            <text:p>250,704567541302</text:p>
          </table:table-cell>
          <table:table-cell table:style-name="ce14" table:formula="of:=[.NIG2]/[.NII2]" office:value-type="float" office:value="108.551992225462" calcext:value-type="float">
            <text:p>108,551992225462</text:p>
          </table:table-cell>
          <table:table-cell table:style-name="ce14" table:formula="of:=[.NIH2]/[.NI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IS2]/[.NIV2]" office:value-type="float" office:value="250.704567541302" calcext:value-type="float">
            <text:p>250,704567541302</text:p>
          </table:table-cell>
          <table:table-cell table:style-name="ce14" table:formula="of:=[.NIT2]/[.NIV2]" office:value-type="float" office:value="108.551992225462" calcext:value-type="float">
            <text:p>108,551992225462</text:p>
          </table:table-cell>
          <table:table-cell table:style-name="ce14" table:formula="of:=[.NIU2]/[.NI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JF2]/[.NJI2]" office:value-type="float" office:value="250.704567541302" calcext:value-type="float">
            <text:p>250,704567541302</text:p>
          </table:table-cell>
          <table:table-cell table:style-name="ce14" table:formula="of:=[.NJG2]/[.NJI2]" office:value-type="float" office:value="108.551992225462" calcext:value-type="float">
            <text:p>108,551992225462</text:p>
          </table:table-cell>
          <table:table-cell table:style-name="ce14" table:formula="of:=[.NJH2]/[.NJ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JS2]/[.NJV2]" office:value-type="float" office:value="250.704567541302" calcext:value-type="float">
            <text:p>250,704567541302</text:p>
          </table:table-cell>
          <table:table-cell table:style-name="ce14" table:formula="of:=[.NJT2]/[.NJV2]" office:value-type="float" office:value="108.551992225462" calcext:value-type="float">
            <text:p>108,551992225462</text:p>
          </table:table-cell>
          <table:table-cell table:style-name="ce14" table:formula="of:=[.NJU2]/[.NJ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KF2]/[.NKI2]" office:value-type="float" office:value="250.704567541302" calcext:value-type="float">
            <text:p>250,704567541302</text:p>
          </table:table-cell>
          <table:table-cell table:style-name="ce14" table:formula="of:=[.NKG2]/[.NKI2]" office:value-type="float" office:value="108.551992225462" calcext:value-type="float">
            <text:p>108,551992225462</text:p>
          </table:table-cell>
          <table:table-cell table:style-name="ce14" table:formula="of:=[.NKH2]/[.NK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KS2]/[.NKV2]" office:value-type="float" office:value="250.704567541302" calcext:value-type="float">
            <text:p>250,704567541302</text:p>
          </table:table-cell>
          <table:table-cell table:style-name="ce14" table:formula="of:=[.NKT2]/[.NKV2]" office:value-type="float" office:value="108.551992225462" calcext:value-type="float">
            <text:p>108,551992225462</text:p>
          </table:table-cell>
          <table:table-cell table:style-name="ce14" table:formula="of:=[.NKU2]/[.NK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LF2]/[.NLI2]" office:value-type="float" office:value="250.704567541302" calcext:value-type="float">
            <text:p>250,704567541302</text:p>
          </table:table-cell>
          <table:table-cell table:style-name="ce14" table:formula="of:=[.NLG2]/[.NLI2]" office:value-type="float" office:value="108.551992225462" calcext:value-type="float">
            <text:p>108,551992225462</text:p>
          </table:table-cell>
          <table:table-cell table:style-name="ce14" table:formula="of:=[.NLH2]/[.NL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LS2]/[.NLV2]" office:value-type="float" office:value="250.704567541302" calcext:value-type="float">
            <text:p>250,704567541302</text:p>
          </table:table-cell>
          <table:table-cell table:style-name="ce14" table:formula="of:=[.NLT2]/[.NLV2]" office:value-type="float" office:value="108.551992225462" calcext:value-type="float">
            <text:p>108,551992225462</text:p>
          </table:table-cell>
          <table:table-cell table:style-name="ce14" table:formula="of:=[.NLU2]/[.NL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MF2]/[.NMI2]" office:value-type="float" office:value="250.704567541302" calcext:value-type="float">
            <text:p>250,704567541302</text:p>
          </table:table-cell>
          <table:table-cell table:style-name="ce14" table:formula="of:=[.NMG2]/[.NMI2]" office:value-type="float" office:value="108.551992225462" calcext:value-type="float">
            <text:p>108,551992225462</text:p>
          </table:table-cell>
          <table:table-cell table:style-name="ce14" table:formula="of:=[.NMH2]/[.NM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MS2]/[.NMV2]" office:value-type="float" office:value="250.704567541302" calcext:value-type="float">
            <text:p>250,704567541302</text:p>
          </table:table-cell>
          <table:table-cell table:style-name="ce14" table:formula="of:=[.NMT2]/[.NMV2]" office:value-type="float" office:value="108.551992225462" calcext:value-type="float">
            <text:p>108,551992225462</text:p>
          </table:table-cell>
          <table:table-cell table:style-name="ce14" table:formula="of:=[.NMU2]/[.NM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NF2]/[.NNI2]" office:value-type="float" office:value="250.704567541302" calcext:value-type="float">
            <text:p>250,704567541302</text:p>
          </table:table-cell>
          <table:table-cell table:style-name="ce14" table:formula="of:=[.NNG2]/[.NNI2]" office:value-type="float" office:value="108.551992225462" calcext:value-type="float">
            <text:p>108,551992225462</text:p>
          </table:table-cell>
          <table:table-cell table:style-name="ce14" table:formula="of:=[.NNH2]/[.NN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NS2]/[.NNV2]" office:value-type="float" office:value="250.704567541302" calcext:value-type="float">
            <text:p>250,704567541302</text:p>
          </table:table-cell>
          <table:table-cell table:style-name="ce14" table:formula="of:=[.NNT2]/[.NNV2]" office:value-type="float" office:value="108.551992225462" calcext:value-type="float">
            <text:p>108,551992225462</text:p>
          </table:table-cell>
          <table:table-cell table:style-name="ce14" table:formula="of:=[.NNU2]/[.NN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OF2]/[.NOI2]" office:value-type="float" office:value="250.704567541302" calcext:value-type="float">
            <text:p>250,704567541302</text:p>
          </table:table-cell>
          <table:table-cell table:style-name="ce14" table:formula="of:=[.NOG2]/[.NOI2]" office:value-type="float" office:value="108.551992225462" calcext:value-type="float">
            <text:p>108,551992225462</text:p>
          </table:table-cell>
          <table:table-cell table:style-name="ce14" table:formula="of:=[.NOH2]/[.NO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OS2]/[.NOV2]" office:value-type="float" office:value="250.704567541302" calcext:value-type="float">
            <text:p>250,704567541302</text:p>
          </table:table-cell>
          <table:table-cell table:style-name="ce14" table:formula="of:=[.NOT2]/[.NOV2]" office:value-type="float" office:value="108.551992225462" calcext:value-type="float">
            <text:p>108,551992225462</text:p>
          </table:table-cell>
          <table:table-cell table:style-name="ce14" table:formula="of:=[.NOU2]/[.NO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PF2]/[.NPI2]" office:value-type="float" office:value="250.704567541302" calcext:value-type="float">
            <text:p>250,704567541302</text:p>
          </table:table-cell>
          <table:table-cell table:style-name="ce14" table:formula="of:=[.NPG2]/[.NPI2]" office:value-type="float" office:value="108.551992225462" calcext:value-type="float">
            <text:p>108,551992225462</text:p>
          </table:table-cell>
          <table:table-cell table:style-name="ce14" table:formula="of:=[.NPH2]/[.NP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PS2]/[.NPV2]" office:value-type="float" office:value="250.704567541302" calcext:value-type="float">
            <text:p>250,704567541302</text:p>
          </table:table-cell>
          <table:table-cell table:style-name="ce14" table:formula="of:=[.NPT2]/[.NPV2]" office:value-type="float" office:value="108.551992225462" calcext:value-type="float">
            <text:p>108,551992225462</text:p>
          </table:table-cell>
          <table:table-cell table:style-name="ce14" table:formula="of:=[.NPU2]/[.NP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QF2]/[.NQI2]" office:value-type="float" office:value="250.704567541302" calcext:value-type="float">
            <text:p>250,704567541302</text:p>
          </table:table-cell>
          <table:table-cell table:style-name="ce14" table:formula="of:=[.NQG2]/[.NQI2]" office:value-type="float" office:value="108.551992225462" calcext:value-type="float">
            <text:p>108,551992225462</text:p>
          </table:table-cell>
          <table:table-cell table:style-name="ce14" table:formula="of:=[.NQH2]/[.NQ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QS2]/[.NQV2]" office:value-type="float" office:value="250.704567541302" calcext:value-type="float">
            <text:p>250,704567541302</text:p>
          </table:table-cell>
          <table:table-cell table:style-name="ce14" table:formula="of:=[.NQT2]/[.NQV2]" office:value-type="float" office:value="108.551992225462" calcext:value-type="float">
            <text:p>108,551992225462</text:p>
          </table:table-cell>
          <table:table-cell table:style-name="ce14" table:formula="of:=[.NQU2]/[.NQ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RF2]/[.NRI2]" office:value-type="float" office:value="250.704567541302" calcext:value-type="float">
            <text:p>250,704567541302</text:p>
          </table:table-cell>
          <table:table-cell table:style-name="ce14" table:formula="of:=[.NRG2]/[.NRI2]" office:value-type="float" office:value="108.551992225462" calcext:value-type="float">
            <text:p>108,551992225462</text:p>
          </table:table-cell>
          <table:table-cell table:style-name="ce14" table:formula="of:=[.NRH2]/[.NR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RS2]/[.NRV2]" office:value-type="float" office:value="250.704567541302" calcext:value-type="float">
            <text:p>250,704567541302</text:p>
          </table:table-cell>
          <table:table-cell table:style-name="ce14" table:formula="of:=[.NRT2]/[.NRV2]" office:value-type="float" office:value="108.551992225462" calcext:value-type="float">
            <text:p>108,551992225462</text:p>
          </table:table-cell>
          <table:table-cell table:style-name="ce14" table:formula="of:=[.NRU2]/[.NR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SF2]/[.NSI2]" office:value-type="float" office:value="250.704567541302" calcext:value-type="float">
            <text:p>250,704567541302</text:p>
          </table:table-cell>
          <table:table-cell table:style-name="ce14" table:formula="of:=[.NSG2]/[.NSI2]" office:value-type="float" office:value="108.551992225462" calcext:value-type="float">
            <text:p>108,551992225462</text:p>
          </table:table-cell>
          <table:table-cell table:style-name="ce14" table:formula="of:=[.NSH2]/[.NS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SS2]/[.NSV2]" office:value-type="float" office:value="250.704567541302" calcext:value-type="float">
            <text:p>250,704567541302</text:p>
          </table:table-cell>
          <table:table-cell table:style-name="ce14" table:formula="of:=[.NST2]/[.NSV2]" office:value-type="float" office:value="108.551992225462" calcext:value-type="float">
            <text:p>108,551992225462</text:p>
          </table:table-cell>
          <table:table-cell table:style-name="ce14" table:formula="of:=[.NSU2]/[.NS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TF2]/[.NTI2]" office:value-type="float" office:value="250.704567541302" calcext:value-type="float">
            <text:p>250,704567541302</text:p>
          </table:table-cell>
          <table:table-cell table:style-name="ce14" table:formula="of:=[.NTG2]/[.NTI2]" office:value-type="float" office:value="108.551992225462" calcext:value-type="float">
            <text:p>108,551992225462</text:p>
          </table:table-cell>
          <table:table-cell table:style-name="ce14" table:formula="of:=[.NTH2]/[.NT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TS2]/[.NTV2]" office:value-type="float" office:value="250.704567541302" calcext:value-type="float">
            <text:p>250,704567541302</text:p>
          </table:table-cell>
          <table:table-cell table:style-name="ce14" table:formula="of:=[.NTT2]/[.NTV2]" office:value-type="float" office:value="108.551992225462" calcext:value-type="float">
            <text:p>108,551992225462</text:p>
          </table:table-cell>
          <table:table-cell table:style-name="ce14" table:formula="of:=[.NTU2]/[.NT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UF2]/[.NUI2]" office:value-type="float" office:value="250.704567541302" calcext:value-type="float">
            <text:p>250,704567541302</text:p>
          </table:table-cell>
          <table:table-cell table:style-name="ce14" table:formula="of:=[.NUG2]/[.NUI2]" office:value-type="float" office:value="108.551992225462" calcext:value-type="float">
            <text:p>108,551992225462</text:p>
          </table:table-cell>
          <table:table-cell table:style-name="ce14" table:formula="of:=[.NUH2]/[.NU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US2]/[.NUV2]" office:value-type="float" office:value="250.704567541302" calcext:value-type="float">
            <text:p>250,704567541302</text:p>
          </table:table-cell>
          <table:table-cell table:style-name="ce14" table:formula="of:=[.NUT2]/[.NUV2]" office:value-type="float" office:value="108.551992225462" calcext:value-type="float">
            <text:p>108,551992225462</text:p>
          </table:table-cell>
          <table:table-cell table:style-name="ce14" table:formula="of:=[.NUU2]/[.NU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VF2]/[.NVI2]" office:value-type="float" office:value="250.704567541302" calcext:value-type="float">
            <text:p>250,704567541302</text:p>
          </table:table-cell>
          <table:table-cell table:style-name="ce14" table:formula="of:=[.NVG2]/[.NVI2]" office:value-type="float" office:value="108.551992225462" calcext:value-type="float">
            <text:p>108,551992225462</text:p>
          </table:table-cell>
          <table:table-cell table:style-name="ce14" table:formula="of:=[.NVH2]/[.NV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VS2]/[.NVV2]" office:value-type="float" office:value="250.704567541302" calcext:value-type="float">
            <text:p>250,704567541302</text:p>
          </table:table-cell>
          <table:table-cell table:style-name="ce14" table:formula="of:=[.NVT2]/[.NVV2]" office:value-type="float" office:value="108.551992225462" calcext:value-type="float">
            <text:p>108,551992225462</text:p>
          </table:table-cell>
          <table:table-cell table:style-name="ce14" table:formula="of:=[.NVU2]/[.NV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WF2]/[.NWI2]" office:value-type="float" office:value="250.704567541302" calcext:value-type="float">
            <text:p>250,704567541302</text:p>
          </table:table-cell>
          <table:table-cell table:style-name="ce14" table:formula="of:=[.NWG2]/[.NWI2]" office:value-type="float" office:value="108.551992225462" calcext:value-type="float">
            <text:p>108,551992225462</text:p>
          </table:table-cell>
          <table:table-cell table:style-name="ce14" table:formula="of:=[.NWH2]/[.NW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WS2]/[.NWV2]" office:value-type="float" office:value="250.704567541302" calcext:value-type="float">
            <text:p>250,704567541302</text:p>
          </table:table-cell>
          <table:table-cell table:style-name="ce14" table:formula="of:=[.NWT2]/[.NWV2]" office:value-type="float" office:value="108.551992225462" calcext:value-type="float">
            <text:p>108,551992225462</text:p>
          </table:table-cell>
          <table:table-cell table:style-name="ce14" table:formula="of:=[.NWU2]/[.NW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XF2]/[.NXI2]" office:value-type="float" office:value="250.704567541302" calcext:value-type="float">
            <text:p>250,704567541302</text:p>
          </table:table-cell>
          <table:table-cell table:style-name="ce14" table:formula="of:=[.NXG2]/[.NXI2]" office:value-type="float" office:value="108.551992225462" calcext:value-type="float">
            <text:p>108,551992225462</text:p>
          </table:table-cell>
          <table:table-cell table:style-name="ce14" table:formula="of:=[.NXH2]/[.NX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XS2]/[.NXV2]" office:value-type="float" office:value="250.704567541302" calcext:value-type="float">
            <text:p>250,704567541302</text:p>
          </table:table-cell>
          <table:table-cell table:style-name="ce14" table:formula="of:=[.NXT2]/[.NXV2]" office:value-type="float" office:value="108.551992225462" calcext:value-type="float">
            <text:p>108,551992225462</text:p>
          </table:table-cell>
          <table:table-cell table:style-name="ce14" table:formula="of:=[.NXU2]/[.NX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YF2]/[.NYI2]" office:value-type="float" office:value="250.704567541302" calcext:value-type="float">
            <text:p>250,704567541302</text:p>
          </table:table-cell>
          <table:table-cell table:style-name="ce14" table:formula="of:=[.NYG2]/[.NYI2]" office:value-type="float" office:value="108.551992225462" calcext:value-type="float">
            <text:p>108,551992225462</text:p>
          </table:table-cell>
          <table:table-cell table:style-name="ce14" table:formula="of:=[.NYH2]/[.NY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YS2]/[.NYV2]" office:value-type="float" office:value="250.704567541302" calcext:value-type="float">
            <text:p>250,704567541302</text:p>
          </table:table-cell>
          <table:table-cell table:style-name="ce14" table:formula="of:=[.NYT2]/[.NYV2]" office:value-type="float" office:value="108.551992225462" calcext:value-type="float">
            <text:p>108,551992225462</text:p>
          </table:table-cell>
          <table:table-cell table:style-name="ce14" table:formula="of:=[.NYU2]/[.NY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ZF2]/[.NZI2]" office:value-type="float" office:value="250.704567541302" calcext:value-type="float">
            <text:p>250,704567541302</text:p>
          </table:table-cell>
          <table:table-cell table:style-name="ce14" table:formula="of:=[.NZG2]/[.NZI2]" office:value-type="float" office:value="108.551992225462" calcext:value-type="float">
            <text:p>108,551992225462</text:p>
          </table:table-cell>
          <table:table-cell table:style-name="ce14" table:formula="of:=[.NZH2]/[.NZ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ZS2]/[.NZV2]" office:value-type="float" office:value="250.704567541302" calcext:value-type="float">
            <text:p>250,704567541302</text:p>
          </table:table-cell>
          <table:table-cell table:style-name="ce14" table:formula="of:=[.NZT2]/[.NZV2]" office:value-type="float" office:value="108.551992225462" calcext:value-type="float">
            <text:p>108,551992225462</text:p>
          </table:table-cell>
          <table:table-cell table:style-name="ce14" table:formula="of:=[.NZU2]/[.NZ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AF2]/[.OAI2]" office:value-type="float" office:value="250.704567541302" calcext:value-type="float">
            <text:p>250,704567541302</text:p>
          </table:table-cell>
          <table:table-cell table:style-name="ce14" table:formula="of:=[.OAG2]/[.OAI2]" office:value-type="float" office:value="108.551992225462" calcext:value-type="float">
            <text:p>108,551992225462</text:p>
          </table:table-cell>
          <table:table-cell table:style-name="ce14" table:formula="of:=[.OAH2]/[.OA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AS2]/[.OAV2]" office:value-type="float" office:value="250.704567541302" calcext:value-type="float">
            <text:p>250,704567541302</text:p>
          </table:table-cell>
          <table:table-cell table:style-name="ce14" table:formula="of:=[.OAT2]/[.OAV2]" office:value-type="float" office:value="108.551992225462" calcext:value-type="float">
            <text:p>108,551992225462</text:p>
          </table:table-cell>
          <table:table-cell table:style-name="ce14" table:formula="of:=[.OAU2]/[.OA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BF2]/[.OBI2]" office:value-type="float" office:value="250.704567541302" calcext:value-type="float">
            <text:p>250,704567541302</text:p>
          </table:table-cell>
          <table:table-cell table:style-name="ce14" table:formula="of:=[.OBG2]/[.OBI2]" office:value-type="float" office:value="108.551992225462" calcext:value-type="float">
            <text:p>108,551992225462</text:p>
          </table:table-cell>
          <table:table-cell table:style-name="ce14" table:formula="of:=[.OBH2]/[.OB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BS2]/[.OBV2]" office:value-type="float" office:value="250.704567541302" calcext:value-type="float">
            <text:p>250,704567541302</text:p>
          </table:table-cell>
          <table:table-cell table:style-name="ce14" table:formula="of:=[.OBT2]/[.OBV2]" office:value-type="float" office:value="108.551992225462" calcext:value-type="float">
            <text:p>108,551992225462</text:p>
          </table:table-cell>
          <table:table-cell table:style-name="ce14" table:formula="of:=[.OBU2]/[.OB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CF2]/[.OCI2]" office:value-type="float" office:value="250.704567541302" calcext:value-type="float">
            <text:p>250,704567541302</text:p>
          </table:table-cell>
          <table:table-cell table:style-name="ce14" table:formula="of:=[.OCG2]/[.OCI2]" office:value-type="float" office:value="108.551992225462" calcext:value-type="float">
            <text:p>108,551992225462</text:p>
          </table:table-cell>
          <table:table-cell table:style-name="ce14" table:formula="of:=[.OCH2]/[.OC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CS2]/[.OCV2]" office:value-type="float" office:value="250.704567541302" calcext:value-type="float">
            <text:p>250,704567541302</text:p>
          </table:table-cell>
          <table:table-cell table:style-name="ce14" table:formula="of:=[.OCT2]/[.OCV2]" office:value-type="float" office:value="108.551992225462" calcext:value-type="float">
            <text:p>108,551992225462</text:p>
          </table:table-cell>
          <table:table-cell table:style-name="ce14" table:formula="of:=[.OCU2]/[.OC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DF2]/[.ODI2]" office:value-type="float" office:value="250.704567541302" calcext:value-type="float">
            <text:p>250,704567541302</text:p>
          </table:table-cell>
          <table:table-cell table:style-name="ce14" table:formula="of:=[.ODG2]/[.ODI2]" office:value-type="float" office:value="108.551992225462" calcext:value-type="float">
            <text:p>108,551992225462</text:p>
          </table:table-cell>
          <table:table-cell table:style-name="ce14" table:formula="of:=[.ODH2]/[.OD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DS2]/[.ODV2]" office:value-type="float" office:value="250.704567541302" calcext:value-type="float">
            <text:p>250,704567541302</text:p>
          </table:table-cell>
          <table:table-cell table:style-name="ce14" table:formula="of:=[.ODT2]/[.ODV2]" office:value-type="float" office:value="108.551992225462" calcext:value-type="float">
            <text:p>108,551992225462</text:p>
          </table:table-cell>
          <table:table-cell table:style-name="ce14" table:formula="of:=[.ODU2]/[.OD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EF2]/[.OEI2]" office:value-type="float" office:value="250.704567541302" calcext:value-type="float">
            <text:p>250,704567541302</text:p>
          </table:table-cell>
          <table:table-cell table:style-name="ce14" table:formula="of:=[.OEG2]/[.OEI2]" office:value-type="float" office:value="108.551992225462" calcext:value-type="float">
            <text:p>108,551992225462</text:p>
          </table:table-cell>
          <table:table-cell table:style-name="ce14" table:formula="of:=[.OEH2]/[.OE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ES2]/[.OEV2]" office:value-type="float" office:value="250.704567541302" calcext:value-type="float">
            <text:p>250,704567541302</text:p>
          </table:table-cell>
          <table:table-cell table:style-name="ce14" table:formula="of:=[.OET2]/[.OEV2]" office:value-type="float" office:value="108.551992225462" calcext:value-type="float">
            <text:p>108,551992225462</text:p>
          </table:table-cell>
          <table:table-cell table:style-name="ce14" table:formula="of:=[.OEU2]/[.OE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FF2]/[.OFI2]" office:value-type="float" office:value="250.704567541302" calcext:value-type="float">
            <text:p>250,704567541302</text:p>
          </table:table-cell>
          <table:table-cell table:style-name="ce14" table:formula="of:=[.OFG2]/[.OFI2]" office:value-type="float" office:value="108.551992225462" calcext:value-type="float">
            <text:p>108,551992225462</text:p>
          </table:table-cell>
          <table:table-cell table:style-name="ce14" table:formula="of:=[.OFH2]/[.OF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FS2]/[.OFV2]" office:value-type="float" office:value="250.704567541302" calcext:value-type="float">
            <text:p>250,704567541302</text:p>
          </table:table-cell>
          <table:table-cell table:style-name="ce14" table:formula="of:=[.OFT2]/[.OFV2]" office:value-type="float" office:value="108.551992225462" calcext:value-type="float">
            <text:p>108,551992225462</text:p>
          </table:table-cell>
          <table:table-cell table:style-name="ce14" table:formula="of:=[.OFU2]/[.OF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GF2]/[.OGI2]" office:value-type="float" office:value="250.704567541302" calcext:value-type="float">
            <text:p>250,704567541302</text:p>
          </table:table-cell>
          <table:table-cell table:style-name="ce14" table:formula="of:=[.OGG2]/[.OGI2]" office:value-type="float" office:value="108.551992225462" calcext:value-type="float">
            <text:p>108,551992225462</text:p>
          </table:table-cell>
          <table:table-cell table:style-name="ce14" table:formula="of:=[.OGH2]/[.OG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GS2]/[.OGV2]" office:value-type="float" office:value="250.704567541302" calcext:value-type="float">
            <text:p>250,704567541302</text:p>
          </table:table-cell>
          <table:table-cell table:style-name="ce14" table:formula="of:=[.OGT2]/[.OGV2]" office:value-type="float" office:value="108.551992225462" calcext:value-type="float">
            <text:p>108,551992225462</text:p>
          </table:table-cell>
          <table:table-cell table:style-name="ce14" table:formula="of:=[.OGU2]/[.OG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HF2]/[.OHI2]" office:value-type="float" office:value="250.704567541302" calcext:value-type="float">
            <text:p>250,704567541302</text:p>
          </table:table-cell>
          <table:table-cell table:style-name="ce14" table:formula="of:=[.OHG2]/[.OHI2]" office:value-type="float" office:value="108.551992225462" calcext:value-type="float">
            <text:p>108,551992225462</text:p>
          </table:table-cell>
          <table:table-cell table:style-name="ce14" table:formula="of:=[.OHH2]/[.OH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HS2]/[.OHV2]" office:value-type="float" office:value="250.704567541302" calcext:value-type="float">
            <text:p>250,704567541302</text:p>
          </table:table-cell>
          <table:table-cell table:style-name="ce14" table:formula="of:=[.OHT2]/[.OHV2]" office:value-type="float" office:value="108.551992225462" calcext:value-type="float">
            <text:p>108,551992225462</text:p>
          </table:table-cell>
          <table:table-cell table:style-name="ce14" table:formula="of:=[.OHU2]/[.OH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IF2]/[.OII2]" office:value-type="float" office:value="250.704567541302" calcext:value-type="float">
            <text:p>250,704567541302</text:p>
          </table:table-cell>
          <table:table-cell table:style-name="ce14" table:formula="of:=[.OIG2]/[.OII2]" office:value-type="float" office:value="108.551992225462" calcext:value-type="float">
            <text:p>108,551992225462</text:p>
          </table:table-cell>
          <table:table-cell table:style-name="ce14" table:formula="of:=[.OIH2]/[.OI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IS2]/[.OIV2]" office:value-type="float" office:value="250.704567541302" calcext:value-type="float">
            <text:p>250,704567541302</text:p>
          </table:table-cell>
          <table:table-cell table:style-name="ce14" table:formula="of:=[.OIT2]/[.OIV2]" office:value-type="float" office:value="108.551992225462" calcext:value-type="float">
            <text:p>108,551992225462</text:p>
          </table:table-cell>
          <table:table-cell table:style-name="ce14" table:formula="of:=[.OIU2]/[.OI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JF2]/[.OJI2]" office:value-type="float" office:value="250.704567541302" calcext:value-type="float">
            <text:p>250,704567541302</text:p>
          </table:table-cell>
          <table:table-cell table:style-name="ce14" table:formula="of:=[.OJG2]/[.OJI2]" office:value-type="float" office:value="108.551992225462" calcext:value-type="float">
            <text:p>108,551992225462</text:p>
          </table:table-cell>
          <table:table-cell table:style-name="ce14" table:formula="of:=[.OJH2]/[.OJ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JS2]/[.OJV2]" office:value-type="float" office:value="250.704567541302" calcext:value-type="float">
            <text:p>250,704567541302</text:p>
          </table:table-cell>
          <table:table-cell table:style-name="ce14" table:formula="of:=[.OJT2]/[.OJV2]" office:value-type="float" office:value="108.551992225462" calcext:value-type="float">
            <text:p>108,551992225462</text:p>
          </table:table-cell>
          <table:table-cell table:style-name="ce14" table:formula="of:=[.OJU2]/[.OJ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KF2]/[.OKI2]" office:value-type="float" office:value="250.704567541302" calcext:value-type="float">
            <text:p>250,704567541302</text:p>
          </table:table-cell>
          <table:table-cell table:style-name="ce14" table:formula="of:=[.OKG2]/[.OKI2]" office:value-type="float" office:value="108.551992225462" calcext:value-type="float">
            <text:p>108,551992225462</text:p>
          </table:table-cell>
          <table:table-cell table:style-name="ce14" table:formula="of:=[.OKH2]/[.OK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KS2]/[.OKV2]" office:value-type="float" office:value="250.704567541302" calcext:value-type="float">
            <text:p>250,704567541302</text:p>
          </table:table-cell>
          <table:table-cell table:style-name="ce14" table:formula="of:=[.OKT2]/[.OKV2]" office:value-type="float" office:value="108.551992225462" calcext:value-type="float">
            <text:p>108,551992225462</text:p>
          </table:table-cell>
          <table:table-cell table:style-name="ce14" table:formula="of:=[.OKU2]/[.OK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LF2]/[.OLI2]" office:value-type="float" office:value="250.704567541302" calcext:value-type="float">
            <text:p>250,704567541302</text:p>
          </table:table-cell>
          <table:table-cell table:style-name="ce14" table:formula="of:=[.OLG2]/[.OLI2]" office:value-type="float" office:value="108.551992225462" calcext:value-type="float">
            <text:p>108,551992225462</text:p>
          </table:table-cell>
          <table:table-cell table:style-name="ce14" table:formula="of:=[.OLH2]/[.OL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LS2]/[.OLV2]" office:value-type="float" office:value="250.704567541302" calcext:value-type="float">
            <text:p>250,704567541302</text:p>
          </table:table-cell>
          <table:table-cell table:style-name="ce14" table:formula="of:=[.OLT2]/[.OLV2]" office:value-type="float" office:value="108.551992225462" calcext:value-type="float">
            <text:p>108,551992225462</text:p>
          </table:table-cell>
          <table:table-cell table:style-name="ce14" table:formula="of:=[.OLU2]/[.OL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MF2]/[.OMI2]" office:value-type="float" office:value="250.704567541302" calcext:value-type="float">
            <text:p>250,704567541302</text:p>
          </table:table-cell>
          <table:table-cell table:style-name="ce14" table:formula="of:=[.OMG2]/[.OMI2]" office:value-type="float" office:value="108.551992225462" calcext:value-type="float">
            <text:p>108,551992225462</text:p>
          </table:table-cell>
          <table:table-cell table:style-name="ce14" table:formula="of:=[.OMH2]/[.OM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MS2]/[.OMV2]" office:value-type="float" office:value="250.704567541302" calcext:value-type="float">
            <text:p>250,704567541302</text:p>
          </table:table-cell>
          <table:table-cell table:style-name="ce14" table:formula="of:=[.OMT2]/[.OMV2]" office:value-type="float" office:value="108.551992225462" calcext:value-type="float">
            <text:p>108,551992225462</text:p>
          </table:table-cell>
          <table:table-cell table:style-name="ce14" table:formula="of:=[.OMU2]/[.OM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NF2]/[.ONI2]" office:value-type="float" office:value="250.704567541302" calcext:value-type="float">
            <text:p>250,704567541302</text:p>
          </table:table-cell>
          <table:table-cell table:style-name="ce14" table:formula="of:=[.ONG2]/[.ONI2]" office:value-type="float" office:value="108.551992225462" calcext:value-type="float">
            <text:p>108,551992225462</text:p>
          </table:table-cell>
          <table:table-cell table:style-name="ce14" table:formula="of:=[.ONH2]/[.ON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NS2]/[.ONV2]" office:value-type="float" office:value="250.704567541302" calcext:value-type="float">
            <text:p>250,704567541302</text:p>
          </table:table-cell>
          <table:table-cell table:style-name="ce14" table:formula="of:=[.ONT2]/[.ONV2]" office:value-type="float" office:value="108.551992225462" calcext:value-type="float">
            <text:p>108,551992225462</text:p>
          </table:table-cell>
          <table:table-cell table:style-name="ce14" table:formula="of:=[.ONU2]/[.ON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OF2]/[.OOI2]" office:value-type="float" office:value="250.704567541302" calcext:value-type="float">
            <text:p>250,704567541302</text:p>
          </table:table-cell>
          <table:table-cell table:style-name="ce14" table:formula="of:=[.OOG2]/[.OOI2]" office:value-type="float" office:value="108.551992225462" calcext:value-type="float">
            <text:p>108,551992225462</text:p>
          </table:table-cell>
          <table:table-cell table:style-name="ce14" table:formula="of:=[.OOH2]/[.OO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OS2]/[.OOV2]" office:value-type="float" office:value="250.704567541302" calcext:value-type="float">
            <text:p>250,704567541302</text:p>
          </table:table-cell>
          <table:table-cell table:style-name="ce14" table:formula="of:=[.OOT2]/[.OOV2]" office:value-type="float" office:value="108.551992225462" calcext:value-type="float">
            <text:p>108,551992225462</text:p>
          </table:table-cell>
          <table:table-cell table:style-name="ce14" table:formula="of:=[.OOU2]/[.OO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PF2]/[.OPI2]" office:value-type="float" office:value="250.704567541302" calcext:value-type="float">
            <text:p>250,704567541302</text:p>
          </table:table-cell>
          <table:table-cell table:style-name="ce14" table:formula="of:=[.OPG2]/[.OPI2]" office:value-type="float" office:value="108.551992225462" calcext:value-type="float">
            <text:p>108,551992225462</text:p>
          </table:table-cell>
          <table:table-cell table:style-name="ce14" table:formula="of:=[.OPH2]/[.OP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PS2]/[.OPV2]" office:value-type="float" office:value="250.704567541302" calcext:value-type="float">
            <text:p>250,704567541302</text:p>
          </table:table-cell>
          <table:table-cell table:style-name="ce14" table:formula="of:=[.OPT2]/[.OPV2]" office:value-type="float" office:value="108.551992225462" calcext:value-type="float">
            <text:p>108,551992225462</text:p>
          </table:table-cell>
          <table:table-cell table:style-name="ce14" table:formula="of:=[.OPU2]/[.OP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QF2]/[.OQI2]" office:value-type="float" office:value="250.704567541302" calcext:value-type="float">
            <text:p>250,704567541302</text:p>
          </table:table-cell>
          <table:table-cell table:style-name="ce14" table:formula="of:=[.OQG2]/[.OQI2]" office:value-type="float" office:value="108.551992225462" calcext:value-type="float">
            <text:p>108,551992225462</text:p>
          </table:table-cell>
          <table:table-cell table:style-name="ce14" table:formula="of:=[.OQH2]/[.OQ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QS2]/[.OQV2]" office:value-type="float" office:value="250.704567541302" calcext:value-type="float">
            <text:p>250,704567541302</text:p>
          </table:table-cell>
          <table:table-cell table:style-name="ce14" table:formula="of:=[.OQT2]/[.OQV2]" office:value-type="float" office:value="108.551992225462" calcext:value-type="float">
            <text:p>108,551992225462</text:p>
          </table:table-cell>
          <table:table-cell table:style-name="ce14" table:formula="of:=[.OQU2]/[.OQ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RF2]/[.ORI2]" office:value-type="float" office:value="250.704567541302" calcext:value-type="float">
            <text:p>250,704567541302</text:p>
          </table:table-cell>
          <table:table-cell table:style-name="ce14" table:formula="of:=[.ORG2]/[.ORI2]" office:value-type="float" office:value="108.551992225462" calcext:value-type="float">
            <text:p>108,551992225462</text:p>
          </table:table-cell>
          <table:table-cell table:style-name="ce14" table:formula="of:=[.ORH2]/[.OR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RS2]/[.ORV2]" office:value-type="float" office:value="250.704567541302" calcext:value-type="float">
            <text:p>250,704567541302</text:p>
          </table:table-cell>
          <table:table-cell table:style-name="ce14" table:formula="of:=[.ORT2]/[.ORV2]" office:value-type="float" office:value="108.551992225462" calcext:value-type="float">
            <text:p>108,551992225462</text:p>
          </table:table-cell>
          <table:table-cell table:style-name="ce14" table:formula="of:=[.ORU2]/[.OR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SF2]/[.OSI2]" office:value-type="float" office:value="250.704567541302" calcext:value-type="float">
            <text:p>250,704567541302</text:p>
          </table:table-cell>
          <table:table-cell table:style-name="ce14" table:formula="of:=[.OSG2]/[.OSI2]" office:value-type="float" office:value="108.551992225462" calcext:value-type="float">
            <text:p>108,551992225462</text:p>
          </table:table-cell>
          <table:table-cell table:style-name="ce14" table:formula="of:=[.OSH2]/[.OS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SS2]/[.OSV2]" office:value-type="float" office:value="250.704567541302" calcext:value-type="float">
            <text:p>250,704567541302</text:p>
          </table:table-cell>
          <table:table-cell table:style-name="ce14" table:formula="of:=[.OST2]/[.OSV2]" office:value-type="float" office:value="108.551992225462" calcext:value-type="float">
            <text:p>108,551992225462</text:p>
          </table:table-cell>
          <table:table-cell table:style-name="ce14" table:formula="of:=[.OSU2]/[.OS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TF2]/[.OTI2]" office:value-type="float" office:value="250.704567541302" calcext:value-type="float">
            <text:p>250,704567541302</text:p>
          </table:table-cell>
          <table:table-cell table:style-name="ce14" table:formula="of:=[.OTG2]/[.OTI2]" office:value-type="float" office:value="108.551992225462" calcext:value-type="float">
            <text:p>108,551992225462</text:p>
          </table:table-cell>
          <table:table-cell table:style-name="ce14" table:formula="of:=[.OTH2]/[.OT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TS2]/[.OTV2]" office:value-type="float" office:value="250.704567541302" calcext:value-type="float">
            <text:p>250,704567541302</text:p>
          </table:table-cell>
          <table:table-cell table:style-name="ce14" table:formula="of:=[.OTT2]/[.OTV2]" office:value-type="float" office:value="108.551992225462" calcext:value-type="float">
            <text:p>108,551992225462</text:p>
          </table:table-cell>
          <table:table-cell table:style-name="ce14" table:formula="of:=[.OTU2]/[.OT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UF2]/[.OUI2]" office:value-type="float" office:value="250.704567541302" calcext:value-type="float">
            <text:p>250,704567541302</text:p>
          </table:table-cell>
          <table:table-cell table:style-name="ce14" table:formula="of:=[.OUG2]/[.OUI2]" office:value-type="float" office:value="108.551992225462" calcext:value-type="float">
            <text:p>108,551992225462</text:p>
          </table:table-cell>
          <table:table-cell table:style-name="ce14" table:formula="of:=[.OUH2]/[.OU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US2]/[.OUV2]" office:value-type="float" office:value="250.704567541302" calcext:value-type="float">
            <text:p>250,704567541302</text:p>
          </table:table-cell>
          <table:table-cell table:style-name="ce14" table:formula="of:=[.OUT2]/[.OUV2]" office:value-type="float" office:value="108.551992225462" calcext:value-type="float">
            <text:p>108,551992225462</text:p>
          </table:table-cell>
          <table:table-cell table:style-name="ce14" table:formula="of:=[.OUU2]/[.OU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VF2]/[.OVI2]" office:value-type="float" office:value="250.704567541302" calcext:value-type="float">
            <text:p>250,704567541302</text:p>
          </table:table-cell>
          <table:table-cell table:style-name="ce14" table:formula="of:=[.OVG2]/[.OVI2]" office:value-type="float" office:value="108.551992225462" calcext:value-type="float">
            <text:p>108,551992225462</text:p>
          </table:table-cell>
          <table:table-cell table:style-name="ce14" table:formula="of:=[.OVH2]/[.OV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VS2]/[.OVV2]" office:value-type="float" office:value="250.704567541302" calcext:value-type="float">
            <text:p>250,704567541302</text:p>
          </table:table-cell>
          <table:table-cell table:style-name="ce14" table:formula="of:=[.OVT2]/[.OVV2]" office:value-type="float" office:value="108.551992225462" calcext:value-type="float">
            <text:p>108,551992225462</text:p>
          </table:table-cell>
          <table:table-cell table:style-name="ce14" table:formula="of:=[.OVU2]/[.OV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WF2]/[.OWI2]" office:value-type="float" office:value="250.704567541302" calcext:value-type="float">
            <text:p>250,704567541302</text:p>
          </table:table-cell>
          <table:table-cell table:style-name="ce14" table:formula="of:=[.OWG2]/[.OWI2]" office:value-type="float" office:value="108.551992225462" calcext:value-type="float">
            <text:p>108,551992225462</text:p>
          </table:table-cell>
          <table:table-cell table:style-name="ce14" table:formula="of:=[.OWH2]/[.OW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WS2]/[.OWV2]" office:value-type="float" office:value="250.704567541302" calcext:value-type="float">
            <text:p>250,704567541302</text:p>
          </table:table-cell>
          <table:table-cell table:style-name="ce14" table:formula="of:=[.OWT2]/[.OWV2]" office:value-type="float" office:value="108.551992225462" calcext:value-type="float">
            <text:p>108,551992225462</text:p>
          </table:table-cell>
          <table:table-cell table:style-name="ce14" table:formula="of:=[.OWU2]/[.OW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XF2]/[.OXI2]" office:value-type="float" office:value="250.704567541302" calcext:value-type="float">
            <text:p>250,704567541302</text:p>
          </table:table-cell>
          <table:table-cell table:style-name="ce14" table:formula="of:=[.OXG2]/[.OXI2]" office:value-type="float" office:value="108.551992225462" calcext:value-type="float">
            <text:p>108,551992225462</text:p>
          </table:table-cell>
          <table:table-cell table:style-name="ce14" table:formula="of:=[.OXH2]/[.OX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XS2]/[.OXV2]" office:value-type="float" office:value="250.704567541302" calcext:value-type="float">
            <text:p>250,704567541302</text:p>
          </table:table-cell>
          <table:table-cell table:style-name="ce14" table:formula="of:=[.OXT2]/[.OXV2]" office:value-type="float" office:value="108.551992225462" calcext:value-type="float">
            <text:p>108,551992225462</text:p>
          </table:table-cell>
          <table:table-cell table:style-name="ce14" table:formula="of:=[.OXU2]/[.OX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YF2]/[.OYI2]" office:value-type="float" office:value="250.704567541302" calcext:value-type="float">
            <text:p>250,704567541302</text:p>
          </table:table-cell>
          <table:table-cell table:style-name="ce14" table:formula="of:=[.OYG2]/[.OYI2]" office:value-type="float" office:value="108.551992225462" calcext:value-type="float">
            <text:p>108,551992225462</text:p>
          </table:table-cell>
          <table:table-cell table:style-name="ce14" table:formula="of:=[.OYH2]/[.OY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YS2]/[.OYV2]" office:value-type="float" office:value="250.704567541302" calcext:value-type="float">
            <text:p>250,704567541302</text:p>
          </table:table-cell>
          <table:table-cell table:style-name="ce14" table:formula="of:=[.OYT2]/[.OYV2]" office:value-type="float" office:value="108.551992225462" calcext:value-type="float">
            <text:p>108,551992225462</text:p>
          </table:table-cell>
          <table:table-cell table:style-name="ce14" table:formula="of:=[.OYU2]/[.OY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ZF2]/[.OZI2]" office:value-type="float" office:value="250.704567541302" calcext:value-type="float">
            <text:p>250,704567541302</text:p>
          </table:table-cell>
          <table:table-cell table:style-name="ce14" table:formula="of:=[.OZG2]/[.OZI2]" office:value-type="float" office:value="108.551992225462" calcext:value-type="float">
            <text:p>108,551992225462</text:p>
          </table:table-cell>
          <table:table-cell table:style-name="ce14" table:formula="of:=[.OZH2]/[.OZ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ZS2]/[.OZV2]" office:value-type="float" office:value="250.704567541302" calcext:value-type="float">
            <text:p>250,704567541302</text:p>
          </table:table-cell>
          <table:table-cell table:style-name="ce14" table:formula="of:=[.OZT2]/[.OZV2]" office:value-type="float" office:value="108.551992225462" calcext:value-type="float">
            <text:p>108,551992225462</text:p>
          </table:table-cell>
          <table:table-cell table:style-name="ce14" table:formula="of:=[.OZU2]/[.OZ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AF2]/[.PAI2]" office:value-type="float" office:value="250.704567541302" calcext:value-type="float">
            <text:p>250,704567541302</text:p>
          </table:table-cell>
          <table:table-cell table:style-name="ce14" table:formula="of:=[.PAG2]/[.PAI2]" office:value-type="float" office:value="108.551992225462" calcext:value-type="float">
            <text:p>108,551992225462</text:p>
          </table:table-cell>
          <table:table-cell table:style-name="ce14" table:formula="of:=[.PAH2]/[.PA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AS2]/[.PAV2]" office:value-type="float" office:value="250.704567541302" calcext:value-type="float">
            <text:p>250,704567541302</text:p>
          </table:table-cell>
          <table:table-cell table:style-name="ce14" table:formula="of:=[.PAT2]/[.PAV2]" office:value-type="float" office:value="108.551992225462" calcext:value-type="float">
            <text:p>108,551992225462</text:p>
          </table:table-cell>
          <table:table-cell table:style-name="ce14" table:formula="of:=[.PAU2]/[.PA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BF2]/[.PBI2]" office:value-type="float" office:value="250.704567541302" calcext:value-type="float">
            <text:p>250,704567541302</text:p>
          </table:table-cell>
          <table:table-cell table:style-name="ce14" table:formula="of:=[.PBG2]/[.PBI2]" office:value-type="float" office:value="108.551992225462" calcext:value-type="float">
            <text:p>108,551992225462</text:p>
          </table:table-cell>
          <table:table-cell table:style-name="ce14" table:formula="of:=[.PBH2]/[.PB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BS2]/[.PBV2]" office:value-type="float" office:value="250.704567541302" calcext:value-type="float">
            <text:p>250,704567541302</text:p>
          </table:table-cell>
          <table:table-cell table:style-name="ce14" table:formula="of:=[.PBT2]/[.PBV2]" office:value-type="float" office:value="108.551992225462" calcext:value-type="float">
            <text:p>108,551992225462</text:p>
          </table:table-cell>
          <table:table-cell table:style-name="ce14" table:formula="of:=[.PBU2]/[.PB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CF2]/[.PCI2]" office:value-type="float" office:value="250.704567541302" calcext:value-type="float">
            <text:p>250,704567541302</text:p>
          </table:table-cell>
          <table:table-cell table:style-name="ce14" table:formula="of:=[.PCG2]/[.PCI2]" office:value-type="float" office:value="108.551992225462" calcext:value-type="float">
            <text:p>108,551992225462</text:p>
          </table:table-cell>
          <table:table-cell table:style-name="ce14" table:formula="of:=[.PCH2]/[.PC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CS2]/[.PCV2]" office:value-type="float" office:value="250.704567541302" calcext:value-type="float">
            <text:p>250,704567541302</text:p>
          </table:table-cell>
          <table:table-cell table:style-name="ce14" table:formula="of:=[.PCT2]/[.PCV2]" office:value-type="float" office:value="108.551992225462" calcext:value-type="float">
            <text:p>108,551992225462</text:p>
          </table:table-cell>
          <table:table-cell table:style-name="ce14" table:formula="of:=[.PCU2]/[.PC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DF2]/[.PDI2]" office:value-type="float" office:value="250.704567541302" calcext:value-type="float">
            <text:p>250,704567541302</text:p>
          </table:table-cell>
          <table:table-cell table:style-name="ce14" table:formula="of:=[.PDG2]/[.PDI2]" office:value-type="float" office:value="108.551992225462" calcext:value-type="float">
            <text:p>108,551992225462</text:p>
          </table:table-cell>
          <table:table-cell table:style-name="ce14" table:formula="of:=[.PDH2]/[.PD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DS2]/[.PDV2]" office:value-type="float" office:value="250.704567541302" calcext:value-type="float">
            <text:p>250,704567541302</text:p>
          </table:table-cell>
          <table:table-cell table:style-name="ce14" table:formula="of:=[.PDT2]/[.PDV2]" office:value-type="float" office:value="108.551992225462" calcext:value-type="float">
            <text:p>108,551992225462</text:p>
          </table:table-cell>
          <table:table-cell table:style-name="ce14" table:formula="of:=[.PDU2]/[.PD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EF2]/[.PEI2]" office:value-type="float" office:value="250.704567541302" calcext:value-type="float">
            <text:p>250,704567541302</text:p>
          </table:table-cell>
          <table:table-cell table:style-name="ce14" table:formula="of:=[.PEG2]/[.PEI2]" office:value-type="float" office:value="108.551992225462" calcext:value-type="float">
            <text:p>108,551992225462</text:p>
          </table:table-cell>
          <table:table-cell table:style-name="ce14" table:formula="of:=[.PEH2]/[.PE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ES2]/[.PEV2]" office:value-type="float" office:value="250.704567541302" calcext:value-type="float">
            <text:p>250,704567541302</text:p>
          </table:table-cell>
          <table:table-cell table:style-name="ce14" table:formula="of:=[.PET2]/[.PEV2]" office:value-type="float" office:value="108.551992225462" calcext:value-type="float">
            <text:p>108,551992225462</text:p>
          </table:table-cell>
          <table:table-cell table:style-name="ce14" table:formula="of:=[.PEU2]/[.PE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FF2]/[.PFI2]" office:value-type="float" office:value="250.704567541302" calcext:value-type="float">
            <text:p>250,704567541302</text:p>
          </table:table-cell>
          <table:table-cell table:style-name="ce14" table:formula="of:=[.PFG2]/[.PFI2]" office:value-type="float" office:value="108.551992225462" calcext:value-type="float">
            <text:p>108,551992225462</text:p>
          </table:table-cell>
          <table:table-cell table:style-name="ce14" table:formula="of:=[.PFH2]/[.PF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FS2]/[.PFV2]" office:value-type="float" office:value="250.704567541302" calcext:value-type="float">
            <text:p>250,704567541302</text:p>
          </table:table-cell>
          <table:table-cell table:style-name="ce14" table:formula="of:=[.PFT2]/[.PFV2]" office:value-type="float" office:value="108.551992225462" calcext:value-type="float">
            <text:p>108,551992225462</text:p>
          </table:table-cell>
          <table:table-cell table:style-name="ce14" table:formula="of:=[.PFU2]/[.PF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GF2]/[.PGI2]" office:value-type="float" office:value="250.704567541302" calcext:value-type="float">
            <text:p>250,704567541302</text:p>
          </table:table-cell>
          <table:table-cell table:style-name="ce14" table:formula="of:=[.PGG2]/[.PGI2]" office:value-type="float" office:value="108.551992225462" calcext:value-type="float">
            <text:p>108,551992225462</text:p>
          </table:table-cell>
          <table:table-cell table:style-name="ce14" table:formula="of:=[.PGH2]/[.PG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GS2]/[.PGV2]" office:value-type="float" office:value="250.704567541302" calcext:value-type="float">
            <text:p>250,704567541302</text:p>
          </table:table-cell>
          <table:table-cell table:style-name="ce14" table:formula="of:=[.PGT2]/[.PGV2]" office:value-type="float" office:value="108.551992225462" calcext:value-type="float">
            <text:p>108,551992225462</text:p>
          </table:table-cell>
          <table:table-cell table:style-name="ce14" table:formula="of:=[.PGU2]/[.PG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HF2]/[.PHI2]" office:value-type="float" office:value="250.704567541302" calcext:value-type="float">
            <text:p>250,704567541302</text:p>
          </table:table-cell>
          <table:table-cell table:style-name="ce14" table:formula="of:=[.PHG2]/[.PHI2]" office:value-type="float" office:value="108.551992225462" calcext:value-type="float">
            <text:p>108,551992225462</text:p>
          </table:table-cell>
          <table:table-cell table:style-name="ce14" table:formula="of:=[.PHH2]/[.PH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HS2]/[.PHV2]" office:value-type="float" office:value="250.704567541302" calcext:value-type="float">
            <text:p>250,704567541302</text:p>
          </table:table-cell>
          <table:table-cell table:style-name="ce14" table:formula="of:=[.PHT2]/[.PHV2]" office:value-type="float" office:value="108.551992225462" calcext:value-type="float">
            <text:p>108,551992225462</text:p>
          </table:table-cell>
          <table:table-cell table:style-name="ce14" table:formula="of:=[.PHU2]/[.PH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IF2]/[.PII2]" office:value-type="float" office:value="250.704567541302" calcext:value-type="float">
            <text:p>250,704567541302</text:p>
          </table:table-cell>
          <table:table-cell table:style-name="ce14" table:formula="of:=[.PIG2]/[.PII2]" office:value-type="float" office:value="108.551992225462" calcext:value-type="float">
            <text:p>108,551992225462</text:p>
          </table:table-cell>
          <table:table-cell table:style-name="ce14" table:formula="of:=[.PIH2]/[.PI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IS2]/[.PIV2]" office:value-type="float" office:value="250.704567541302" calcext:value-type="float">
            <text:p>250,704567541302</text:p>
          </table:table-cell>
          <table:table-cell table:style-name="ce14" table:formula="of:=[.PIT2]/[.PIV2]" office:value-type="float" office:value="108.551992225462" calcext:value-type="float">
            <text:p>108,551992225462</text:p>
          </table:table-cell>
          <table:table-cell table:style-name="ce14" table:formula="of:=[.PIU2]/[.PI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JF2]/[.PJI2]" office:value-type="float" office:value="250.704567541302" calcext:value-type="float">
            <text:p>250,704567541302</text:p>
          </table:table-cell>
          <table:table-cell table:style-name="ce14" table:formula="of:=[.PJG2]/[.PJI2]" office:value-type="float" office:value="108.551992225462" calcext:value-type="float">
            <text:p>108,551992225462</text:p>
          </table:table-cell>
          <table:table-cell table:style-name="ce14" table:formula="of:=[.PJH2]/[.PJ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JS2]/[.PJV2]" office:value-type="float" office:value="250.704567541302" calcext:value-type="float">
            <text:p>250,704567541302</text:p>
          </table:table-cell>
          <table:table-cell table:style-name="ce14" table:formula="of:=[.PJT2]/[.PJV2]" office:value-type="float" office:value="108.551992225462" calcext:value-type="float">
            <text:p>108,551992225462</text:p>
          </table:table-cell>
          <table:table-cell table:style-name="ce14" table:formula="of:=[.PJU2]/[.PJ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KF2]/[.PKI2]" office:value-type="float" office:value="250.704567541302" calcext:value-type="float">
            <text:p>250,704567541302</text:p>
          </table:table-cell>
          <table:table-cell table:style-name="ce14" table:formula="of:=[.PKG2]/[.PKI2]" office:value-type="float" office:value="108.551992225462" calcext:value-type="float">
            <text:p>108,551992225462</text:p>
          </table:table-cell>
          <table:table-cell table:style-name="ce14" table:formula="of:=[.PKH2]/[.PK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KS2]/[.PKV2]" office:value-type="float" office:value="250.704567541302" calcext:value-type="float">
            <text:p>250,704567541302</text:p>
          </table:table-cell>
          <table:table-cell table:style-name="ce14" table:formula="of:=[.PKT2]/[.PKV2]" office:value-type="float" office:value="108.551992225462" calcext:value-type="float">
            <text:p>108,551992225462</text:p>
          </table:table-cell>
          <table:table-cell table:style-name="ce14" table:formula="of:=[.PKU2]/[.PK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LF2]/[.PLI2]" office:value-type="float" office:value="250.704567541302" calcext:value-type="float">
            <text:p>250,704567541302</text:p>
          </table:table-cell>
          <table:table-cell table:style-name="ce14" table:formula="of:=[.PLG2]/[.PLI2]" office:value-type="float" office:value="108.551992225462" calcext:value-type="float">
            <text:p>108,551992225462</text:p>
          </table:table-cell>
          <table:table-cell table:style-name="ce14" table:formula="of:=[.PLH2]/[.PL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LS2]/[.PLV2]" office:value-type="float" office:value="250.704567541302" calcext:value-type="float">
            <text:p>250,704567541302</text:p>
          </table:table-cell>
          <table:table-cell table:style-name="ce14" table:formula="of:=[.PLT2]/[.PLV2]" office:value-type="float" office:value="108.551992225462" calcext:value-type="float">
            <text:p>108,551992225462</text:p>
          </table:table-cell>
          <table:table-cell table:style-name="ce14" table:formula="of:=[.PLU2]/[.PL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MF2]/[.PMI2]" office:value-type="float" office:value="250.704567541302" calcext:value-type="float">
            <text:p>250,704567541302</text:p>
          </table:table-cell>
          <table:table-cell table:style-name="ce14" table:formula="of:=[.PMG2]/[.PMI2]" office:value-type="float" office:value="108.551992225462" calcext:value-type="float">
            <text:p>108,551992225462</text:p>
          </table:table-cell>
          <table:table-cell table:style-name="ce14" table:formula="of:=[.PMH2]/[.PM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MS2]/[.PMV2]" office:value-type="float" office:value="250.704567541302" calcext:value-type="float">
            <text:p>250,704567541302</text:p>
          </table:table-cell>
          <table:table-cell table:style-name="ce14" table:formula="of:=[.PMT2]/[.PMV2]" office:value-type="float" office:value="108.551992225462" calcext:value-type="float">
            <text:p>108,551992225462</text:p>
          </table:table-cell>
          <table:table-cell table:style-name="ce14" table:formula="of:=[.PMU2]/[.PM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NF2]/[.PNI2]" office:value-type="float" office:value="250.704567541302" calcext:value-type="float">
            <text:p>250,704567541302</text:p>
          </table:table-cell>
          <table:table-cell table:style-name="ce14" table:formula="of:=[.PNG2]/[.PNI2]" office:value-type="float" office:value="108.551992225462" calcext:value-type="float">
            <text:p>108,551992225462</text:p>
          </table:table-cell>
          <table:table-cell table:style-name="ce14" table:formula="of:=[.PNH2]/[.PN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NS2]/[.PNV2]" office:value-type="float" office:value="250.704567541302" calcext:value-type="float">
            <text:p>250,704567541302</text:p>
          </table:table-cell>
          <table:table-cell table:style-name="ce14" table:formula="of:=[.PNT2]/[.PNV2]" office:value-type="float" office:value="108.551992225462" calcext:value-type="float">
            <text:p>108,551992225462</text:p>
          </table:table-cell>
          <table:table-cell table:style-name="ce14" table:formula="of:=[.PNU2]/[.PN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OF2]/[.POI2]" office:value-type="float" office:value="250.704567541302" calcext:value-type="float">
            <text:p>250,704567541302</text:p>
          </table:table-cell>
          <table:table-cell table:style-name="ce14" table:formula="of:=[.POG2]/[.POI2]" office:value-type="float" office:value="108.551992225462" calcext:value-type="float">
            <text:p>108,551992225462</text:p>
          </table:table-cell>
          <table:table-cell table:style-name="ce14" table:formula="of:=[.POH2]/[.PO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OS2]/[.POV2]" office:value-type="float" office:value="250.704567541302" calcext:value-type="float">
            <text:p>250,704567541302</text:p>
          </table:table-cell>
          <table:table-cell table:style-name="ce14" table:formula="of:=[.POT2]/[.POV2]" office:value-type="float" office:value="108.551992225462" calcext:value-type="float">
            <text:p>108,551992225462</text:p>
          </table:table-cell>
          <table:table-cell table:style-name="ce14" table:formula="of:=[.POU2]/[.PO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PF2]/[.PPI2]" office:value-type="float" office:value="250.704567541302" calcext:value-type="float">
            <text:p>250,704567541302</text:p>
          </table:table-cell>
          <table:table-cell table:style-name="ce14" table:formula="of:=[.PPG2]/[.PPI2]" office:value-type="float" office:value="108.551992225462" calcext:value-type="float">
            <text:p>108,551992225462</text:p>
          </table:table-cell>
          <table:table-cell table:style-name="ce14" table:formula="of:=[.PPH2]/[.PP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PS2]/[.PPV2]" office:value-type="float" office:value="250.704567541302" calcext:value-type="float">
            <text:p>250,704567541302</text:p>
          </table:table-cell>
          <table:table-cell table:style-name="ce14" table:formula="of:=[.PPT2]/[.PPV2]" office:value-type="float" office:value="108.551992225462" calcext:value-type="float">
            <text:p>108,551992225462</text:p>
          </table:table-cell>
          <table:table-cell table:style-name="ce14" table:formula="of:=[.PPU2]/[.PP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QF2]/[.PQI2]" office:value-type="float" office:value="250.704567541302" calcext:value-type="float">
            <text:p>250,704567541302</text:p>
          </table:table-cell>
          <table:table-cell table:style-name="ce14" table:formula="of:=[.PQG2]/[.PQI2]" office:value-type="float" office:value="108.551992225462" calcext:value-type="float">
            <text:p>108,551992225462</text:p>
          </table:table-cell>
          <table:table-cell table:style-name="ce14" table:formula="of:=[.PQH2]/[.PQ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QS2]/[.PQV2]" office:value-type="float" office:value="250.704567541302" calcext:value-type="float">
            <text:p>250,704567541302</text:p>
          </table:table-cell>
          <table:table-cell table:style-name="ce14" table:formula="of:=[.PQT2]/[.PQV2]" office:value-type="float" office:value="108.551992225462" calcext:value-type="float">
            <text:p>108,551992225462</text:p>
          </table:table-cell>
          <table:table-cell table:style-name="ce14" table:formula="of:=[.PQU2]/[.PQ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RF2]/[.PRI2]" office:value-type="float" office:value="250.704567541302" calcext:value-type="float">
            <text:p>250,704567541302</text:p>
          </table:table-cell>
          <table:table-cell table:style-name="ce14" table:formula="of:=[.PRG2]/[.PRI2]" office:value-type="float" office:value="108.551992225462" calcext:value-type="float">
            <text:p>108,551992225462</text:p>
          </table:table-cell>
          <table:table-cell table:style-name="ce14" table:formula="of:=[.PRH2]/[.PR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RS2]/[.PRV2]" office:value-type="float" office:value="250.704567541302" calcext:value-type="float">
            <text:p>250,704567541302</text:p>
          </table:table-cell>
          <table:table-cell table:style-name="ce14" table:formula="of:=[.PRT2]/[.PRV2]" office:value-type="float" office:value="108.551992225462" calcext:value-type="float">
            <text:p>108,551992225462</text:p>
          </table:table-cell>
          <table:table-cell table:style-name="ce14" table:formula="of:=[.PRU2]/[.PR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SF2]/[.PSI2]" office:value-type="float" office:value="250.704567541302" calcext:value-type="float">
            <text:p>250,704567541302</text:p>
          </table:table-cell>
          <table:table-cell table:style-name="ce14" table:formula="of:=[.PSG2]/[.PSI2]" office:value-type="float" office:value="108.551992225462" calcext:value-type="float">
            <text:p>108,551992225462</text:p>
          </table:table-cell>
          <table:table-cell table:style-name="ce14" table:formula="of:=[.PSH2]/[.PS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SS2]/[.PSV2]" office:value-type="float" office:value="250.704567541302" calcext:value-type="float">
            <text:p>250,704567541302</text:p>
          </table:table-cell>
          <table:table-cell table:style-name="ce14" table:formula="of:=[.PST2]/[.PSV2]" office:value-type="float" office:value="108.551992225462" calcext:value-type="float">
            <text:p>108,551992225462</text:p>
          </table:table-cell>
          <table:table-cell table:style-name="ce14" table:formula="of:=[.PSU2]/[.PS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TF2]/[.PTI2]" office:value-type="float" office:value="250.704567541302" calcext:value-type="float">
            <text:p>250,704567541302</text:p>
          </table:table-cell>
          <table:table-cell table:style-name="ce14" table:formula="of:=[.PTG2]/[.PTI2]" office:value-type="float" office:value="108.551992225462" calcext:value-type="float">
            <text:p>108,551992225462</text:p>
          </table:table-cell>
          <table:table-cell table:style-name="ce14" table:formula="of:=[.PTH2]/[.PT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TS2]/[.PTV2]" office:value-type="float" office:value="250.704567541302" calcext:value-type="float">
            <text:p>250,704567541302</text:p>
          </table:table-cell>
          <table:table-cell table:style-name="ce14" table:formula="of:=[.PTT2]/[.PTV2]" office:value-type="float" office:value="108.551992225462" calcext:value-type="float">
            <text:p>108,551992225462</text:p>
          </table:table-cell>
          <table:table-cell table:style-name="ce14" table:formula="of:=[.PTU2]/[.PT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UF2]/[.PUI2]" office:value-type="float" office:value="250.704567541302" calcext:value-type="float">
            <text:p>250,704567541302</text:p>
          </table:table-cell>
          <table:table-cell table:style-name="ce14" table:formula="of:=[.PUG2]/[.PUI2]" office:value-type="float" office:value="108.551992225462" calcext:value-type="float">
            <text:p>108,551992225462</text:p>
          </table:table-cell>
          <table:table-cell table:style-name="ce14" table:formula="of:=[.PUH2]/[.PU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US2]/[.PUV2]" office:value-type="float" office:value="250.704567541302" calcext:value-type="float">
            <text:p>250,704567541302</text:p>
          </table:table-cell>
          <table:table-cell table:style-name="ce14" table:formula="of:=[.PUT2]/[.PUV2]" office:value-type="float" office:value="108.551992225462" calcext:value-type="float">
            <text:p>108,551992225462</text:p>
          </table:table-cell>
          <table:table-cell table:style-name="ce14" table:formula="of:=[.PUU2]/[.PU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VF2]/[.PVI2]" office:value-type="float" office:value="250.704567541302" calcext:value-type="float">
            <text:p>250,704567541302</text:p>
          </table:table-cell>
          <table:table-cell table:style-name="ce14" table:formula="of:=[.PVG2]/[.PVI2]" office:value-type="float" office:value="108.551992225462" calcext:value-type="float">
            <text:p>108,551992225462</text:p>
          </table:table-cell>
          <table:table-cell table:style-name="ce14" table:formula="of:=[.PVH2]/[.PV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VS2]/[.PVV2]" office:value-type="float" office:value="250.704567541302" calcext:value-type="float">
            <text:p>250,704567541302</text:p>
          </table:table-cell>
          <table:table-cell table:style-name="ce14" table:formula="of:=[.PVT2]/[.PVV2]" office:value-type="float" office:value="108.551992225462" calcext:value-type="float">
            <text:p>108,551992225462</text:p>
          </table:table-cell>
          <table:table-cell table:style-name="ce14" table:formula="of:=[.PVU2]/[.PV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WF2]/[.PWI2]" office:value-type="float" office:value="250.704567541302" calcext:value-type="float">
            <text:p>250,704567541302</text:p>
          </table:table-cell>
          <table:table-cell table:style-name="ce14" table:formula="of:=[.PWG2]/[.PWI2]" office:value-type="float" office:value="108.551992225462" calcext:value-type="float">
            <text:p>108,551992225462</text:p>
          </table:table-cell>
          <table:table-cell table:style-name="ce14" table:formula="of:=[.PWH2]/[.PW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WS2]/[.PWV2]" office:value-type="float" office:value="250.704567541302" calcext:value-type="float">
            <text:p>250,704567541302</text:p>
          </table:table-cell>
          <table:table-cell table:style-name="ce14" table:formula="of:=[.PWT2]/[.PWV2]" office:value-type="float" office:value="108.551992225462" calcext:value-type="float">
            <text:p>108,551992225462</text:p>
          </table:table-cell>
          <table:table-cell table:style-name="ce14" table:formula="of:=[.PWU2]/[.PW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XF2]/[.PXI2]" office:value-type="float" office:value="250.704567541302" calcext:value-type="float">
            <text:p>250,704567541302</text:p>
          </table:table-cell>
          <table:table-cell table:style-name="ce14" table:formula="of:=[.PXG2]/[.PXI2]" office:value-type="float" office:value="108.551992225462" calcext:value-type="float">
            <text:p>108,551992225462</text:p>
          </table:table-cell>
          <table:table-cell table:style-name="ce14" table:formula="of:=[.PXH2]/[.PX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XS2]/[.PXV2]" office:value-type="float" office:value="250.704567541302" calcext:value-type="float">
            <text:p>250,704567541302</text:p>
          </table:table-cell>
          <table:table-cell table:style-name="ce14" table:formula="of:=[.PXT2]/[.PXV2]" office:value-type="float" office:value="108.551992225462" calcext:value-type="float">
            <text:p>108,551992225462</text:p>
          </table:table-cell>
          <table:table-cell table:style-name="ce14" table:formula="of:=[.PXU2]/[.PX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YF2]/[.PYI2]" office:value-type="float" office:value="250.704567541302" calcext:value-type="float">
            <text:p>250,704567541302</text:p>
          </table:table-cell>
          <table:table-cell table:style-name="ce14" table:formula="of:=[.PYG2]/[.PYI2]" office:value-type="float" office:value="108.551992225462" calcext:value-type="float">
            <text:p>108,551992225462</text:p>
          </table:table-cell>
          <table:table-cell table:style-name="ce14" table:formula="of:=[.PYH2]/[.PY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YS2]/[.PYV2]" office:value-type="float" office:value="250.704567541302" calcext:value-type="float">
            <text:p>250,704567541302</text:p>
          </table:table-cell>
          <table:table-cell table:style-name="ce14" table:formula="of:=[.PYT2]/[.PYV2]" office:value-type="float" office:value="108.551992225462" calcext:value-type="float">
            <text:p>108,551992225462</text:p>
          </table:table-cell>
          <table:table-cell table:style-name="ce14" table:formula="of:=[.PYU2]/[.PY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ZF2]/[.PZI2]" office:value-type="float" office:value="250.704567541302" calcext:value-type="float">
            <text:p>250,704567541302</text:p>
          </table:table-cell>
          <table:table-cell table:style-name="ce14" table:formula="of:=[.PZG2]/[.PZI2]" office:value-type="float" office:value="108.551992225462" calcext:value-type="float">
            <text:p>108,551992225462</text:p>
          </table:table-cell>
          <table:table-cell table:style-name="ce14" table:formula="of:=[.PZH2]/[.PZ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ZS2]/[.PZV2]" office:value-type="float" office:value="250.704567541302" calcext:value-type="float">
            <text:p>250,704567541302</text:p>
          </table:table-cell>
          <table:table-cell table:style-name="ce14" table:formula="of:=[.PZT2]/[.PZV2]" office:value-type="float" office:value="108.551992225462" calcext:value-type="float">
            <text:p>108,551992225462</text:p>
          </table:table-cell>
          <table:table-cell table:style-name="ce14" table:formula="of:=[.PZU2]/[.PZ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AF2]/[.QAI2]" office:value-type="float" office:value="250.704567541302" calcext:value-type="float">
            <text:p>250,704567541302</text:p>
          </table:table-cell>
          <table:table-cell table:style-name="ce14" table:formula="of:=[.QAG2]/[.QAI2]" office:value-type="float" office:value="108.551992225462" calcext:value-type="float">
            <text:p>108,551992225462</text:p>
          </table:table-cell>
          <table:table-cell table:style-name="ce14" table:formula="of:=[.QAH2]/[.QA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AS2]/[.QAV2]" office:value-type="float" office:value="250.704567541302" calcext:value-type="float">
            <text:p>250,704567541302</text:p>
          </table:table-cell>
          <table:table-cell table:style-name="ce14" table:formula="of:=[.QAT2]/[.QAV2]" office:value-type="float" office:value="108.551992225462" calcext:value-type="float">
            <text:p>108,551992225462</text:p>
          </table:table-cell>
          <table:table-cell table:style-name="ce14" table:formula="of:=[.QAU2]/[.QA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BF2]/[.QBI2]" office:value-type="float" office:value="250.704567541302" calcext:value-type="float">
            <text:p>250,704567541302</text:p>
          </table:table-cell>
          <table:table-cell table:style-name="ce14" table:formula="of:=[.QBG2]/[.QBI2]" office:value-type="float" office:value="108.551992225462" calcext:value-type="float">
            <text:p>108,551992225462</text:p>
          </table:table-cell>
          <table:table-cell table:style-name="ce14" table:formula="of:=[.QBH2]/[.QB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BS2]/[.QBV2]" office:value-type="float" office:value="250.704567541302" calcext:value-type="float">
            <text:p>250,704567541302</text:p>
          </table:table-cell>
          <table:table-cell table:style-name="ce14" table:formula="of:=[.QBT2]/[.QBV2]" office:value-type="float" office:value="108.551992225462" calcext:value-type="float">
            <text:p>108,551992225462</text:p>
          </table:table-cell>
          <table:table-cell table:style-name="ce14" table:formula="of:=[.QBU2]/[.QB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CF2]/[.QCI2]" office:value-type="float" office:value="250.704567541302" calcext:value-type="float">
            <text:p>250,704567541302</text:p>
          </table:table-cell>
          <table:table-cell table:style-name="ce14" table:formula="of:=[.QCG2]/[.QCI2]" office:value-type="float" office:value="108.551992225462" calcext:value-type="float">
            <text:p>108,551992225462</text:p>
          </table:table-cell>
          <table:table-cell table:style-name="ce14" table:formula="of:=[.QCH2]/[.QC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CS2]/[.QCV2]" office:value-type="float" office:value="250.704567541302" calcext:value-type="float">
            <text:p>250,704567541302</text:p>
          </table:table-cell>
          <table:table-cell table:style-name="ce14" table:formula="of:=[.QCT2]/[.QCV2]" office:value-type="float" office:value="108.551992225462" calcext:value-type="float">
            <text:p>108,551992225462</text:p>
          </table:table-cell>
          <table:table-cell table:style-name="ce14" table:formula="of:=[.QCU2]/[.QC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DF2]/[.QDI2]" office:value-type="float" office:value="250.704567541302" calcext:value-type="float">
            <text:p>250,704567541302</text:p>
          </table:table-cell>
          <table:table-cell table:style-name="ce14" table:formula="of:=[.QDG2]/[.QDI2]" office:value-type="float" office:value="108.551992225462" calcext:value-type="float">
            <text:p>108,551992225462</text:p>
          </table:table-cell>
          <table:table-cell table:style-name="ce14" table:formula="of:=[.QDH2]/[.QD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DS2]/[.QDV2]" office:value-type="float" office:value="250.704567541302" calcext:value-type="float">
            <text:p>250,704567541302</text:p>
          </table:table-cell>
          <table:table-cell table:style-name="ce14" table:formula="of:=[.QDT2]/[.QDV2]" office:value-type="float" office:value="108.551992225462" calcext:value-type="float">
            <text:p>108,551992225462</text:p>
          </table:table-cell>
          <table:table-cell table:style-name="ce14" table:formula="of:=[.QDU2]/[.QD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EF2]/[.QEI2]" office:value-type="float" office:value="250.704567541302" calcext:value-type="float">
            <text:p>250,704567541302</text:p>
          </table:table-cell>
          <table:table-cell table:style-name="ce14" table:formula="of:=[.QEG2]/[.QEI2]" office:value-type="float" office:value="108.551992225462" calcext:value-type="float">
            <text:p>108,551992225462</text:p>
          </table:table-cell>
          <table:table-cell table:style-name="ce14" table:formula="of:=[.QEH2]/[.QE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ES2]/[.QEV2]" office:value-type="float" office:value="250.704567541302" calcext:value-type="float">
            <text:p>250,704567541302</text:p>
          </table:table-cell>
          <table:table-cell table:style-name="ce14" table:formula="of:=[.QET2]/[.QEV2]" office:value-type="float" office:value="108.551992225462" calcext:value-type="float">
            <text:p>108,551992225462</text:p>
          </table:table-cell>
          <table:table-cell table:style-name="ce14" table:formula="of:=[.QEU2]/[.QE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FF2]/[.QFI2]" office:value-type="float" office:value="250.704567541302" calcext:value-type="float">
            <text:p>250,704567541302</text:p>
          </table:table-cell>
          <table:table-cell table:style-name="ce14" table:formula="of:=[.QFG2]/[.QFI2]" office:value-type="float" office:value="108.551992225462" calcext:value-type="float">
            <text:p>108,551992225462</text:p>
          </table:table-cell>
          <table:table-cell table:style-name="ce14" table:formula="of:=[.QFH2]/[.QF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FS2]/[.QFV2]" office:value-type="float" office:value="250.704567541302" calcext:value-type="float">
            <text:p>250,704567541302</text:p>
          </table:table-cell>
          <table:table-cell table:style-name="ce14" table:formula="of:=[.QFT2]/[.QFV2]" office:value-type="float" office:value="108.551992225462" calcext:value-type="float">
            <text:p>108,551992225462</text:p>
          </table:table-cell>
          <table:table-cell table:style-name="ce14" table:formula="of:=[.QFU2]/[.QF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GF2]/[.QGI2]" office:value-type="float" office:value="250.704567541302" calcext:value-type="float">
            <text:p>250,704567541302</text:p>
          </table:table-cell>
          <table:table-cell table:style-name="ce14" table:formula="of:=[.QGG2]/[.QGI2]" office:value-type="float" office:value="108.551992225462" calcext:value-type="float">
            <text:p>108,551992225462</text:p>
          </table:table-cell>
          <table:table-cell table:style-name="ce14" table:formula="of:=[.QGH2]/[.QG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GS2]/[.QGV2]" office:value-type="float" office:value="250.704567541302" calcext:value-type="float">
            <text:p>250,704567541302</text:p>
          </table:table-cell>
          <table:table-cell table:style-name="ce14" table:formula="of:=[.QGT2]/[.QGV2]" office:value-type="float" office:value="108.551992225462" calcext:value-type="float">
            <text:p>108,551992225462</text:p>
          </table:table-cell>
          <table:table-cell table:style-name="ce14" table:formula="of:=[.QGU2]/[.QG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HF2]/[.QHI2]" office:value-type="float" office:value="250.704567541302" calcext:value-type="float">
            <text:p>250,704567541302</text:p>
          </table:table-cell>
          <table:table-cell table:style-name="ce14" table:formula="of:=[.QHG2]/[.QHI2]" office:value-type="float" office:value="108.551992225462" calcext:value-type="float">
            <text:p>108,551992225462</text:p>
          </table:table-cell>
          <table:table-cell table:style-name="ce14" table:formula="of:=[.QHH2]/[.QH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HS2]/[.QHV2]" office:value-type="float" office:value="250.704567541302" calcext:value-type="float">
            <text:p>250,704567541302</text:p>
          </table:table-cell>
          <table:table-cell table:style-name="ce14" table:formula="of:=[.QHT2]/[.QHV2]" office:value-type="float" office:value="108.551992225462" calcext:value-type="float">
            <text:p>108,551992225462</text:p>
          </table:table-cell>
          <table:table-cell table:style-name="ce14" table:formula="of:=[.QHU2]/[.QH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IF2]/[.QII2]" office:value-type="float" office:value="250.704567541302" calcext:value-type="float">
            <text:p>250,704567541302</text:p>
          </table:table-cell>
          <table:table-cell table:style-name="ce14" table:formula="of:=[.QIG2]/[.QII2]" office:value-type="float" office:value="108.551992225462" calcext:value-type="float">
            <text:p>108,551992225462</text:p>
          </table:table-cell>
          <table:table-cell table:style-name="ce14" table:formula="of:=[.QIH2]/[.QI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IS2]/[.QIV2]" office:value-type="float" office:value="250.704567541302" calcext:value-type="float">
            <text:p>250,704567541302</text:p>
          </table:table-cell>
          <table:table-cell table:style-name="ce14" table:formula="of:=[.QIT2]/[.QIV2]" office:value-type="float" office:value="108.551992225462" calcext:value-type="float">
            <text:p>108,551992225462</text:p>
          </table:table-cell>
          <table:table-cell table:style-name="ce14" table:formula="of:=[.QIU2]/[.QI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JF2]/[.QJI2]" office:value-type="float" office:value="250.704567541302" calcext:value-type="float">
            <text:p>250,704567541302</text:p>
          </table:table-cell>
          <table:table-cell table:style-name="ce14" table:formula="of:=[.QJG2]/[.QJI2]" office:value-type="float" office:value="108.551992225462" calcext:value-type="float">
            <text:p>108,551992225462</text:p>
          </table:table-cell>
          <table:table-cell table:style-name="ce14" table:formula="of:=[.QJH2]/[.QJ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JS2]/[.QJV2]" office:value-type="float" office:value="250.704567541302" calcext:value-type="float">
            <text:p>250,704567541302</text:p>
          </table:table-cell>
          <table:table-cell table:style-name="ce14" table:formula="of:=[.QJT2]/[.QJV2]" office:value-type="float" office:value="108.551992225462" calcext:value-type="float">
            <text:p>108,551992225462</text:p>
          </table:table-cell>
          <table:table-cell table:style-name="ce14" table:formula="of:=[.QJU2]/[.QJ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KF2]/[.QKI2]" office:value-type="float" office:value="250.704567541302" calcext:value-type="float">
            <text:p>250,704567541302</text:p>
          </table:table-cell>
          <table:table-cell table:style-name="ce14" table:formula="of:=[.QKG2]/[.QKI2]" office:value-type="float" office:value="108.551992225462" calcext:value-type="float">
            <text:p>108,551992225462</text:p>
          </table:table-cell>
          <table:table-cell table:style-name="ce14" table:formula="of:=[.QKH2]/[.QK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KS2]/[.QKV2]" office:value-type="float" office:value="250.704567541302" calcext:value-type="float">
            <text:p>250,704567541302</text:p>
          </table:table-cell>
          <table:table-cell table:style-name="ce14" table:formula="of:=[.QKT2]/[.QKV2]" office:value-type="float" office:value="108.551992225462" calcext:value-type="float">
            <text:p>108,551992225462</text:p>
          </table:table-cell>
          <table:table-cell table:style-name="ce14" table:formula="of:=[.QKU2]/[.QK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LF2]/[.QLI2]" office:value-type="float" office:value="250.704567541302" calcext:value-type="float">
            <text:p>250,704567541302</text:p>
          </table:table-cell>
          <table:table-cell table:style-name="ce14" table:formula="of:=[.QLG2]/[.QLI2]" office:value-type="float" office:value="108.551992225462" calcext:value-type="float">
            <text:p>108,551992225462</text:p>
          </table:table-cell>
          <table:table-cell table:style-name="ce14" table:formula="of:=[.QLH2]/[.QL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LS2]/[.QLV2]" office:value-type="float" office:value="250.704567541302" calcext:value-type="float">
            <text:p>250,704567541302</text:p>
          </table:table-cell>
          <table:table-cell table:style-name="ce14" table:formula="of:=[.QLT2]/[.QLV2]" office:value-type="float" office:value="108.551992225462" calcext:value-type="float">
            <text:p>108,551992225462</text:p>
          </table:table-cell>
          <table:table-cell table:style-name="ce14" table:formula="of:=[.QLU2]/[.QL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MF2]/[.QMI2]" office:value-type="float" office:value="250.704567541302" calcext:value-type="float">
            <text:p>250,704567541302</text:p>
          </table:table-cell>
          <table:table-cell table:style-name="ce14" table:formula="of:=[.QMG2]/[.QMI2]" office:value-type="float" office:value="108.551992225462" calcext:value-type="float">
            <text:p>108,551992225462</text:p>
          </table:table-cell>
          <table:table-cell table:style-name="ce14" table:formula="of:=[.QMH2]/[.QM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MS2]/[.QMV2]" office:value-type="float" office:value="250.704567541302" calcext:value-type="float">
            <text:p>250,704567541302</text:p>
          </table:table-cell>
          <table:table-cell table:style-name="ce14" table:formula="of:=[.QMT2]/[.QMV2]" office:value-type="float" office:value="108.551992225462" calcext:value-type="float">
            <text:p>108,551992225462</text:p>
          </table:table-cell>
          <table:table-cell table:style-name="ce14" table:formula="of:=[.QMU2]/[.QM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NF2]/[.QNI2]" office:value-type="float" office:value="250.704567541302" calcext:value-type="float">
            <text:p>250,704567541302</text:p>
          </table:table-cell>
          <table:table-cell table:style-name="ce14" table:formula="of:=[.QNG2]/[.QNI2]" office:value-type="float" office:value="108.551992225462" calcext:value-type="float">
            <text:p>108,551992225462</text:p>
          </table:table-cell>
          <table:table-cell table:style-name="ce14" table:formula="of:=[.QNH2]/[.QN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NS2]/[.QNV2]" office:value-type="float" office:value="250.704567541302" calcext:value-type="float">
            <text:p>250,704567541302</text:p>
          </table:table-cell>
          <table:table-cell table:style-name="ce14" table:formula="of:=[.QNT2]/[.QNV2]" office:value-type="float" office:value="108.551992225462" calcext:value-type="float">
            <text:p>108,551992225462</text:p>
          </table:table-cell>
          <table:table-cell table:style-name="ce14" table:formula="of:=[.QNU2]/[.QN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OF2]/[.QOI2]" office:value-type="float" office:value="250.704567541302" calcext:value-type="float">
            <text:p>250,704567541302</text:p>
          </table:table-cell>
          <table:table-cell table:style-name="ce14" table:formula="of:=[.QOG2]/[.QOI2]" office:value-type="float" office:value="108.551992225462" calcext:value-type="float">
            <text:p>108,551992225462</text:p>
          </table:table-cell>
          <table:table-cell table:style-name="ce14" table:formula="of:=[.QOH2]/[.QO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OS2]/[.QOV2]" office:value-type="float" office:value="250.704567541302" calcext:value-type="float">
            <text:p>250,704567541302</text:p>
          </table:table-cell>
          <table:table-cell table:style-name="ce14" table:formula="of:=[.QOT2]/[.QOV2]" office:value-type="float" office:value="108.551992225462" calcext:value-type="float">
            <text:p>108,551992225462</text:p>
          </table:table-cell>
          <table:table-cell table:style-name="ce14" table:formula="of:=[.QOU2]/[.QO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PF2]/[.QPI2]" office:value-type="float" office:value="250.704567541302" calcext:value-type="float">
            <text:p>250,704567541302</text:p>
          </table:table-cell>
          <table:table-cell table:style-name="ce14" table:formula="of:=[.QPG2]/[.QPI2]" office:value-type="float" office:value="108.551992225462" calcext:value-type="float">
            <text:p>108,551992225462</text:p>
          </table:table-cell>
          <table:table-cell table:style-name="ce14" table:formula="of:=[.QPH2]/[.QP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PS2]/[.QPV2]" office:value-type="float" office:value="250.704567541302" calcext:value-type="float">
            <text:p>250,704567541302</text:p>
          </table:table-cell>
          <table:table-cell table:style-name="ce14" table:formula="of:=[.QPT2]/[.QPV2]" office:value-type="float" office:value="108.551992225462" calcext:value-type="float">
            <text:p>108,551992225462</text:p>
          </table:table-cell>
          <table:table-cell table:style-name="ce14" table:formula="of:=[.QPU2]/[.QP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QF2]/[.QQI2]" office:value-type="float" office:value="250.704567541302" calcext:value-type="float">
            <text:p>250,704567541302</text:p>
          </table:table-cell>
          <table:table-cell table:style-name="ce14" table:formula="of:=[.QQG2]/[.QQI2]" office:value-type="float" office:value="108.551992225462" calcext:value-type="float">
            <text:p>108,551992225462</text:p>
          </table:table-cell>
          <table:table-cell table:style-name="ce14" table:formula="of:=[.QQH2]/[.QQ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QS2]/[.QQV2]" office:value-type="float" office:value="250.704567541302" calcext:value-type="float">
            <text:p>250,704567541302</text:p>
          </table:table-cell>
          <table:table-cell table:style-name="ce14" table:formula="of:=[.QQT2]/[.QQV2]" office:value-type="float" office:value="108.551992225462" calcext:value-type="float">
            <text:p>108,551992225462</text:p>
          </table:table-cell>
          <table:table-cell table:style-name="ce14" table:formula="of:=[.QQU2]/[.QQ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RF2]/[.QRI2]" office:value-type="float" office:value="250.704567541302" calcext:value-type="float">
            <text:p>250,704567541302</text:p>
          </table:table-cell>
          <table:table-cell table:style-name="ce14" table:formula="of:=[.QRG2]/[.QRI2]" office:value-type="float" office:value="108.551992225462" calcext:value-type="float">
            <text:p>108,551992225462</text:p>
          </table:table-cell>
          <table:table-cell table:style-name="ce14" table:formula="of:=[.QRH2]/[.QR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RS2]/[.QRV2]" office:value-type="float" office:value="250.704567541302" calcext:value-type="float">
            <text:p>250,704567541302</text:p>
          </table:table-cell>
          <table:table-cell table:style-name="ce14" table:formula="of:=[.QRT2]/[.QRV2]" office:value-type="float" office:value="108.551992225462" calcext:value-type="float">
            <text:p>108,551992225462</text:p>
          </table:table-cell>
          <table:table-cell table:style-name="ce14" table:formula="of:=[.QRU2]/[.QR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SF2]/[.QSI2]" office:value-type="float" office:value="250.704567541302" calcext:value-type="float">
            <text:p>250,704567541302</text:p>
          </table:table-cell>
          <table:table-cell table:style-name="ce14" table:formula="of:=[.QSG2]/[.QSI2]" office:value-type="float" office:value="108.551992225462" calcext:value-type="float">
            <text:p>108,551992225462</text:p>
          </table:table-cell>
          <table:table-cell table:style-name="ce14" table:formula="of:=[.QSH2]/[.QS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SS2]/[.QSV2]" office:value-type="float" office:value="250.704567541302" calcext:value-type="float">
            <text:p>250,704567541302</text:p>
          </table:table-cell>
          <table:table-cell table:style-name="ce14" table:formula="of:=[.QST2]/[.QSV2]" office:value-type="float" office:value="108.551992225462" calcext:value-type="float">
            <text:p>108,551992225462</text:p>
          </table:table-cell>
          <table:table-cell table:style-name="ce14" table:formula="of:=[.QSU2]/[.QS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TF2]/[.QTI2]" office:value-type="float" office:value="250.704567541302" calcext:value-type="float">
            <text:p>250,704567541302</text:p>
          </table:table-cell>
          <table:table-cell table:style-name="ce14" table:formula="of:=[.QTG2]/[.QTI2]" office:value-type="float" office:value="108.551992225462" calcext:value-type="float">
            <text:p>108,551992225462</text:p>
          </table:table-cell>
          <table:table-cell table:style-name="ce14" table:formula="of:=[.QTH2]/[.QT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TS2]/[.QTV2]" office:value-type="float" office:value="250.704567541302" calcext:value-type="float">
            <text:p>250,704567541302</text:p>
          </table:table-cell>
          <table:table-cell table:style-name="ce14" table:formula="of:=[.QTT2]/[.QTV2]" office:value-type="float" office:value="108.551992225462" calcext:value-type="float">
            <text:p>108,551992225462</text:p>
          </table:table-cell>
          <table:table-cell table:style-name="ce14" table:formula="of:=[.QTU2]/[.QT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UF2]/[.QUI2]" office:value-type="float" office:value="250.704567541302" calcext:value-type="float">
            <text:p>250,704567541302</text:p>
          </table:table-cell>
          <table:table-cell table:style-name="ce14" table:formula="of:=[.QUG2]/[.QUI2]" office:value-type="float" office:value="108.551992225462" calcext:value-type="float">
            <text:p>108,551992225462</text:p>
          </table:table-cell>
          <table:table-cell table:style-name="ce14" table:formula="of:=[.QUH2]/[.QU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US2]/[.QUV2]" office:value-type="float" office:value="250.704567541302" calcext:value-type="float">
            <text:p>250,704567541302</text:p>
          </table:table-cell>
          <table:table-cell table:style-name="ce14" table:formula="of:=[.QUT2]/[.QUV2]" office:value-type="float" office:value="108.551992225462" calcext:value-type="float">
            <text:p>108,551992225462</text:p>
          </table:table-cell>
          <table:table-cell table:style-name="ce14" table:formula="of:=[.QUU2]/[.QU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VF2]/[.QVI2]" office:value-type="float" office:value="250.704567541302" calcext:value-type="float">
            <text:p>250,704567541302</text:p>
          </table:table-cell>
          <table:table-cell table:style-name="ce14" table:formula="of:=[.QVG2]/[.QVI2]" office:value-type="float" office:value="108.551992225462" calcext:value-type="float">
            <text:p>108,551992225462</text:p>
          </table:table-cell>
          <table:table-cell table:style-name="ce14" table:formula="of:=[.QVH2]/[.QV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VS2]/[.QVV2]" office:value-type="float" office:value="250.704567541302" calcext:value-type="float">
            <text:p>250,704567541302</text:p>
          </table:table-cell>
          <table:table-cell table:style-name="ce14" table:formula="of:=[.QVT2]/[.QVV2]" office:value-type="float" office:value="108.551992225462" calcext:value-type="float">
            <text:p>108,551992225462</text:p>
          </table:table-cell>
          <table:table-cell table:style-name="ce14" table:formula="of:=[.QVU2]/[.QV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WF2]/[.QWI2]" office:value-type="float" office:value="250.704567541302" calcext:value-type="float">
            <text:p>250,704567541302</text:p>
          </table:table-cell>
          <table:table-cell table:style-name="ce14" table:formula="of:=[.QWG2]/[.QWI2]" office:value-type="float" office:value="108.551992225462" calcext:value-type="float">
            <text:p>108,551992225462</text:p>
          </table:table-cell>
          <table:table-cell table:style-name="ce14" table:formula="of:=[.QWH2]/[.QW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WS2]/[.QWV2]" office:value-type="float" office:value="250.704567541302" calcext:value-type="float">
            <text:p>250,704567541302</text:p>
          </table:table-cell>
          <table:table-cell table:style-name="ce14" table:formula="of:=[.QWT2]/[.QWV2]" office:value-type="float" office:value="108.551992225462" calcext:value-type="float">
            <text:p>108,551992225462</text:p>
          </table:table-cell>
          <table:table-cell table:style-name="ce14" table:formula="of:=[.QWU2]/[.QW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XF2]/[.QXI2]" office:value-type="float" office:value="250.704567541302" calcext:value-type="float">
            <text:p>250,704567541302</text:p>
          </table:table-cell>
          <table:table-cell table:style-name="ce14" table:formula="of:=[.QXG2]/[.QXI2]" office:value-type="float" office:value="108.551992225462" calcext:value-type="float">
            <text:p>108,551992225462</text:p>
          </table:table-cell>
          <table:table-cell table:style-name="ce14" table:formula="of:=[.QXH2]/[.QX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XS2]/[.QXV2]" office:value-type="float" office:value="250.704567541302" calcext:value-type="float">
            <text:p>250,704567541302</text:p>
          </table:table-cell>
          <table:table-cell table:style-name="ce14" table:formula="of:=[.QXT2]/[.QXV2]" office:value-type="float" office:value="108.551992225462" calcext:value-type="float">
            <text:p>108,551992225462</text:p>
          </table:table-cell>
          <table:table-cell table:style-name="ce14" table:formula="of:=[.QXU2]/[.QX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YF2]/[.QYI2]" office:value-type="float" office:value="250.704567541302" calcext:value-type="float">
            <text:p>250,704567541302</text:p>
          </table:table-cell>
          <table:table-cell table:style-name="ce14" table:formula="of:=[.QYG2]/[.QYI2]" office:value-type="float" office:value="108.551992225462" calcext:value-type="float">
            <text:p>108,551992225462</text:p>
          </table:table-cell>
          <table:table-cell table:style-name="ce14" table:formula="of:=[.QYH2]/[.QY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YS2]/[.QYV2]" office:value-type="float" office:value="250.704567541302" calcext:value-type="float">
            <text:p>250,704567541302</text:p>
          </table:table-cell>
          <table:table-cell table:style-name="ce14" table:formula="of:=[.QYT2]/[.QYV2]" office:value-type="float" office:value="108.551992225462" calcext:value-type="float">
            <text:p>108,551992225462</text:p>
          </table:table-cell>
          <table:table-cell table:style-name="ce14" table:formula="of:=[.QYU2]/[.QY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ZF2]/[.QZI2]" office:value-type="float" office:value="250.704567541302" calcext:value-type="float">
            <text:p>250,704567541302</text:p>
          </table:table-cell>
          <table:table-cell table:style-name="ce14" table:formula="of:=[.QZG2]/[.QZI2]" office:value-type="float" office:value="108.551992225462" calcext:value-type="float">
            <text:p>108,551992225462</text:p>
          </table:table-cell>
          <table:table-cell table:style-name="ce14" table:formula="of:=[.QZH2]/[.QZ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ZS2]/[.QZV2]" office:value-type="float" office:value="250.704567541302" calcext:value-type="float">
            <text:p>250,704567541302</text:p>
          </table:table-cell>
          <table:table-cell table:style-name="ce14" table:formula="of:=[.QZT2]/[.QZV2]" office:value-type="float" office:value="108.551992225462" calcext:value-type="float">
            <text:p>108,551992225462</text:p>
          </table:table-cell>
          <table:table-cell table:style-name="ce14" table:formula="of:=[.QZU2]/[.QZ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AF2]/[.RAI2]" office:value-type="float" office:value="250.704567541302" calcext:value-type="float">
            <text:p>250,704567541302</text:p>
          </table:table-cell>
          <table:table-cell table:style-name="ce14" table:formula="of:=[.RAG2]/[.RAI2]" office:value-type="float" office:value="108.551992225462" calcext:value-type="float">
            <text:p>108,551992225462</text:p>
          </table:table-cell>
          <table:table-cell table:style-name="ce14" table:formula="of:=[.RAH2]/[.RA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AS2]/[.RAV2]" office:value-type="float" office:value="250.704567541302" calcext:value-type="float">
            <text:p>250,704567541302</text:p>
          </table:table-cell>
          <table:table-cell table:style-name="ce14" table:formula="of:=[.RAT2]/[.RAV2]" office:value-type="float" office:value="108.551992225462" calcext:value-type="float">
            <text:p>108,551992225462</text:p>
          </table:table-cell>
          <table:table-cell table:style-name="ce14" table:formula="of:=[.RAU2]/[.RA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BF2]/[.RBI2]" office:value-type="float" office:value="250.704567541302" calcext:value-type="float">
            <text:p>250,704567541302</text:p>
          </table:table-cell>
          <table:table-cell table:style-name="ce14" table:formula="of:=[.RBG2]/[.RBI2]" office:value-type="float" office:value="108.551992225462" calcext:value-type="float">
            <text:p>108,551992225462</text:p>
          </table:table-cell>
          <table:table-cell table:style-name="ce14" table:formula="of:=[.RBH2]/[.RB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BS2]/[.RBV2]" office:value-type="float" office:value="250.704567541302" calcext:value-type="float">
            <text:p>250,704567541302</text:p>
          </table:table-cell>
          <table:table-cell table:style-name="ce14" table:formula="of:=[.RBT2]/[.RBV2]" office:value-type="float" office:value="108.551992225462" calcext:value-type="float">
            <text:p>108,551992225462</text:p>
          </table:table-cell>
          <table:table-cell table:style-name="ce14" table:formula="of:=[.RBU2]/[.RB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CF2]/[.RCI2]" office:value-type="float" office:value="250.704567541302" calcext:value-type="float">
            <text:p>250,704567541302</text:p>
          </table:table-cell>
          <table:table-cell table:style-name="ce14" table:formula="of:=[.RCG2]/[.RCI2]" office:value-type="float" office:value="108.551992225462" calcext:value-type="float">
            <text:p>108,551992225462</text:p>
          </table:table-cell>
          <table:table-cell table:style-name="ce14" table:formula="of:=[.RCH2]/[.RC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CS2]/[.RCV2]" office:value-type="float" office:value="250.704567541302" calcext:value-type="float">
            <text:p>250,704567541302</text:p>
          </table:table-cell>
          <table:table-cell table:style-name="ce14" table:formula="of:=[.RCT2]/[.RCV2]" office:value-type="float" office:value="108.551992225462" calcext:value-type="float">
            <text:p>108,551992225462</text:p>
          </table:table-cell>
          <table:table-cell table:style-name="ce14" table:formula="of:=[.RCU2]/[.RC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DF2]/[.RDI2]" office:value-type="float" office:value="250.704567541302" calcext:value-type="float">
            <text:p>250,704567541302</text:p>
          </table:table-cell>
          <table:table-cell table:style-name="ce14" table:formula="of:=[.RDG2]/[.RDI2]" office:value-type="float" office:value="108.551992225462" calcext:value-type="float">
            <text:p>108,551992225462</text:p>
          </table:table-cell>
          <table:table-cell table:style-name="ce14" table:formula="of:=[.RDH2]/[.RD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DS2]/[.RDV2]" office:value-type="float" office:value="250.704567541302" calcext:value-type="float">
            <text:p>250,704567541302</text:p>
          </table:table-cell>
          <table:table-cell table:style-name="ce14" table:formula="of:=[.RDT2]/[.RDV2]" office:value-type="float" office:value="108.551992225462" calcext:value-type="float">
            <text:p>108,551992225462</text:p>
          </table:table-cell>
          <table:table-cell table:style-name="ce14" table:formula="of:=[.RDU2]/[.RD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EF2]/[.REI2]" office:value-type="float" office:value="250.704567541302" calcext:value-type="float">
            <text:p>250,704567541302</text:p>
          </table:table-cell>
          <table:table-cell table:style-name="ce14" table:formula="of:=[.REG2]/[.REI2]" office:value-type="float" office:value="108.551992225462" calcext:value-type="float">
            <text:p>108,551992225462</text:p>
          </table:table-cell>
          <table:table-cell table:style-name="ce14" table:formula="of:=[.REH2]/[.RE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ES2]/[.REV2]" office:value-type="float" office:value="250.704567541302" calcext:value-type="float">
            <text:p>250,704567541302</text:p>
          </table:table-cell>
          <table:table-cell table:style-name="ce14" table:formula="of:=[.RET2]/[.REV2]" office:value-type="float" office:value="108.551992225462" calcext:value-type="float">
            <text:p>108,551992225462</text:p>
          </table:table-cell>
          <table:table-cell table:style-name="ce14" table:formula="of:=[.REU2]/[.RE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FF2]/[.RFI2]" office:value-type="float" office:value="250.704567541302" calcext:value-type="float">
            <text:p>250,704567541302</text:p>
          </table:table-cell>
          <table:table-cell table:style-name="ce14" table:formula="of:=[.RFG2]/[.RFI2]" office:value-type="float" office:value="108.551992225462" calcext:value-type="float">
            <text:p>108,551992225462</text:p>
          </table:table-cell>
          <table:table-cell table:style-name="ce14" table:formula="of:=[.RFH2]/[.RF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FS2]/[.RFV2]" office:value-type="float" office:value="250.704567541302" calcext:value-type="float">
            <text:p>250,704567541302</text:p>
          </table:table-cell>
          <table:table-cell table:style-name="ce14" table:formula="of:=[.RFT2]/[.RFV2]" office:value-type="float" office:value="108.551992225462" calcext:value-type="float">
            <text:p>108,551992225462</text:p>
          </table:table-cell>
          <table:table-cell table:style-name="ce14" table:formula="of:=[.RFU2]/[.RF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GF2]/[.RGI2]" office:value-type="float" office:value="250.704567541302" calcext:value-type="float">
            <text:p>250,704567541302</text:p>
          </table:table-cell>
          <table:table-cell table:style-name="ce14" table:formula="of:=[.RGG2]/[.RGI2]" office:value-type="float" office:value="108.551992225462" calcext:value-type="float">
            <text:p>108,551992225462</text:p>
          </table:table-cell>
          <table:table-cell table:style-name="ce14" table:formula="of:=[.RGH2]/[.RG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GS2]/[.RGV2]" office:value-type="float" office:value="250.704567541302" calcext:value-type="float">
            <text:p>250,704567541302</text:p>
          </table:table-cell>
          <table:table-cell table:style-name="ce14" table:formula="of:=[.RGT2]/[.RGV2]" office:value-type="float" office:value="108.551992225462" calcext:value-type="float">
            <text:p>108,551992225462</text:p>
          </table:table-cell>
          <table:table-cell table:style-name="ce14" table:formula="of:=[.RGU2]/[.RG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HF2]/[.RHI2]" office:value-type="float" office:value="250.704567541302" calcext:value-type="float">
            <text:p>250,704567541302</text:p>
          </table:table-cell>
          <table:table-cell table:style-name="ce14" table:formula="of:=[.RHG2]/[.RHI2]" office:value-type="float" office:value="108.551992225462" calcext:value-type="float">
            <text:p>108,551992225462</text:p>
          </table:table-cell>
          <table:table-cell table:style-name="ce14" table:formula="of:=[.RHH2]/[.RH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HS2]/[.RHV2]" office:value-type="float" office:value="250.704567541302" calcext:value-type="float">
            <text:p>250,704567541302</text:p>
          </table:table-cell>
          <table:table-cell table:style-name="ce14" table:formula="of:=[.RHT2]/[.RHV2]" office:value-type="float" office:value="108.551992225462" calcext:value-type="float">
            <text:p>108,551992225462</text:p>
          </table:table-cell>
          <table:table-cell table:style-name="ce14" table:formula="of:=[.RHU2]/[.RH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IF2]/[.RII2]" office:value-type="float" office:value="250.704567541302" calcext:value-type="float">
            <text:p>250,704567541302</text:p>
          </table:table-cell>
          <table:table-cell table:style-name="ce14" table:formula="of:=[.RIG2]/[.RII2]" office:value-type="float" office:value="108.551992225462" calcext:value-type="float">
            <text:p>108,551992225462</text:p>
          </table:table-cell>
          <table:table-cell table:style-name="ce14" table:formula="of:=[.RIH2]/[.RI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IS2]/[.RIV2]" office:value-type="float" office:value="250.704567541302" calcext:value-type="float">
            <text:p>250,704567541302</text:p>
          </table:table-cell>
          <table:table-cell table:style-name="ce14" table:formula="of:=[.RIT2]/[.RIV2]" office:value-type="float" office:value="108.551992225462" calcext:value-type="float">
            <text:p>108,551992225462</text:p>
          </table:table-cell>
          <table:table-cell table:style-name="ce14" table:formula="of:=[.RIU2]/[.RI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JF2]/[.RJI2]" office:value-type="float" office:value="250.704567541302" calcext:value-type="float">
            <text:p>250,704567541302</text:p>
          </table:table-cell>
          <table:table-cell table:style-name="ce14" table:formula="of:=[.RJG2]/[.RJI2]" office:value-type="float" office:value="108.551992225462" calcext:value-type="float">
            <text:p>108,551992225462</text:p>
          </table:table-cell>
          <table:table-cell table:style-name="ce14" table:formula="of:=[.RJH2]/[.RJ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JS2]/[.RJV2]" office:value-type="float" office:value="250.704567541302" calcext:value-type="float">
            <text:p>250,704567541302</text:p>
          </table:table-cell>
          <table:table-cell table:style-name="ce14" table:formula="of:=[.RJT2]/[.RJV2]" office:value-type="float" office:value="108.551992225462" calcext:value-type="float">
            <text:p>108,551992225462</text:p>
          </table:table-cell>
          <table:table-cell table:style-name="ce14" table:formula="of:=[.RJU2]/[.RJ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KF2]/[.RKI2]" office:value-type="float" office:value="250.704567541302" calcext:value-type="float">
            <text:p>250,704567541302</text:p>
          </table:table-cell>
          <table:table-cell table:style-name="ce14" table:formula="of:=[.RKG2]/[.RKI2]" office:value-type="float" office:value="108.551992225462" calcext:value-type="float">
            <text:p>108,551992225462</text:p>
          </table:table-cell>
          <table:table-cell table:style-name="ce14" table:formula="of:=[.RKH2]/[.RK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KS2]/[.RKV2]" office:value-type="float" office:value="250.704567541302" calcext:value-type="float">
            <text:p>250,704567541302</text:p>
          </table:table-cell>
          <table:table-cell table:style-name="ce14" table:formula="of:=[.RKT2]/[.RKV2]" office:value-type="float" office:value="108.551992225462" calcext:value-type="float">
            <text:p>108,551992225462</text:p>
          </table:table-cell>
          <table:table-cell table:style-name="ce14" table:formula="of:=[.RKU2]/[.RK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LF2]/[.RLI2]" office:value-type="float" office:value="250.704567541302" calcext:value-type="float">
            <text:p>250,704567541302</text:p>
          </table:table-cell>
          <table:table-cell table:style-name="ce14" table:formula="of:=[.RLG2]/[.RLI2]" office:value-type="float" office:value="108.551992225462" calcext:value-type="float">
            <text:p>108,551992225462</text:p>
          </table:table-cell>
          <table:table-cell table:style-name="ce14" table:formula="of:=[.RLH2]/[.RL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LS2]/[.RLV2]" office:value-type="float" office:value="250.704567541302" calcext:value-type="float">
            <text:p>250,704567541302</text:p>
          </table:table-cell>
          <table:table-cell table:style-name="ce14" table:formula="of:=[.RLT2]/[.RLV2]" office:value-type="float" office:value="108.551992225462" calcext:value-type="float">
            <text:p>108,551992225462</text:p>
          </table:table-cell>
          <table:table-cell table:style-name="ce14" table:formula="of:=[.RLU2]/[.RL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MF2]/[.RMI2]" office:value-type="float" office:value="250.704567541302" calcext:value-type="float">
            <text:p>250,704567541302</text:p>
          </table:table-cell>
          <table:table-cell table:style-name="ce14" table:formula="of:=[.RMG2]/[.RMI2]" office:value-type="float" office:value="108.551992225462" calcext:value-type="float">
            <text:p>108,551992225462</text:p>
          </table:table-cell>
          <table:table-cell table:style-name="ce14" table:formula="of:=[.RMH2]/[.RM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MS2]/[.RMV2]" office:value-type="float" office:value="250.704567541302" calcext:value-type="float">
            <text:p>250,704567541302</text:p>
          </table:table-cell>
          <table:table-cell table:style-name="ce14" table:formula="of:=[.RMT2]/[.RMV2]" office:value-type="float" office:value="108.551992225462" calcext:value-type="float">
            <text:p>108,551992225462</text:p>
          </table:table-cell>
          <table:table-cell table:style-name="ce14" table:formula="of:=[.RMU2]/[.RM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NF2]/[.RNI2]" office:value-type="float" office:value="250.704567541302" calcext:value-type="float">
            <text:p>250,704567541302</text:p>
          </table:table-cell>
          <table:table-cell table:style-name="ce14" table:formula="of:=[.RNG2]/[.RNI2]" office:value-type="float" office:value="108.551992225462" calcext:value-type="float">
            <text:p>108,551992225462</text:p>
          </table:table-cell>
          <table:table-cell table:style-name="ce14" table:formula="of:=[.RNH2]/[.RN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NS2]/[.RNV2]" office:value-type="float" office:value="250.704567541302" calcext:value-type="float">
            <text:p>250,704567541302</text:p>
          </table:table-cell>
          <table:table-cell table:style-name="ce14" table:formula="of:=[.RNT2]/[.RNV2]" office:value-type="float" office:value="108.551992225462" calcext:value-type="float">
            <text:p>108,551992225462</text:p>
          </table:table-cell>
          <table:table-cell table:style-name="ce14" table:formula="of:=[.RNU2]/[.RN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OF2]/[.ROI2]" office:value-type="float" office:value="250.704567541302" calcext:value-type="float">
            <text:p>250,704567541302</text:p>
          </table:table-cell>
          <table:table-cell table:style-name="ce14" table:formula="of:=[.ROG2]/[.ROI2]" office:value-type="float" office:value="108.551992225462" calcext:value-type="float">
            <text:p>108,551992225462</text:p>
          </table:table-cell>
          <table:table-cell table:style-name="ce14" table:formula="of:=[.ROH2]/[.RO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OS2]/[.ROV2]" office:value-type="float" office:value="250.704567541302" calcext:value-type="float">
            <text:p>250,704567541302</text:p>
          </table:table-cell>
          <table:table-cell table:style-name="ce14" table:formula="of:=[.ROT2]/[.ROV2]" office:value-type="float" office:value="108.551992225462" calcext:value-type="float">
            <text:p>108,551992225462</text:p>
          </table:table-cell>
          <table:table-cell table:style-name="ce14" table:formula="of:=[.ROU2]/[.RO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PF2]/[.RPI2]" office:value-type="float" office:value="250.704567541302" calcext:value-type="float">
            <text:p>250,704567541302</text:p>
          </table:table-cell>
          <table:table-cell table:style-name="ce14" table:formula="of:=[.RPG2]/[.RPI2]" office:value-type="float" office:value="108.551992225462" calcext:value-type="float">
            <text:p>108,551992225462</text:p>
          </table:table-cell>
          <table:table-cell table:style-name="ce14" table:formula="of:=[.RPH2]/[.RP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PS2]/[.RPV2]" office:value-type="float" office:value="250.704567541302" calcext:value-type="float">
            <text:p>250,704567541302</text:p>
          </table:table-cell>
          <table:table-cell table:style-name="ce14" table:formula="of:=[.RPT2]/[.RPV2]" office:value-type="float" office:value="108.551992225462" calcext:value-type="float">
            <text:p>108,551992225462</text:p>
          </table:table-cell>
          <table:table-cell table:style-name="ce14" table:formula="of:=[.RPU2]/[.RP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QF2]/[.RQI2]" office:value-type="float" office:value="250.704567541302" calcext:value-type="float">
            <text:p>250,704567541302</text:p>
          </table:table-cell>
          <table:table-cell table:style-name="ce14" table:formula="of:=[.RQG2]/[.RQI2]" office:value-type="float" office:value="108.551992225462" calcext:value-type="float">
            <text:p>108,551992225462</text:p>
          </table:table-cell>
          <table:table-cell table:style-name="ce14" table:formula="of:=[.RQH2]/[.RQ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QS2]/[.RQV2]" office:value-type="float" office:value="250.704567541302" calcext:value-type="float">
            <text:p>250,704567541302</text:p>
          </table:table-cell>
          <table:table-cell table:style-name="ce14" table:formula="of:=[.RQT2]/[.RQV2]" office:value-type="float" office:value="108.551992225462" calcext:value-type="float">
            <text:p>108,551992225462</text:p>
          </table:table-cell>
          <table:table-cell table:style-name="ce14" table:formula="of:=[.RQU2]/[.RQ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RF2]/[.RRI2]" office:value-type="float" office:value="250.704567541302" calcext:value-type="float">
            <text:p>250,704567541302</text:p>
          </table:table-cell>
          <table:table-cell table:style-name="ce14" table:formula="of:=[.RRG2]/[.RRI2]" office:value-type="float" office:value="108.551992225462" calcext:value-type="float">
            <text:p>108,551992225462</text:p>
          </table:table-cell>
          <table:table-cell table:style-name="ce14" table:formula="of:=[.RRH2]/[.RR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RS2]/[.RRV2]" office:value-type="float" office:value="250.704567541302" calcext:value-type="float">
            <text:p>250,704567541302</text:p>
          </table:table-cell>
          <table:table-cell table:style-name="ce14" table:formula="of:=[.RRT2]/[.RRV2]" office:value-type="float" office:value="108.551992225462" calcext:value-type="float">
            <text:p>108,551992225462</text:p>
          </table:table-cell>
          <table:table-cell table:style-name="ce14" table:formula="of:=[.RRU2]/[.RR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SF2]/[.RSI2]" office:value-type="float" office:value="250.704567541302" calcext:value-type="float">
            <text:p>250,704567541302</text:p>
          </table:table-cell>
          <table:table-cell table:style-name="ce14" table:formula="of:=[.RSG2]/[.RSI2]" office:value-type="float" office:value="108.551992225462" calcext:value-type="float">
            <text:p>108,551992225462</text:p>
          </table:table-cell>
          <table:table-cell table:style-name="ce14" table:formula="of:=[.RSH2]/[.RS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SS2]/[.RSV2]" office:value-type="float" office:value="250.704567541302" calcext:value-type="float">
            <text:p>250,704567541302</text:p>
          </table:table-cell>
          <table:table-cell table:style-name="ce14" table:formula="of:=[.RST2]/[.RSV2]" office:value-type="float" office:value="108.551992225462" calcext:value-type="float">
            <text:p>108,551992225462</text:p>
          </table:table-cell>
          <table:table-cell table:style-name="ce14" table:formula="of:=[.RSU2]/[.RS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TF2]/[.RTI2]" office:value-type="float" office:value="250.704567541302" calcext:value-type="float">
            <text:p>250,704567541302</text:p>
          </table:table-cell>
          <table:table-cell table:style-name="ce14" table:formula="of:=[.RTG2]/[.RTI2]" office:value-type="float" office:value="108.551992225462" calcext:value-type="float">
            <text:p>108,551992225462</text:p>
          </table:table-cell>
          <table:table-cell table:style-name="ce14" table:formula="of:=[.RTH2]/[.RT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TS2]/[.RTV2]" office:value-type="float" office:value="250.704567541302" calcext:value-type="float">
            <text:p>250,704567541302</text:p>
          </table:table-cell>
          <table:table-cell table:style-name="ce14" table:formula="of:=[.RTT2]/[.RTV2]" office:value-type="float" office:value="108.551992225462" calcext:value-type="float">
            <text:p>108,551992225462</text:p>
          </table:table-cell>
          <table:table-cell table:style-name="ce14" table:formula="of:=[.RTU2]/[.RT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UF2]/[.RUI2]" office:value-type="float" office:value="250.704567541302" calcext:value-type="float">
            <text:p>250,704567541302</text:p>
          </table:table-cell>
          <table:table-cell table:style-name="ce14" table:formula="of:=[.RUG2]/[.RUI2]" office:value-type="float" office:value="108.551992225462" calcext:value-type="float">
            <text:p>108,551992225462</text:p>
          </table:table-cell>
          <table:table-cell table:style-name="ce14" table:formula="of:=[.RUH2]/[.RU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US2]/[.RUV2]" office:value-type="float" office:value="250.704567541302" calcext:value-type="float">
            <text:p>250,704567541302</text:p>
          </table:table-cell>
          <table:table-cell table:style-name="ce14" table:formula="of:=[.RUT2]/[.RUV2]" office:value-type="float" office:value="108.551992225462" calcext:value-type="float">
            <text:p>108,551992225462</text:p>
          </table:table-cell>
          <table:table-cell table:style-name="ce14" table:formula="of:=[.RUU2]/[.RU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VF2]/[.RVI2]" office:value-type="float" office:value="250.704567541302" calcext:value-type="float">
            <text:p>250,704567541302</text:p>
          </table:table-cell>
          <table:table-cell table:style-name="ce14" table:formula="of:=[.RVG2]/[.RVI2]" office:value-type="float" office:value="108.551992225462" calcext:value-type="float">
            <text:p>108,551992225462</text:p>
          </table:table-cell>
          <table:table-cell table:style-name="ce14" table:formula="of:=[.RVH2]/[.RV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VS2]/[.RVV2]" office:value-type="float" office:value="250.704567541302" calcext:value-type="float">
            <text:p>250,704567541302</text:p>
          </table:table-cell>
          <table:table-cell table:style-name="ce14" table:formula="of:=[.RVT2]/[.RVV2]" office:value-type="float" office:value="108.551992225462" calcext:value-type="float">
            <text:p>108,551992225462</text:p>
          </table:table-cell>
          <table:table-cell table:style-name="ce14" table:formula="of:=[.RVU2]/[.RV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WF2]/[.RWI2]" office:value-type="float" office:value="250.704567541302" calcext:value-type="float">
            <text:p>250,704567541302</text:p>
          </table:table-cell>
          <table:table-cell table:style-name="ce14" table:formula="of:=[.RWG2]/[.RWI2]" office:value-type="float" office:value="108.551992225462" calcext:value-type="float">
            <text:p>108,551992225462</text:p>
          </table:table-cell>
          <table:table-cell table:style-name="ce14" table:formula="of:=[.RWH2]/[.RW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WS2]/[.RWV2]" office:value-type="float" office:value="250.704567541302" calcext:value-type="float">
            <text:p>250,704567541302</text:p>
          </table:table-cell>
          <table:table-cell table:style-name="ce14" table:formula="of:=[.RWT2]/[.RWV2]" office:value-type="float" office:value="108.551992225462" calcext:value-type="float">
            <text:p>108,551992225462</text:p>
          </table:table-cell>
          <table:table-cell table:style-name="ce14" table:formula="of:=[.RWU2]/[.RW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XF2]/[.RXI2]" office:value-type="float" office:value="250.704567541302" calcext:value-type="float">
            <text:p>250,704567541302</text:p>
          </table:table-cell>
          <table:table-cell table:style-name="ce14" table:formula="of:=[.RXG2]/[.RXI2]" office:value-type="float" office:value="108.551992225462" calcext:value-type="float">
            <text:p>108,551992225462</text:p>
          </table:table-cell>
          <table:table-cell table:style-name="ce14" table:formula="of:=[.RXH2]/[.RX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XS2]/[.RXV2]" office:value-type="float" office:value="250.704567541302" calcext:value-type="float">
            <text:p>250,704567541302</text:p>
          </table:table-cell>
          <table:table-cell table:style-name="ce14" table:formula="of:=[.RXT2]/[.RXV2]" office:value-type="float" office:value="108.551992225462" calcext:value-type="float">
            <text:p>108,551992225462</text:p>
          </table:table-cell>
          <table:table-cell table:style-name="ce14" table:formula="of:=[.RXU2]/[.RX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YF2]/[.RYI2]" office:value-type="float" office:value="250.704567541302" calcext:value-type="float">
            <text:p>250,704567541302</text:p>
          </table:table-cell>
          <table:table-cell table:style-name="ce14" table:formula="of:=[.RYG2]/[.RYI2]" office:value-type="float" office:value="108.551992225462" calcext:value-type="float">
            <text:p>108,551992225462</text:p>
          </table:table-cell>
          <table:table-cell table:style-name="ce14" table:formula="of:=[.RYH2]/[.RY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YS2]/[.RYV2]" office:value-type="float" office:value="250.704567541302" calcext:value-type="float">
            <text:p>250,704567541302</text:p>
          </table:table-cell>
          <table:table-cell table:style-name="ce14" table:formula="of:=[.RYT2]/[.RYV2]" office:value-type="float" office:value="108.551992225462" calcext:value-type="float">
            <text:p>108,551992225462</text:p>
          </table:table-cell>
          <table:table-cell table:style-name="ce14" table:formula="of:=[.RYU2]/[.RY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ZF2]/[.RZI2]" office:value-type="float" office:value="250.704567541302" calcext:value-type="float">
            <text:p>250,704567541302</text:p>
          </table:table-cell>
          <table:table-cell table:style-name="ce14" table:formula="of:=[.RZG2]/[.RZI2]" office:value-type="float" office:value="108.551992225462" calcext:value-type="float">
            <text:p>108,551992225462</text:p>
          </table:table-cell>
          <table:table-cell table:style-name="ce14" table:formula="of:=[.RZH2]/[.RZ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ZS2]/[.RZV2]" office:value-type="float" office:value="250.704567541302" calcext:value-type="float">
            <text:p>250,704567541302</text:p>
          </table:table-cell>
          <table:table-cell table:style-name="ce14" table:formula="of:=[.RZT2]/[.RZV2]" office:value-type="float" office:value="108.551992225462" calcext:value-type="float">
            <text:p>108,551992225462</text:p>
          </table:table-cell>
          <table:table-cell table:style-name="ce14" table:formula="of:=[.RZU2]/[.RZ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AF2]/[.SAI2]" office:value-type="float" office:value="250.704567541302" calcext:value-type="float">
            <text:p>250,704567541302</text:p>
          </table:table-cell>
          <table:table-cell table:style-name="ce14" table:formula="of:=[.SAG2]/[.SAI2]" office:value-type="float" office:value="108.551992225462" calcext:value-type="float">
            <text:p>108,551992225462</text:p>
          </table:table-cell>
          <table:table-cell table:style-name="ce14" table:formula="of:=[.SAH2]/[.SA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AS2]/[.SAV2]" office:value-type="float" office:value="250.704567541302" calcext:value-type="float">
            <text:p>250,704567541302</text:p>
          </table:table-cell>
          <table:table-cell table:style-name="ce14" table:formula="of:=[.SAT2]/[.SAV2]" office:value-type="float" office:value="108.551992225462" calcext:value-type="float">
            <text:p>108,551992225462</text:p>
          </table:table-cell>
          <table:table-cell table:style-name="ce14" table:formula="of:=[.SAU2]/[.SA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BF2]/[.SBI2]" office:value-type="float" office:value="250.704567541302" calcext:value-type="float">
            <text:p>250,704567541302</text:p>
          </table:table-cell>
          <table:table-cell table:style-name="ce14" table:formula="of:=[.SBG2]/[.SBI2]" office:value-type="float" office:value="108.551992225462" calcext:value-type="float">
            <text:p>108,551992225462</text:p>
          </table:table-cell>
          <table:table-cell table:style-name="ce14" table:formula="of:=[.SBH2]/[.SB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BS2]/[.SBV2]" office:value-type="float" office:value="250.704567541302" calcext:value-type="float">
            <text:p>250,704567541302</text:p>
          </table:table-cell>
          <table:table-cell table:style-name="ce14" table:formula="of:=[.SBT2]/[.SBV2]" office:value-type="float" office:value="108.551992225462" calcext:value-type="float">
            <text:p>108,551992225462</text:p>
          </table:table-cell>
          <table:table-cell table:style-name="ce14" table:formula="of:=[.SBU2]/[.SB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CF2]/[.SCI2]" office:value-type="float" office:value="250.704567541302" calcext:value-type="float">
            <text:p>250,704567541302</text:p>
          </table:table-cell>
          <table:table-cell table:style-name="ce14" table:formula="of:=[.SCG2]/[.SCI2]" office:value-type="float" office:value="108.551992225462" calcext:value-type="float">
            <text:p>108,551992225462</text:p>
          </table:table-cell>
          <table:table-cell table:style-name="ce14" table:formula="of:=[.SCH2]/[.SC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CS2]/[.SCV2]" office:value-type="float" office:value="250.704567541302" calcext:value-type="float">
            <text:p>250,704567541302</text:p>
          </table:table-cell>
          <table:table-cell table:style-name="ce14" table:formula="of:=[.SCT2]/[.SCV2]" office:value-type="float" office:value="108.551992225462" calcext:value-type="float">
            <text:p>108,551992225462</text:p>
          </table:table-cell>
          <table:table-cell table:style-name="ce14" table:formula="of:=[.SCU2]/[.SC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DF2]/[.SDI2]" office:value-type="float" office:value="250.704567541302" calcext:value-type="float">
            <text:p>250,704567541302</text:p>
          </table:table-cell>
          <table:table-cell table:style-name="ce14" table:formula="of:=[.SDG2]/[.SDI2]" office:value-type="float" office:value="108.551992225462" calcext:value-type="float">
            <text:p>108,551992225462</text:p>
          </table:table-cell>
          <table:table-cell table:style-name="ce14" table:formula="of:=[.SDH2]/[.SD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DS2]/[.SDV2]" office:value-type="float" office:value="250.704567541302" calcext:value-type="float">
            <text:p>250,704567541302</text:p>
          </table:table-cell>
          <table:table-cell table:style-name="ce14" table:formula="of:=[.SDT2]/[.SDV2]" office:value-type="float" office:value="108.551992225462" calcext:value-type="float">
            <text:p>108,551992225462</text:p>
          </table:table-cell>
          <table:table-cell table:style-name="ce14" table:formula="of:=[.SDU2]/[.SD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EF2]/[.SEI2]" office:value-type="float" office:value="250.704567541302" calcext:value-type="float">
            <text:p>250,704567541302</text:p>
          </table:table-cell>
          <table:table-cell table:style-name="ce14" table:formula="of:=[.SEG2]/[.SEI2]" office:value-type="float" office:value="108.551992225462" calcext:value-type="float">
            <text:p>108,551992225462</text:p>
          </table:table-cell>
          <table:table-cell table:style-name="ce14" table:formula="of:=[.SEH2]/[.SE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ES2]/[.SEV2]" office:value-type="float" office:value="250.704567541302" calcext:value-type="float">
            <text:p>250,704567541302</text:p>
          </table:table-cell>
          <table:table-cell table:style-name="ce14" table:formula="of:=[.SET2]/[.SEV2]" office:value-type="float" office:value="108.551992225462" calcext:value-type="float">
            <text:p>108,551992225462</text:p>
          </table:table-cell>
          <table:table-cell table:style-name="ce14" table:formula="of:=[.SEU2]/[.SE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FF2]/[.SFI2]" office:value-type="float" office:value="250.704567541302" calcext:value-type="float">
            <text:p>250,704567541302</text:p>
          </table:table-cell>
          <table:table-cell table:style-name="ce14" table:formula="of:=[.SFG2]/[.SFI2]" office:value-type="float" office:value="108.551992225462" calcext:value-type="float">
            <text:p>108,551992225462</text:p>
          </table:table-cell>
          <table:table-cell table:style-name="ce14" table:formula="of:=[.SFH2]/[.SF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FS2]/[.SFV2]" office:value-type="float" office:value="250.704567541302" calcext:value-type="float">
            <text:p>250,704567541302</text:p>
          </table:table-cell>
          <table:table-cell table:style-name="ce14" table:formula="of:=[.SFT2]/[.SFV2]" office:value-type="float" office:value="108.551992225462" calcext:value-type="float">
            <text:p>108,551992225462</text:p>
          </table:table-cell>
          <table:table-cell table:style-name="ce14" table:formula="of:=[.SFU2]/[.SF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GF2]/[.SGI2]" office:value-type="float" office:value="250.704567541302" calcext:value-type="float">
            <text:p>250,704567541302</text:p>
          </table:table-cell>
          <table:table-cell table:style-name="ce14" table:formula="of:=[.SGG2]/[.SGI2]" office:value-type="float" office:value="108.551992225462" calcext:value-type="float">
            <text:p>108,551992225462</text:p>
          </table:table-cell>
          <table:table-cell table:style-name="ce14" table:formula="of:=[.SGH2]/[.SG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GS2]/[.SGV2]" office:value-type="float" office:value="250.704567541302" calcext:value-type="float">
            <text:p>250,704567541302</text:p>
          </table:table-cell>
          <table:table-cell table:style-name="ce14" table:formula="of:=[.SGT2]/[.SGV2]" office:value-type="float" office:value="108.551992225462" calcext:value-type="float">
            <text:p>108,551992225462</text:p>
          </table:table-cell>
          <table:table-cell table:style-name="ce14" table:formula="of:=[.SGU2]/[.SG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HF2]/[.SHI2]" office:value-type="float" office:value="250.704567541302" calcext:value-type="float">
            <text:p>250,704567541302</text:p>
          </table:table-cell>
          <table:table-cell table:style-name="ce14" table:formula="of:=[.SHG2]/[.SHI2]" office:value-type="float" office:value="108.551992225462" calcext:value-type="float">
            <text:p>108,551992225462</text:p>
          </table:table-cell>
          <table:table-cell table:style-name="ce14" table:formula="of:=[.SHH2]/[.SH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HS2]/[.SHV2]" office:value-type="float" office:value="250.704567541302" calcext:value-type="float">
            <text:p>250,704567541302</text:p>
          </table:table-cell>
          <table:table-cell table:style-name="ce14" table:formula="of:=[.SHT2]/[.SHV2]" office:value-type="float" office:value="108.551992225462" calcext:value-type="float">
            <text:p>108,551992225462</text:p>
          </table:table-cell>
          <table:table-cell table:style-name="ce14" table:formula="of:=[.SHU2]/[.SH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IF2]/[.SII2]" office:value-type="float" office:value="250.704567541302" calcext:value-type="float">
            <text:p>250,704567541302</text:p>
          </table:table-cell>
          <table:table-cell table:style-name="ce14" table:formula="of:=[.SIG2]/[.SII2]" office:value-type="float" office:value="108.551992225462" calcext:value-type="float">
            <text:p>108,551992225462</text:p>
          </table:table-cell>
          <table:table-cell table:style-name="ce14" table:formula="of:=[.SIH2]/[.SI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IS2]/[.SIV2]" office:value-type="float" office:value="250.704567541302" calcext:value-type="float">
            <text:p>250,704567541302</text:p>
          </table:table-cell>
          <table:table-cell table:style-name="ce14" table:formula="of:=[.SIT2]/[.SIV2]" office:value-type="float" office:value="108.551992225462" calcext:value-type="float">
            <text:p>108,551992225462</text:p>
          </table:table-cell>
          <table:table-cell table:style-name="ce14" table:formula="of:=[.SIU2]/[.SI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JF2]/[.SJI2]" office:value-type="float" office:value="250.704567541302" calcext:value-type="float">
            <text:p>250,704567541302</text:p>
          </table:table-cell>
          <table:table-cell table:style-name="ce14" table:formula="of:=[.SJG2]/[.SJI2]" office:value-type="float" office:value="108.551992225462" calcext:value-type="float">
            <text:p>108,551992225462</text:p>
          </table:table-cell>
          <table:table-cell table:style-name="ce14" table:formula="of:=[.SJH2]/[.SJ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JS2]/[.SJV2]" office:value-type="float" office:value="250.704567541302" calcext:value-type="float">
            <text:p>250,704567541302</text:p>
          </table:table-cell>
          <table:table-cell table:style-name="ce14" table:formula="of:=[.SJT2]/[.SJV2]" office:value-type="float" office:value="108.551992225462" calcext:value-type="float">
            <text:p>108,551992225462</text:p>
          </table:table-cell>
          <table:table-cell table:style-name="ce14" table:formula="of:=[.SJU2]/[.SJ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KF2]/[.SKI2]" office:value-type="float" office:value="250.704567541302" calcext:value-type="float">
            <text:p>250,704567541302</text:p>
          </table:table-cell>
          <table:table-cell table:style-name="ce14" table:formula="of:=[.SKG2]/[.SKI2]" office:value-type="float" office:value="108.551992225462" calcext:value-type="float">
            <text:p>108,551992225462</text:p>
          </table:table-cell>
          <table:table-cell table:style-name="ce14" table:formula="of:=[.SKH2]/[.SK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KS2]/[.SKV2]" office:value-type="float" office:value="250.704567541302" calcext:value-type="float">
            <text:p>250,704567541302</text:p>
          </table:table-cell>
          <table:table-cell table:style-name="ce14" table:formula="of:=[.SKT2]/[.SKV2]" office:value-type="float" office:value="108.551992225462" calcext:value-type="float">
            <text:p>108,551992225462</text:p>
          </table:table-cell>
          <table:table-cell table:style-name="ce14" table:formula="of:=[.SKU2]/[.SK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LF2]/[.SLI2]" office:value-type="float" office:value="250.704567541302" calcext:value-type="float">
            <text:p>250,704567541302</text:p>
          </table:table-cell>
          <table:table-cell table:style-name="ce14" table:formula="of:=[.SLG2]/[.SLI2]" office:value-type="float" office:value="108.551992225462" calcext:value-type="float">
            <text:p>108,551992225462</text:p>
          </table:table-cell>
          <table:table-cell table:style-name="ce14" table:formula="of:=[.SLH2]/[.SL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LS2]/[.SLV2]" office:value-type="float" office:value="250.704567541302" calcext:value-type="float">
            <text:p>250,704567541302</text:p>
          </table:table-cell>
          <table:table-cell table:style-name="ce14" table:formula="of:=[.SLT2]/[.SLV2]" office:value-type="float" office:value="108.551992225462" calcext:value-type="float">
            <text:p>108,551992225462</text:p>
          </table:table-cell>
          <table:table-cell table:style-name="ce14" table:formula="of:=[.SLU2]/[.SL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MF2]/[.SMI2]" office:value-type="float" office:value="250.704567541302" calcext:value-type="float">
            <text:p>250,704567541302</text:p>
          </table:table-cell>
          <table:table-cell table:style-name="ce14" table:formula="of:=[.SMG2]/[.SMI2]" office:value-type="float" office:value="108.551992225462" calcext:value-type="float">
            <text:p>108,551992225462</text:p>
          </table:table-cell>
          <table:table-cell table:style-name="ce14" table:formula="of:=[.SMH2]/[.SM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MS2]/[.SMV2]" office:value-type="float" office:value="250.704567541302" calcext:value-type="float">
            <text:p>250,704567541302</text:p>
          </table:table-cell>
          <table:table-cell table:style-name="ce14" table:formula="of:=[.SMT2]/[.SMV2]" office:value-type="float" office:value="108.551992225462" calcext:value-type="float">
            <text:p>108,551992225462</text:p>
          </table:table-cell>
          <table:table-cell table:style-name="ce14" table:formula="of:=[.SMU2]/[.SM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NF2]/[.SNI2]" office:value-type="float" office:value="250.704567541302" calcext:value-type="float">
            <text:p>250,704567541302</text:p>
          </table:table-cell>
          <table:table-cell table:style-name="ce14" table:formula="of:=[.SNG2]/[.SNI2]" office:value-type="float" office:value="108.551992225462" calcext:value-type="float">
            <text:p>108,551992225462</text:p>
          </table:table-cell>
          <table:table-cell table:style-name="ce14" table:formula="of:=[.SNH2]/[.SN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NS2]/[.SNV2]" office:value-type="float" office:value="250.704567541302" calcext:value-type="float">
            <text:p>250,704567541302</text:p>
          </table:table-cell>
          <table:table-cell table:style-name="ce14" table:formula="of:=[.SNT2]/[.SNV2]" office:value-type="float" office:value="108.551992225462" calcext:value-type="float">
            <text:p>108,551992225462</text:p>
          </table:table-cell>
          <table:table-cell table:style-name="ce14" table:formula="of:=[.SNU2]/[.SN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OF2]/[.SOI2]" office:value-type="float" office:value="250.704567541302" calcext:value-type="float">
            <text:p>250,704567541302</text:p>
          </table:table-cell>
          <table:table-cell table:style-name="ce14" table:formula="of:=[.SOG2]/[.SOI2]" office:value-type="float" office:value="108.551992225462" calcext:value-type="float">
            <text:p>108,551992225462</text:p>
          </table:table-cell>
          <table:table-cell table:style-name="ce14" table:formula="of:=[.SOH2]/[.SO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OS2]/[.SOV2]" office:value-type="float" office:value="250.704567541302" calcext:value-type="float">
            <text:p>250,704567541302</text:p>
          </table:table-cell>
          <table:table-cell table:style-name="ce14" table:formula="of:=[.SOT2]/[.SOV2]" office:value-type="float" office:value="108.551992225462" calcext:value-type="float">
            <text:p>108,551992225462</text:p>
          </table:table-cell>
          <table:table-cell table:style-name="ce14" table:formula="of:=[.SOU2]/[.SO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PF2]/[.SPI2]" office:value-type="float" office:value="250.704567541302" calcext:value-type="float">
            <text:p>250,704567541302</text:p>
          </table:table-cell>
          <table:table-cell table:style-name="ce14" table:formula="of:=[.SPG2]/[.SPI2]" office:value-type="float" office:value="108.551992225462" calcext:value-type="float">
            <text:p>108,551992225462</text:p>
          </table:table-cell>
          <table:table-cell table:style-name="ce14" table:formula="of:=[.SPH2]/[.SP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PS2]/[.SPV2]" office:value-type="float" office:value="250.704567541302" calcext:value-type="float">
            <text:p>250,704567541302</text:p>
          </table:table-cell>
          <table:table-cell table:style-name="ce14" table:formula="of:=[.SPT2]/[.SPV2]" office:value-type="float" office:value="108.551992225462" calcext:value-type="float">
            <text:p>108,551992225462</text:p>
          </table:table-cell>
          <table:table-cell table:style-name="ce14" table:formula="of:=[.SPU2]/[.SP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QF2]/[.SQI2]" office:value-type="float" office:value="250.704567541302" calcext:value-type="float">
            <text:p>250,704567541302</text:p>
          </table:table-cell>
          <table:table-cell table:style-name="ce14" table:formula="of:=[.SQG2]/[.SQI2]" office:value-type="float" office:value="108.551992225462" calcext:value-type="float">
            <text:p>108,551992225462</text:p>
          </table:table-cell>
          <table:table-cell table:style-name="ce14" table:formula="of:=[.SQH2]/[.SQ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QS2]/[.SQV2]" office:value-type="float" office:value="250.704567541302" calcext:value-type="float">
            <text:p>250,704567541302</text:p>
          </table:table-cell>
          <table:table-cell table:style-name="ce14" table:formula="of:=[.SQT2]/[.SQV2]" office:value-type="float" office:value="108.551992225462" calcext:value-type="float">
            <text:p>108,551992225462</text:p>
          </table:table-cell>
          <table:table-cell table:style-name="ce14" table:formula="of:=[.SQU2]/[.SQ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RF2]/[.SRI2]" office:value-type="float" office:value="250.704567541302" calcext:value-type="float">
            <text:p>250,704567541302</text:p>
          </table:table-cell>
          <table:table-cell table:style-name="ce14" table:formula="of:=[.SRG2]/[.SRI2]" office:value-type="float" office:value="108.551992225462" calcext:value-type="float">
            <text:p>108,551992225462</text:p>
          </table:table-cell>
          <table:table-cell table:style-name="ce14" table:formula="of:=[.SRH2]/[.SR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RS2]/[.SRV2]" office:value-type="float" office:value="250.704567541302" calcext:value-type="float">
            <text:p>250,704567541302</text:p>
          </table:table-cell>
          <table:table-cell table:style-name="ce14" table:formula="of:=[.SRT2]/[.SRV2]" office:value-type="float" office:value="108.551992225462" calcext:value-type="float">
            <text:p>108,551992225462</text:p>
          </table:table-cell>
          <table:table-cell table:style-name="ce14" table:formula="of:=[.SRU2]/[.SR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SF2]/[.SSI2]" office:value-type="float" office:value="250.704567541302" calcext:value-type="float">
            <text:p>250,704567541302</text:p>
          </table:table-cell>
          <table:table-cell table:style-name="ce14" table:formula="of:=[.SSG2]/[.SSI2]" office:value-type="float" office:value="108.551992225462" calcext:value-type="float">
            <text:p>108,551992225462</text:p>
          </table:table-cell>
          <table:table-cell table:style-name="ce14" table:formula="of:=[.SSH2]/[.SS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SS2]/[.SSV2]" office:value-type="float" office:value="250.704567541302" calcext:value-type="float">
            <text:p>250,704567541302</text:p>
          </table:table-cell>
          <table:table-cell table:style-name="ce14" table:formula="of:=[.SST2]/[.SSV2]" office:value-type="float" office:value="108.551992225462" calcext:value-type="float">
            <text:p>108,551992225462</text:p>
          </table:table-cell>
          <table:table-cell table:style-name="ce14" table:formula="of:=[.SSU2]/[.SS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TF2]/[.STI2]" office:value-type="float" office:value="250.704567541302" calcext:value-type="float">
            <text:p>250,704567541302</text:p>
          </table:table-cell>
          <table:table-cell table:style-name="ce14" table:formula="of:=[.STG2]/[.STI2]" office:value-type="float" office:value="108.551992225462" calcext:value-type="float">
            <text:p>108,551992225462</text:p>
          </table:table-cell>
          <table:table-cell table:style-name="ce14" table:formula="of:=[.STH2]/[.ST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TS2]/[.STV2]" office:value-type="float" office:value="250.704567541302" calcext:value-type="float">
            <text:p>250,704567541302</text:p>
          </table:table-cell>
          <table:table-cell table:style-name="ce14" table:formula="of:=[.STT2]/[.STV2]" office:value-type="float" office:value="108.551992225462" calcext:value-type="float">
            <text:p>108,551992225462</text:p>
          </table:table-cell>
          <table:table-cell table:style-name="ce14" table:formula="of:=[.STU2]/[.ST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UF2]/[.SUI2]" office:value-type="float" office:value="250.704567541302" calcext:value-type="float">
            <text:p>250,704567541302</text:p>
          </table:table-cell>
          <table:table-cell table:style-name="ce14" table:formula="of:=[.SUG2]/[.SUI2]" office:value-type="float" office:value="108.551992225462" calcext:value-type="float">
            <text:p>108,551992225462</text:p>
          </table:table-cell>
          <table:table-cell table:style-name="ce14" table:formula="of:=[.SUH2]/[.SU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US2]/[.SUV2]" office:value-type="float" office:value="250.704567541302" calcext:value-type="float">
            <text:p>250,704567541302</text:p>
          </table:table-cell>
          <table:table-cell table:style-name="ce14" table:formula="of:=[.SUT2]/[.SUV2]" office:value-type="float" office:value="108.551992225462" calcext:value-type="float">
            <text:p>108,551992225462</text:p>
          </table:table-cell>
          <table:table-cell table:style-name="ce14" table:formula="of:=[.SUU2]/[.SU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VF2]/[.SVI2]" office:value-type="float" office:value="250.704567541302" calcext:value-type="float">
            <text:p>250,704567541302</text:p>
          </table:table-cell>
          <table:table-cell table:style-name="ce14" table:formula="of:=[.SVG2]/[.SVI2]" office:value-type="float" office:value="108.551992225462" calcext:value-type="float">
            <text:p>108,551992225462</text:p>
          </table:table-cell>
          <table:table-cell table:style-name="ce14" table:formula="of:=[.SVH2]/[.SV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VS2]/[.SVV2]" office:value-type="float" office:value="250.704567541302" calcext:value-type="float">
            <text:p>250,704567541302</text:p>
          </table:table-cell>
          <table:table-cell table:style-name="ce14" table:formula="of:=[.SVT2]/[.SVV2]" office:value-type="float" office:value="108.551992225462" calcext:value-type="float">
            <text:p>108,551992225462</text:p>
          </table:table-cell>
          <table:table-cell table:style-name="ce14" table:formula="of:=[.SVU2]/[.SV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WF2]/[.SWI2]" office:value-type="float" office:value="250.704567541302" calcext:value-type="float">
            <text:p>250,704567541302</text:p>
          </table:table-cell>
          <table:table-cell table:style-name="ce14" table:formula="of:=[.SWG2]/[.SWI2]" office:value-type="float" office:value="108.551992225462" calcext:value-type="float">
            <text:p>108,551992225462</text:p>
          </table:table-cell>
          <table:table-cell table:style-name="ce14" table:formula="of:=[.SWH2]/[.SW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WS2]/[.SWV2]" office:value-type="float" office:value="250.704567541302" calcext:value-type="float">
            <text:p>250,704567541302</text:p>
          </table:table-cell>
          <table:table-cell table:style-name="ce14" table:formula="of:=[.SWT2]/[.SWV2]" office:value-type="float" office:value="108.551992225462" calcext:value-type="float">
            <text:p>108,551992225462</text:p>
          </table:table-cell>
          <table:table-cell table:style-name="ce14" table:formula="of:=[.SWU2]/[.SW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XF2]/[.SXI2]" office:value-type="float" office:value="250.704567541302" calcext:value-type="float">
            <text:p>250,704567541302</text:p>
          </table:table-cell>
          <table:table-cell table:style-name="ce14" table:formula="of:=[.SXG2]/[.SXI2]" office:value-type="float" office:value="108.551992225462" calcext:value-type="float">
            <text:p>108,551992225462</text:p>
          </table:table-cell>
          <table:table-cell table:style-name="ce14" table:formula="of:=[.SXH2]/[.SX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XS2]/[.SXV2]" office:value-type="float" office:value="250.704567541302" calcext:value-type="float">
            <text:p>250,704567541302</text:p>
          </table:table-cell>
          <table:table-cell table:style-name="ce14" table:formula="of:=[.SXT2]/[.SXV2]" office:value-type="float" office:value="108.551992225462" calcext:value-type="float">
            <text:p>108,551992225462</text:p>
          </table:table-cell>
          <table:table-cell table:style-name="ce14" table:formula="of:=[.SXU2]/[.SX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YF2]/[.SYI2]" office:value-type="float" office:value="250.704567541302" calcext:value-type="float">
            <text:p>250,704567541302</text:p>
          </table:table-cell>
          <table:table-cell table:style-name="ce14" table:formula="of:=[.SYG2]/[.SYI2]" office:value-type="float" office:value="108.551992225462" calcext:value-type="float">
            <text:p>108,551992225462</text:p>
          </table:table-cell>
          <table:table-cell table:style-name="ce14" table:formula="of:=[.SYH2]/[.SY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YS2]/[.SYV2]" office:value-type="float" office:value="250.704567541302" calcext:value-type="float">
            <text:p>250,704567541302</text:p>
          </table:table-cell>
          <table:table-cell table:style-name="ce14" table:formula="of:=[.SYT2]/[.SYV2]" office:value-type="float" office:value="108.551992225462" calcext:value-type="float">
            <text:p>108,551992225462</text:p>
          </table:table-cell>
          <table:table-cell table:style-name="ce14" table:formula="of:=[.SYU2]/[.SY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ZF2]/[.SZI2]" office:value-type="float" office:value="250.704567541302" calcext:value-type="float">
            <text:p>250,704567541302</text:p>
          </table:table-cell>
          <table:table-cell table:style-name="ce14" table:formula="of:=[.SZG2]/[.SZI2]" office:value-type="float" office:value="108.551992225462" calcext:value-type="float">
            <text:p>108,551992225462</text:p>
          </table:table-cell>
          <table:table-cell table:style-name="ce14" table:formula="of:=[.SZH2]/[.SZ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ZS2]/[.SZV2]" office:value-type="float" office:value="250.704567541302" calcext:value-type="float">
            <text:p>250,704567541302</text:p>
          </table:table-cell>
          <table:table-cell table:style-name="ce14" table:formula="of:=[.SZT2]/[.SZV2]" office:value-type="float" office:value="108.551992225462" calcext:value-type="float">
            <text:p>108,551992225462</text:p>
          </table:table-cell>
          <table:table-cell table:style-name="ce14" table:formula="of:=[.SZU2]/[.SZ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AF2]/[.TAI2]" office:value-type="float" office:value="250.704567541302" calcext:value-type="float">
            <text:p>250,704567541302</text:p>
          </table:table-cell>
          <table:table-cell table:style-name="ce14" table:formula="of:=[.TAG2]/[.TAI2]" office:value-type="float" office:value="108.551992225462" calcext:value-type="float">
            <text:p>108,551992225462</text:p>
          </table:table-cell>
          <table:table-cell table:style-name="ce14" table:formula="of:=[.TAH2]/[.TA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AS2]/[.TAV2]" office:value-type="float" office:value="250.704567541302" calcext:value-type="float">
            <text:p>250,704567541302</text:p>
          </table:table-cell>
          <table:table-cell table:style-name="ce14" table:formula="of:=[.TAT2]/[.TAV2]" office:value-type="float" office:value="108.551992225462" calcext:value-type="float">
            <text:p>108,551992225462</text:p>
          </table:table-cell>
          <table:table-cell table:style-name="ce14" table:formula="of:=[.TAU2]/[.TA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BF2]/[.TBI2]" office:value-type="float" office:value="250.704567541302" calcext:value-type="float">
            <text:p>250,704567541302</text:p>
          </table:table-cell>
          <table:table-cell table:style-name="ce14" table:formula="of:=[.TBG2]/[.TBI2]" office:value-type="float" office:value="108.551992225462" calcext:value-type="float">
            <text:p>108,551992225462</text:p>
          </table:table-cell>
          <table:table-cell table:style-name="ce14" table:formula="of:=[.TBH2]/[.TB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BS2]/[.TBV2]" office:value-type="float" office:value="250.704567541302" calcext:value-type="float">
            <text:p>250,704567541302</text:p>
          </table:table-cell>
          <table:table-cell table:style-name="ce14" table:formula="of:=[.TBT2]/[.TBV2]" office:value-type="float" office:value="108.551992225462" calcext:value-type="float">
            <text:p>108,551992225462</text:p>
          </table:table-cell>
          <table:table-cell table:style-name="ce14" table:formula="of:=[.TBU2]/[.TB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CF2]/[.TCI2]" office:value-type="float" office:value="250.704567541302" calcext:value-type="float">
            <text:p>250,704567541302</text:p>
          </table:table-cell>
          <table:table-cell table:style-name="ce14" table:formula="of:=[.TCG2]/[.TCI2]" office:value-type="float" office:value="108.551992225462" calcext:value-type="float">
            <text:p>108,551992225462</text:p>
          </table:table-cell>
          <table:table-cell table:style-name="ce14" table:formula="of:=[.TCH2]/[.TC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CS2]/[.TCV2]" office:value-type="float" office:value="250.704567541302" calcext:value-type="float">
            <text:p>250,704567541302</text:p>
          </table:table-cell>
          <table:table-cell table:style-name="ce14" table:formula="of:=[.TCT2]/[.TCV2]" office:value-type="float" office:value="108.551992225462" calcext:value-type="float">
            <text:p>108,551992225462</text:p>
          </table:table-cell>
          <table:table-cell table:style-name="ce14" table:formula="of:=[.TCU2]/[.TC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DF2]/[.TDI2]" office:value-type="float" office:value="250.704567541302" calcext:value-type="float">
            <text:p>250,704567541302</text:p>
          </table:table-cell>
          <table:table-cell table:style-name="ce14" table:formula="of:=[.TDG2]/[.TDI2]" office:value-type="float" office:value="108.551992225462" calcext:value-type="float">
            <text:p>108,551992225462</text:p>
          </table:table-cell>
          <table:table-cell table:style-name="ce14" table:formula="of:=[.TDH2]/[.TD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DS2]/[.TDV2]" office:value-type="float" office:value="250.704567541302" calcext:value-type="float">
            <text:p>250,704567541302</text:p>
          </table:table-cell>
          <table:table-cell table:style-name="ce14" table:formula="of:=[.TDT2]/[.TDV2]" office:value-type="float" office:value="108.551992225462" calcext:value-type="float">
            <text:p>108,551992225462</text:p>
          </table:table-cell>
          <table:table-cell table:style-name="ce14" table:formula="of:=[.TDU2]/[.TD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EF2]/[.TEI2]" office:value-type="float" office:value="250.704567541302" calcext:value-type="float">
            <text:p>250,704567541302</text:p>
          </table:table-cell>
          <table:table-cell table:style-name="ce14" table:formula="of:=[.TEG2]/[.TEI2]" office:value-type="float" office:value="108.551992225462" calcext:value-type="float">
            <text:p>108,551992225462</text:p>
          </table:table-cell>
          <table:table-cell table:style-name="ce14" table:formula="of:=[.TEH2]/[.TE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ES2]/[.TEV2]" office:value-type="float" office:value="250.704567541302" calcext:value-type="float">
            <text:p>250,704567541302</text:p>
          </table:table-cell>
          <table:table-cell table:style-name="ce14" table:formula="of:=[.TET2]/[.TEV2]" office:value-type="float" office:value="108.551992225462" calcext:value-type="float">
            <text:p>108,551992225462</text:p>
          </table:table-cell>
          <table:table-cell table:style-name="ce14" table:formula="of:=[.TEU2]/[.TE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FF2]/[.TFI2]" office:value-type="float" office:value="250.704567541302" calcext:value-type="float">
            <text:p>250,704567541302</text:p>
          </table:table-cell>
          <table:table-cell table:style-name="ce14" table:formula="of:=[.TFG2]/[.TFI2]" office:value-type="float" office:value="108.551992225462" calcext:value-type="float">
            <text:p>108,551992225462</text:p>
          </table:table-cell>
          <table:table-cell table:style-name="ce14" table:formula="of:=[.TFH2]/[.TF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FS2]/[.TFV2]" office:value-type="float" office:value="250.704567541302" calcext:value-type="float">
            <text:p>250,704567541302</text:p>
          </table:table-cell>
          <table:table-cell table:style-name="ce14" table:formula="of:=[.TFT2]/[.TFV2]" office:value-type="float" office:value="108.551992225462" calcext:value-type="float">
            <text:p>108,551992225462</text:p>
          </table:table-cell>
          <table:table-cell table:style-name="ce14" table:formula="of:=[.TFU2]/[.TF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GF2]/[.TGI2]" office:value-type="float" office:value="250.704567541302" calcext:value-type="float">
            <text:p>250,704567541302</text:p>
          </table:table-cell>
          <table:table-cell table:style-name="ce14" table:formula="of:=[.TGG2]/[.TGI2]" office:value-type="float" office:value="108.551992225462" calcext:value-type="float">
            <text:p>108,551992225462</text:p>
          </table:table-cell>
          <table:table-cell table:style-name="ce14" table:formula="of:=[.TGH2]/[.TG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GS2]/[.TGV2]" office:value-type="float" office:value="250.704567541302" calcext:value-type="float">
            <text:p>250,704567541302</text:p>
          </table:table-cell>
          <table:table-cell table:style-name="ce14" table:formula="of:=[.TGT2]/[.TGV2]" office:value-type="float" office:value="108.551992225462" calcext:value-type="float">
            <text:p>108,551992225462</text:p>
          </table:table-cell>
          <table:table-cell table:style-name="ce14" table:formula="of:=[.TGU2]/[.TG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HF2]/[.THI2]" office:value-type="float" office:value="250.704567541302" calcext:value-type="float">
            <text:p>250,704567541302</text:p>
          </table:table-cell>
          <table:table-cell table:style-name="ce14" table:formula="of:=[.THG2]/[.THI2]" office:value-type="float" office:value="108.551992225462" calcext:value-type="float">
            <text:p>108,551992225462</text:p>
          </table:table-cell>
          <table:table-cell table:style-name="ce14" table:formula="of:=[.THH2]/[.TH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HS2]/[.THV2]" office:value-type="float" office:value="250.704567541302" calcext:value-type="float">
            <text:p>250,704567541302</text:p>
          </table:table-cell>
          <table:table-cell table:style-name="ce14" table:formula="of:=[.THT2]/[.THV2]" office:value-type="float" office:value="108.551992225462" calcext:value-type="float">
            <text:p>108,551992225462</text:p>
          </table:table-cell>
          <table:table-cell table:style-name="ce14" table:formula="of:=[.THU2]/[.TH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IF2]/[.TII2]" office:value-type="float" office:value="250.704567541302" calcext:value-type="float">
            <text:p>250,704567541302</text:p>
          </table:table-cell>
          <table:table-cell table:style-name="ce14" table:formula="of:=[.TIG2]/[.TII2]" office:value-type="float" office:value="108.551992225462" calcext:value-type="float">
            <text:p>108,551992225462</text:p>
          </table:table-cell>
          <table:table-cell table:style-name="ce14" table:formula="of:=[.TIH2]/[.TI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IS2]/[.TIV2]" office:value-type="float" office:value="250.704567541302" calcext:value-type="float">
            <text:p>250,704567541302</text:p>
          </table:table-cell>
          <table:table-cell table:style-name="ce14" table:formula="of:=[.TIT2]/[.TIV2]" office:value-type="float" office:value="108.551992225462" calcext:value-type="float">
            <text:p>108,551992225462</text:p>
          </table:table-cell>
          <table:table-cell table:style-name="ce14" table:formula="of:=[.TIU2]/[.TI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JF2]/[.TJI2]" office:value-type="float" office:value="250.704567541302" calcext:value-type="float">
            <text:p>250,704567541302</text:p>
          </table:table-cell>
          <table:table-cell table:style-name="ce14" table:formula="of:=[.TJG2]/[.TJI2]" office:value-type="float" office:value="108.551992225462" calcext:value-type="float">
            <text:p>108,551992225462</text:p>
          </table:table-cell>
          <table:table-cell table:style-name="ce14" table:formula="of:=[.TJH2]/[.TJ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JS2]/[.TJV2]" office:value-type="float" office:value="250.704567541302" calcext:value-type="float">
            <text:p>250,704567541302</text:p>
          </table:table-cell>
          <table:table-cell table:style-name="ce14" table:formula="of:=[.TJT2]/[.TJV2]" office:value-type="float" office:value="108.551992225462" calcext:value-type="float">
            <text:p>108,551992225462</text:p>
          </table:table-cell>
          <table:table-cell table:style-name="ce14" table:formula="of:=[.TJU2]/[.TJ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KF2]/[.TKI2]" office:value-type="float" office:value="250.704567541302" calcext:value-type="float">
            <text:p>250,704567541302</text:p>
          </table:table-cell>
          <table:table-cell table:style-name="ce14" table:formula="of:=[.TKG2]/[.TKI2]" office:value-type="float" office:value="108.551992225462" calcext:value-type="float">
            <text:p>108,551992225462</text:p>
          </table:table-cell>
          <table:table-cell table:style-name="ce14" table:formula="of:=[.TKH2]/[.TK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KS2]/[.TKV2]" office:value-type="float" office:value="250.704567541302" calcext:value-type="float">
            <text:p>250,704567541302</text:p>
          </table:table-cell>
          <table:table-cell table:style-name="ce14" table:formula="of:=[.TKT2]/[.TKV2]" office:value-type="float" office:value="108.551992225462" calcext:value-type="float">
            <text:p>108,551992225462</text:p>
          </table:table-cell>
          <table:table-cell table:style-name="ce14" table:formula="of:=[.TKU2]/[.TK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LF2]/[.TLI2]" office:value-type="float" office:value="250.704567541302" calcext:value-type="float">
            <text:p>250,704567541302</text:p>
          </table:table-cell>
          <table:table-cell table:style-name="ce14" table:formula="of:=[.TLG2]/[.TLI2]" office:value-type="float" office:value="108.551992225462" calcext:value-type="float">
            <text:p>108,551992225462</text:p>
          </table:table-cell>
          <table:table-cell table:style-name="ce14" table:formula="of:=[.TLH2]/[.TL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LS2]/[.TLV2]" office:value-type="float" office:value="250.704567541302" calcext:value-type="float">
            <text:p>250,704567541302</text:p>
          </table:table-cell>
          <table:table-cell table:style-name="ce14" table:formula="of:=[.TLT2]/[.TLV2]" office:value-type="float" office:value="108.551992225462" calcext:value-type="float">
            <text:p>108,551992225462</text:p>
          </table:table-cell>
          <table:table-cell table:style-name="ce14" table:formula="of:=[.TLU2]/[.TL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MF2]/[.TMI2]" office:value-type="float" office:value="250.704567541302" calcext:value-type="float">
            <text:p>250,704567541302</text:p>
          </table:table-cell>
          <table:table-cell table:style-name="ce14" table:formula="of:=[.TMG2]/[.TMI2]" office:value-type="float" office:value="108.551992225462" calcext:value-type="float">
            <text:p>108,551992225462</text:p>
          </table:table-cell>
          <table:table-cell table:style-name="ce14" table:formula="of:=[.TMH2]/[.TM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MS2]/[.TMV2]" office:value-type="float" office:value="250.704567541302" calcext:value-type="float">
            <text:p>250,704567541302</text:p>
          </table:table-cell>
          <table:table-cell table:style-name="ce14" table:formula="of:=[.TMT2]/[.TMV2]" office:value-type="float" office:value="108.551992225462" calcext:value-type="float">
            <text:p>108,551992225462</text:p>
          </table:table-cell>
          <table:table-cell table:style-name="ce14" table:formula="of:=[.TMU2]/[.TM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NF2]/[.TNI2]" office:value-type="float" office:value="250.704567541302" calcext:value-type="float">
            <text:p>250,704567541302</text:p>
          </table:table-cell>
          <table:table-cell table:style-name="ce14" table:formula="of:=[.TNG2]/[.TNI2]" office:value-type="float" office:value="108.551992225462" calcext:value-type="float">
            <text:p>108,551992225462</text:p>
          </table:table-cell>
          <table:table-cell table:style-name="ce14" table:formula="of:=[.TNH2]/[.TN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NS2]/[.TNV2]" office:value-type="float" office:value="250.704567541302" calcext:value-type="float">
            <text:p>250,704567541302</text:p>
          </table:table-cell>
          <table:table-cell table:style-name="ce14" table:formula="of:=[.TNT2]/[.TNV2]" office:value-type="float" office:value="108.551992225462" calcext:value-type="float">
            <text:p>108,551992225462</text:p>
          </table:table-cell>
          <table:table-cell table:style-name="ce14" table:formula="of:=[.TNU2]/[.TN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OF2]/[.TOI2]" office:value-type="float" office:value="250.704567541302" calcext:value-type="float">
            <text:p>250,704567541302</text:p>
          </table:table-cell>
          <table:table-cell table:style-name="ce14" table:formula="of:=[.TOG2]/[.TOI2]" office:value-type="float" office:value="108.551992225462" calcext:value-type="float">
            <text:p>108,551992225462</text:p>
          </table:table-cell>
          <table:table-cell table:style-name="ce14" table:formula="of:=[.TOH2]/[.TO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OS2]/[.TOV2]" office:value-type="float" office:value="250.704567541302" calcext:value-type="float">
            <text:p>250,704567541302</text:p>
          </table:table-cell>
          <table:table-cell table:style-name="ce14" table:formula="of:=[.TOT2]/[.TOV2]" office:value-type="float" office:value="108.551992225462" calcext:value-type="float">
            <text:p>108,551992225462</text:p>
          </table:table-cell>
          <table:table-cell table:style-name="ce14" table:formula="of:=[.TOU2]/[.TO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PF2]/[.TPI2]" office:value-type="float" office:value="250.704567541302" calcext:value-type="float">
            <text:p>250,704567541302</text:p>
          </table:table-cell>
          <table:table-cell table:style-name="ce14" table:formula="of:=[.TPG2]/[.TPI2]" office:value-type="float" office:value="108.551992225462" calcext:value-type="float">
            <text:p>108,551992225462</text:p>
          </table:table-cell>
          <table:table-cell table:style-name="ce14" table:formula="of:=[.TPH2]/[.TP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PS2]/[.TPV2]" office:value-type="float" office:value="250.704567541302" calcext:value-type="float">
            <text:p>250,704567541302</text:p>
          </table:table-cell>
          <table:table-cell table:style-name="ce14" table:formula="of:=[.TPT2]/[.TPV2]" office:value-type="float" office:value="108.551992225462" calcext:value-type="float">
            <text:p>108,551992225462</text:p>
          </table:table-cell>
          <table:table-cell table:style-name="ce14" table:formula="of:=[.TPU2]/[.TP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QF2]/[.TQI2]" office:value-type="float" office:value="250.704567541302" calcext:value-type="float">
            <text:p>250,704567541302</text:p>
          </table:table-cell>
          <table:table-cell table:style-name="ce14" table:formula="of:=[.TQG2]/[.TQI2]" office:value-type="float" office:value="108.551992225462" calcext:value-type="float">
            <text:p>108,551992225462</text:p>
          </table:table-cell>
          <table:table-cell table:style-name="ce14" table:formula="of:=[.TQH2]/[.TQ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QS2]/[.TQV2]" office:value-type="float" office:value="250.704567541302" calcext:value-type="float">
            <text:p>250,704567541302</text:p>
          </table:table-cell>
          <table:table-cell table:style-name="ce14" table:formula="of:=[.TQT2]/[.TQV2]" office:value-type="float" office:value="108.551992225462" calcext:value-type="float">
            <text:p>108,551992225462</text:p>
          </table:table-cell>
          <table:table-cell table:style-name="ce14" table:formula="of:=[.TQU2]/[.TQ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RF2]/[.TRI2]" office:value-type="float" office:value="250.704567541302" calcext:value-type="float">
            <text:p>250,704567541302</text:p>
          </table:table-cell>
          <table:table-cell table:style-name="ce14" table:formula="of:=[.TRG2]/[.TRI2]" office:value-type="float" office:value="108.551992225462" calcext:value-type="float">
            <text:p>108,551992225462</text:p>
          </table:table-cell>
          <table:table-cell table:style-name="ce14" table:formula="of:=[.TRH2]/[.TR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RS2]/[.TRV2]" office:value-type="float" office:value="250.704567541302" calcext:value-type="float">
            <text:p>250,704567541302</text:p>
          </table:table-cell>
          <table:table-cell table:style-name="ce14" table:formula="of:=[.TRT2]/[.TRV2]" office:value-type="float" office:value="108.551992225462" calcext:value-type="float">
            <text:p>108,551992225462</text:p>
          </table:table-cell>
          <table:table-cell table:style-name="ce14" table:formula="of:=[.TRU2]/[.TR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SF2]/[.TSI2]" office:value-type="float" office:value="250.704567541302" calcext:value-type="float">
            <text:p>250,704567541302</text:p>
          </table:table-cell>
          <table:table-cell table:style-name="ce14" table:formula="of:=[.TSG2]/[.TSI2]" office:value-type="float" office:value="108.551992225462" calcext:value-type="float">
            <text:p>108,551992225462</text:p>
          </table:table-cell>
          <table:table-cell table:style-name="ce14" table:formula="of:=[.TSH2]/[.TS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SS2]/[.TSV2]" office:value-type="float" office:value="250.704567541302" calcext:value-type="float">
            <text:p>250,704567541302</text:p>
          </table:table-cell>
          <table:table-cell table:style-name="ce14" table:formula="of:=[.TST2]/[.TSV2]" office:value-type="float" office:value="108.551992225462" calcext:value-type="float">
            <text:p>108,551992225462</text:p>
          </table:table-cell>
          <table:table-cell table:style-name="ce14" table:formula="of:=[.TSU2]/[.TS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TF2]/[.TTI2]" office:value-type="float" office:value="250.704567541302" calcext:value-type="float">
            <text:p>250,704567541302</text:p>
          </table:table-cell>
          <table:table-cell table:style-name="ce14" table:formula="of:=[.TTG2]/[.TTI2]" office:value-type="float" office:value="108.551992225462" calcext:value-type="float">
            <text:p>108,551992225462</text:p>
          </table:table-cell>
          <table:table-cell table:style-name="ce14" table:formula="of:=[.TTH2]/[.TT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TS2]/[.TTV2]" office:value-type="float" office:value="250.704567541302" calcext:value-type="float">
            <text:p>250,704567541302</text:p>
          </table:table-cell>
          <table:table-cell table:style-name="ce14" table:formula="of:=[.TTT2]/[.TTV2]" office:value-type="float" office:value="108.551992225462" calcext:value-type="float">
            <text:p>108,551992225462</text:p>
          </table:table-cell>
          <table:table-cell table:style-name="ce14" table:formula="of:=[.TTU2]/[.TT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UF2]/[.TUI2]" office:value-type="float" office:value="250.704567541302" calcext:value-type="float">
            <text:p>250,704567541302</text:p>
          </table:table-cell>
          <table:table-cell table:style-name="ce14" table:formula="of:=[.TUG2]/[.TUI2]" office:value-type="float" office:value="108.551992225462" calcext:value-type="float">
            <text:p>108,551992225462</text:p>
          </table:table-cell>
          <table:table-cell table:style-name="ce14" table:formula="of:=[.TUH2]/[.TU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US2]/[.TUV2]" office:value-type="float" office:value="250.704567541302" calcext:value-type="float">
            <text:p>250,704567541302</text:p>
          </table:table-cell>
          <table:table-cell table:style-name="ce14" table:formula="of:=[.TUT2]/[.TUV2]" office:value-type="float" office:value="108.551992225462" calcext:value-type="float">
            <text:p>108,551992225462</text:p>
          </table:table-cell>
          <table:table-cell table:style-name="ce14" table:formula="of:=[.TUU2]/[.TU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VF2]/[.TVI2]" office:value-type="float" office:value="250.704567541302" calcext:value-type="float">
            <text:p>250,704567541302</text:p>
          </table:table-cell>
          <table:table-cell table:style-name="ce14" table:formula="of:=[.TVG2]/[.TVI2]" office:value-type="float" office:value="108.551992225462" calcext:value-type="float">
            <text:p>108,551992225462</text:p>
          </table:table-cell>
          <table:table-cell table:style-name="ce14" table:formula="of:=[.TVH2]/[.TV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VS2]/[.TVV2]" office:value-type="float" office:value="250.704567541302" calcext:value-type="float">
            <text:p>250,704567541302</text:p>
          </table:table-cell>
          <table:table-cell table:style-name="ce14" table:formula="of:=[.TVT2]/[.TVV2]" office:value-type="float" office:value="108.551992225462" calcext:value-type="float">
            <text:p>108,551992225462</text:p>
          </table:table-cell>
          <table:table-cell table:style-name="ce14" table:formula="of:=[.TVU2]/[.TV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WF2]/[.TWI2]" office:value-type="float" office:value="250.704567541302" calcext:value-type="float">
            <text:p>250,704567541302</text:p>
          </table:table-cell>
          <table:table-cell table:style-name="ce14" table:formula="of:=[.TWG2]/[.TWI2]" office:value-type="float" office:value="108.551992225462" calcext:value-type="float">
            <text:p>108,551992225462</text:p>
          </table:table-cell>
          <table:table-cell table:style-name="ce14" table:formula="of:=[.TWH2]/[.TW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WS2]/[.TWV2]" office:value-type="float" office:value="250.704567541302" calcext:value-type="float">
            <text:p>250,704567541302</text:p>
          </table:table-cell>
          <table:table-cell table:style-name="ce14" table:formula="of:=[.TWT2]/[.TWV2]" office:value-type="float" office:value="108.551992225462" calcext:value-type="float">
            <text:p>108,551992225462</text:p>
          </table:table-cell>
          <table:table-cell table:style-name="ce14" table:formula="of:=[.TWU2]/[.TW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XF2]/[.TXI2]" office:value-type="float" office:value="250.704567541302" calcext:value-type="float">
            <text:p>250,704567541302</text:p>
          </table:table-cell>
          <table:table-cell table:style-name="ce14" table:formula="of:=[.TXG2]/[.TXI2]" office:value-type="float" office:value="108.551992225462" calcext:value-type="float">
            <text:p>108,551992225462</text:p>
          </table:table-cell>
          <table:table-cell table:style-name="ce14" table:formula="of:=[.TXH2]/[.TX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XS2]/[.TXV2]" office:value-type="float" office:value="250.704567541302" calcext:value-type="float">
            <text:p>250,704567541302</text:p>
          </table:table-cell>
          <table:table-cell table:style-name="ce14" table:formula="of:=[.TXT2]/[.TXV2]" office:value-type="float" office:value="108.551992225462" calcext:value-type="float">
            <text:p>108,551992225462</text:p>
          </table:table-cell>
          <table:table-cell table:style-name="ce14" table:formula="of:=[.TXU2]/[.TX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YF2]/[.TYI2]" office:value-type="float" office:value="250.704567541302" calcext:value-type="float">
            <text:p>250,704567541302</text:p>
          </table:table-cell>
          <table:table-cell table:style-name="ce14" table:formula="of:=[.TYG2]/[.TYI2]" office:value-type="float" office:value="108.551992225462" calcext:value-type="float">
            <text:p>108,551992225462</text:p>
          </table:table-cell>
          <table:table-cell table:style-name="ce14" table:formula="of:=[.TYH2]/[.TY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YS2]/[.TYV2]" office:value-type="float" office:value="250.704567541302" calcext:value-type="float">
            <text:p>250,704567541302</text:p>
          </table:table-cell>
          <table:table-cell table:style-name="ce14" table:formula="of:=[.TYT2]/[.TYV2]" office:value-type="float" office:value="108.551992225462" calcext:value-type="float">
            <text:p>108,551992225462</text:p>
          </table:table-cell>
          <table:table-cell table:style-name="ce14" table:formula="of:=[.TYU2]/[.TY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ZF2]/[.TZI2]" office:value-type="float" office:value="250.704567541302" calcext:value-type="float">
            <text:p>250,704567541302</text:p>
          </table:table-cell>
          <table:table-cell table:style-name="ce14" table:formula="of:=[.TZG2]/[.TZI2]" office:value-type="float" office:value="108.551992225462" calcext:value-type="float">
            <text:p>108,551992225462</text:p>
          </table:table-cell>
          <table:table-cell table:style-name="ce14" table:formula="of:=[.TZH2]/[.TZ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ZS2]/[.TZV2]" office:value-type="float" office:value="250.704567541302" calcext:value-type="float">
            <text:p>250,704567541302</text:p>
          </table:table-cell>
          <table:table-cell table:style-name="ce14" table:formula="of:=[.TZT2]/[.TZV2]" office:value-type="float" office:value="108.551992225462" calcext:value-type="float">
            <text:p>108,551992225462</text:p>
          </table:table-cell>
          <table:table-cell table:style-name="ce14" table:formula="of:=[.TZU2]/[.TZ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AF2]/[.UAI2]" office:value-type="float" office:value="250.704567541302" calcext:value-type="float">
            <text:p>250,704567541302</text:p>
          </table:table-cell>
          <table:table-cell table:style-name="ce14" table:formula="of:=[.UAG2]/[.UAI2]" office:value-type="float" office:value="108.551992225462" calcext:value-type="float">
            <text:p>108,551992225462</text:p>
          </table:table-cell>
          <table:table-cell table:style-name="ce14" table:formula="of:=[.UAH2]/[.UA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AS2]/[.UAV2]" office:value-type="float" office:value="250.704567541302" calcext:value-type="float">
            <text:p>250,704567541302</text:p>
          </table:table-cell>
          <table:table-cell table:style-name="ce14" table:formula="of:=[.UAT2]/[.UAV2]" office:value-type="float" office:value="108.551992225462" calcext:value-type="float">
            <text:p>108,551992225462</text:p>
          </table:table-cell>
          <table:table-cell table:style-name="ce14" table:formula="of:=[.UAU2]/[.UA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BF2]/[.UBI2]" office:value-type="float" office:value="250.704567541302" calcext:value-type="float">
            <text:p>250,704567541302</text:p>
          </table:table-cell>
          <table:table-cell table:style-name="ce14" table:formula="of:=[.UBG2]/[.UBI2]" office:value-type="float" office:value="108.551992225462" calcext:value-type="float">
            <text:p>108,551992225462</text:p>
          </table:table-cell>
          <table:table-cell table:style-name="ce14" table:formula="of:=[.UBH2]/[.UB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BS2]/[.UBV2]" office:value-type="float" office:value="250.704567541302" calcext:value-type="float">
            <text:p>250,704567541302</text:p>
          </table:table-cell>
          <table:table-cell table:style-name="ce14" table:formula="of:=[.UBT2]/[.UBV2]" office:value-type="float" office:value="108.551992225462" calcext:value-type="float">
            <text:p>108,551992225462</text:p>
          </table:table-cell>
          <table:table-cell table:style-name="ce14" table:formula="of:=[.UBU2]/[.UB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CF2]/[.UCI2]" office:value-type="float" office:value="250.704567541302" calcext:value-type="float">
            <text:p>250,704567541302</text:p>
          </table:table-cell>
          <table:table-cell table:style-name="ce14" table:formula="of:=[.UCG2]/[.UCI2]" office:value-type="float" office:value="108.551992225462" calcext:value-type="float">
            <text:p>108,551992225462</text:p>
          </table:table-cell>
          <table:table-cell table:style-name="ce14" table:formula="of:=[.UCH2]/[.UC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CS2]/[.UCV2]" office:value-type="float" office:value="250.704567541302" calcext:value-type="float">
            <text:p>250,704567541302</text:p>
          </table:table-cell>
          <table:table-cell table:style-name="ce14" table:formula="of:=[.UCT2]/[.UCV2]" office:value-type="float" office:value="108.551992225462" calcext:value-type="float">
            <text:p>108,551992225462</text:p>
          </table:table-cell>
          <table:table-cell table:style-name="ce14" table:formula="of:=[.UCU2]/[.UC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DF2]/[.UDI2]" office:value-type="float" office:value="250.704567541302" calcext:value-type="float">
            <text:p>250,704567541302</text:p>
          </table:table-cell>
          <table:table-cell table:style-name="ce14" table:formula="of:=[.UDG2]/[.UDI2]" office:value-type="float" office:value="108.551992225462" calcext:value-type="float">
            <text:p>108,551992225462</text:p>
          </table:table-cell>
          <table:table-cell table:style-name="ce14" table:formula="of:=[.UDH2]/[.UD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DS2]/[.UDV2]" office:value-type="float" office:value="250.704567541302" calcext:value-type="float">
            <text:p>250,704567541302</text:p>
          </table:table-cell>
          <table:table-cell table:style-name="ce14" table:formula="of:=[.UDT2]/[.UDV2]" office:value-type="float" office:value="108.551992225462" calcext:value-type="float">
            <text:p>108,551992225462</text:p>
          </table:table-cell>
          <table:table-cell table:style-name="ce14" table:formula="of:=[.UDU2]/[.UD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EF2]/[.UEI2]" office:value-type="float" office:value="250.704567541302" calcext:value-type="float">
            <text:p>250,704567541302</text:p>
          </table:table-cell>
          <table:table-cell table:style-name="ce14" table:formula="of:=[.UEG2]/[.UEI2]" office:value-type="float" office:value="108.551992225462" calcext:value-type="float">
            <text:p>108,551992225462</text:p>
          </table:table-cell>
          <table:table-cell table:style-name="ce14" table:formula="of:=[.UEH2]/[.UE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ES2]/[.UEV2]" office:value-type="float" office:value="250.704567541302" calcext:value-type="float">
            <text:p>250,704567541302</text:p>
          </table:table-cell>
          <table:table-cell table:style-name="ce14" table:formula="of:=[.UET2]/[.UEV2]" office:value-type="float" office:value="108.551992225462" calcext:value-type="float">
            <text:p>108,551992225462</text:p>
          </table:table-cell>
          <table:table-cell table:style-name="ce14" table:formula="of:=[.UEU2]/[.UE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FF2]/[.UFI2]" office:value-type="float" office:value="250.704567541302" calcext:value-type="float">
            <text:p>250,704567541302</text:p>
          </table:table-cell>
          <table:table-cell table:style-name="ce14" table:formula="of:=[.UFG2]/[.UFI2]" office:value-type="float" office:value="108.551992225462" calcext:value-type="float">
            <text:p>108,551992225462</text:p>
          </table:table-cell>
          <table:table-cell table:style-name="ce14" table:formula="of:=[.UFH2]/[.UF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FS2]/[.UFV2]" office:value-type="float" office:value="250.704567541302" calcext:value-type="float">
            <text:p>250,704567541302</text:p>
          </table:table-cell>
          <table:table-cell table:style-name="ce14" table:formula="of:=[.UFT2]/[.UFV2]" office:value-type="float" office:value="108.551992225462" calcext:value-type="float">
            <text:p>108,551992225462</text:p>
          </table:table-cell>
          <table:table-cell table:style-name="ce14" table:formula="of:=[.UFU2]/[.UF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GF2]/[.UGI2]" office:value-type="float" office:value="250.704567541302" calcext:value-type="float">
            <text:p>250,704567541302</text:p>
          </table:table-cell>
          <table:table-cell table:style-name="ce14" table:formula="of:=[.UGG2]/[.UGI2]" office:value-type="float" office:value="108.551992225462" calcext:value-type="float">
            <text:p>108,551992225462</text:p>
          </table:table-cell>
          <table:table-cell table:style-name="ce14" table:formula="of:=[.UGH2]/[.UG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GS2]/[.UGV2]" office:value-type="float" office:value="250.704567541302" calcext:value-type="float">
            <text:p>250,704567541302</text:p>
          </table:table-cell>
          <table:table-cell table:style-name="ce14" table:formula="of:=[.UGT2]/[.UGV2]" office:value-type="float" office:value="108.551992225462" calcext:value-type="float">
            <text:p>108,551992225462</text:p>
          </table:table-cell>
          <table:table-cell table:style-name="ce14" table:formula="of:=[.UGU2]/[.UG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HF2]/[.UHI2]" office:value-type="float" office:value="250.704567541302" calcext:value-type="float">
            <text:p>250,704567541302</text:p>
          </table:table-cell>
          <table:table-cell table:style-name="ce14" table:formula="of:=[.UHG2]/[.UHI2]" office:value-type="float" office:value="108.551992225462" calcext:value-type="float">
            <text:p>108,551992225462</text:p>
          </table:table-cell>
          <table:table-cell table:style-name="ce14" table:formula="of:=[.UHH2]/[.UH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HS2]/[.UHV2]" office:value-type="float" office:value="250.704567541302" calcext:value-type="float">
            <text:p>250,704567541302</text:p>
          </table:table-cell>
          <table:table-cell table:style-name="ce14" table:formula="of:=[.UHT2]/[.UHV2]" office:value-type="float" office:value="108.551992225462" calcext:value-type="float">
            <text:p>108,551992225462</text:p>
          </table:table-cell>
          <table:table-cell table:style-name="ce14" table:formula="of:=[.UHU2]/[.UH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IF2]/[.UII2]" office:value-type="float" office:value="250.704567541302" calcext:value-type="float">
            <text:p>250,704567541302</text:p>
          </table:table-cell>
          <table:table-cell table:style-name="ce14" table:formula="of:=[.UIG2]/[.UII2]" office:value-type="float" office:value="108.551992225462" calcext:value-type="float">
            <text:p>108,551992225462</text:p>
          </table:table-cell>
          <table:table-cell table:style-name="ce14" table:formula="of:=[.UIH2]/[.UI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IS2]/[.UIV2]" office:value-type="float" office:value="250.704567541302" calcext:value-type="float">
            <text:p>250,704567541302</text:p>
          </table:table-cell>
          <table:table-cell table:style-name="ce14" table:formula="of:=[.UIT2]/[.UIV2]" office:value-type="float" office:value="108.551992225462" calcext:value-type="float">
            <text:p>108,551992225462</text:p>
          </table:table-cell>
          <table:table-cell table:style-name="ce14" table:formula="of:=[.UIU2]/[.UI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JF2]/[.UJI2]" office:value-type="float" office:value="250.704567541302" calcext:value-type="float">
            <text:p>250,704567541302</text:p>
          </table:table-cell>
          <table:table-cell table:style-name="ce14" table:formula="of:=[.UJG2]/[.UJI2]" office:value-type="float" office:value="108.551992225462" calcext:value-type="float">
            <text:p>108,551992225462</text:p>
          </table:table-cell>
          <table:table-cell table:style-name="ce14" table:formula="of:=[.UJH2]/[.UJ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JS2]/[.UJV2]" office:value-type="float" office:value="250.704567541302" calcext:value-type="float">
            <text:p>250,704567541302</text:p>
          </table:table-cell>
          <table:table-cell table:style-name="ce14" table:formula="of:=[.UJT2]/[.UJV2]" office:value-type="float" office:value="108.551992225462" calcext:value-type="float">
            <text:p>108,551992225462</text:p>
          </table:table-cell>
          <table:table-cell table:style-name="ce14" table:formula="of:=[.UJU2]/[.UJ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KF2]/[.UKI2]" office:value-type="float" office:value="250.704567541302" calcext:value-type="float">
            <text:p>250,704567541302</text:p>
          </table:table-cell>
          <table:table-cell table:style-name="ce14" table:formula="of:=[.UKG2]/[.UKI2]" office:value-type="float" office:value="108.551992225462" calcext:value-type="float">
            <text:p>108,551992225462</text:p>
          </table:table-cell>
          <table:table-cell table:style-name="ce14" table:formula="of:=[.UKH2]/[.UK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KS2]/[.UKV2]" office:value-type="float" office:value="250.704567541302" calcext:value-type="float">
            <text:p>250,704567541302</text:p>
          </table:table-cell>
          <table:table-cell table:style-name="ce14" table:formula="of:=[.UKT2]/[.UKV2]" office:value-type="float" office:value="108.551992225462" calcext:value-type="float">
            <text:p>108,551992225462</text:p>
          </table:table-cell>
          <table:table-cell table:style-name="ce14" table:formula="of:=[.UKU2]/[.UK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LF2]/[.ULI2]" office:value-type="float" office:value="250.704567541302" calcext:value-type="float">
            <text:p>250,704567541302</text:p>
          </table:table-cell>
          <table:table-cell table:style-name="ce14" table:formula="of:=[.ULG2]/[.ULI2]" office:value-type="float" office:value="108.551992225462" calcext:value-type="float">
            <text:p>108,551992225462</text:p>
          </table:table-cell>
          <table:table-cell table:style-name="ce14" table:formula="of:=[.ULH2]/[.UL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LS2]/[.ULV2]" office:value-type="float" office:value="250.704567541302" calcext:value-type="float">
            <text:p>250,704567541302</text:p>
          </table:table-cell>
          <table:table-cell table:style-name="ce14" table:formula="of:=[.ULT2]/[.ULV2]" office:value-type="float" office:value="108.551992225462" calcext:value-type="float">
            <text:p>108,551992225462</text:p>
          </table:table-cell>
          <table:table-cell table:style-name="ce14" table:formula="of:=[.ULU2]/[.UL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MF2]/[.UMI2]" office:value-type="float" office:value="250.704567541302" calcext:value-type="float">
            <text:p>250,704567541302</text:p>
          </table:table-cell>
          <table:table-cell table:style-name="ce14" table:formula="of:=[.UMG2]/[.UMI2]" office:value-type="float" office:value="108.551992225462" calcext:value-type="float">
            <text:p>108,551992225462</text:p>
          </table:table-cell>
          <table:table-cell table:style-name="ce14" table:formula="of:=[.UMH2]/[.UM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MS2]/[.UMV2]" office:value-type="float" office:value="250.704567541302" calcext:value-type="float">
            <text:p>250,704567541302</text:p>
          </table:table-cell>
          <table:table-cell table:style-name="ce14" table:formula="of:=[.UMT2]/[.UMV2]" office:value-type="float" office:value="108.551992225462" calcext:value-type="float">
            <text:p>108,551992225462</text:p>
          </table:table-cell>
          <table:table-cell table:style-name="ce14" table:formula="of:=[.UMU2]/[.UM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NF2]/[.UNI2]" office:value-type="float" office:value="250.704567541302" calcext:value-type="float">
            <text:p>250,704567541302</text:p>
          </table:table-cell>
          <table:table-cell table:style-name="ce14" table:formula="of:=[.UNG2]/[.UNI2]" office:value-type="float" office:value="108.551992225462" calcext:value-type="float">
            <text:p>108,551992225462</text:p>
          </table:table-cell>
          <table:table-cell table:style-name="ce14" table:formula="of:=[.UNH2]/[.UN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NS2]/[.UNV2]" office:value-type="float" office:value="250.704567541302" calcext:value-type="float">
            <text:p>250,704567541302</text:p>
          </table:table-cell>
          <table:table-cell table:style-name="ce14" table:formula="of:=[.UNT2]/[.UNV2]" office:value-type="float" office:value="108.551992225462" calcext:value-type="float">
            <text:p>108,551992225462</text:p>
          </table:table-cell>
          <table:table-cell table:style-name="ce14" table:formula="of:=[.UNU2]/[.UN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OF2]/[.UOI2]" office:value-type="float" office:value="250.704567541302" calcext:value-type="float">
            <text:p>250,704567541302</text:p>
          </table:table-cell>
          <table:table-cell table:style-name="ce14" table:formula="of:=[.UOG2]/[.UOI2]" office:value-type="float" office:value="108.551992225462" calcext:value-type="float">
            <text:p>108,551992225462</text:p>
          </table:table-cell>
          <table:table-cell table:style-name="ce14" table:formula="of:=[.UOH2]/[.UO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OS2]/[.UOV2]" office:value-type="float" office:value="250.704567541302" calcext:value-type="float">
            <text:p>250,704567541302</text:p>
          </table:table-cell>
          <table:table-cell table:style-name="ce14" table:formula="of:=[.UOT2]/[.UOV2]" office:value-type="float" office:value="108.551992225462" calcext:value-type="float">
            <text:p>108,551992225462</text:p>
          </table:table-cell>
          <table:table-cell table:style-name="ce14" table:formula="of:=[.UOU2]/[.UO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PF2]/[.UPI2]" office:value-type="float" office:value="250.704567541302" calcext:value-type="float">
            <text:p>250,704567541302</text:p>
          </table:table-cell>
          <table:table-cell table:style-name="ce14" table:formula="of:=[.UPG2]/[.UPI2]" office:value-type="float" office:value="108.551992225462" calcext:value-type="float">
            <text:p>108,551992225462</text:p>
          </table:table-cell>
          <table:table-cell table:style-name="ce14" table:formula="of:=[.UPH2]/[.UP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PS2]/[.UPV2]" office:value-type="float" office:value="250.704567541302" calcext:value-type="float">
            <text:p>250,704567541302</text:p>
          </table:table-cell>
          <table:table-cell table:style-name="ce14" table:formula="of:=[.UPT2]/[.UPV2]" office:value-type="float" office:value="108.551992225462" calcext:value-type="float">
            <text:p>108,551992225462</text:p>
          </table:table-cell>
          <table:table-cell table:style-name="ce14" table:formula="of:=[.UPU2]/[.UP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QF2]/[.UQI2]" office:value-type="float" office:value="250.704567541302" calcext:value-type="float">
            <text:p>250,704567541302</text:p>
          </table:table-cell>
          <table:table-cell table:style-name="ce14" table:formula="of:=[.UQG2]/[.UQI2]" office:value-type="float" office:value="108.551992225462" calcext:value-type="float">
            <text:p>108,551992225462</text:p>
          </table:table-cell>
          <table:table-cell table:style-name="ce14" table:formula="of:=[.UQH2]/[.UQ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QS2]/[.UQV2]" office:value-type="float" office:value="250.704567541302" calcext:value-type="float">
            <text:p>250,704567541302</text:p>
          </table:table-cell>
          <table:table-cell table:style-name="ce14" table:formula="of:=[.UQT2]/[.UQV2]" office:value-type="float" office:value="108.551992225462" calcext:value-type="float">
            <text:p>108,551992225462</text:p>
          </table:table-cell>
          <table:table-cell table:style-name="ce14" table:formula="of:=[.UQU2]/[.UQ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RF2]/[.URI2]" office:value-type="float" office:value="250.704567541302" calcext:value-type="float">
            <text:p>250,704567541302</text:p>
          </table:table-cell>
          <table:table-cell table:style-name="ce14" table:formula="of:=[.URG2]/[.URI2]" office:value-type="float" office:value="108.551992225462" calcext:value-type="float">
            <text:p>108,551992225462</text:p>
          </table:table-cell>
          <table:table-cell table:style-name="ce14" table:formula="of:=[.URH2]/[.UR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RS2]/[.URV2]" office:value-type="float" office:value="250.704567541302" calcext:value-type="float">
            <text:p>250,704567541302</text:p>
          </table:table-cell>
          <table:table-cell table:style-name="ce14" table:formula="of:=[.URT2]/[.URV2]" office:value-type="float" office:value="108.551992225462" calcext:value-type="float">
            <text:p>108,551992225462</text:p>
          </table:table-cell>
          <table:table-cell table:style-name="ce14" table:formula="of:=[.URU2]/[.UR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SF2]/[.USI2]" office:value-type="float" office:value="250.704567541302" calcext:value-type="float">
            <text:p>250,704567541302</text:p>
          </table:table-cell>
          <table:table-cell table:style-name="ce14" table:formula="of:=[.USG2]/[.USI2]" office:value-type="float" office:value="108.551992225462" calcext:value-type="float">
            <text:p>108,551992225462</text:p>
          </table:table-cell>
          <table:table-cell table:style-name="ce14" table:formula="of:=[.USH2]/[.US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SS2]/[.USV2]" office:value-type="float" office:value="250.704567541302" calcext:value-type="float">
            <text:p>250,704567541302</text:p>
          </table:table-cell>
          <table:table-cell table:style-name="ce14" table:formula="of:=[.UST2]/[.USV2]" office:value-type="float" office:value="108.551992225462" calcext:value-type="float">
            <text:p>108,551992225462</text:p>
          </table:table-cell>
          <table:table-cell table:style-name="ce14" table:formula="of:=[.USU2]/[.US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TF2]/[.UTI2]" office:value-type="float" office:value="250.704567541302" calcext:value-type="float">
            <text:p>250,704567541302</text:p>
          </table:table-cell>
          <table:table-cell table:style-name="ce14" table:formula="of:=[.UTG2]/[.UTI2]" office:value-type="float" office:value="108.551992225462" calcext:value-type="float">
            <text:p>108,551992225462</text:p>
          </table:table-cell>
          <table:table-cell table:style-name="ce14" table:formula="of:=[.UTH2]/[.UT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TS2]/[.UTV2]" office:value-type="float" office:value="250.704567541302" calcext:value-type="float">
            <text:p>250,704567541302</text:p>
          </table:table-cell>
          <table:table-cell table:style-name="ce14" table:formula="of:=[.UTT2]/[.UTV2]" office:value-type="float" office:value="108.551992225462" calcext:value-type="float">
            <text:p>108,551992225462</text:p>
          </table:table-cell>
          <table:table-cell table:style-name="ce14" table:formula="of:=[.UTU2]/[.UT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UF2]/[.UUI2]" office:value-type="float" office:value="250.704567541302" calcext:value-type="float">
            <text:p>250,704567541302</text:p>
          </table:table-cell>
          <table:table-cell table:style-name="ce14" table:formula="of:=[.UUG2]/[.UUI2]" office:value-type="float" office:value="108.551992225462" calcext:value-type="float">
            <text:p>108,551992225462</text:p>
          </table:table-cell>
          <table:table-cell table:style-name="ce14" table:formula="of:=[.UUH2]/[.UU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US2]/[.UUV2]" office:value-type="float" office:value="250.704567541302" calcext:value-type="float">
            <text:p>250,704567541302</text:p>
          </table:table-cell>
          <table:table-cell table:style-name="ce14" table:formula="of:=[.UUT2]/[.UUV2]" office:value-type="float" office:value="108.551992225462" calcext:value-type="float">
            <text:p>108,551992225462</text:p>
          </table:table-cell>
          <table:table-cell table:style-name="ce14" table:formula="of:=[.UUU2]/[.UU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VF2]/[.UVI2]" office:value-type="float" office:value="250.704567541302" calcext:value-type="float">
            <text:p>250,704567541302</text:p>
          </table:table-cell>
          <table:table-cell table:style-name="ce14" table:formula="of:=[.UVG2]/[.UVI2]" office:value-type="float" office:value="108.551992225462" calcext:value-type="float">
            <text:p>108,551992225462</text:p>
          </table:table-cell>
          <table:table-cell table:style-name="ce14" table:formula="of:=[.UVH2]/[.UV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VS2]/[.UVV2]" office:value-type="float" office:value="250.704567541302" calcext:value-type="float">
            <text:p>250,704567541302</text:p>
          </table:table-cell>
          <table:table-cell table:style-name="ce14" table:formula="of:=[.UVT2]/[.UVV2]" office:value-type="float" office:value="108.551992225462" calcext:value-type="float">
            <text:p>108,551992225462</text:p>
          </table:table-cell>
          <table:table-cell table:style-name="ce14" table:formula="of:=[.UVU2]/[.UV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WF2]/[.UWI2]" office:value-type="float" office:value="250.704567541302" calcext:value-type="float">
            <text:p>250,704567541302</text:p>
          </table:table-cell>
          <table:table-cell table:style-name="ce14" table:formula="of:=[.UWG2]/[.UWI2]" office:value-type="float" office:value="108.551992225462" calcext:value-type="float">
            <text:p>108,551992225462</text:p>
          </table:table-cell>
          <table:table-cell table:style-name="ce14" table:formula="of:=[.UWH2]/[.UW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WS2]/[.UWV2]" office:value-type="float" office:value="250.704567541302" calcext:value-type="float">
            <text:p>250,704567541302</text:p>
          </table:table-cell>
          <table:table-cell table:style-name="ce14" table:formula="of:=[.UWT2]/[.UWV2]" office:value-type="float" office:value="108.551992225462" calcext:value-type="float">
            <text:p>108,551992225462</text:p>
          </table:table-cell>
          <table:table-cell table:style-name="ce14" table:formula="of:=[.UWU2]/[.UW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XF2]/[.UXI2]" office:value-type="float" office:value="250.704567541302" calcext:value-type="float">
            <text:p>250,704567541302</text:p>
          </table:table-cell>
          <table:table-cell table:style-name="ce14" table:formula="of:=[.UXG2]/[.UXI2]" office:value-type="float" office:value="108.551992225462" calcext:value-type="float">
            <text:p>108,551992225462</text:p>
          </table:table-cell>
          <table:table-cell table:style-name="ce14" table:formula="of:=[.UXH2]/[.UX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XS2]/[.UXV2]" office:value-type="float" office:value="250.704567541302" calcext:value-type="float">
            <text:p>250,704567541302</text:p>
          </table:table-cell>
          <table:table-cell table:style-name="ce14" table:formula="of:=[.UXT2]/[.UXV2]" office:value-type="float" office:value="108.551992225462" calcext:value-type="float">
            <text:p>108,551992225462</text:p>
          </table:table-cell>
          <table:table-cell table:style-name="ce14" table:formula="of:=[.UXU2]/[.UX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YF2]/[.UYI2]" office:value-type="float" office:value="250.704567541302" calcext:value-type="float">
            <text:p>250,704567541302</text:p>
          </table:table-cell>
          <table:table-cell table:style-name="ce14" table:formula="of:=[.UYG2]/[.UYI2]" office:value-type="float" office:value="108.551992225462" calcext:value-type="float">
            <text:p>108,551992225462</text:p>
          </table:table-cell>
          <table:table-cell table:style-name="ce14" table:formula="of:=[.UYH2]/[.UY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YS2]/[.UYV2]" office:value-type="float" office:value="250.704567541302" calcext:value-type="float">
            <text:p>250,704567541302</text:p>
          </table:table-cell>
          <table:table-cell table:style-name="ce14" table:formula="of:=[.UYT2]/[.UYV2]" office:value-type="float" office:value="108.551992225462" calcext:value-type="float">
            <text:p>108,551992225462</text:p>
          </table:table-cell>
          <table:table-cell table:style-name="ce14" table:formula="of:=[.UYU2]/[.UY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ZF2]/[.UZI2]" office:value-type="float" office:value="250.704567541302" calcext:value-type="float">
            <text:p>250,704567541302</text:p>
          </table:table-cell>
          <table:table-cell table:style-name="ce14" table:formula="of:=[.UZG2]/[.UZI2]" office:value-type="float" office:value="108.551992225462" calcext:value-type="float">
            <text:p>108,551992225462</text:p>
          </table:table-cell>
          <table:table-cell table:style-name="ce14" table:formula="of:=[.UZH2]/[.UZ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ZS2]/[.UZV2]" office:value-type="float" office:value="250.704567541302" calcext:value-type="float">
            <text:p>250,704567541302</text:p>
          </table:table-cell>
          <table:table-cell table:style-name="ce14" table:formula="of:=[.UZT2]/[.UZV2]" office:value-type="float" office:value="108.551992225462" calcext:value-type="float">
            <text:p>108,551992225462</text:p>
          </table:table-cell>
          <table:table-cell table:style-name="ce14" table:formula="of:=[.UZU2]/[.UZ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AF2]/[.VAI2]" office:value-type="float" office:value="250.704567541302" calcext:value-type="float">
            <text:p>250,704567541302</text:p>
          </table:table-cell>
          <table:table-cell table:style-name="ce14" table:formula="of:=[.VAG2]/[.VAI2]" office:value-type="float" office:value="108.551992225462" calcext:value-type="float">
            <text:p>108,551992225462</text:p>
          </table:table-cell>
          <table:table-cell table:style-name="ce14" table:formula="of:=[.VAH2]/[.VA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AS2]/[.VAV2]" office:value-type="float" office:value="250.704567541302" calcext:value-type="float">
            <text:p>250,704567541302</text:p>
          </table:table-cell>
          <table:table-cell table:style-name="ce14" table:formula="of:=[.VAT2]/[.VAV2]" office:value-type="float" office:value="108.551992225462" calcext:value-type="float">
            <text:p>108,551992225462</text:p>
          </table:table-cell>
          <table:table-cell table:style-name="ce14" table:formula="of:=[.VAU2]/[.VA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BF2]/[.VBI2]" office:value-type="float" office:value="250.704567541302" calcext:value-type="float">
            <text:p>250,704567541302</text:p>
          </table:table-cell>
          <table:table-cell table:style-name="ce14" table:formula="of:=[.VBG2]/[.VBI2]" office:value-type="float" office:value="108.551992225462" calcext:value-type="float">
            <text:p>108,551992225462</text:p>
          </table:table-cell>
          <table:table-cell table:style-name="ce14" table:formula="of:=[.VBH2]/[.VB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BS2]/[.VBV2]" office:value-type="float" office:value="250.704567541302" calcext:value-type="float">
            <text:p>250,704567541302</text:p>
          </table:table-cell>
          <table:table-cell table:style-name="ce14" table:formula="of:=[.VBT2]/[.VBV2]" office:value-type="float" office:value="108.551992225462" calcext:value-type="float">
            <text:p>108,551992225462</text:p>
          </table:table-cell>
          <table:table-cell table:style-name="ce14" table:formula="of:=[.VBU2]/[.VB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CF2]/[.VCI2]" office:value-type="float" office:value="250.704567541302" calcext:value-type="float">
            <text:p>250,704567541302</text:p>
          </table:table-cell>
          <table:table-cell table:style-name="ce14" table:formula="of:=[.VCG2]/[.VCI2]" office:value-type="float" office:value="108.551992225462" calcext:value-type="float">
            <text:p>108,551992225462</text:p>
          </table:table-cell>
          <table:table-cell table:style-name="ce14" table:formula="of:=[.VCH2]/[.VC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CS2]/[.VCV2]" office:value-type="float" office:value="250.704567541302" calcext:value-type="float">
            <text:p>250,704567541302</text:p>
          </table:table-cell>
          <table:table-cell table:style-name="ce14" table:formula="of:=[.VCT2]/[.VCV2]" office:value-type="float" office:value="108.551992225462" calcext:value-type="float">
            <text:p>108,551992225462</text:p>
          </table:table-cell>
          <table:table-cell table:style-name="ce14" table:formula="of:=[.VCU2]/[.VC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DF2]/[.VDI2]" office:value-type="float" office:value="250.704567541302" calcext:value-type="float">
            <text:p>250,704567541302</text:p>
          </table:table-cell>
          <table:table-cell table:style-name="ce14" table:formula="of:=[.VDG2]/[.VDI2]" office:value-type="float" office:value="108.551992225462" calcext:value-type="float">
            <text:p>108,551992225462</text:p>
          </table:table-cell>
          <table:table-cell table:style-name="ce14" table:formula="of:=[.VDH2]/[.VD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DS2]/[.VDV2]" office:value-type="float" office:value="250.704567541302" calcext:value-type="float">
            <text:p>250,704567541302</text:p>
          </table:table-cell>
          <table:table-cell table:style-name="ce14" table:formula="of:=[.VDT2]/[.VDV2]" office:value-type="float" office:value="108.551992225462" calcext:value-type="float">
            <text:p>108,551992225462</text:p>
          </table:table-cell>
          <table:table-cell table:style-name="ce14" table:formula="of:=[.VDU2]/[.VD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EF2]/[.VEI2]" office:value-type="float" office:value="250.704567541302" calcext:value-type="float">
            <text:p>250,704567541302</text:p>
          </table:table-cell>
          <table:table-cell table:style-name="ce14" table:formula="of:=[.VEG2]/[.VEI2]" office:value-type="float" office:value="108.551992225462" calcext:value-type="float">
            <text:p>108,551992225462</text:p>
          </table:table-cell>
          <table:table-cell table:style-name="ce14" table:formula="of:=[.VEH2]/[.VE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ES2]/[.VEV2]" office:value-type="float" office:value="250.704567541302" calcext:value-type="float">
            <text:p>250,704567541302</text:p>
          </table:table-cell>
          <table:table-cell table:style-name="ce14" table:formula="of:=[.VET2]/[.VEV2]" office:value-type="float" office:value="108.551992225462" calcext:value-type="float">
            <text:p>108,551992225462</text:p>
          </table:table-cell>
          <table:table-cell table:style-name="ce14" table:formula="of:=[.VEU2]/[.VE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FF2]/[.VFI2]" office:value-type="float" office:value="250.704567541302" calcext:value-type="float">
            <text:p>250,704567541302</text:p>
          </table:table-cell>
          <table:table-cell table:style-name="ce14" table:formula="of:=[.VFG2]/[.VFI2]" office:value-type="float" office:value="108.551992225462" calcext:value-type="float">
            <text:p>108,551992225462</text:p>
          </table:table-cell>
          <table:table-cell table:style-name="ce14" table:formula="of:=[.VFH2]/[.VF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FS2]/[.VFV2]" office:value-type="float" office:value="250.704567541302" calcext:value-type="float">
            <text:p>250,704567541302</text:p>
          </table:table-cell>
          <table:table-cell table:style-name="ce14" table:formula="of:=[.VFT2]/[.VFV2]" office:value-type="float" office:value="108.551992225462" calcext:value-type="float">
            <text:p>108,551992225462</text:p>
          </table:table-cell>
          <table:table-cell table:style-name="ce14" table:formula="of:=[.VFU2]/[.VF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GF2]/[.VGI2]" office:value-type="float" office:value="250.704567541302" calcext:value-type="float">
            <text:p>250,704567541302</text:p>
          </table:table-cell>
          <table:table-cell table:style-name="ce14" table:formula="of:=[.VGG2]/[.VGI2]" office:value-type="float" office:value="108.551992225462" calcext:value-type="float">
            <text:p>108,551992225462</text:p>
          </table:table-cell>
          <table:table-cell table:style-name="ce14" table:formula="of:=[.VGH2]/[.VG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GS2]/[.VGV2]" office:value-type="float" office:value="250.704567541302" calcext:value-type="float">
            <text:p>250,704567541302</text:p>
          </table:table-cell>
          <table:table-cell table:style-name="ce14" table:formula="of:=[.VGT2]/[.VGV2]" office:value-type="float" office:value="108.551992225462" calcext:value-type="float">
            <text:p>108,551992225462</text:p>
          </table:table-cell>
          <table:table-cell table:style-name="ce14" table:formula="of:=[.VGU2]/[.VG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HF2]/[.VHI2]" office:value-type="float" office:value="250.704567541302" calcext:value-type="float">
            <text:p>250,704567541302</text:p>
          </table:table-cell>
          <table:table-cell table:style-name="ce14" table:formula="of:=[.VHG2]/[.VHI2]" office:value-type="float" office:value="108.551992225462" calcext:value-type="float">
            <text:p>108,551992225462</text:p>
          </table:table-cell>
          <table:table-cell table:style-name="ce14" table:formula="of:=[.VHH2]/[.VH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HS2]/[.VHV2]" office:value-type="float" office:value="250.704567541302" calcext:value-type="float">
            <text:p>250,704567541302</text:p>
          </table:table-cell>
          <table:table-cell table:style-name="ce14" table:formula="of:=[.VHT2]/[.VHV2]" office:value-type="float" office:value="108.551992225462" calcext:value-type="float">
            <text:p>108,551992225462</text:p>
          </table:table-cell>
          <table:table-cell table:style-name="ce14" table:formula="of:=[.VHU2]/[.VH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IF2]/[.VII2]" office:value-type="float" office:value="250.704567541302" calcext:value-type="float">
            <text:p>250,704567541302</text:p>
          </table:table-cell>
          <table:table-cell table:style-name="ce14" table:formula="of:=[.VIG2]/[.VII2]" office:value-type="float" office:value="108.551992225462" calcext:value-type="float">
            <text:p>108,551992225462</text:p>
          </table:table-cell>
          <table:table-cell table:style-name="ce14" table:formula="of:=[.VIH2]/[.VI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IS2]/[.VIV2]" office:value-type="float" office:value="250.704567541302" calcext:value-type="float">
            <text:p>250,704567541302</text:p>
          </table:table-cell>
          <table:table-cell table:style-name="ce14" table:formula="of:=[.VIT2]/[.VIV2]" office:value-type="float" office:value="108.551992225462" calcext:value-type="float">
            <text:p>108,551992225462</text:p>
          </table:table-cell>
          <table:table-cell table:style-name="ce14" table:formula="of:=[.VIU2]/[.VI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JF2]/[.VJI2]" office:value-type="float" office:value="250.704567541302" calcext:value-type="float">
            <text:p>250,704567541302</text:p>
          </table:table-cell>
          <table:table-cell table:style-name="ce14" table:formula="of:=[.VJG2]/[.VJI2]" office:value-type="float" office:value="108.551992225462" calcext:value-type="float">
            <text:p>108,551992225462</text:p>
          </table:table-cell>
          <table:table-cell table:style-name="ce14" table:formula="of:=[.VJH2]/[.VJ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JS2]/[.VJV2]" office:value-type="float" office:value="250.704567541302" calcext:value-type="float">
            <text:p>250,704567541302</text:p>
          </table:table-cell>
          <table:table-cell table:style-name="ce14" table:formula="of:=[.VJT2]/[.VJV2]" office:value-type="float" office:value="108.551992225462" calcext:value-type="float">
            <text:p>108,551992225462</text:p>
          </table:table-cell>
          <table:table-cell table:style-name="ce14" table:formula="of:=[.VJU2]/[.VJ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KF2]/[.VKI2]" office:value-type="float" office:value="250.704567541302" calcext:value-type="float">
            <text:p>250,704567541302</text:p>
          </table:table-cell>
          <table:table-cell table:style-name="ce14" table:formula="of:=[.VKG2]/[.VKI2]" office:value-type="float" office:value="108.551992225462" calcext:value-type="float">
            <text:p>108,551992225462</text:p>
          </table:table-cell>
          <table:table-cell table:style-name="ce14" table:formula="of:=[.VKH2]/[.VK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KS2]/[.VKV2]" office:value-type="float" office:value="250.704567541302" calcext:value-type="float">
            <text:p>250,704567541302</text:p>
          </table:table-cell>
          <table:table-cell table:style-name="ce14" table:formula="of:=[.VKT2]/[.VKV2]" office:value-type="float" office:value="108.551992225462" calcext:value-type="float">
            <text:p>108,551992225462</text:p>
          </table:table-cell>
          <table:table-cell table:style-name="ce14" table:formula="of:=[.VKU2]/[.VK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LF2]/[.VLI2]" office:value-type="float" office:value="250.704567541302" calcext:value-type="float">
            <text:p>250,704567541302</text:p>
          </table:table-cell>
          <table:table-cell table:style-name="ce14" table:formula="of:=[.VLG2]/[.VLI2]" office:value-type="float" office:value="108.551992225462" calcext:value-type="float">
            <text:p>108,551992225462</text:p>
          </table:table-cell>
          <table:table-cell table:style-name="ce14" table:formula="of:=[.VLH2]/[.VL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LS2]/[.VLV2]" office:value-type="float" office:value="250.704567541302" calcext:value-type="float">
            <text:p>250,704567541302</text:p>
          </table:table-cell>
          <table:table-cell table:style-name="ce14" table:formula="of:=[.VLT2]/[.VLV2]" office:value-type="float" office:value="108.551992225462" calcext:value-type="float">
            <text:p>108,551992225462</text:p>
          </table:table-cell>
          <table:table-cell table:style-name="ce14" table:formula="of:=[.VLU2]/[.VL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MF2]/[.VMI2]" office:value-type="float" office:value="250.704567541302" calcext:value-type="float">
            <text:p>250,704567541302</text:p>
          </table:table-cell>
          <table:table-cell table:style-name="ce14" table:formula="of:=[.VMG2]/[.VMI2]" office:value-type="float" office:value="108.551992225462" calcext:value-type="float">
            <text:p>108,551992225462</text:p>
          </table:table-cell>
          <table:table-cell table:style-name="ce14" table:formula="of:=[.VMH2]/[.VM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MS2]/[.VMV2]" office:value-type="float" office:value="250.704567541302" calcext:value-type="float">
            <text:p>250,704567541302</text:p>
          </table:table-cell>
          <table:table-cell table:style-name="ce14" table:formula="of:=[.VMT2]/[.VMV2]" office:value-type="float" office:value="108.551992225462" calcext:value-type="float">
            <text:p>108,551992225462</text:p>
          </table:table-cell>
          <table:table-cell table:style-name="ce14" table:formula="of:=[.VMU2]/[.VM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NF2]/[.VNI2]" office:value-type="float" office:value="250.704567541302" calcext:value-type="float">
            <text:p>250,704567541302</text:p>
          </table:table-cell>
          <table:table-cell table:style-name="ce14" table:formula="of:=[.VNG2]/[.VNI2]" office:value-type="float" office:value="108.551992225462" calcext:value-type="float">
            <text:p>108,551992225462</text:p>
          </table:table-cell>
          <table:table-cell table:style-name="ce14" table:formula="of:=[.VNH2]/[.VN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NS2]/[.VNV2]" office:value-type="float" office:value="250.704567541302" calcext:value-type="float">
            <text:p>250,704567541302</text:p>
          </table:table-cell>
          <table:table-cell table:style-name="ce14" table:formula="of:=[.VNT2]/[.VNV2]" office:value-type="float" office:value="108.551992225462" calcext:value-type="float">
            <text:p>108,551992225462</text:p>
          </table:table-cell>
          <table:table-cell table:style-name="ce14" table:formula="of:=[.VNU2]/[.VN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OF2]/[.VOI2]" office:value-type="float" office:value="250.704567541302" calcext:value-type="float">
            <text:p>250,704567541302</text:p>
          </table:table-cell>
          <table:table-cell table:style-name="ce14" table:formula="of:=[.VOG2]/[.VOI2]" office:value-type="float" office:value="108.551992225462" calcext:value-type="float">
            <text:p>108,551992225462</text:p>
          </table:table-cell>
          <table:table-cell table:style-name="ce14" table:formula="of:=[.VOH2]/[.VO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OS2]/[.VOV2]" office:value-type="float" office:value="250.704567541302" calcext:value-type="float">
            <text:p>250,704567541302</text:p>
          </table:table-cell>
          <table:table-cell table:style-name="ce14" table:formula="of:=[.VOT2]/[.VOV2]" office:value-type="float" office:value="108.551992225462" calcext:value-type="float">
            <text:p>108,551992225462</text:p>
          </table:table-cell>
          <table:table-cell table:style-name="ce14" table:formula="of:=[.VOU2]/[.VO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PF2]/[.VPI2]" office:value-type="float" office:value="250.704567541302" calcext:value-type="float">
            <text:p>250,704567541302</text:p>
          </table:table-cell>
          <table:table-cell table:style-name="ce14" table:formula="of:=[.VPG2]/[.VPI2]" office:value-type="float" office:value="108.551992225462" calcext:value-type="float">
            <text:p>108,551992225462</text:p>
          </table:table-cell>
          <table:table-cell table:style-name="ce14" table:formula="of:=[.VPH2]/[.VP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PS2]/[.VPV2]" office:value-type="float" office:value="250.704567541302" calcext:value-type="float">
            <text:p>250,704567541302</text:p>
          </table:table-cell>
          <table:table-cell table:style-name="ce14" table:formula="of:=[.VPT2]/[.VPV2]" office:value-type="float" office:value="108.551992225462" calcext:value-type="float">
            <text:p>108,551992225462</text:p>
          </table:table-cell>
          <table:table-cell table:style-name="ce14" table:formula="of:=[.VPU2]/[.VP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QF2]/[.VQI2]" office:value-type="float" office:value="250.704567541302" calcext:value-type="float">
            <text:p>250,704567541302</text:p>
          </table:table-cell>
          <table:table-cell table:style-name="ce14" table:formula="of:=[.VQG2]/[.VQI2]" office:value-type="float" office:value="108.551992225462" calcext:value-type="float">
            <text:p>108,551992225462</text:p>
          </table:table-cell>
          <table:table-cell table:style-name="ce14" table:formula="of:=[.VQH2]/[.VQ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QS2]/[.VQV2]" office:value-type="float" office:value="250.704567541302" calcext:value-type="float">
            <text:p>250,704567541302</text:p>
          </table:table-cell>
          <table:table-cell table:style-name="ce14" table:formula="of:=[.VQT2]/[.VQV2]" office:value-type="float" office:value="108.551992225462" calcext:value-type="float">
            <text:p>108,551992225462</text:p>
          </table:table-cell>
          <table:table-cell table:style-name="ce14" table:formula="of:=[.VQU2]/[.VQ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RF2]/[.VRI2]" office:value-type="float" office:value="250.704567541302" calcext:value-type="float">
            <text:p>250,704567541302</text:p>
          </table:table-cell>
          <table:table-cell table:style-name="ce14" table:formula="of:=[.VRG2]/[.VRI2]" office:value-type="float" office:value="108.551992225462" calcext:value-type="float">
            <text:p>108,551992225462</text:p>
          </table:table-cell>
          <table:table-cell table:style-name="ce14" table:formula="of:=[.VRH2]/[.VR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RS2]/[.VRV2]" office:value-type="float" office:value="250.704567541302" calcext:value-type="float">
            <text:p>250,704567541302</text:p>
          </table:table-cell>
          <table:table-cell table:style-name="ce14" table:formula="of:=[.VRT2]/[.VRV2]" office:value-type="float" office:value="108.551992225462" calcext:value-type="float">
            <text:p>108,551992225462</text:p>
          </table:table-cell>
          <table:table-cell table:style-name="ce14" table:formula="of:=[.VRU2]/[.VR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SF2]/[.VSI2]" office:value-type="float" office:value="250.704567541302" calcext:value-type="float">
            <text:p>250,704567541302</text:p>
          </table:table-cell>
          <table:table-cell table:style-name="ce14" table:formula="of:=[.VSG2]/[.VSI2]" office:value-type="float" office:value="108.551992225462" calcext:value-type="float">
            <text:p>108,551992225462</text:p>
          </table:table-cell>
          <table:table-cell table:style-name="ce14" table:formula="of:=[.VSH2]/[.VS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SS2]/[.VSV2]" office:value-type="float" office:value="250.704567541302" calcext:value-type="float">
            <text:p>250,704567541302</text:p>
          </table:table-cell>
          <table:table-cell table:style-name="ce14" table:formula="of:=[.VST2]/[.VSV2]" office:value-type="float" office:value="108.551992225462" calcext:value-type="float">
            <text:p>108,551992225462</text:p>
          </table:table-cell>
          <table:table-cell table:style-name="ce14" table:formula="of:=[.VSU2]/[.VS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TF2]/[.VTI2]" office:value-type="float" office:value="250.704567541302" calcext:value-type="float">
            <text:p>250,704567541302</text:p>
          </table:table-cell>
          <table:table-cell table:style-name="ce14" table:formula="of:=[.VTG2]/[.VTI2]" office:value-type="float" office:value="108.551992225462" calcext:value-type="float">
            <text:p>108,551992225462</text:p>
          </table:table-cell>
          <table:table-cell table:style-name="ce14" table:formula="of:=[.VTH2]/[.VT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TS2]/[.VTV2]" office:value-type="float" office:value="250.704567541302" calcext:value-type="float">
            <text:p>250,704567541302</text:p>
          </table:table-cell>
          <table:table-cell table:style-name="ce14" table:formula="of:=[.VTT2]/[.VTV2]" office:value-type="float" office:value="108.551992225462" calcext:value-type="float">
            <text:p>108,551992225462</text:p>
          </table:table-cell>
          <table:table-cell table:style-name="ce14" table:formula="of:=[.VTU2]/[.VT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UF2]/[.VUI2]" office:value-type="float" office:value="250.704567541302" calcext:value-type="float">
            <text:p>250,704567541302</text:p>
          </table:table-cell>
          <table:table-cell table:style-name="ce14" table:formula="of:=[.VUG2]/[.VUI2]" office:value-type="float" office:value="108.551992225462" calcext:value-type="float">
            <text:p>108,551992225462</text:p>
          </table:table-cell>
          <table:table-cell table:style-name="ce14" table:formula="of:=[.VUH2]/[.VU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US2]/[.VUV2]" office:value-type="float" office:value="250.704567541302" calcext:value-type="float">
            <text:p>250,704567541302</text:p>
          </table:table-cell>
          <table:table-cell table:style-name="ce14" table:formula="of:=[.VUT2]/[.VUV2]" office:value-type="float" office:value="108.551992225462" calcext:value-type="float">
            <text:p>108,551992225462</text:p>
          </table:table-cell>
          <table:table-cell table:style-name="ce14" table:formula="of:=[.VUU2]/[.VU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VF2]/[.VVI2]" office:value-type="float" office:value="250.704567541302" calcext:value-type="float">
            <text:p>250,704567541302</text:p>
          </table:table-cell>
          <table:table-cell table:style-name="ce14" table:formula="of:=[.VVG2]/[.VVI2]" office:value-type="float" office:value="108.551992225462" calcext:value-type="float">
            <text:p>108,551992225462</text:p>
          </table:table-cell>
          <table:table-cell table:style-name="ce14" table:formula="of:=[.VVH2]/[.VV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VS2]/[.VVV2]" office:value-type="float" office:value="250.704567541302" calcext:value-type="float">
            <text:p>250,704567541302</text:p>
          </table:table-cell>
          <table:table-cell table:style-name="ce14" table:formula="of:=[.VVT2]/[.VVV2]" office:value-type="float" office:value="108.551992225462" calcext:value-type="float">
            <text:p>108,551992225462</text:p>
          </table:table-cell>
          <table:table-cell table:style-name="ce14" table:formula="of:=[.VVU2]/[.VV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WF2]/[.VWI2]" office:value-type="float" office:value="250.704567541302" calcext:value-type="float">
            <text:p>250,704567541302</text:p>
          </table:table-cell>
          <table:table-cell table:style-name="ce14" table:formula="of:=[.VWG2]/[.VWI2]" office:value-type="float" office:value="108.551992225462" calcext:value-type="float">
            <text:p>108,551992225462</text:p>
          </table:table-cell>
          <table:table-cell table:style-name="ce14" table:formula="of:=[.VWH2]/[.VW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WS2]/[.VWV2]" office:value-type="float" office:value="250.704567541302" calcext:value-type="float">
            <text:p>250,704567541302</text:p>
          </table:table-cell>
          <table:table-cell table:style-name="ce14" table:formula="of:=[.VWT2]/[.VWV2]" office:value-type="float" office:value="108.551992225462" calcext:value-type="float">
            <text:p>108,551992225462</text:p>
          </table:table-cell>
          <table:table-cell table:style-name="ce14" table:formula="of:=[.VWU2]/[.VW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XF2]/[.VXI2]" office:value-type="float" office:value="250.704567541302" calcext:value-type="float">
            <text:p>250,704567541302</text:p>
          </table:table-cell>
          <table:table-cell table:style-name="ce14" table:formula="of:=[.VXG2]/[.VXI2]" office:value-type="float" office:value="108.551992225462" calcext:value-type="float">
            <text:p>108,551992225462</text:p>
          </table:table-cell>
          <table:table-cell table:style-name="ce14" table:formula="of:=[.VXH2]/[.VX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XS2]/[.VXV2]" office:value-type="float" office:value="250.704567541302" calcext:value-type="float">
            <text:p>250,704567541302</text:p>
          </table:table-cell>
          <table:table-cell table:style-name="ce14" table:formula="of:=[.VXT2]/[.VXV2]" office:value-type="float" office:value="108.551992225462" calcext:value-type="float">
            <text:p>108,551992225462</text:p>
          </table:table-cell>
          <table:table-cell table:style-name="ce14" table:formula="of:=[.VXU2]/[.VX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YF2]/[.VYI2]" office:value-type="float" office:value="250.704567541302" calcext:value-type="float">
            <text:p>250,704567541302</text:p>
          </table:table-cell>
          <table:table-cell table:style-name="ce14" table:formula="of:=[.VYG2]/[.VYI2]" office:value-type="float" office:value="108.551992225462" calcext:value-type="float">
            <text:p>108,551992225462</text:p>
          </table:table-cell>
          <table:table-cell table:style-name="ce14" table:formula="of:=[.VYH2]/[.VY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YS2]/[.VYV2]" office:value-type="float" office:value="250.704567541302" calcext:value-type="float">
            <text:p>250,704567541302</text:p>
          </table:table-cell>
          <table:table-cell table:style-name="ce14" table:formula="of:=[.VYT2]/[.VYV2]" office:value-type="float" office:value="108.551992225462" calcext:value-type="float">
            <text:p>108,551992225462</text:p>
          </table:table-cell>
          <table:table-cell table:style-name="ce14" table:formula="of:=[.VYU2]/[.VY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ZF2]/[.VZI2]" office:value-type="float" office:value="250.704567541302" calcext:value-type="float">
            <text:p>250,704567541302</text:p>
          </table:table-cell>
          <table:table-cell table:style-name="ce14" table:formula="of:=[.VZG2]/[.VZI2]" office:value-type="float" office:value="108.551992225462" calcext:value-type="float">
            <text:p>108,551992225462</text:p>
          </table:table-cell>
          <table:table-cell table:style-name="ce14" table:formula="of:=[.VZH2]/[.VZ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ZS2]/[.VZV2]" office:value-type="float" office:value="250.704567541302" calcext:value-type="float">
            <text:p>250,704567541302</text:p>
          </table:table-cell>
          <table:table-cell table:style-name="ce14" table:formula="of:=[.VZT2]/[.VZV2]" office:value-type="float" office:value="108.551992225462" calcext:value-type="float">
            <text:p>108,551992225462</text:p>
          </table:table-cell>
          <table:table-cell table:style-name="ce14" table:formula="of:=[.VZU2]/[.VZ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AF2]/[.WAI2]" office:value-type="float" office:value="250.704567541302" calcext:value-type="float">
            <text:p>250,704567541302</text:p>
          </table:table-cell>
          <table:table-cell table:style-name="ce14" table:formula="of:=[.WAG2]/[.WAI2]" office:value-type="float" office:value="108.551992225462" calcext:value-type="float">
            <text:p>108,551992225462</text:p>
          </table:table-cell>
          <table:table-cell table:style-name="ce14" table:formula="of:=[.WAH2]/[.WA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AS2]/[.WAV2]" office:value-type="float" office:value="250.704567541302" calcext:value-type="float">
            <text:p>250,704567541302</text:p>
          </table:table-cell>
          <table:table-cell table:style-name="ce14" table:formula="of:=[.WAT2]/[.WAV2]" office:value-type="float" office:value="108.551992225462" calcext:value-type="float">
            <text:p>108,551992225462</text:p>
          </table:table-cell>
          <table:table-cell table:style-name="ce14" table:formula="of:=[.WAU2]/[.WA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BF2]/[.WBI2]" office:value-type="float" office:value="250.704567541302" calcext:value-type="float">
            <text:p>250,704567541302</text:p>
          </table:table-cell>
          <table:table-cell table:style-name="ce14" table:formula="of:=[.WBG2]/[.WBI2]" office:value-type="float" office:value="108.551992225462" calcext:value-type="float">
            <text:p>108,551992225462</text:p>
          </table:table-cell>
          <table:table-cell table:style-name="ce14" table:formula="of:=[.WBH2]/[.WB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BS2]/[.WBV2]" office:value-type="float" office:value="250.704567541302" calcext:value-type="float">
            <text:p>250,704567541302</text:p>
          </table:table-cell>
          <table:table-cell table:style-name="ce14" table:formula="of:=[.WBT2]/[.WBV2]" office:value-type="float" office:value="108.551992225462" calcext:value-type="float">
            <text:p>108,551992225462</text:p>
          </table:table-cell>
          <table:table-cell table:style-name="ce14" table:formula="of:=[.WBU2]/[.WB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CF2]/[.WCI2]" office:value-type="float" office:value="250.704567541302" calcext:value-type="float">
            <text:p>250,704567541302</text:p>
          </table:table-cell>
          <table:table-cell table:style-name="ce14" table:formula="of:=[.WCG2]/[.WCI2]" office:value-type="float" office:value="108.551992225462" calcext:value-type="float">
            <text:p>108,551992225462</text:p>
          </table:table-cell>
          <table:table-cell table:style-name="ce14" table:formula="of:=[.WCH2]/[.WC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CS2]/[.WCV2]" office:value-type="float" office:value="250.704567541302" calcext:value-type="float">
            <text:p>250,704567541302</text:p>
          </table:table-cell>
          <table:table-cell table:style-name="ce14" table:formula="of:=[.WCT2]/[.WCV2]" office:value-type="float" office:value="108.551992225462" calcext:value-type="float">
            <text:p>108,551992225462</text:p>
          </table:table-cell>
          <table:table-cell table:style-name="ce14" table:formula="of:=[.WCU2]/[.WC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DF2]/[.WDI2]" office:value-type="float" office:value="250.704567541302" calcext:value-type="float">
            <text:p>250,704567541302</text:p>
          </table:table-cell>
          <table:table-cell table:style-name="ce14" table:formula="of:=[.WDG2]/[.WDI2]" office:value-type="float" office:value="108.551992225462" calcext:value-type="float">
            <text:p>108,551992225462</text:p>
          </table:table-cell>
          <table:table-cell table:style-name="ce14" table:formula="of:=[.WDH2]/[.WD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DS2]/[.WDV2]" office:value-type="float" office:value="250.704567541302" calcext:value-type="float">
            <text:p>250,704567541302</text:p>
          </table:table-cell>
          <table:table-cell table:style-name="ce14" table:formula="of:=[.WDT2]/[.WDV2]" office:value-type="float" office:value="108.551992225462" calcext:value-type="float">
            <text:p>108,551992225462</text:p>
          </table:table-cell>
          <table:table-cell table:style-name="ce14" table:formula="of:=[.WDU2]/[.WD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EF2]/[.WEI2]" office:value-type="float" office:value="250.704567541302" calcext:value-type="float">
            <text:p>250,704567541302</text:p>
          </table:table-cell>
          <table:table-cell table:style-name="ce14" table:formula="of:=[.WEG2]/[.WEI2]" office:value-type="float" office:value="108.551992225462" calcext:value-type="float">
            <text:p>108,551992225462</text:p>
          </table:table-cell>
          <table:table-cell table:style-name="ce14" table:formula="of:=[.WEH2]/[.WE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ES2]/[.WEV2]" office:value-type="float" office:value="250.704567541302" calcext:value-type="float">
            <text:p>250,704567541302</text:p>
          </table:table-cell>
          <table:table-cell table:style-name="ce14" table:formula="of:=[.WET2]/[.WEV2]" office:value-type="float" office:value="108.551992225462" calcext:value-type="float">
            <text:p>108,551992225462</text:p>
          </table:table-cell>
          <table:table-cell table:style-name="ce14" table:formula="of:=[.WEU2]/[.WE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FF2]/[.WFI2]" office:value-type="float" office:value="250.704567541302" calcext:value-type="float">
            <text:p>250,704567541302</text:p>
          </table:table-cell>
          <table:table-cell table:style-name="ce14" table:formula="of:=[.WFG2]/[.WFI2]" office:value-type="float" office:value="108.551992225462" calcext:value-type="float">
            <text:p>108,551992225462</text:p>
          </table:table-cell>
          <table:table-cell table:style-name="ce14" table:formula="of:=[.WFH2]/[.WF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FS2]/[.WFV2]" office:value-type="float" office:value="250.704567541302" calcext:value-type="float">
            <text:p>250,704567541302</text:p>
          </table:table-cell>
          <table:table-cell table:style-name="ce14" table:formula="of:=[.WFT2]/[.WFV2]" office:value-type="float" office:value="108.551992225462" calcext:value-type="float">
            <text:p>108,551992225462</text:p>
          </table:table-cell>
          <table:table-cell table:style-name="ce14" table:formula="of:=[.WFU2]/[.WF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GF2]/[.WGI2]" office:value-type="float" office:value="250.704567541302" calcext:value-type="float">
            <text:p>250,704567541302</text:p>
          </table:table-cell>
          <table:table-cell table:style-name="ce14" table:formula="of:=[.WGG2]/[.WGI2]" office:value-type="float" office:value="108.551992225462" calcext:value-type="float">
            <text:p>108,551992225462</text:p>
          </table:table-cell>
          <table:table-cell table:style-name="ce14" table:formula="of:=[.WGH2]/[.WG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GS2]/[.WGV2]" office:value-type="float" office:value="250.704567541302" calcext:value-type="float">
            <text:p>250,704567541302</text:p>
          </table:table-cell>
          <table:table-cell table:style-name="ce14" table:formula="of:=[.WGT2]/[.WGV2]" office:value-type="float" office:value="108.551992225462" calcext:value-type="float">
            <text:p>108,551992225462</text:p>
          </table:table-cell>
          <table:table-cell table:style-name="ce14" table:formula="of:=[.WGU2]/[.WG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HF2]/[.WHI2]" office:value-type="float" office:value="250.704567541302" calcext:value-type="float">
            <text:p>250,704567541302</text:p>
          </table:table-cell>
          <table:table-cell table:style-name="ce14" table:formula="of:=[.WHG2]/[.WHI2]" office:value-type="float" office:value="108.551992225462" calcext:value-type="float">
            <text:p>108,551992225462</text:p>
          </table:table-cell>
          <table:table-cell table:style-name="ce14" table:formula="of:=[.WHH2]/[.WH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HS2]/[.WHV2]" office:value-type="float" office:value="250.704567541302" calcext:value-type="float">
            <text:p>250,704567541302</text:p>
          </table:table-cell>
          <table:table-cell table:style-name="ce14" table:formula="of:=[.WHT2]/[.WHV2]" office:value-type="float" office:value="108.551992225462" calcext:value-type="float">
            <text:p>108,551992225462</text:p>
          </table:table-cell>
          <table:table-cell table:style-name="ce14" table:formula="of:=[.WHU2]/[.WH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IF2]/[.WII2]" office:value-type="float" office:value="250.704567541302" calcext:value-type="float">
            <text:p>250,704567541302</text:p>
          </table:table-cell>
          <table:table-cell table:style-name="ce14" table:formula="of:=[.WIG2]/[.WII2]" office:value-type="float" office:value="108.551992225462" calcext:value-type="float">
            <text:p>108,551992225462</text:p>
          </table:table-cell>
          <table:table-cell table:style-name="ce14" table:formula="of:=[.WIH2]/[.WI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IS2]/[.WIV2]" office:value-type="float" office:value="250.704567541302" calcext:value-type="float">
            <text:p>250,704567541302</text:p>
          </table:table-cell>
          <table:table-cell table:style-name="ce14" table:formula="of:=[.WIT2]/[.WIV2]" office:value-type="float" office:value="108.551992225462" calcext:value-type="float">
            <text:p>108,551992225462</text:p>
          </table:table-cell>
          <table:table-cell table:style-name="ce14" table:formula="of:=[.WIU2]/[.WI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JF2]/[.WJI2]" office:value-type="float" office:value="250.704567541302" calcext:value-type="float">
            <text:p>250,704567541302</text:p>
          </table:table-cell>
          <table:table-cell table:style-name="ce14" table:formula="of:=[.WJG2]/[.WJI2]" office:value-type="float" office:value="108.551992225462" calcext:value-type="float">
            <text:p>108,551992225462</text:p>
          </table:table-cell>
          <table:table-cell table:style-name="ce14" table:formula="of:=[.WJH2]/[.WJ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JS2]/[.WJV2]" office:value-type="float" office:value="250.704567541302" calcext:value-type="float">
            <text:p>250,704567541302</text:p>
          </table:table-cell>
          <table:table-cell table:style-name="ce14" table:formula="of:=[.WJT2]/[.WJV2]" office:value-type="float" office:value="108.551992225462" calcext:value-type="float">
            <text:p>108,551992225462</text:p>
          </table:table-cell>
          <table:table-cell table:style-name="ce14" table:formula="of:=[.WJU2]/[.WJ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KF2]/[.WKI2]" office:value-type="float" office:value="250.704567541302" calcext:value-type="float">
            <text:p>250,704567541302</text:p>
          </table:table-cell>
          <table:table-cell table:style-name="ce14" table:formula="of:=[.WKG2]/[.WKI2]" office:value-type="float" office:value="108.551992225462" calcext:value-type="float">
            <text:p>108,551992225462</text:p>
          </table:table-cell>
          <table:table-cell table:style-name="ce14" table:formula="of:=[.WKH2]/[.WK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KS2]/[.WKV2]" office:value-type="float" office:value="250.704567541302" calcext:value-type="float">
            <text:p>250,704567541302</text:p>
          </table:table-cell>
          <table:table-cell table:style-name="ce14" table:formula="of:=[.WKT2]/[.WKV2]" office:value-type="float" office:value="108.551992225462" calcext:value-type="float">
            <text:p>108,551992225462</text:p>
          </table:table-cell>
          <table:table-cell table:style-name="ce14" table:formula="of:=[.WKU2]/[.WK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LF2]/[.WLI2]" office:value-type="float" office:value="250.704567541302" calcext:value-type="float">
            <text:p>250,704567541302</text:p>
          </table:table-cell>
          <table:table-cell table:style-name="ce14" table:formula="of:=[.WLG2]/[.WLI2]" office:value-type="float" office:value="108.551992225462" calcext:value-type="float">
            <text:p>108,551992225462</text:p>
          </table:table-cell>
          <table:table-cell table:style-name="ce14" table:formula="of:=[.WLH2]/[.WL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LS2]/[.WLV2]" office:value-type="float" office:value="250.704567541302" calcext:value-type="float">
            <text:p>250,704567541302</text:p>
          </table:table-cell>
          <table:table-cell table:style-name="ce14" table:formula="of:=[.WLT2]/[.WLV2]" office:value-type="float" office:value="108.551992225462" calcext:value-type="float">
            <text:p>108,551992225462</text:p>
          </table:table-cell>
          <table:table-cell table:style-name="ce14" table:formula="of:=[.WLU2]/[.WL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MF2]/[.WMI2]" office:value-type="float" office:value="250.704567541302" calcext:value-type="float">
            <text:p>250,704567541302</text:p>
          </table:table-cell>
          <table:table-cell table:style-name="ce14" table:formula="of:=[.WMG2]/[.WMI2]" office:value-type="float" office:value="108.551992225462" calcext:value-type="float">
            <text:p>108,551992225462</text:p>
          </table:table-cell>
          <table:table-cell table:style-name="ce14" table:formula="of:=[.WMH2]/[.WM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MS2]/[.WMV2]" office:value-type="float" office:value="250.704567541302" calcext:value-type="float">
            <text:p>250,704567541302</text:p>
          </table:table-cell>
          <table:table-cell table:style-name="ce14" table:formula="of:=[.WMT2]/[.WMV2]" office:value-type="float" office:value="108.551992225462" calcext:value-type="float">
            <text:p>108,551992225462</text:p>
          </table:table-cell>
          <table:table-cell table:style-name="ce14" table:formula="of:=[.WMU2]/[.WM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NF2]/[.WNI2]" office:value-type="float" office:value="250.704567541302" calcext:value-type="float">
            <text:p>250,704567541302</text:p>
          </table:table-cell>
          <table:table-cell table:style-name="ce14" table:formula="of:=[.WNG2]/[.WNI2]" office:value-type="float" office:value="108.551992225462" calcext:value-type="float">
            <text:p>108,551992225462</text:p>
          </table:table-cell>
          <table:table-cell table:style-name="ce14" table:formula="of:=[.WNH2]/[.WN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NS2]/[.WNV2]" office:value-type="float" office:value="250.704567541302" calcext:value-type="float">
            <text:p>250,704567541302</text:p>
          </table:table-cell>
          <table:table-cell table:style-name="ce14" table:formula="of:=[.WNT2]/[.WNV2]" office:value-type="float" office:value="108.551992225462" calcext:value-type="float">
            <text:p>108,551992225462</text:p>
          </table:table-cell>
          <table:table-cell table:style-name="ce14" table:formula="of:=[.WNU2]/[.WN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OF2]/[.WOI2]" office:value-type="float" office:value="250.704567541302" calcext:value-type="float">
            <text:p>250,704567541302</text:p>
          </table:table-cell>
          <table:table-cell table:style-name="ce14" table:formula="of:=[.WOG2]/[.WOI2]" office:value-type="float" office:value="108.551992225462" calcext:value-type="float">
            <text:p>108,551992225462</text:p>
          </table:table-cell>
          <table:table-cell table:style-name="ce14" table:formula="of:=[.WOH2]/[.WO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OS2]/[.WOV2]" office:value-type="float" office:value="250.704567541302" calcext:value-type="float">
            <text:p>250,704567541302</text:p>
          </table:table-cell>
          <table:table-cell table:style-name="ce14" table:formula="of:=[.WOT2]/[.WOV2]" office:value-type="float" office:value="108.551992225462" calcext:value-type="float">
            <text:p>108,551992225462</text:p>
          </table:table-cell>
          <table:table-cell table:style-name="ce14" table:formula="of:=[.WOU2]/[.WO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PF2]/[.WPI2]" office:value-type="float" office:value="250.704567541302" calcext:value-type="float">
            <text:p>250,704567541302</text:p>
          </table:table-cell>
          <table:table-cell table:style-name="ce14" table:formula="of:=[.WPG2]/[.WPI2]" office:value-type="float" office:value="108.551992225462" calcext:value-type="float">
            <text:p>108,551992225462</text:p>
          </table:table-cell>
          <table:table-cell table:style-name="ce14" table:formula="of:=[.WPH2]/[.WP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PS2]/[.WPV2]" office:value-type="float" office:value="250.704567541302" calcext:value-type="float">
            <text:p>250,704567541302</text:p>
          </table:table-cell>
          <table:table-cell table:style-name="ce14" table:formula="of:=[.WPT2]/[.WPV2]" office:value-type="float" office:value="108.551992225462" calcext:value-type="float">
            <text:p>108,551992225462</text:p>
          </table:table-cell>
          <table:table-cell table:style-name="ce14" table:formula="of:=[.WPU2]/[.WP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QF2]/[.WQI2]" office:value-type="float" office:value="250.704567541302" calcext:value-type="float">
            <text:p>250,704567541302</text:p>
          </table:table-cell>
          <table:table-cell table:style-name="ce14" table:formula="of:=[.WQG2]/[.WQI2]" office:value-type="float" office:value="108.551992225462" calcext:value-type="float">
            <text:p>108,551992225462</text:p>
          </table:table-cell>
          <table:table-cell table:style-name="ce14" table:formula="of:=[.WQH2]/[.WQ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QS2]/[.WQV2]" office:value-type="float" office:value="250.704567541302" calcext:value-type="float">
            <text:p>250,704567541302</text:p>
          </table:table-cell>
          <table:table-cell table:style-name="ce14" table:formula="of:=[.WQT2]/[.WQV2]" office:value-type="float" office:value="108.551992225462" calcext:value-type="float">
            <text:p>108,551992225462</text:p>
          </table:table-cell>
          <table:table-cell table:style-name="ce14" table:formula="of:=[.WQU2]/[.WQ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RF2]/[.WRI2]" office:value-type="float" office:value="250.704567541302" calcext:value-type="float">
            <text:p>250,704567541302</text:p>
          </table:table-cell>
          <table:table-cell table:style-name="ce14" table:formula="of:=[.WRG2]/[.WRI2]" office:value-type="float" office:value="108.551992225462" calcext:value-type="float">
            <text:p>108,551992225462</text:p>
          </table:table-cell>
          <table:table-cell table:style-name="ce14" table:formula="of:=[.WRH2]/[.WR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RS2]/[.WRV2]" office:value-type="float" office:value="250.704567541302" calcext:value-type="float">
            <text:p>250,704567541302</text:p>
          </table:table-cell>
          <table:table-cell table:style-name="ce14" table:formula="of:=[.WRT2]/[.WRV2]" office:value-type="float" office:value="108.551992225462" calcext:value-type="float">
            <text:p>108,551992225462</text:p>
          </table:table-cell>
          <table:table-cell table:style-name="ce14" table:formula="of:=[.WRU2]/[.WR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SF2]/[.WSI2]" office:value-type="float" office:value="250.704567541302" calcext:value-type="float">
            <text:p>250,704567541302</text:p>
          </table:table-cell>
          <table:table-cell table:style-name="ce14" table:formula="of:=[.WSG2]/[.WSI2]" office:value-type="float" office:value="108.551992225462" calcext:value-type="float">
            <text:p>108,551992225462</text:p>
          </table:table-cell>
          <table:table-cell table:style-name="ce14" table:formula="of:=[.WSH2]/[.WS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SS2]/[.WSV2]" office:value-type="float" office:value="250.704567541302" calcext:value-type="float">
            <text:p>250,704567541302</text:p>
          </table:table-cell>
          <table:table-cell table:style-name="ce14" table:formula="of:=[.WST2]/[.WSV2]" office:value-type="float" office:value="108.551992225462" calcext:value-type="float">
            <text:p>108,551992225462</text:p>
          </table:table-cell>
          <table:table-cell table:style-name="ce14" table:formula="of:=[.WSU2]/[.WS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TF2]/[.WTI2]" office:value-type="float" office:value="250.704567541302" calcext:value-type="float">
            <text:p>250,704567541302</text:p>
          </table:table-cell>
          <table:table-cell table:style-name="ce14" table:formula="of:=[.WTG2]/[.WTI2]" office:value-type="float" office:value="108.551992225462" calcext:value-type="float">
            <text:p>108,551992225462</text:p>
          </table:table-cell>
          <table:table-cell table:style-name="ce14" table:formula="of:=[.WTH2]/[.WT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TS2]/[.WTV2]" office:value-type="float" office:value="250.704567541302" calcext:value-type="float">
            <text:p>250,704567541302</text:p>
          </table:table-cell>
          <table:table-cell table:style-name="ce14" table:formula="of:=[.WTT2]/[.WTV2]" office:value-type="float" office:value="108.551992225462" calcext:value-type="float">
            <text:p>108,551992225462</text:p>
          </table:table-cell>
          <table:table-cell table:style-name="ce14" table:formula="of:=[.WTU2]/[.WT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UF2]/[.WUI2]" office:value-type="float" office:value="250.704567541302" calcext:value-type="float">
            <text:p>250,704567541302</text:p>
          </table:table-cell>
          <table:table-cell table:style-name="ce14" table:formula="of:=[.WUG2]/[.WUI2]" office:value-type="float" office:value="108.551992225462" calcext:value-type="float">
            <text:p>108,551992225462</text:p>
          </table:table-cell>
          <table:table-cell table:style-name="ce14" table:formula="of:=[.WUH2]/[.WU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US2]/[.WUV2]" office:value-type="float" office:value="250.704567541302" calcext:value-type="float">
            <text:p>250,704567541302</text:p>
          </table:table-cell>
          <table:table-cell table:style-name="ce14" table:formula="of:=[.WUT2]/[.WUV2]" office:value-type="float" office:value="108.551992225462" calcext:value-type="float">
            <text:p>108,551992225462</text:p>
          </table:table-cell>
          <table:table-cell table:style-name="ce14" table:formula="of:=[.WUU2]/[.WU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VF2]/[.WVI2]" office:value-type="float" office:value="250.704567541302" calcext:value-type="float">
            <text:p>250,704567541302</text:p>
          </table:table-cell>
          <table:table-cell table:style-name="ce14" table:formula="of:=[.WVG2]/[.WVI2]" office:value-type="float" office:value="108.551992225462" calcext:value-type="float">
            <text:p>108,551992225462</text:p>
          </table:table-cell>
          <table:table-cell table:style-name="ce14" table:formula="of:=[.WVH2]/[.WV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VS2]/[.WVV2]" office:value-type="float" office:value="250.704567541302" calcext:value-type="float">
            <text:p>250,704567541302</text:p>
          </table:table-cell>
          <table:table-cell table:style-name="ce14" table:formula="of:=[.WVT2]/[.WVV2]" office:value-type="float" office:value="108.551992225462" calcext:value-type="float">
            <text:p>108,551992225462</text:p>
          </table:table-cell>
          <table:table-cell table:style-name="ce14" table:formula="of:=[.WVU2]/[.WV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WF2]/[.WWI2]" office:value-type="float" office:value="250.704567541302" calcext:value-type="float">
            <text:p>250,704567541302</text:p>
          </table:table-cell>
          <table:table-cell table:style-name="ce14" table:formula="of:=[.WWG2]/[.WWI2]" office:value-type="float" office:value="108.551992225462" calcext:value-type="float">
            <text:p>108,551992225462</text:p>
          </table:table-cell>
          <table:table-cell table:style-name="ce14" table:formula="of:=[.WWH2]/[.WW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WS2]/[.WWV2]" office:value-type="float" office:value="250.704567541302" calcext:value-type="float">
            <text:p>250,704567541302</text:p>
          </table:table-cell>
          <table:table-cell table:style-name="ce14" table:formula="of:=[.WWT2]/[.WWV2]" office:value-type="float" office:value="108.551992225462" calcext:value-type="float">
            <text:p>108,551992225462</text:p>
          </table:table-cell>
          <table:table-cell table:style-name="ce14" table:formula="of:=[.WWU2]/[.WW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XF2]/[.WXI2]" office:value-type="float" office:value="250.704567541302" calcext:value-type="float">
            <text:p>250,704567541302</text:p>
          </table:table-cell>
          <table:table-cell table:style-name="ce14" table:formula="of:=[.WXG2]/[.WXI2]" office:value-type="float" office:value="108.551992225462" calcext:value-type="float">
            <text:p>108,551992225462</text:p>
          </table:table-cell>
          <table:table-cell table:style-name="ce14" table:formula="of:=[.WXH2]/[.WX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XS2]/[.WXV2]" office:value-type="float" office:value="250.704567541302" calcext:value-type="float">
            <text:p>250,704567541302</text:p>
          </table:table-cell>
          <table:table-cell table:style-name="ce14" table:formula="of:=[.WXT2]/[.WXV2]" office:value-type="float" office:value="108.551992225462" calcext:value-type="float">
            <text:p>108,551992225462</text:p>
          </table:table-cell>
          <table:table-cell table:style-name="ce14" table:formula="of:=[.WXU2]/[.WX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YF2]/[.WYI2]" office:value-type="float" office:value="250.704567541302" calcext:value-type="float">
            <text:p>250,704567541302</text:p>
          </table:table-cell>
          <table:table-cell table:style-name="ce14" table:formula="of:=[.WYG2]/[.WYI2]" office:value-type="float" office:value="108.551992225462" calcext:value-type="float">
            <text:p>108,551992225462</text:p>
          </table:table-cell>
          <table:table-cell table:style-name="ce14" table:formula="of:=[.WYH2]/[.WY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YS2]/[.WYV2]" office:value-type="float" office:value="250.704567541302" calcext:value-type="float">
            <text:p>250,704567541302</text:p>
          </table:table-cell>
          <table:table-cell table:style-name="ce14" table:formula="of:=[.WYT2]/[.WYV2]" office:value-type="float" office:value="108.551992225462" calcext:value-type="float">
            <text:p>108,551992225462</text:p>
          </table:table-cell>
          <table:table-cell table:style-name="ce14" table:formula="of:=[.WYU2]/[.WY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ZF2]/[.WZI2]" office:value-type="float" office:value="250.704567541302" calcext:value-type="float">
            <text:p>250,704567541302</text:p>
          </table:table-cell>
          <table:table-cell table:style-name="ce14" table:formula="of:=[.WZG2]/[.WZI2]" office:value-type="float" office:value="108.551992225462" calcext:value-type="float">
            <text:p>108,551992225462</text:p>
          </table:table-cell>
          <table:table-cell table:style-name="ce14" table:formula="of:=[.WZH2]/[.WZ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ZS2]/[.WZV2]" office:value-type="float" office:value="250.704567541302" calcext:value-type="float">
            <text:p>250,704567541302</text:p>
          </table:table-cell>
          <table:table-cell table:style-name="ce14" table:formula="of:=[.WZT2]/[.WZV2]" office:value-type="float" office:value="108.551992225462" calcext:value-type="float">
            <text:p>108,551992225462</text:p>
          </table:table-cell>
          <table:table-cell table:style-name="ce14" table:formula="of:=[.WZU2]/[.WZ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XAF2]/[.XAI2]" office:value-type="float" office:value="250.704567541302" calcext:value-type="float">
            <text:p>250,704567541302</text:p>
          </table:table-cell>
          <table:table-cell table:style-name="ce14" table:formula="of:=[.XAG2]/[.XAI2]" office:value-type="float" office:value="108.551992225462" calcext:value-type="float">
            <text:p>108,551992225462</text:p>
          </table:table-cell>
          <table:table-cell table:style-name="ce14" table:formula="of:=[.XAH2]/[.XA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XAS2]/[.XAV2]" office:value-type="float" office:value="250.704567541302" calcext:value-type="float">
            <text:p>250,704567541302</text:p>
          </table:table-cell>
          <table:table-cell table:style-name="ce14" table:formula="of:=[.XAT2]/[.XAV2]" office:value-type="float" office:value="108.551992225462" calcext:value-type="float">
            <text:p>108,551992225462</text:p>
          </table:table-cell>
          <table:table-cell table:style-name="ce14" table:formula="of:=[.XAU2]/[.XA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XBF2]/[.XBI2]" office:value-type="float" office:value="250.704567541302" calcext:value-type="float">
            <text:p>250,704567541302</text:p>
          </table:table-cell>
          <table:table-cell table:style-name="ce14" table:formula="of:=[.XBG2]/[.XBI2]" office:value-type="float" office:value="108.551992225462" calcext:value-type="float">
            <text:p>108,551992225462</text:p>
          </table:table-cell>
          <table:table-cell table:style-name="ce14" table:formula="of:=[.XBH2]/[.XB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XBS2]/[.XBV2]" office:value-type="float" office:value="250.704567541302" calcext:value-type="float">
            <text:p>250,704567541302</text:p>
          </table:table-cell>
          <table:table-cell table:style-name="ce14" table:formula="of:=[.XBT2]/[.XBV2]" office:value-type="float" office:value="108.551992225462" calcext:value-type="float">
            <text:p>108,551992225462</text:p>
          </table:table-cell>
          <table:table-cell table:style-name="ce14" table:formula="of:=[.XBU2]/[.XB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XCF2]/[.XCI2]" office:value-type="float" office:value="250.704567541302" calcext:value-type="float">
            <text:p>250,704567541302</text:p>
          </table:table-cell>
          <table:table-cell table:style-name="ce14" table:formula="of:=[.XCG2]/[.XCI2]" office:value-type="float" office:value="108.551992225462" calcext:value-type="float">
            <text:p>108,551992225462</text:p>
          </table:table-cell>
          <table:table-cell table:style-name="ce14" table:formula="of:=[.XCH2]/[.XC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XCS2]/[.XCV2]" office:value-type="float" office:value="250.704567541302" calcext:value-type="float">
            <text:p>250,704567541302</text:p>
          </table:table-cell>
          <table:table-cell table:style-name="ce14" table:formula="of:=[.XCT2]/[.XCV2]" office:value-type="float" office:value="108.551992225462" calcext:value-type="float">
            <text:p>108,551992225462</text:p>
          </table:table-cell>
          <table:table-cell table:style-name="ce14" table:formula="of:=[.XCU2]/[.XC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XDF2]/[.XDI2]" office:value-type="float" office:value="250.704567541302" calcext:value-type="float">
            <text:p>250,704567541302</text:p>
          </table:table-cell>
          <table:table-cell table:style-name="ce14" table:formula="of:=[.XDG2]/[.XDI2]" office:value-type="float" office:value="108.551992225462" calcext:value-type="float">
            <text:p>108,551992225462</text:p>
          </table:table-cell>
          <table:table-cell table:style-name="ce14" table:formula="of:=[.XDH2]/[.XD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XDS2]/[.XDV2]" office:value-type="float" office:value="250.704567541302" calcext:value-type="float">
            <text:p>250,704567541302</text:p>
          </table:table-cell>
          <table:table-cell table:style-name="ce14" table:formula="of:=[.XDT2]/[.XDV2]" office:value-type="float" office:value="108.551992225462" calcext:value-type="float">
            <text:p>108,551992225462</text:p>
          </table:table-cell>
          <table:table-cell table:style-name="ce14" table:formula="of:=[.XDU2]/[.XD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XEF2]/[.XEI2]" office:value-type="float" office:value="250.704567541302" calcext:value-type="float">
            <text:p>250,704567541302</text:p>
          </table:table-cell>
          <table:table-cell table:style-name="ce14" table:formula="of:=[.XEG2]/[.XEI2]" office:value-type="float" office:value="108.551992225462" calcext:value-type="float">
            <text:p>108,551992225462</text:p>
          </table:table-cell>
          <table:table-cell table:style-name="ce14" table:formula="of:=[.XEH2]/[.XE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XES2]/[.XEV2]" office:value-type="float" office:value="250.704567541302" calcext:value-type="float">
            <text:p>250,704567541302</text:p>
          </table:table-cell>
          <table:table-cell table:style-name="ce14" table:formula="of:=[.XET2]/[.XEV2]" office:value-type="float" office:value="108.551992225462" calcext:value-type="float">
            <text:p>108,551992225462</text:p>
          </table:table-cell>
          <table:table-cell table:style-name="ce14" table:formula="of:=[.XEU2]/[.XE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</table:table-row>
        <table:table-row table:style-name="ro1">
          <table:table-cell table:style-name="ce12" office:value-type="float" office:value="3.3" calcext:value-type="float">
            <text:p>3,3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8569" calcext:value-type="float">
            <text:p>8569</text:p>
          </table:table-cell>
          <table:table-cell table:style-name="ce12" office:value-type="float" office:value="3684" calcext:value-type="float">
            <text:p>3684</text:p>
          </table:table-cell>
          <table:table-cell table:style-name="ce12" office:value-type="float" office:value="212" calcext:value-type="float">
            <text:p>212</text:p>
          </table:table-cell>
          <table:table-cell table:style-name="ce12" office:value-type="float" office:value="35.74" calcext:value-type="float">
            <text:p>35,74</text:p>
          </table:table-cell>
          <table:table-cell table:style-name="ce14" table:formula="of:=[.F3]/[.I3]" office:value-type="float" office:value="239.759373251259" calcext:value-type="float">
            <text:p>239,759373251259</text:p>
          </table:table-cell>
          <table:table-cell table:style-name="ce14" table:formula="of:=[.G3]/[.I3]" office:value-type="float" office:value="103.077783995523" calcext:value-type="float">
            <text:p>103,077783995523</text:p>
          </table:table-cell>
          <table:table-cell table:style-name="ce14" table:formula="of:=[.H3]/[.I3]" office:value-type="float" office:value="5.93172915500839" calcext:value-type="float">
            <text:p>5,93172915500839</text:p>
          </table:table-cell>
          <table:table-cell table:style-name="ce12"/>
          <table:table-cell table:number-columns-repeated="16370"/>
        </table:table-row>
        <table:table-row table:style-name="ro1">
          <table:table-cell table:style-name="ce12" office:value-type="float" office:value="3.3" calcext:value-type="float">
            <text:p>3,3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6455" calcext:value-type="float">
            <text:p>16455</text:p>
          </table:table-cell>
          <table:table-cell table:style-name="ce12" office:value-type="float" office:value="7216" calcext:value-type="float">
            <text:p>7216</text:p>
          </table:table-cell>
          <table:table-cell table:style-name="ce12" office:value-type="float" office:value="408" calcext:value-type="float">
            <text:p>408</text:p>
          </table:table-cell>
          <table:table-cell table:style-name="ce12" office:value-type="float" office:value="69.11" calcext:value-type="float">
            <text:p>69,11</text:p>
          </table:table-cell>
          <table:table-cell table:style-name="ce14" table:formula="of:=[.F4]/[.I4]" office:value-type="float" office:value="238.098683258573" calcext:value-type="float">
            <text:p>238,098683258573</text:p>
          </table:table-cell>
          <table:table-cell table:style-name="ce14" table:formula="of:=[.G4]/[.I4]" office:value-type="float" office:value="104.413254232383" calcext:value-type="float">
            <text:p>104,413254232383</text:p>
          </table:table-cell>
          <table:table-cell table:style-name="ce14" table:formula="of:=[.H4]/[.I4]" office:value-type="float" office:value="5.90363189118796" calcext:value-type="float">
            <text:p>5,90363189118796</text:p>
          </table:table-cell>
          <table:table-cell table:style-name="ce12"/>
          <table:table-cell table:number-columns-repeated="16370"/>
        </table:table-row>
        <table:table-row table:style-name="ro3">
          <table:table-cell table:style-name="ce12" office:value-type="float" office:value="8.3" calcext:value-type="float">
            <text:p>8,3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22589" calcext:value-type="float">
            <text:p>22589</text:p>
          </table:table-cell>
          <table:table-cell table:style-name="ce12" office:value-type="float" office:value="9313" calcext:value-type="float">
            <text:p>9313</text:p>
          </table:table-cell>
          <table:table-cell table:style-name="ce12" office:value-type="float" office:value="411" calcext:value-type="float">
            <text:p>411</text:p>
          </table:table-cell>
          <table:table-cell table:style-name="ce12" office:value-type="float" office:value="80.65" calcext:value-type="float">
            <text:p>80,65</text:p>
          </table:table-cell>
          <table:table-cell table:style-name="ce14" table:formula="of:=[.F5]/[.I5]" office:value-type="float" office:value="280.086794792312" calcext:value-type="float">
            <text:p>280,086794792312</text:p>
          </table:table-cell>
          <table:table-cell table:style-name="ce14" table:formula="of:=[.G5]/[.I5]" office:value-type="float" office:value="115.474271543707" calcext:value-type="float">
            <text:p>115,474271543707</text:p>
          </table:table-cell>
          <table:table-cell table:style-name="ce14" table:formula="of:=[.H5]/[.I5]" office:value-type="float" office:value="5.09609423434594" calcext:value-type="float">
            <text:p>5,09609423434594</text:p>
          </table:table-cell>
          <table:table-cell table:number-columns-repeated="16371"/>
        </table:table-row>
        <table:table-row table:style-name="ro1">
          <table:table-cell table:style-name="ce12" office:value-type="float" office:value="8.3" calcext:value-type="float">
            <text:p>8,3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24440" calcext:value-type="float">
            <text:p>24440</text:p>
          </table:table-cell>
          <table:table-cell table:style-name="ce12" office:value-type="float" office:value="9925" calcext:value-type="float">
            <text:p>9925</text:p>
          </table:table-cell>
          <table:table-cell table:style-name="ce12" office:value-type="float" office:value="430" calcext:value-type="float">
            <text:p>430</text:p>
          </table:table-cell>
          <table:table-cell table:style-name="ce14" table:formula="of:=60+29.91" office:value-type="float" office:value="89.91" calcext:value-type="float">
            <text:p>89,91</text:p>
          </table:table-cell>
          <table:table-cell table:style-name="ce14" table:formula="of:=[.F6]/[.I6]" office:value-type="float" office:value="271.827382938494" calcext:value-type="float">
            <text:p>271,827382938494</text:p>
          </table:table-cell>
          <table:table-cell table:style-name="ce14" table:formula="of:=[.G6]/[.I6]" office:value-type="float" office:value="110.388165943722" calcext:value-type="float">
            <text:p>110,388165943722</text:p>
          </table:table-cell>
          <table:table-cell table:style-name="ce14" table:formula="of:=[.H6]/[.I6]" office:value-type="float" office:value="4.78256033811589" calcext:value-type="float">
            <text:p>4,78256033811589</text:p>
          </table:table-cell>
          <table:table-cell table:number-columns-repeated="16371"/>
        </table:table-row>
        <table:table-row table:style-name="ro1">
          <table:table-cell table:style-name="ce12" office:value-type="float" office:value="13.6" calcext:value-type="float">
            <text:p>13,6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29857" calcext:value-type="float">
            <text:p>29857</text:p>
          </table:table-cell>
          <table:table-cell table:style-name="ce12" office:value-type="float" office:value="12252" calcext:value-type="float">
            <text:p>12252</text:p>
          </table:table-cell>
          <table:table-cell table:style-name="ce12" office:value-type="float" office:value="416" calcext:value-type="float">
            <text:p>416</text:p>
          </table:table-cell>
          <table:table-cell table:style-name="ce14" table:formula="of:=60+53.48" office:value-type="float" office:value="113.48" calcext:value-type="float">
            <text:p>113,48</text:p>
          </table:table-cell>
          <table:table-cell table:style-name="ce14" table:formula="of:=[.F7]/[.I7]" office:value-type="float" office:value="263.1036305957" calcext:value-type="float">
            <text:p>263,1036305957</text:p>
          </table:table-cell>
          <table:table-cell table:style-name="ce14" table:formula="of:=[.G7]/[.I7]" office:value-type="float" office:value="107.966161438139" calcext:value-type="float">
            <text:p>107,966161438139</text:p>
          </table:table-cell>
          <table:table-cell table:style-name="ce14" table:formula="of:=[.H7]/[.I7]" office:value-type="float" office:value="3.66584420162143" calcext:value-type="float">
            <text:p>3,66584420162143</text:p>
          </table:table-cell>
          <table:table-cell table:number-columns-repeated="16371"/>
        </table:table-row>
        <table:table-row table:style-name="ro1">
          <table:table-cell table:style-name="ce12" office:value-type="float" office:value="18.8" calcext:value-type="float">
            <text:p>18,8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37079" calcext:value-type="float">
            <text:p>37079</text:p>
          </table:table-cell>
          <table:table-cell table:style-name="ce12" office:value-type="float" office:value="15964" calcext:value-type="float">
            <text:p>15964</text:p>
          </table:table-cell>
          <table:table-cell table:style-name="ce12" office:value-type="float" office:value="406" calcext:value-type="float">
            <text:p>406</text:p>
          </table:table-cell>
          <table:table-cell table:style-name="ce12" table:formula="of:=60*2+21.68" office:value-type="float" office:value="141.68" calcext:value-type="float">
            <text:p>141,68</text:p>
          </table:table-cell>
          <table:table-cell table:style-name="ce14" table:formula="of:=[.F8]/[.I8]" office:value-type="float" office:value="261.709486166008" calcext:value-type="float">
            <text:p>261,709486166008</text:p>
          </table:table-cell>
          <table:table-cell table:style-name="ce14" table:formula="of:=[.G8]/[.I8]" office:value-type="float" office:value="112.676453980802" calcext:value-type="float">
            <text:p>112,676453980802</text:p>
          </table:table-cell>
          <table:table-cell table:style-name="ce14" table:formula="of:=[.H8]/[.I8]" office:value-type="float" office:value="2.86561264822134" calcext:value-type="float">
            <text:p>2,86561264822134</text:p>
          </table:table-cell>
          <table:table-cell table:number-columns-repeated="16371"/>
        </table:table-row>
        <table:table-row table:style-name="ro1">
          <table:table-cell table:style-name="ce12" office:value-type="float" office:value="23.5" calcext:value-type="float">
            <text:p>23,5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48584" calcext:value-type="float">
            <text:p>48584</text:p>
          </table:table-cell>
          <table:table-cell table:style-name="ce12" office:value-type="float" office:value="20692" calcext:value-type="float">
            <text:p>20692</text:p>
          </table:table-cell>
          <table:table-cell table:style-name="ce12" office:value-type="float" office:value="419" calcext:value-type="float">
            <text:p>419</text:p>
          </table:table-cell>
          <table:table-cell table:style-name="ce14" table:formula="of:=3*60+10.68" office:value-type="float" office:value="190.68" calcext:value-type="float">
            <text:p>190,68</text:p>
          </table:table-cell>
          <table:table-cell table:style-name="ce14" table:formula="of:=[.F9]/[.I9]" office:value-type="float" office:value="254.793371092931" calcext:value-type="float">
            <text:p>254,793371092931</text:p>
          </table:table-cell>
          <table:table-cell table:style-name="ce14" table:formula="of:=[.G9]/[.I9]" office:value-type="float" office:value="108.516886930984" calcext:value-type="float">
            <text:p>108,516886930984</text:p>
          </table:table-cell>
          <table:table-cell table:style-name="ce14" table:formula="of:=[.H9]/[.I9]" office:value-type="float" office:value="2.19739878330187" calcext:value-type="float">
            <text:p>2,19739878330187</text:p>
          </table:table-cell>
          <table:table-cell table:number-columns-repeated="16371"/>
        </table:table-row>
        <table:table-row table:style-name="ro1">
          <table:table-cell table:style-name="ce12" office:value-type="float" office:value="28.2" calcext:value-type="float">
            <text:p>28,2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37162" calcext:value-type="float">
            <text:p>37162</text:p>
          </table:table-cell>
          <table:table-cell table:style-name="ce12" office:value-type="float" office:value="16595" calcext:value-type="float">
            <text:p>16595</text:p>
          </table:table-cell>
          <table:table-cell table:style-name="ce12" office:value-type="float" office:value="313" calcext:value-type="float">
            <text:p>313</text:p>
          </table:table-cell>
          <table:table-cell table:style-name="ce14" table:formula="of:=2*60+32.24" office:value-type="float" office:value="152.24" calcext:value-type="float">
            <text:p>152,24</text:p>
          </table:table-cell>
          <table:table-cell table:style-name="ce14" table:formula="of:=[.F10]/[.I10]" office:value-type="float" office:value="244.101418812401" calcext:value-type="float">
            <text:p>244,101418812401</text:p>
          </table:table-cell>
          <table:table-cell table:style-name="ce14" table:formula="of:=[.G10]/[.I10]" office:value-type="float" office:value="109.005517603783" calcext:value-type="float">
            <text:p>109,005517603783</text:p>
          </table:table-cell>
          <table:table-cell table:style-name="ce14" table:formula="of:=[.H10]/[.I10]" office:value-type="float" office:value="2.05596426694693" calcext:value-type="float">
            <text:p>2,05596426694693</text:p>
          </table:table-cell>
          <table:table-cell table:number-columns-repeated="16371"/>
        </table:table-row>
        <table:table-row table:style-name="ro1">
          <table:table-cell table:style-name="ce12" office:value-type="float" office:value="33.3" calcext:value-type="float">
            <text:p>33,3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44041" calcext:value-type="float">
            <text:p>44041</text:p>
          </table:table-cell>
          <table:table-cell table:style-name="ce12" office:value-type="float" office:value="18297" calcext:value-type="float">
            <text:p>18297</text:p>
          </table:table-cell>
          <table:table-cell table:style-name="ce12" office:value-type="float" office:value="324" calcext:value-type="float">
            <text:p>324</text:p>
          </table:table-cell>
          <table:table-cell table:style-name="ce14" table:formula="of:=2*60+52.8" office:value-type="float" office:value="172.8" calcext:value-type="float">
            <text:p>172,8</text:p>
          </table:table-cell>
          <table:table-cell table:style-name="ce14" table:formula="of:=[.F11]/[.I11]" office:value-type="float" office:value="254.866898148148" calcext:value-type="float">
            <text:p>254,866898148148</text:p>
          </table:table-cell>
          <table:table-cell table:style-name="ce14" table:formula="of:=[.G11]/[.I11]" office:value-type="float" office:value="105.885416666667" calcext:value-type="float">
            <text:p>105,885416666667</text:p>
          </table:table-cell>
          <table:table-cell table:style-name="ce14" table:formula="of:=[.H11]/[.I11]" office:value-type="float" office:value="1.875" calcext:value-type="float">
            <text:p>1,875</text:p>
          </table:table-cell>
          <table:table-cell table:number-columns-repeated="16371"/>
        </table:table-row>
        <table:table-row table:style-name="ro1">
          <table:table-cell table:style-name="ce12" office:value-type="float" office:value="38.2" calcext:value-type="float">
            <text:p>38,2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53537" calcext:value-type="float">
            <text:p>53537</text:p>
          </table:table-cell>
          <table:table-cell table:style-name="ce12" office:value-type="float" office:value="23429" calcext:value-type="float">
            <text:p>23429</text:p>
          </table:table-cell>
          <table:table-cell table:style-name="ce12" office:value-type="float" office:value="338" calcext:value-type="float">
            <text:p>338</text:p>
          </table:table-cell>
          <table:table-cell table:style-name="ce14" table:formula="of:=3*60+38.3" office:value-type="float" office:value="218.3" calcext:value-type="float">
            <text:p>218,3</text:p>
          </table:table-cell>
          <table:table-cell table:style-name="ce14" table:formula="of:=[.F12]/[.I12]" office:value-type="float" office:value="245.245075584059" calcext:value-type="float">
            <text:p>245,245075584059</text:p>
          </table:table-cell>
          <table:table-cell table:style-name="ce14" table:formula="of:=[.G12]/[.I12]" office:value-type="float" office:value="107.324782409528" calcext:value-type="float">
            <text:p>107,324782409528</text:p>
          </table:table-cell>
          <table:table-cell table:style-name="ce14" table:formula="of:=[.H12]/[.I12]" office:value-type="float" office:value="1.54832798900596" calcext:value-type="float">
            <text:p>1,54832798900596</text:p>
          </table:table-cell>
          <table:table-cell table:number-columns-repeated="16371"/>
        </table:table-row>
        <table:table-row table:style-name="ro1">
          <table:table-cell table:style-name="ce12" office:value-type="float" office:value="48.2" calcext:value-type="float">
            <text:p>48,2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59969" calcext:value-type="float">
            <text:p>59969</text:p>
          </table:table-cell>
          <table:table-cell table:style-name="ce12" office:value-type="float" office:value="26718" calcext:value-type="float">
            <text:p>26718</text:p>
          </table:table-cell>
          <table:table-cell table:style-name="ce12" office:value-type="float" office:value="325" calcext:value-type="float">
            <text:p>325</text:p>
          </table:table-cell>
          <table:table-cell table:style-name="ce14" table:formula="of:=4*60+3.63" office:value-type="float" office:value="243.63" calcext:value-type="float">
            <text:p>243,63</text:p>
          </table:table-cell>
          <table:table-cell table:style-name="ce14" table:formula="of:=[.F13]/[.I13]" office:value-type="float" office:value="246.147847145261" calcext:value-type="float">
            <text:p>246,147847145261</text:p>
          </table:table-cell>
          <table:table-cell table:style-name="ce14" table:formula="of:=[.G13]/[.I13]" office:value-type="float" office:value="109.666297254033" calcext:value-type="float">
            <text:p>109,666297254033</text:p>
          </table:table-cell>
          <table:table-cell table:style-name="ce14" table:formula="of:=[.H13]/[.I13]" office:value-type="float" office:value="1.33399006690473" calcext:value-type="float">
            <text:p>1,33399006690473</text:p>
          </table:table-cell>
          <table:table-cell table:number-columns-repeated="16371"/>
        </table:table-row>
        <table:table-row table:style-name="ro3">
          <table:table-cell table:style-name="ce12" office:value-type="float" office:value="54.5" calcext:value-type="float">
            <text:p>54,5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44514" calcext:value-type="float">
            <text:p>44514</text:p>
          </table:table-cell>
          <table:table-cell table:style-name="ce12" office:value-type="float" office:value="19942" calcext:value-type="float">
            <text:p>19942</text:p>
          </table:table-cell>
          <table:table-cell table:style-name="ce12" office:value-type="float" office:value="210" calcext:value-type="float">
            <text:p>210</text:p>
          </table:table-cell>
          <table:table-cell table:style-name="ce14" table:formula="of:=3*60+0.4" office:value-type="float" office:value="180.4" calcext:value-type="float">
            <text:p>180,4</text:p>
          </table:table-cell>
          <table:table-cell table:style-name="ce14" table:formula="of:=[.F14]/[.I14]" office:value-type="float" office:value="246.751662971175" calcext:value-type="float">
            <text:p>246,751662971175</text:p>
          </table:table-cell>
          <table:table-cell table:style-name="ce14" table:formula="of:=[.F14]/[.I14]" office:value-type="float" office:value="246.751662971175" calcext:value-type="float">
            <text:p>246,751662971175</text:p>
          </table:table-cell>
          <table:table-cell table:style-name="ce14" table:formula="of:=[.H14]/[.I14]" office:value-type="float" office:value="1.16407982261641" calcext:value-type="float">
            <text:p>1,16407982261641</text:p>
          </table:table-cell>
          <table:table-cell table:number-columns-repeated="16371"/>
        </table:table-row>
        <table:table-row table:style-name="ro3" table:number-rows-repeated="2">
          <table:table-cell table:number-columns-repeated="16383"/>
        </table:table-row>
        <table:table-row table:style-name="ro1">
          <table:table-cell table:number-columns-repeated="12"/>
          <table:table-cell table:style-name="ce12"/>
          <table:table-cell table:number-columns-repeated="16370"/>
        </table:table-row>
        <table:table-row table:style-name="ro3" table:number-rows-repeated="1048558">
          <table:table-cell table:number-columns-repeated="16383"/>
        </table:table-row>
        <table:table-row table:style-name="ro4">
          <table:table-cell table:number-columns-repeated="16383"/>
        </table:table-row>
      </table:table>
      <table:table table:name="Angulos" table:style-name="ta7">
        <table:table-column table:style-name="co1" table:number-columns-repeated="1021" table:default-cell-style-name="Default"/>
        <table:table-row table:style-name="ro3">
          <table:table-cell table:style-name="ce12" office:value-type="string" calcext:value-type="string">
            <text:p>$\theta$ (º)</text:p>
          </table:table-cell>
          <table:table-cell table:style-name="ce12" office:value-type="string" calcext:value-type="string">
            <text:p>$d$ (cm)</text:p>
          </table:table-cell>
          <table:table-cell table:style-name="ce12" office:value-type="string" calcext:value-type="string">
            <text:p>$V_2$</text:p>
          </table:table-cell>
          <table:table-cell table:style-name="ce12" office:value-type="string" calcext:value-type="string">
            <text:p>$U_2$ <text:s/>[V]</text:p>
          </table:table-cell>
          <table:table-cell table:style-name="ce12" office:value-type="string" calcext:value-type="string">
            <text:p>$V_1$ <text:s/>[kV]</text:p>
          </table:table-cell>
          <table:table-cell table:style-name="ce12" office:value-type="string" calcext:value-type="string">
            <text:p>$U_1$ <text:s/>[V]</text:p>
          </table:table-cell>
          <table:table-cell table:style-name="ce12" office:value-type="string" calcext:value-type="string">
            <text:p>$N_1$ </text:p>
          </table:table-cell>
          <table:table-cell table:style-name="ce12" office:value-type="string" calcext:value-type="string">
            <text:p>$N_2$</text:p>
          </table:table-cell>
          <table:table-cell table:style-name="ce12" office:value-type="string" calcext:value-type="string">
            <text:p>$N_{12}$</text:p>
          </table:table-cell>
          <table:table-cell table:style-name="ce12" office:value-type="string" calcext:value-type="string">
            <text:p>$t$ [s]</text:p>
          </table:table-cell>
          <table:table-cell table:style-name="ce12" office:value-type="string" calcext:value-type="string">
            <text:p>$n_1$ [s$^{-1}$]</text:p>
          </table:table-cell>
          <table:table-cell table:style-name="ce12" office:value-type="string" calcext:value-type="string">
            <text:p>$n_2$ <text:s/>[s$^{-1}$]</text:p>
          </table:table-cell>
          <table:table-cell table:style-name="ce12" office:value-type="string" calcext:value-type="string">
            <text:p>$n_{r}$ <text:s/>[s$^{-1}$]</text:p>
          </table:table-cell>
          <table:table-cell table:style-name="ce14"/>
          <table:table-cell table:number-columns-repeated="1007"/>
        </table:table-row>
        <table:table-row table:style-name="ro3">
          <table:table-cell table:style-name="ce12" office:value-type="float" office:value="0" calcext:value-type="float">
            <text:p>0</text:p>
          </table:table-cell>
          <table:table-cell table:style-name="ce12" office:value-type="float" office:value="33.3" calcext:value-type="float">
            <text:p>33,3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44041" calcext:value-type="float">
            <text:p>44041</text:p>
          </table:table-cell>
          <table:table-cell table:style-name="ce12" office:value-type="float" office:value="18297" calcext:value-type="float">
            <text:p>18297</text:p>
          </table:table-cell>
          <table:table-cell table:style-name="ce12" office:value-type="float" office:value="324" calcext:value-type="float">
            <text:p>324</text:p>
          </table:table-cell>
          <table:table-cell table:style-name="ce14" table:formula="of:=2*60+52.8" office:value-type="float" office:value="172.8" calcext:value-type="float">
            <text:p>172,8</text:p>
          </table:table-cell>
          <table:table-cell table:style-name="ce14" table:formula="of:=[.G2]/[.J2]" office:value-type="float" office:value="254.866898148148" calcext:value-type="float">
            <text:p>254,866898148148</text:p>
          </table:table-cell>
          <table:table-cell table:style-name="ce14" table:formula="of:=[.H2]/[.J2]" office:value-type="float" office:value="105.885416666667" calcext:value-type="float">
            <text:p>105,885416666667</text:p>
          </table:table-cell>
          <table:table-cell table:style-name="ce14" table:formula="of:=[.I2]/[.J2]" office:value-type="float" office:value="1.875" calcext:value-type="float">
            <text:p>1,875</text:p>
          </table:table-cell>
          <table:table-cell table:number-columns-repeated="1008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3.3" calcext:value-type="float">
            <text:p>33,3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55792" calcext:value-type="float">
            <text:p>55792</text:p>
          </table:table-cell>
          <table:table-cell table:style-name="ce12" office:value-type="float" office:value="25452" calcext:value-type="float">
            <text:p>25452</text:p>
          </table:table-cell>
          <table:table-cell table:style-name="ce12" office:value-type="float" office:value="399" calcext:value-type="float">
            <text:p>399</text:p>
          </table:table-cell>
          <table:table-cell table:style-name="ce14" table:formula="of:=3*60+47.83" office:value-type="float" office:value="227.83" calcext:value-type="float">
            <text:p>227,83</text:p>
          </table:table-cell>
          <table:table-cell table:style-name="ce14" table:formula="of:=[.G3]/[.J3]" office:value-type="float" office:value="244.884343589519" calcext:value-type="float">
            <text:p>244,884343589519</text:p>
          </table:table-cell>
          <table:table-cell table:style-name="ce14" table:formula="of:=[.H3]/[.J3]" office:value-type="float" office:value="111.714875126191" calcext:value-type="float">
            <text:p>111,714875126191</text:p>
          </table:table-cell>
          <table:table-cell table:style-name="ce14" table:formula="of:=[.I3]/[.J3]" office:value-type="float" office:value="1.75130579818286" calcext:value-type="float">
            <text:p>1,75130579818286</text:p>
          </table:table-cell>
          <table:table-cell table:number-columns-repeated="1008"/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33.3" calcext:value-type="float">
            <text:p>33,3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51215" calcext:value-type="float">
            <text:p>51215</text:p>
          </table:table-cell>
          <table:table-cell table:style-name="ce12" office:value-type="float" office:value="22894" calcext:value-type="float">
            <text:p>22894</text:p>
          </table:table-cell>
          <table:table-cell table:style-name="ce12" office:value-type="float" office:value="331" calcext:value-type="float">
            <text:p>331</text:p>
          </table:table-cell>
          <table:table-cell table:style-name="ce14" table:formula="of:=3*60+30.6" office:value-type="float" office:value="210.6" calcext:value-type="float">
            <text:p>210,6</text:p>
          </table:table-cell>
          <table:table-cell table:style-name="ce14" table:formula="of:=[.G4]/[.J4]" office:value-type="float" office:value="243.186134852802" calcext:value-type="float">
            <text:p>243,186134852802</text:p>
          </table:table-cell>
          <table:table-cell table:style-name="ce14" table:formula="of:=[.H4]/[.J4]" office:value-type="float" office:value="108.708452041785" calcext:value-type="float">
            <text:p>108,708452041785</text:p>
          </table:table-cell>
          <table:table-cell table:style-name="ce14" table:formula="of:=[.I4]/[.J4]" office:value-type="float" office:value="1.57169990503324" calcext:value-type="float">
            <text:p>1,57169990503324</text:p>
          </table:table-cell>
          <table:table-cell table:number-columns-repeated="1008"/>
        </table:table-row>
        <table:table-row table:style-name="ro1"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33.3" calcext:value-type="float">
            <text:p>33,3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65255" calcext:value-type="float">
            <text:p>65255</text:p>
          </table:table-cell>
          <table:table-cell table:style-name="ce12" office:value-type="float" office:value="27374" calcext:value-type="float">
            <text:p>27374</text:p>
          </table:table-cell>
          <table:table-cell table:style-name="ce12" office:value-type="float" office:value="316" calcext:value-type="float">
            <text:p>316</text:p>
          </table:table-cell>
          <table:table-cell table:style-name="ce14" table:formula="of:=4*60+19.87" office:value-type="float" office:value="259.87" calcext:value-type="float">
            <text:p>259,87</text:p>
          </table:table-cell>
          <table:table-cell table:style-name="ce14" table:formula="of:=[.G5]/[.J5]" office:value-type="float" office:value="251.106322391965" calcext:value-type="float">
            <text:p>251,106322391965</text:p>
          </table:table-cell>
          <table:table-cell table:style-name="ce14" table:formula="of:=[.H5]/[.J5]" office:value-type="float" office:value="105.337284026629" calcext:value-type="float">
            <text:p>105,337284026629</text:p>
          </table:table-cell>
          <table:table-cell table:style-name="ce14" table:formula="of:=[.I5]/[.J5]" office:value-type="float" office:value="1.21599261169046" calcext:value-type="float">
            <text:p>1,21599261169046</text:p>
          </table:table-cell>
          <table:table-cell table:number-columns-repeated="1008"/>
        </table:table-row>
        <table:table-row table:style-name="ro1"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33.3" calcext:value-type="float">
            <text:p>33,3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52123" calcext:value-type="float">
            <text:p>52123</text:p>
          </table:table-cell>
          <table:table-cell table:style-name="ce12" office:value-type="float" office:value="23612" calcext:value-type="float">
            <text:p>23612</text:p>
          </table:table-cell>
          <table:table-cell table:style-name="ce12" office:value-type="float" office:value="303" calcext:value-type="float">
            <text:p>303</text:p>
          </table:table-cell>
          <table:table-cell table:style-name="ce14" table:formula="of:=3*60+39.38" office:value-type="float" office:value="219.38" calcext:value-type="float">
            <text:p>219,38</text:p>
          </table:table-cell>
          <table:table-cell table:style-name="ce14" table:formula="of:=[.G6]/[.J6]" office:value-type="float" office:value="237.592305588477" calcext:value-type="float">
            <text:p>237,592305588477</text:p>
          </table:table-cell>
          <table:table-cell table:style-name="ce14" table:formula="of:=[.H6]/[.J6]" office:value-type="float" office:value="107.630595314067" calcext:value-type="float">
            <text:p>107,630595314067</text:p>
          </table:table-cell>
          <table:table-cell table:style-name="ce14" table:formula="of:=[.I6]/[.J6]" office:value-type="float" office:value="1.38116510165011" calcext:value-type="float">
            <text:p>1,38116510165011</text:p>
          </table:table-cell>
          <table:table-cell table:number-columns-repeated="1008"/>
        </table:table-row>
        <table:table-row table:style-name="ro1"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33.3" calcext:value-type="float">
            <text:p>33,3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56803" calcext:value-type="float">
            <text:p>56803</text:p>
          </table:table-cell>
          <table:table-cell table:style-name="ce12" office:value-type="float" office:value="27445" calcext:value-type="float">
            <text:p>27445</text:p>
          </table:table-cell>
          <table:table-cell table:style-name="ce12" office:value-type="float" office:value="315" calcext:value-type="float">
            <text:p>315</text:p>
          </table:table-cell>
          <table:table-cell table:style-name="ce14" table:formula="of:=3*60+38.25" office:value-type="float" office:value="218.25" calcext:value-type="float">
            <text:p>218,25</text:p>
          </table:table-cell>
          <table:table-cell table:style-name="ce14" table:formula="of:=[.G7]/[.J7]" office:value-type="float" office:value="260.265750286369" calcext:value-type="float">
            <text:p>260,265750286369</text:p>
          </table:table-cell>
          <table:table-cell table:style-name="ce14" table:formula="of:=[.H7]/[.J7]" office:value-type="float" office:value="125.750286368843" calcext:value-type="float">
            <text:p>125,750286368843</text:p>
          </table:table-cell>
          <table:table-cell table:style-name="ce14" table:formula="of:=[.I7]/[.J7]" office:value-type="float" office:value="1.44329896907217" calcext:value-type="float">
            <text:p>1,44329896907217</text:p>
          </table:table-cell>
          <table:table-cell table:number-columns-repeated="1008"/>
        </table:table-row>
        <table:table-row table:style-name="ro1"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33.3" calcext:value-type="float">
            <text:p>33,3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68655" calcext:value-type="float">
            <text:p>68655</text:p>
          </table:table-cell>
          <table:table-cell table:style-name="ce12" office:value-type="float" office:value="29397" calcext:value-type="float">
            <text:p>29397</text:p>
          </table:table-cell>
          <table:table-cell table:style-name="ce12" office:value-type="float" office:value="301" calcext:value-type="float">
            <text:p>301</text:p>
          </table:table-cell>
          <table:table-cell table:style-name="ce14" table:formula="of:=4*60+27.5" office:value-type="float" office:value="267.5" calcext:value-type="float">
            <text:p>267,5</text:p>
          </table:table-cell>
          <table:table-cell table:style-name="ce14" table:formula="of:=[.G8]/[.J8]" office:value-type="float" office:value="256.654205607477" calcext:value-type="float">
            <text:p>256,654205607477</text:p>
          </table:table-cell>
          <table:table-cell table:style-name="ce14" table:formula="of:=[.H8]/[.J8]" office:value-type="float" office:value="109.895327102804" calcext:value-type="float">
            <text:p>109,895327102804</text:p>
          </table:table-cell>
          <table:table-cell table:style-name="ce14" table:formula="of:=[.I8]/[.J8]" office:value-type="float" office:value="1.12523364485981" calcext:value-type="float">
            <text:p>1,12523364485981</text:p>
          </table:table-cell>
          <table:table-cell table:number-columns-repeated="1008"/>
        </table:table-row>
        <table:table-row table:style-name="ro1"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33.3" calcext:value-type="float">
            <text:p>33,3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72191" calcext:value-type="float">
            <text:p>72191</text:p>
          </table:table-cell>
          <table:table-cell table:style-name="ce12" office:value-type="float" office:value="30162" calcext:value-type="float">
            <text:p>30162</text:p>
          </table:table-cell>
          <table:table-cell table:style-name="ce12" office:value-type="float" office:value="292" calcext:value-type="float">
            <text:p>292</text:p>
          </table:table-cell>
          <table:table-cell table:style-name="ce14" table:formula="of:=4*60+40.01" office:value-type="float" office:value="280.01" calcext:value-type="float">
            <text:p>280,01</text:p>
          </table:table-cell>
          <table:table-cell table:style-name="ce14" table:formula="of:=[.G9]/[.J9]" office:value-type="float" office:value="257.815792293132" calcext:value-type="float">
            <text:p>257,815792293132</text:p>
          </table:table-cell>
          <table:table-cell table:style-name="ce14" table:formula="of:=[.H9]/[.J9]" office:value-type="float" office:value="107.717581514946" calcext:value-type="float">
            <text:p>107,717581514946</text:p>
          </table:table-cell>
          <table:table-cell table:style-name="ce14" table:formula="of:=[.I9]/[.J9]" office:value-type="float" office:value="1.04281989928931" calcext:value-type="float">
            <text:p>1,04281989928931</text:p>
          </table:table-cell>
          <table:table-cell table:number-columns-repeated="1008"/>
        </table:table-row>
        <table:table-row table:style-name="ro2" table:number-rows-repeated="3">
          <table:table-cell table:number-columns-repeated="1021"/>
        </table:table-row>
        <table:table-row table:style-name="ro3" table:number-rows-repeated="1048563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Angulos_2" table:style-name="ta7">
        <table:table-column table:style-name="co1" table:number-columns-repeated="1021" table:default-cell-style-name="Default"/>
        <table:table-row table:style-name="ro3">
          <table:table-cell table:style-name="ce12" office:value-type="string" calcext:value-type="string">
            <text:p>$\theta$ (º)</text:p>
          </table:table-cell>
          <table:table-cell table:style-name="ce12" office:value-type="string" calcext:value-type="string">
            <text:p>$d$ (cm)</text:p>
          </table:table-cell>
          <table:table-cell table:style-name="ce12" office:value-type="string" calcext:value-type="string">
            <text:p>$V_2$</text:p>
          </table:table-cell>
          <table:table-cell table:style-name="ce12" office:value-type="string" calcext:value-type="string">
            <text:p>$U_2$ <text:s/>[V]</text:p>
          </table:table-cell>
          <table:table-cell table:style-name="ce12" office:value-type="string" calcext:value-type="string">
            <text:p>$V_1$ <text:s/>[kV]</text:p>
          </table:table-cell>
          <table:table-cell table:style-name="ce12" office:value-type="string" calcext:value-type="string">
            <text:p>$U_1$ <text:s/>[V]</text:p>
          </table:table-cell>
          <table:table-cell table:style-name="ce12" office:value-type="string" calcext:value-type="string">
            <text:p>$N_1$ </text:p>
          </table:table-cell>
          <table:table-cell table:style-name="ce12" office:value-type="string" calcext:value-type="string">
            <text:p>$N_2$</text:p>
          </table:table-cell>
          <table:table-cell table:style-name="ce12" office:value-type="string" calcext:value-type="string">
            <text:p>$N_{12}$</text:p>
          </table:table-cell>
          <table:table-cell table:style-name="ce12" office:value-type="string" calcext:value-type="string">
            <text:p>$t$ [s]</text:p>
          </table:table-cell>
          <table:table-cell table:style-name="ce12" office:value-type="string" calcext:value-type="string">
            <text:p>$n_1$ [s$^{-1}$]</text:p>
          </table:table-cell>
          <table:table-cell table:style-name="ce12" office:value-type="string" calcext:value-type="string">
            <text:p>$n_2$ <text:s/>[s$^{-1}$]</text:p>
          </table:table-cell>
          <table:table-cell table:style-name="ce12" office:value-type="string" calcext:value-type="string">
            <text:p>$n_{r}$ <text:s/>[s$^{-1}$]</text:p>
          </table:table-cell>
          <table:table-cell table:style-name="ce14"/>
          <table:table-cell table:number-columns-repeated="1007"/>
        </table:table-row>
        <table:table-row table:style-name="ro3">
          <table:table-cell table:style-name="ce12" office:value-type="float" office:value="0" calcext:value-type="float">
            <text:p>0</text:p>
          </table:table-cell>
          <table:table-cell table:style-name="ce12" office:value-type="float" office:value="33.3" calcext:value-type="float">
            <text:p>33,3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44041" calcext:value-type="float">
            <text:p>44041</text:p>
          </table:table-cell>
          <table:table-cell table:style-name="ce12" office:value-type="float" office:value="18297" calcext:value-type="float">
            <text:p>18297</text:p>
          </table:table-cell>
          <table:table-cell table:style-name="ce12" office:value-type="float" office:value="324" calcext:value-type="float">
            <text:p>324</text:p>
          </table:table-cell>
          <table:table-cell table:style-name="ce14" table:formula="of:=2*60+52.8" office:value-type="float" office:value="172.8" calcext:value-type="float">
            <text:p>172,8</text:p>
          </table:table-cell>
          <table:table-cell table:style-name="ce14" table:formula="of:=[.G2]/[.J2]" office:value-type="float" office:value="254.866898148148" calcext:value-type="float">
            <text:p>254,866898148148</text:p>
          </table:table-cell>
          <table:table-cell table:style-name="ce14" table:formula="of:=[.H2]/[.J2]" office:value-type="float" office:value="105.885416666667" calcext:value-type="float">
            <text:p>105,885416666667</text:p>
          </table:table-cell>
          <table:table-cell table:style-name="ce14" table:formula="of:=[.I2]/[.J2]" office:value-type="float" office:value="1.875" calcext:value-type="float">
            <text:p>1,875</text:p>
          </table:table-cell>
          <table:table-cell table:number-columns-repeated="1008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3.3" calcext:value-type="float">
            <text:p>33,3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55792" calcext:value-type="float">
            <text:p>55792</text:p>
          </table:table-cell>
          <table:table-cell table:style-name="ce12" office:value-type="float" office:value="25452" calcext:value-type="float">
            <text:p>25452</text:p>
          </table:table-cell>
          <table:table-cell table:style-name="ce12" office:value-type="float" office:value="399" calcext:value-type="float">
            <text:p>399</text:p>
          </table:table-cell>
          <table:table-cell table:style-name="ce14" table:formula="of:=3*60+47.83" office:value-type="float" office:value="227.83" calcext:value-type="float">
            <text:p>227,83</text:p>
          </table:table-cell>
          <table:table-cell table:style-name="ce14" table:formula="of:=[.G3]/[.J3]" office:value-type="float" office:value="244.884343589519" calcext:value-type="float">
            <text:p>244,884343589519</text:p>
          </table:table-cell>
          <table:table-cell table:style-name="ce14" table:formula="of:=[.H3]/[.J3]" office:value-type="float" office:value="111.714875126191" calcext:value-type="float">
            <text:p>111,714875126191</text:p>
          </table:table-cell>
          <table:table-cell table:style-name="ce14" table:formula="of:=[.I3]/[.J3]" office:value-type="float" office:value="1.75130579818286" calcext:value-type="float">
            <text:p>1,75130579818286</text:p>
          </table:table-cell>
          <table:table-cell table:number-columns-repeated="1008"/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33.3" calcext:value-type="float">
            <text:p>33,3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51215" calcext:value-type="float">
            <text:p>51215</text:p>
          </table:table-cell>
          <table:table-cell table:style-name="ce12" office:value-type="float" office:value="22894" calcext:value-type="float">
            <text:p>22894</text:p>
          </table:table-cell>
          <table:table-cell table:style-name="ce12" office:value-type="float" office:value="331" calcext:value-type="float">
            <text:p>331</text:p>
          </table:table-cell>
          <table:table-cell table:style-name="ce14" table:formula="of:=3*60+30.6" office:value-type="float" office:value="210.6" calcext:value-type="float">
            <text:p>210,6</text:p>
          </table:table-cell>
          <table:table-cell table:style-name="ce14" table:formula="of:=[.G4]/[.J4]" office:value-type="float" office:value="243.186134852802" calcext:value-type="float">
            <text:p>243,186134852802</text:p>
          </table:table-cell>
          <table:table-cell table:style-name="ce14" table:formula="of:=[.H4]/[.J4]" office:value-type="float" office:value="108.708452041785" calcext:value-type="float">
            <text:p>108,708452041785</text:p>
          </table:table-cell>
          <table:table-cell table:style-name="ce14" table:formula="of:=[.I4]/[.J4]" office:value-type="float" office:value="1.57169990503324" calcext:value-type="float">
            <text:p>1,57169990503324</text:p>
          </table:table-cell>
          <table:table-cell table:number-columns-repeated="1008"/>
        </table:table-row>
        <table:table-row table:style-name="ro1"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33.3" calcext:value-type="float">
            <text:p>33,3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65255" calcext:value-type="float">
            <text:p>65255</text:p>
          </table:table-cell>
          <table:table-cell table:style-name="ce12" office:value-type="float" office:value="27374" calcext:value-type="float">
            <text:p>27374</text:p>
          </table:table-cell>
          <table:table-cell table:style-name="ce12" office:value-type="float" office:value="316" calcext:value-type="float">
            <text:p>316</text:p>
          </table:table-cell>
          <table:table-cell table:style-name="ce14" table:formula="of:=4*60+19.87" office:value-type="float" office:value="259.87" calcext:value-type="float">
            <text:p>259,87</text:p>
          </table:table-cell>
          <table:table-cell table:style-name="ce14" table:formula="of:=[.G5]/[.J5]" office:value-type="float" office:value="251.106322391965" calcext:value-type="float">
            <text:p>251,106322391965</text:p>
          </table:table-cell>
          <table:table-cell table:style-name="ce14" table:formula="of:=[.H5]/[.J5]" office:value-type="float" office:value="105.337284026629" calcext:value-type="float">
            <text:p>105,337284026629</text:p>
          </table:table-cell>
          <table:table-cell table:style-name="ce14" table:formula="of:=[.I5]/[.J5]" office:value-type="float" office:value="1.21599261169046" calcext:value-type="float">
            <text:p>1,21599261169046</text:p>
          </table:table-cell>
          <table:table-cell table:number-columns-repeated="1008"/>
        </table:table-row>
        <table:table-row table:style-name="ro1"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33.3" calcext:value-type="float">
            <text:p>33,3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68655" calcext:value-type="float">
            <text:p>68655</text:p>
          </table:table-cell>
          <table:table-cell table:style-name="ce12" office:value-type="float" office:value="29397" calcext:value-type="float">
            <text:p>29397</text:p>
          </table:table-cell>
          <table:table-cell table:style-name="ce12" office:value-type="float" office:value="301" calcext:value-type="float">
            <text:p>301</text:p>
          </table:table-cell>
          <table:table-cell table:style-name="ce14" table:formula="of:=4*60+27.5" office:value-type="float" office:value="267.5" calcext:value-type="float">
            <text:p>267,5</text:p>
          </table:table-cell>
          <table:table-cell table:style-name="ce14" table:formula="of:=[.G6]/[.J6]" office:value-type="float" office:value="256.654205607477" calcext:value-type="float">
            <text:p>256,654205607477</text:p>
          </table:table-cell>
          <table:table-cell table:style-name="ce14" table:formula="of:=[.H6]/[.J6]" office:value-type="float" office:value="109.895327102804" calcext:value-type="float">
            <text:p>109,895327102804</text:p>
          </table:table-cell>
          <table:table-cell table:style-name="ce14" table:formula="of:=[.I6]/[.J6]" office:value-type="float" office:value="1.12523364485981" calcext:value-type="float">
            <text:p>1,12523364485981</text:p>
          </table:table-cell>
          <table:table-cell table:number-columns-repeated="1008"/>
        </table:table-row>
        <table:table-row table:style-name="ro1"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33.3" calcext:value-type="float">
            <text:p>33,3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72191" calcext:value-type="float">
            <text:p>72191</text:p>
          </table:table-cell>
          <table:table-cell table:style-name="ce12" office:value-type="float" office:value="30162" calcext:value-type="float">
            <text:p>30162</text:p>
          </table:table-cell>
          <table:table-cell table:style-name="ce12" office:value-type="float" office:value="292" calcext:value-type="float">
            <text:p>292</text:p>
          </table:table-cell>
          <table:table-cell table:style-name="ce14" table:formula="of:=4*60+40.01" office:value-type="float" office:value="280.01" calcext:value-type="float">
            <text:p>280,01</text:p>
          </table:table-cell>
          <table:table-cell table:style-name="ce14" table:formula="of:=[.G7]/[.J7]" office:value-type="float" office:value="257.815792293132" calcext:value-type="float">
            <text:p>257,815792293132</text:p>
          </table:table-cell>
          <table:table-cell table:style-name="ce14" table:formula="of:=[.H7]/[.J7]" office:value-type="float" office:value="107.717581514946" calcext:value-type="float">
            <text:p>107,717581514946</text:p>
          </table:table-cell>
          <table:table-cell table:style-name="ce14" table:formula="of:=[.I7]/[.J7]" office:value-type="float" office:value="1.04281989928931" calcext:value-type="float">
            <text:p>1,04281989928931</text:p>
          </table:table-cell>
          <table:table-cell table:number-columns-repeated="1008"/>
        </table:table-row>
        <table:table-row table:style-name="ro2" table:number-rows-repeated="3">
          <table:table-cell table:number-columns-repeated="1021"/>
        </table:table-row>
        <table:table-row table:style-name="ro3" table:number-rows-repeated="1048564">
          <table:table-cell table:number-columns-repeated="1021"/>
        </table:table-row>
        <table:table-row table:style-name="ro4">
          <table:table-cell table:number-columns-repeated="1021"/>
        </table:table-row>
        <table:table-row table:style-name="ro4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5">
      <number:number number:decimal-places="3" number:min-decimal-places="3" number:min-integer-digits="1" number:grouping="true"/>
    </number:number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date-style style:name="N122">
      <number:day number:style="long"/>
      <number:text>-</number:text>
      <number:month number:textual="true"/>
      <number:text>-</number:text>
      <number:year/>
    </number:date-style>
    <number:date-style style:name="N123">
      <number:day number:style="long"/>
      <number:text>-</number:text>
      <number:month number:textual="true"/>
    </number:date-style>
    <number:date-style style:name="N124">
      <number:month number:textual="true"/>
      <number:text>-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7">
      <number:hours/>
      <number:text>:</number:text>
      <number:minutes number:style="long"/>
    </number:time-style>
    <number:time-style style:name="N128">
      <number:hours/>
      <number:text>:</number:text>
      <number:minutes number:style="long"/>
      <number:text>:</number:text>
      <number:seconds number:style="long"/>
    </number:time-style>
    <number:date-style style:name="N12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1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1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2P0"/>
    </number:number-style>
    <number:number-style style:name="N134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4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5P0"/>
    </number:number-style>
    <number:number-style style:name="N13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9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3P2" style:volatile="true">
      <number:text loext:blank-width-char="-"> </number:text>
      <number:fill-character> </number:fill-character>
      <number:text loext:blank-width-char="-3">- €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30">00/00/0000</text:date>, <text:time style:data-style-name="N2" text:time-value="11:20:57.7880152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py_20_of_20_Hoja_20_1" style:display-name="PageStyle_Copy of Hoja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6" style:display-name="PageStyle_Sheet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5-30T13:40:30.824355176</dc:date>
    <meta:editing-duration>P1DT23H43M7S</meta:editing-duration>
    <meta:editing-cycles>52</meta:editing-cycles>
    <meta:document-statistic meta:table-count="11" meta:cell-count="17678" meta:object-count="0"/>
  </office:meta>
</office:document-meta>
</file>